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style:text-underline-style="none" style:font-style-asian="italic" style:font-style-complex="italic"/>
    </style:style>
    <style:style style:name="P444"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5"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6"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7"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8"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9"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2"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3"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54" style:family="paragraph" style:parent-style-name="Text_20_body">
      <style:text-properties fo:language="de" fo:country="DE" fo:font-style="normal" officeooo:rsid="01f1fb6f" officeooo:paragraph-rsid="01f1fb6f" style:font-style-asian="normal" style:font-style-complex="normal"/>
    </style:style>
    <style:style style:name="P455" style:family="paragraph" style:parent-style-name="Text_20_body">
      <style:text-properties fo:language="de" fo:country="DE" fo:font-style="normal" officeooo:rsid="016e23cf" officeooo:paragraph-rsid="016e23cf" style:font-style-asian="normal" style:font-style-complex="normal"/>
    </style:style>
    <style:style style:name="P456" style:family="paragraph" style:parent-style-name="Text_20_body">
      <style:text-properties fo:language="de" fo:country="DE" fo:font-style="normal" officeooo:rsid="016f5981" officeooo:paragraph-rsid="016f5981" style:font-style-asian="normal" style:font-style-complex="normal"/>
    </style:style>
    <style:style style:name="P457" style:family="paragraph" style:parent-style-name="Text_20_body">
      <style:text-properties fo:language="de" fo:country="DE" fo:font-style="normal" officeooo:rsid="016bc36e" style:font-style-asian="normal" style:font-style-complex="normal"/>
    </style:style>
    <style:style style:name="P458" style:family="paragraph" style:parent-style-name="Text_20_body">
      <style:text-properties fo:language="de" fo:country="DE" fo:font-style="normal" officeooo:rsid="018ffbac" officeooo:paragraph-rsid="018ffbac" style:font-style-asian="normal" style:font-style-complex="normal"/>
    </style:style>
    <style:style style:name="P459" style:family="paragraph" style:parent-style-name="Text_20_body">
      <style:text-properties fo:language="de" fo:country="DE" fo:font-style="normal" officeooo:rsid="01900ca3" officeooo:paragraph-rsid="018ffbac" style:font-style-asian="normal" style:font-style-complex="normal"/>
    </style:style>
    <style:style style:name="P460" style:family="paragraph" style:parent-style-name="Text_20_body">
      <style:text-properties fo:language="de" fo:country="DE" fo:font-style="normal" officeooo:rsid="01900ca3" officeooo:paragraph-rsid="01900ca3" style:font-style-asian="normal" style:font-style-complex="normal"/>
    </style:style>
    <style:style style:name="P461" style:family="paragraph" style:parent-style-name="Text_20_body">
      <style:text-properties fo:language="de" fo:country="DE" fo:font-style="normal" officeooo:rsid="0190ca04" officeooo:paragraph-rsid="0190ca04" style:font-style-asian="normal" style:font-style-complex="normal"/>
    </style:style>
    <style:style style:name="P462" style:family="paragraph" style:parent-style-name="Text_20_body">
      <style:text-properties fo:language="de" fo:country="DE" fo:font-style="normal" officeooo:rsid="019267e8" officeooo:paragraph-rsid="019267e8" style:font-style-asian="normal" style:font-style-complex="normal"/>
    </style:style>
    <style:style style:name="P463" style:family="paragraph" style:parent-style-name="Text_20_body">
      <style:text-properties fo:language="de" fo:country="DE" fo:font-style="normal" officeooo:rsid="0193fef6" officeooo:paragraph-rsid="0193fef6" style:font-style-asian="normal" style:font-style-complex="normal"/>
    </style:style>
    <style:style style:name="P464" style:family="paragraph" style:parent-style-name="Text_20_body">
      <style:text-properties fo:language="de" fo:country="DE" fo:font-style="normal" officeooo:rsid="01940432" officeooo:paragraph-rsid="01940432" style:font-style-asian="normal" style:font-style-complex="normal"/>
    </style:style>
    <style:style style:name="P465" style:family="paragraph" style:parent-style-name="Text_20_body">
      <style:text-properties fo:language="de" fo:country="DE" fo:font-style="normal" officeooo:rsid="0194b262" officeooo:paragraph-rsid="0194b262" style:font-style-asian="normal" style:font-style-complex="normal"/>
    </style:style>
    <style:style style:name="P466" style:family="paragraph" style:parent-style-name="Text_20_body">
      <style:text-properties fo:language="de" fo:country="DE" fo:font-style="normal" officeooo:rsid="01969616" officeooo:paragraph-rsid="01969616" style:font-style-asian="normal" style:font-style-complex="normal"/>
    </style:style>
    <style:style style:name="P467" style:family="paragraph" style:parent-style-name="Text_20_body">
      <style:text-properties fo:language="de" fo:country="DE" fo:font-style="normal" officeooo:rsid="019cb796" officeooo:paragraph-rsid="019de539" style:font-style-asian="normal" style:font-style-complex="normal"/>
    </style:style>
    <style:style style:name="P468" style:family="paragraph" style:parent-style-name="Text_20_body">
      <style:text-properties fo:language="de" fo:country="DE" fo:font-style="normal" officeooo:rsid="019d84fd" officeooo:paragraph-rsid="019de539" style:font-style-asian="normal" style:font-style-complex="normal"/>
    </style:style>
    <style:style style:name="P469" style:family="paragraph" style:parent-style-name="Text_20_body">
      <style:text-properties fo:language="de" fo:country="DE" fo:font-style="normal" officeooo:rsid="01a0cbca" officeooo:paragraph-rsid="01a0cbca" style:font-style-asian="normal" style:font-style-complex="normal"/>
    </style:style>
    <style:style style:name="P470" style:family="paragraph" style:parent-style-name="Text_20_body">
      <style:text-properties fo:language="de" fo:country="DE" fo:font-style="normal" officeooo:rsid="01adc0ac" officeooo:paragraph-rsid="01adc0ac" style:font-style-asian="normal" style:font-style-complex="normal"/>
    </style:style>
    <style:style style:name="P471" style:family="paragraph" style:parent-style-name="Text_20_body">
      <style:text-properties fo:language="de" fo:country="DE" fo:font-style="normal" officeooo:rsid="01af26fc" officeooo:paragraph-rsid="01af26fc" style:font-style-asian="normal" style:font-style-complex="normal"/>
    </style:style>
    <style:style style:name="P472"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3"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76"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7"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8"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9"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0"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1"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2"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3"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4"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5"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6"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7"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8"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9"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0"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2"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4"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5"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7"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0"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1"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3"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4"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05"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6"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7"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8"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9"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0"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11" style:family="paragraph" style:parent-style-name="Text_20_body">
      <style:text-properties fo:language="de" fo:country="DE" officeooo:rsid="016e23cf" officeooo:paragraph-rsid="016e23cf"/>
    </style:style>
    <style:style style:name="P512" style:family="paragraph" style:parent-style-name="Text_20_body">
      <style:text-properties fo:language="de" fo:country="DE" officeooo:rsid="015bf7d3" officeooo:paragraph-rsid="015bf7d3"/>
    </style:style>
    <style:style style:name="P513" style:family="paragraph" style:parent-style-name="Text_20_body">
      <style:text-properties fo:language="de" fo:country="DE" officeooo:rsid="016f5981" officeooo:paragraph-rsid="016f5981"/>
    </style:style>
    <style:style style:name="P514" style:family="paragraph" style:parent-style-name="Text_20_body">
      <style:text-properties fo:language="de" fo:country="DE" officeooo:paragraph-rsid="01b70cb2"/>
    </style:style>
    <style:style style:name="P515" style:family="paragraph" style:parent-style-name="Text_20_body">
      <style:text-properties fo:language="de" fo:country="DE" officeooo:rsid="018f8a8b" officeooo:paragraph-rsid="018f8a8b"/>
    </style:style>
    <style:style style:name="P516" style:family="paragraph" style:parent-style-name="Text_20_body">
      <style:text-properties fo:language="de" fo:country="DE" officeooo:rsid="018cffbe" officeooo:paragraph-rsid="018cffbe"/>
    </style:style>
    <style:style style:name="P517" style:family="paragraph" style:parent-style-name="Text_20_body">
      <style:text-properties fo:language="de" fo:country="DE" officeooo:paragraph-rsid="0197e906"/>
    </style:style>
    <style:style style:name="P518" style:family="paragraph" style:parent-style-name="Text_20_body">
      <style:text-properties fo:language="de" fo:country="DE" officeooo:rsid="019a5e43" officeooo:paragraph-rsid="019a5e43"/>
    </style:style>
    <style:style style:name="P519" style:family="paragraph" style:parent-style-name="Text_20_body">
      <style:text-properties fo:language="de" fo:country="DE" officeooo:paragraph-rsid="019a5e43"/>
    </style:style>
    <style:style style:name="P520" style:family="paragraph" style:parent-style-name="Text_20_body">
      <style:text-properties fo:language="de" fo:country="DE" officeooo:rsid="0199d87f" officeooo:paragraph-rsid="0197e906"/>
    </style:style>
    <style:style style:name="P521" style:family="paragraph" style:parent-style-name="Text_20_body">
      <style:text-properties fo:language="de" fo:country="DE" officeooo:rsid="019a5f25" officeooo:paragraph-rsid="019a5f25"/>
    </style:style>
    <style:style style:name="P522" style:family="paragraph" style:parent-style-name="Text_20_body">
      <style:text-properties fo:language="de" fo:country="DE" officeooo:paragraph-rsid="019bc3ea"/>
    </style:style>
    <style:style style:name="P523" style:family="paragraph" style:parent-style-name="Text_20_body">
      <style:text-properties fo:language="de" fo:country="DE" officeooo:paragraph-rsid="019de539"/>
    </style:style>
    <style:style style:name="P524" style:family="paragraph" style:parent-style-name="Text_20_body">
      <style:text-properties fo:language="de" fo:country="DE" officeooo:rsid="019cb796" officeooo:paragraph-rsid="019de539"/>
    </style:style>
    <style:style style:name="P525" style:family="paragraph" style:parent-style-name="Text_20_body">
      <style:text-properties fo:language="de" fo:country="DE" officeooo:paragraph-rsid="019f2041"/>
    </style:style>
    <style:style style:name="P526" style:family="paragraph" style:parent-style-name="Text_20_body">
      <style:text-properties fo:language="de" fo:country="DE" officeooo:paragraph-rsid="01a0b422"/>
    </style:style>
    <style:style style:name="P527" style:family="paragraph" style:parent-style-name="Text_20_body">
      <style:text-properties fo:language="de" fo:country="DE" officeooo:paragraph-rsid="01a0cbca"/>
    </style:style>
    <style:style style:name="P528" style:family="paragraph" style:parent-style-name="Text_20_body">
      <style:text-properties fo:language="de" fo:country="DE" officeooo:paragraph-rsid="01adc0ac"/>
    </style:style>
    <style:style style:name="P529" style:family="paragraph" style:parent-style-name="Text_20_body">
      <style:text-properties fo:language="de" fo:country="DE" officeooo:rsid="01a20478" officeooo:paragraph-rsid="01a20478"/>
    </style:style>
    <style:style style:name="P530" style:family="paragraph" style:parent-style-name="Text_20_body">
      <style:text-properties fo:language="de" fo:country="DE" officeooo:rsid="01acbdad" officeooo:paragraph-rsid="01af26fc"/>
    </style:style>
    <style:style style:name="P531" style:family="paragraph" style:parent-style-name="Text_20_body">
      <style:text-properties fo:language="de" fo:country="DE" officeooo:rsid="01af26fc" officeooo:paragraph-rsid="01af26fc"/>
    </style:style>
    <style:style style:name="P532" style:family="paragraph" style:parent-style-name="Text_20_body">
      <style:text-properties fo:language="de" fo:country="DE" officeooo:rsid="01b109c1" officeooo:paragraph-rsid="01b109c1"/>
    </style:style>
    <style:style style:name="P533" style:family="paragraph" style:parent-style-name="Text_20_body">
      <style:text-properties fo:language="de" fo:country="DE" officeooo:paragraph-rsid="01bddc19"/>
    </style:style>
    <style:style style:name="P534" style:family="paragraph" style:parent-style-name="Text_20_body">
      <style:text-properties fo:language="de" fo:country="DE" officeooo:rsid="01bcd224" officeooo:paragraph-rsid="01bddc19"/>
    </style:style>
    <style:style style:name="P535" style:family="paragraph" style:parent-style-name="Text_20_body">
      <style:text-properties fo:language="de" fo:country="DE" officeooo:paragraph-rsid="01dfd086"/>
    </style:style>
    <style:style style:name="P536" style:family="paragraph" style:parent-style-name="Text_20_body">
      <style:text-properties fo:language="de" fo:country="DE" officeooo:paragraph-rsid="01e0535d"/>
    </style:style>
    <style:style style:name="P537" style:family="paragraph" style:parent-style-name="Text_20_body">
      <style:text-properties fo:language="de" fo:country="DE" officeooo:rsid="01e0705f" officeooo:paragraph-rsid="01e0705f"/>
    </style:style>
    <style:style style:name="P538" style:family="paragraph" style:parent-style-name="Text_20_body">
      <style:text-properties fo:language="de" fo:country="DE" officeooo:paragraph-rsid="01e2e360"/>
    </style:style>
    <style:style style:name="P539" style:family="paragraph" style:parent-style-name="Text_20_body">
      <style:text-properties fo:language="de" fo:country="DE" officeooo:rsid="01e43184" officeooo:paragraph-rsid="01e43184"/>
    </style:style>
    <style:style style:name="P540" style:family="paragraph" style:parent-style-name="Text_20_body">
      <style:text-properties fo:language="de" fo:country="DE" officeooo:paragraph-rsid="01e43184"/>
    </style:style>
    <style:style style:name="P541" style:family="paragraph" style:parent-style-name="Text_20_body">
      <style:text-properties fo:language="de" fo:country="DE" officeooo:paragraph-rsid="01e61150"/>
    </style:style>
    <style:style style:name="P542" style:family="paragraph" style:parent-style-name="Text_20_body">
      <style:text-properties fo:language="de" fo:country="DE" officeooo:paragraph-rsid="020f63fc"/>
    </style:style>
    <style:style style:name="P543" style:family="paragraph" style:parent-style-name="Text_20_body">
      <style:text-properties fo:language="de" fo:country="DE" officeooo:paragraph-rsid="0213c99b"/>
    </style:style>
    <style:style style:name="P544" style:family="paragraph" style:parent-style-name="Text_20_body">
      <style:text-properties fo:language="de" fo:country="DE" officeooo:paragraph-rsid="021d90db"/>
    </style:style>
    <style:style style:name="P545" style:family="paragraph" style:parent-style-name="Text_20_body">
      <style:text-properties fo:language="de" fo:country="DE" officeooo:paragraph-rsid="0221ba7d"/>
    </style:style>
    <style:style style:name="P546" style:family="paragraph" style:parent-style-name="Text_20_body">
      <style:text-properties fo:language="de" fo:country="DE" officeooo:paragraph-rsid="0222b8b2"/>
    </style:style>
    <style:style style:name="P547" style:family="paragraph" style:parent-style-name="Text_20_body">
      <style:text-properties fo:language="de" fo:country="DE" officeooo:paragraph-rsid="02233869"/>
    </style:style>
    <style:style style:name="P548" style:family="paragraph" style:parent-style-name="Text_20_body">
      <style:text-properties fo:language="de" fo:country="DE" officeooo:paragraph-rsid="0225f7ec"/>
    </style:style>
    <style:style style:name="P549" style:family="paragraph" style:parent-style-name="Text_20_body">
      <style:text-properties fo:language="de" fo:country="DE" officeooo:paragraph-rsid="0226b1fd"/>
    </style:style>
    <style:style style:name="P550" style:family="paragraph" style:parent-style-name="Text_20_body">
      <style:text-properties fo:language="de" fo:country="DE" officeooo:rsid="0225f7ec" officeooo:paragraph-rsid="0225f7ec"/>
    </style:style>
    <style:style style:name="P551" style:family="paragraph" style:parent-style-name="Text_20_body">
      <style:text-properties fo:language="de" fo:country="DE" officeooo:paragraph-rsid="022a8bb7"/>
    </style:style>
    <style:style style:name="P552" style:family="paragraph" style:parent-style-name="Text_20_body">
      <style:text-properties fo:language="de" fo:country="DE" officeooo:paragraph-rsid="022ea5fd"/>
    </style:style>
    <style:style style:name="P553" style:family="paragraph" style:parent-style-name="Text_20_body">
      <style:text-properties officeooo:paragraph-rsid="0235b1e8"/>
    </style:style>
    <style:style style:name="P554" style:family="paragraph" style:parent-style-name="Text_20_body">
      <style:text-properties officeooo:paragraph-rsid="0235de9b"/>
    </style:style>
    <style:style style:name="P555" style:family="paragraph" style:parent-style-name="Text_20_body">
      <style:text-properties officeooo:paragraph-rsid="023cbe4e"/>
    </style:style>
    <style:style style:name="P556" style:family="paragraph" style:parent-style-name="Text_20_body">
      <style:text-properties officeooo:rsid="023cbe4e" officeooo:paragraph-rsid="023cbe4e"/>
    </style:style>
    <style:style style:name="P557" style:family="paragraph" style:parent-style-name="Text_20_body">
      <style:text-properties officeooo:rsid="023d3bde" officeooo:paragraph-rsid="023d3bde"/>
    </style:style>
    <style:style style:name="P558" style:family="paragraph" style:parent-style-name="Text_20_body">
      <style:text-properties officeooo:rsid="023d3bde" officeooo:paragraph-rsid="023e3a66"/>
    </style:style>
    <style:style style:name="P559" style:family="paragraph" style:parent-style-name="Text_20_body">
      <style:text-properties officeooo:paragraph-rsid="023d3bde"/>
    </style:style>
    <style:style style:name="P560" style:family="paragraph" style:parent-style-name="Text_20_body">
      <style:text-properties officeooo:paragraph-rsid="0240deb3"/>
    </style:style>
    <style:style style:name="P561" style:family="paragraph" style:parent-style-name="Text_20_body">
      <style:text-properties fo:font-style="italic" style:font-style-asian="italic" style:font-style-complex="italic"/>
    </style:style>
    <style:style style:name="P562" style:family="paragraph" style:parent-style-name="Text_20_body">
      <style:text-properties fo:font-style="italic" officeooo:rsid="024e4a37" officeooo:paragraph-rsid="024e4a37" style:font-style-asian="italic" style:font-style-complex="italic"/>
    </style:style>
    <style:style style:name="P563" style:family="paragraph" style:parent-style-name="Text_20_body">
      <style:text-properties fo:font-style="italic" officeooo:rsid="024fc7de" officeooo:paragraph-rsid="024fc7de" style:font-style-asian="italic" style:font-style-complex="italic"/>
    </style:style>
    <style:style style:name="P564" style:family="paragraph" style:parent-style-name="Text_20_body">
      <style:text-properties fo:font-style="italic" officeooo:rsid="0250e489" officeooo:paragraph-rsid="0250e489" style:font-style-asian="italic" style:font-style-complex="italic"/>
    </style:style>
    <style:style style:name="P565" style:family="paragraph" style:parent-style-name="Text_20_body">
      <style:text-properties fo:font-style="italic" officeooo:rsid="02563cc4" officeooo:paragraph-rsid="02563cc4" style:font-style-asian="italic" style:font-style-complex="italic"/>
    </style:style>
    <style:style style:name="P566" style:family="paragraph" style:parent-style-name="Text_20_body">
      <style:text-properties fo:font-style="italic" officeooo:rsid="025b327e" officeooo:paragraph-rsid="025b327e" style:font-style-asian="italic" style:font-style-complex="italic"/>
    </style:style>
    <style:style style:name="P567" style:family="paragraph" style:parent-style-name="Text_20_body">
      <style:text-properties fo:font-style="italic" officeooo:rsid="025cdf35" officeooo:paragraph-rsid="025cdf35" style:font-style-asian="italic" style:font-style-complex="italic"/>
    </style:style>
    <style:style style:name="P568" style:family="paragraph" style:parent-style-name="Text_20_body">
      <style:text-properties fo:font-style="italic" officeooo:rsid="026575ef" officeooo:paragraph-rsid="026575ef" style:font-style-asian="italic" style:font-style-complex="italic"/>
    </style:style>
    <style:style style:name="P569" style:family="paragraph" style:parent-style-name="Text_20_body">
      <style:text-properties fo:font-style="italic" officeooo:rsid="0275baaa" officeooo:paragraph-rsid="0275baaa" style:font-style-asian="italic" style:font-style-complex="italic"/>
    </style:style>
    <style:style style:name="P570" style:family="paragraph" style:parent-style-name="Text_20_body">
      <style:text-properties fo:font-style="italic" officeooo:rsid="0285081c" officeooo:paragraph-rsid="0285081c" style:font-style-asian="italic" style:font-style-complex="italic"/>
    </style:style>
    <style:style style:name="P571" style:family="paragraph" style:parent-style-name="Text_20_body">
      <style:text-properties officeooo:paragraph-rsid="02465411"/>
    </style:style>
    <style:style style:name="P572" style:family="paragraph" style:parent-style-name="Text_20_body">
      <style:text-properties officeooo:rsid="02470b82" officeooo:paragraph-rsid="0248b5eb"/>
    </style:style>
    <style:style style:name="P573" style:family="paragraph" style:parent-style-name="Text_20_body">
      <style:text-properties officeooo:rsid="023e3a66" officeooo:paragraph-rsid="023e3a66"/>
    </style:style>
    <style:style style:name="P574" style:family="paragraph" style:parent-style-name="Text_20_body">
      <style:text-properties officeooo:rsid="0248b5eb" officeooo:paragraph-rsid="0248b5eb"/>
    </style:style>
    <style:style style:name="P575" style:family="paragraph" style:parent-style-name="Text_20_body">
      <style:text-properties officeooo:paragraph-rsid="024d6ad8"/>
    </style:style>
    <style:style style:name="P576" style:family="paragraph" style:parent-style-name="Text_20_body">
      <style:text-properties officeooo:rsid="024e4a37" officeooo:paragraph-rsid="024e4a37"/>
    </style:style>
    <style:style style:name="P577" style:family="paragraph" style:parent-style-name="Text_20_body">
      <style:text-properties officeooo:rsid="024f0810" officeooo:paragraph-rsid="024f0810"/>
    </style:style>
    <style:style style:name="P578" style:family="paragraph" style:parent-style-name="Text_20_body">
      <style:text-properties officeooo:rsid="024fc7de" officeooo:paragraph-rsid="024fc7de"/>
    </style:style>
    <style:style style:name="P579" style:family="paragraph" style:parent-style-name="Text_20_body">
      <style:text-properties officeooo:rsid="0250e489" officeooo:paragraph-rsid="0250e489"/>
    </style:style>
    <style:style style:name="P580" style:family="paragraph" style:parent-style-name="Text_20_body">
      <style:text-properties fo:font-style="normal" officeooo:rsid="0250e489" officeooo:paragraph-rsid="0250e489" style:font-style-asian="normal" style:font-style-complex="normal"/>
    </style:style>
    <style:style style:name="P581" style:family="paragraph" style:parent-style-name="Text_20_body">
      <style:text-properties fo:font-style="normal" officeooo:rsid="024f0810" officeooo:paragraph-rsid="024f0810" style:font-style-asian="normal" style:font-style-complex="normal"/>
    </style:style>
    <style:style style:name="P582" style:family="paragraph" style:parent-style-name="Text_20_body">
      <style:text-properties fo:font-style="normal" officeooo:rsid="024fc7de" officeooo:paragraph-rsid="024fc7de" style:font-style-asian="normal" style:font-style-complex="normal"/>
    </style:style>
    <style:style style:name="P583" style:family="paragraph" style:parent-style-name="Text_20_body">
      <style:text-properties fo:font-style="normal" officeooo:rsid="025e9ddd" officeooo:paragraph-rsid="025e9ddd" style:font-style-asian="normal" style:font-style-complex="normal"/>
    </style:style>
    <style:style style:name="P584" style:family="paragraph" style:parent-style-name="Text_20_body">
      <style:text-properties fo:font-style="normal" officeooo:rsid="025cdf35" officeooo:paragraph-rsid="025cdf35" style:font-style-asian="normal" style:font-style-complex="normal"/>
    </style:style>
    <style:style style:name="P585" style:family="paragraph" style:parent-style-name="Text_20_body">
      <style:text-properties fo:font-style="normal" officeooo:rsid="02637ad9" officeooo:paragraph-rsid="02637ad9" style:font-style-asian="normal" style:font-style-complex="normal"/>
    </style:style>
    <style:style style:name="P586" style:family="paragraph" style:parent-style-name="Text_20_body">
      <style:text-properties fo:font-style="normal" officeooo:paragraph-rsid="0270a41d" style:font-style-asian="normal" style:font-style-complex="normal"/>
    </style:style>
    <style:style style:name="P587" style:family="paragraph" style:parent-style-name="Text_20_body">
      <style:text-properties fo:font-style="normal" officeooo:rsid="0289f9f6" officeooo:paragraph-rsid="0289f9f6" style:font-style-asian="normal" style:font-style-complex="normal"/>
    </style:style>
    <style:style style:name="P588" style:family="paragraph" style:parent-style-name="Text_20_body">
      <style:text-properties fo:font-style="normal" style:text-underline-style="none" officeooo:rsid="025cdf35" officeooo:paragraph-rsid="025cdf35" style:font-style-asian="normal" style:font-style-complex="normal"/>
    </style:style>
    <style:style style:name="P589" style:family="paragraph" style:parent-style-name="Text_20_body">
      <style:text-properties fo:font-style="normal" style:text-underline-style="none" officeooo:rsid="025e9ddd" officeooo:paragraph-rsid="025e9ddd" style:font-style-asian="normal" style:font-style-complex="normal"/>
    </style:style>
    <style:style style:name="P590" style:family="paragraph" style:parent-style-name="Text_20_body">
      <style:text-properties fo:font-style="normal" style:text-underline-style="none" officeooo:rsid="02637ad9" officeooo:paragraph-rsid="02637ad9" style:font-style-asian="normal" style:font-style-complex="normal"/>
    </style:style>
    <style:style style:name="P591" style:family="paragraph" style:parent-style-name="Text_20_body">
      <style:text-properties officeooo:paragraph-rsid="02527e9f"/>
    </style:style>
    <style:style style:name="P592" style:family="paragraph" style:parent-style-name="Text_20_body">
      <style:text-properties officeooo:rsid="0253cf4b" officeooo:paragraph-rsid="0253cf4b"/>
    </style:style>
    <style:style style:name="P593" style:family="paragraph" style:parent-style-name="Text_20_body">
      <style:text-properties officeooo:paragraph-rsid="0253cf4b"/>
    </style:style>
    <style:style style:name="P594" style:family="paragraph" style:parent-style-name="Text_20_body">
      <style:text-properties officeooo:paragraph-rsid="02554e30"/>
    </style:style>
    <style:style style:name="P595" style:family="paragraph" style:parent-style-name="Text_20_body">
      <style:text-properties officeooo:paragraph-rsid="02563cc4"/>
    </style:style>
    <style:style style:name="P596" style:family="paragraph" style:parent-style-name="Text_20_body">
      <style:text-properties officeooo:rsid="0257c8b3" officeooo:paragraph-rsid="0257c8b3"/>
    </style:style>
    <style:style style:name="P597" style:family="paragraph" style:parent-style-name="Text_20_body">
      <style:text-properties officeooo:paragraph-rsid="0259c58c"/>
    </style:style>
    <style:style style:name="P598" style:family="paragraph" style:parent-style-name="Text_20_body">
      <style:text-properties officeooo:rsid="0259c58c" officeooo:paragraph-rsid="0259c58c"/>
    </style:style>
    <style:style style:name="P599" style:family="paragraph" style:parent-style-name="Text_20_body">
      <style:text-properties officeooo:rsid="025a2cce" officeooo:paragraph-rsid="025a2cce"/>
    </style:style>
    <style:style style:name="P600" style:family="paragraph" style:parent-style-name="Text_20_body">
      <style:text-properties officeooo:paragraph-rsid="025a2cce"/>
    </style:style>
    <style:style style:name="P601" style:family="paragraph" style:parent-style-name="Text_20_body">
      <style:text-properties officeooo:rsid="025ab0dc" officeooo:paragraph-rsid="025ab0dc"/>
    </style:style>
    <style:style style:name="P602" style:family="paragraph" style:parent-style-name="Text_20_body">
      <style:text-properties officeooo:paragraph-rsid="025ab0dc"/>
    </style:style>
    <style:style style:name="P603" style:family="paragraph" style:parent-style-name="Text_20_body">
      <style:text-properties officeooo:paragraph-rsid="025b327e"/>
    </style:style>
    <style:style style:name="P604" style:family="paragraph" style:parent-style-name="Text_20_body">
      <style:text-properties officeooo:paragraph-rsid="0263ace4"/>
    </style:style>
    <style:style style:name="P605" style:family="paragraph" style:parent-style-name="Text_20_body">
      <style:text-properties officeooo:paragraph-rsid="026424bf"/>
    </style:style>
    <style:style style:name="P606" style:family="paragraph" style:parent-style-name="Text_20_body">
      <style:text-properties officeooo:paragraph-rsid="026575ef"/>
    </style:style>
    <style:style style:name="P607" style:family="paragraph" style:parent-style-name="Text_20_body">
      <style:text-properties officeooo:paragraph-rsid="02669601"/>
    </style:style>
    <style:style style:name="P608" style:family="paragraph" style:parent-style-name="Text_20_body">
      <style:text-properties officeooo:paragraph-rsid="026ab498"/>
    </style:style>
    <style:style style:name="P609" style:family="paragraph" style:parent-style-name="Text_20_body">
      <style:text-properties officeooo:paragraph-rsid="026b3fa2"/>
    </style:style>
    <style:style style:name="P610" style:family="paragraph" style:parent-style-name="Text_20_body">
      <style:text-properties officeooo:rsid="026b3fa2" officeooo:paragraph-rsid="026b3fa2"/>
    </style:style>
    <style:style style:name="P611" style:family="paragraph" style:parent-style-name="Text_20_body">
      <style:text-properties officeooo:paragraph-rsid="026cdc2b"/>
    </style:style>
    <style:style style:name="P612" style:family="paragraph" style:parent-style-name="Text_20_body">
      <style:text-properties officeooo:paragraph-rsid="0270a41d"/>
    </style:style>
    <style:style style:name="P613" style:family="paragraph" style:parent-style-name="Text_20_body">
      <style:text-properties officeooo:paragraph-rsid="0270d375"/>
    </style:style>
    <style:style style:name="P614" style:family="paragraph" style:parent-style-name="Text_20_body">
      <style:text-properties officeooo:rsid="0270d375" officeooo:paragraph-rsid="0270d375"/>
    </style:style>
    <style:style style:name="P615" style:family="paragraph" style:parent-style-name="Text_20_body">
      <style:text-properties officeooo:paragraph-rsid="0271c20a"/>
    </style:style>
    <style:style style:name="P616" style:family="paragraph" style:parent-style-name="Text_20_body">
      <style:text-properties officeooo:rsid="0271c20a" officeooo:paragraph-rsid="0271c20a"/>
    </style:style>
    <style:style style:name="P617" style:family="paragraph" style:parent-style-name="Text_20_body">
      <style:text-properties officeooo:paragraph-rsid="02730ac2"/>
    </style:style>
    <style:style style:name="P618" style:family="paragraph" style:parent-style-name="Text_20_body">
      <style:text-properties officeooo:rsid="02730ac2" officeooo:paragraph-rsid="02730ac2"/>
    </style:style>
    <style:style style:name="P619" style:family="paragraph" style:parent-style-name="Text_20_body">
      <style:text-properties officeooo:paragraph-rsid="02732023"/>
    </style:style>
    <style:style style:name="P620" style:family="paragraph" style:parent-style-name="Text_20_body">
      <style:text-properties officeooo:paragraph-rsid="02741be8"/>
    </style:style>
    <style:style style:name="P621" style:family="paragraph" style:parent-style-name="Text_20_body">
      <style:text-properties officeooo:paragraph-rsid="027565b4"/>
    </style:style>
    <style:style style:name="P622" style:family="paragraph" style:parent-style-name="Text_20_body">
      <style:text-properties officeooo:paragraph-rsid="0275baaa"/>
    </style:style>
    <style:style style:name="P623" style:family="paragraph" style:parent-style-name="Text_20_body">
      <style:text-properties officeooo:paragraph-rsid="02765a1b"/>
    </style:style>
    <style:style style:name="P624" style:family="paragraph" style:parent-style-name="Text_20_body">
      <style:text-properties officeooo:paragraph-rsid="0277cafa"/>
    </style:style>
    <style:style style:name="P625" style:family="paragraph" style:parent-style-name="Text_20_body">
      <style:text-properties officeooo:paragraph-rsid="027bbdda"/>
    </style:style>
    <style:style style:name="P626" style:family="paragraph" style:parent-style-name="Text_20_body">
      <style:text-properties officeooo:paragraph-rsid="027f8f2f"/>
    </style:style>
    <style:style style:name="P627" style:family="paragraph" style:parent-style-name="Text_20_body">
      <style:text-properties officeooo:paragraph-rsid="02828e94"/>
    </style:style>
    <style:style style:name="P628" style:family="paragraph" style:parent-style-name="Text_20_body">
      <style:text-properties officeooo:rsid="02828e94" officeooo:paragraph-rsid="02828e94"/>
    </style:style>
    <style:style style:name="P629" style:family="paragraph" style:parent-style-name="Text_20_body">
      <style:text-properties officeooo:rsid="0275baaa" officeooo:paragraph-rsid="0275baaa"/>
    </style:style>
    <style:style style:name="P630"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31" style:family="paragraph" style:parent-style-name="Text_20_body">
      <style:text-properties officeooo:paragraph-rsid="0284e3f5"/>
    </style:style>
    <style:style style:name="P632" style:family="paragraph" style:parent-style-name="Text_20_body">
      <style:text-properties officeooo:paragraph-rsid="0285081c"/>
    </style:style>
    <style:style style:name="P633" style:family="paragraph" style:parent-style-name="Text_20_body">
      <style:text-properties officeooo:rsid="0285081c" officeooo:paragraph-rsid="0285081c"/>
    </style:style>
    <style:style style:name="P634" style:family="paragraph" style:parent-style-name="Text_20_body">
      <style:text-properties officeooo:paragraph-rsid="02863275"/>
    </style:style>
    <style:style style:name="P635" style:family="paragraph" style:parent-style-name="Text_20_body">
      <style:text-properties officeooo:paragraph-rsid="0288e217"/>
    </style:style>
    <style:style style:name="P636" style:family="paragraph" style:parent-style-name="Text_20_body">
      <style:text-properties officeooo:rsid="0289b72a" officeooo:paragraph-rsid="0289b72a"/>
    </style:style>
    <style:style style:name="P637" style:family="paragraph" style:parent-style-name="Contents_20_Heading" style:master-page-name="">
      <style:paragraph-properties style:page-number="auto"/>
    </style:style>
    <style:style style:name="P638" style:family="paragraph" style:parent-style-name="Contents_20_1">
      <style:paragraph-properties>
        <style:tab-stops>
          <style:tab-stop style:position="6.6929in" style:type="right" style:leader-style="dotted" style:leader-text="."/>
        </style:tab-stops>
      </style:paragraph-properties>
    </style:style>
    <style:style style:name="P639" style:family="paragraph" style:parent-style-name="Contents_20_2">
      <style:paragraph-properties>
        <style:tab-stops>
          <style:tab-stop style:position="6.4965in" style:type="right" style:leader-style="dotted" style:leader-text="."/>
        </style:tab-stops>
      </style:paragraph-properties>
    </style:style>
    <style:style style:name="P640"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641"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642" style:family="paragraph" style:parent-style-name="Text_20_body">
      <style:text-properties fo:language="de" fo:country="DE" officeooo:rsid="018cffbe" officeooo:paragraph-rsid="0292ecf7"/>
    </style:style>
    <style:style style:name="P643" style:family="paragraph" style:parent-style-name="Heading_20_1">
      <style:text-properties fo:language="de" fo:country="DE"/>
    </style:style>
    <style:style style:name="P644" style:family="paragraph" style:parent-style-name="Heading_20_1">
      <style:text-properties fo:language="de" fo:country="DE" officeooo:paragraph-rsid="0118f034"/>
    </style:style>
    <style:style style:name="P645" style:family="paragraph" style:parent-style-name="Heading_20_1">
      <style:text-properties fo:language="de" fo:country="DE" officeooo:paragraph-rsid="016c61fe"/>
    </style:style>
    <style:style style:name="P646" style:family="paragraph" style:parent-style-name="Heading_20_1">
      <style:text-properties fo:language="de" fo:country="DE" officeooo:paragraph-rsid="0197e906"/>
    </style:style>
    <style:style style:name="P647" style:family="paragraph" style:parent-style-name="Heading_20_1">
      <style:text-properties fo:language="de" fo:country="DE" officeooo:paragraph-rsid="019de539"/>
    </style:style>
    <style:style style:name="P648" style:family="paragraph" style:parent-style-name="Heading_20_1">
      <style:text-properties fo:language="de" fo:country="DE" officeooo:paragraph-rsid="01acbdad"/>
    </style:style>
    <style:style style:name="P649"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50" style:family="paragraph" style:parent-style-name="Heading_20_1">
      <style:text-properties fo:language="de" fo:country="DE" fo:font-style="normal" officeooo:rsid="0020e49a" style:font-style-asian="normal" style:font-style-complex="normal"/>
    </style:style>
    <style:style style:name="P651"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52" style:family="paragraph" style:parent-style-name="Heading_20_1">
      <style:text-properties fo:language="de" fo:country="DE" officeooo:paragraph-rsid="01e2e360"/>
    </style:style>
    <style:style style:name="P653" style:family="paragraph" style:parent-style-name="Heading_20_1">
      <style:text-properties fo:language="de" fo:country="DE" officeooo:paragraph-rsid="01e61150"/>
    </style:style>
    <style:style style:name="P654" style:family="paragraph" style:parent-style-name="Heading_20_1">
      <style:text-properties fo:language="de" fo:country="DE" officeooo:paragraph-rsid="023cbe4e"/>
    </style:style>
    <style:style style:name="P655" style:family="paragraph" style:parent-style-name="Heading_20_1">
      <style:text-properties fo:language="de" fo:country="DE" officeooo:paragraph-rsid="022a8bb7"/>
    </style:style>
    <style:style style:name="P656" style:family="paragraph" style:parent-style-name="Heading_20_1">
      <style:text-properties fo:language="de" fo:country="DE" officeooo:paragraph-rsid="005a0eb7"/>
    </style:style>
    <style:style style:name="P657" style:family="paragraph" style:parent-style-name="Heading_20_1">
      <style:text-properties officeooo:rsid="024d6ad8" officeooo:paragraph-rsid="024d6ad8"/>
    </style:style>
    <style:style style:name="P658" style:family="paragraph" style:parent-style-name="Heading_20_1" style:master-page-name="">
      <style:paragraph-properties style:page-number="auto" fo:break-before="page"/>
      <style:text-properties fo:language="de" fo:country="DE" officeooo:rsid="005b7f57"/>
    </style:style>
    <style:style style:name="P659" style:family="paragraph" style:parent-style-name="Heading_20_1">
      <style:paragraph-properties fo:break-before="page"/>
      <style:text-properties fo:language="de" fo:country="DE"/>
    </style:style>
    <style:style style:name="P660" style:family="paragraph" style:parent-style-name="Heading_20_1">
      <style:paragraph-properties fo:break-before="page"/>
      <style:text-properties fo:language="de" fo:country="DE" officeooo:rsid="005b7f57"/>
    </style:style>
    <style:style style:name="P661"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1afa9b" style:font-style-asian="italic" style:font-weight-asian="normal" style:font-style-complex="italic" style:font-weight-complex="normal"/>
    </style:style>
    <style:style style:name="T52" style:family="text">
      <style:text-properties fo:font-style="italic" fo:font-weight="normal" officeooo:rsid="00e8be36" style:font-style-asian="italic" style:font-weight-asian="normal" style:font-style-complex="italic" style:font-weight-complex="normal"/>
    </style:style>
    <style:style style:name="T53" style:family="text">
      <style:text-properties fo:font-style="italic" fo:font-weight="normal" officeooo:rsid="00ee9742" style:font-style-asian="italic" style:font-weight-asian="normal" style:font-style-complex="italic" style:font-weight-complex="normal"/>
    </style:style>
    <style:style style:name="T54" style:family="text">
      <style:text-properties fo:font-style="italic" fo:font-weight="normal" officeooo:rsid="019f2041" style:font-style-asian="italic" style:font-weight-asian="normal" style:font-style-complex="italic" style:font-weight-complex="normal"/>
    </style:style>
    <style:style style:name="T55" style:family="text">
      <style:text-properties fo:font-style="italic" fo:font-weight="normal" officeooo:rsid="019de539" style:font-style-asian="italic" style:font-weight-asian="normal" style:font-style-complex="italic" style:font-weight-complex="normal"/>
    </style:style>
    <style:style style:name="T56" style:family="text">
      <style:text-properties fo:font-style="italic" fo:font-weight="normal" officeooo:rsid="01a0b422" style:font-style-asian="italic" style:font-weight-asian="normal" style:font-style-complex="italic" style:font-weight-complex="normal"/>
    </style:style>
    <style:style style:name="T57" style:family="text">
      <style:text-properties fo:font-style="italic" fo:font-weight="normal" officeooo:rsid="0259c58c" style:font-style-asian="italic" style:font-weight-asian="normal" style:font-style-complex="italic" style:font-weight-complex="normal"/>
    </style:style>
    <style:style style:name="T58" style:family="text">
      <style:text-properties fo:font-style="italic" fo:font-weight="normal" officeooo:rsid="025ab0dc" style:font-style-asian="italic" style:font-weight-asian="normal" style:font-style-complex="italic" style:font-weight-complex="normal"/>
    </style:style>
    <style:style style:name="T59" style:family="text">
      <style:text-properties fo:font-style="italic" fo:font-weight="normal" officeooo:rsid="02765a1b" style:font-style-asian="italic" style:font-weight-asian="normal" style:font-style-complex="italic" style:font-weight-complex="normal"/>
    </style:style>
    <style:style style:name="T60" style:family="text">
      <style:text-properties fo:font-style="italic" fo:font-weight="normal" officeooo:rsid="0277cafa" style:font-style-asian="italic" style:font-weight-asian="normal" style:font-style-complex="italic" style:font-weight-complex="normal"/>
    </style:style>
    <style:style style:name="T61" style:family="text">
      <style:text-properties fo:font-style="italic" style:text-underline-style="none" fo:font-weight="normal" style:font-style-asian="italic" style:font-weight-asian="normal" style:font-style-complex="italic" style:font-weight-complex="normal"/>
    </style:style>
    <style:style style:name="T62" style:family="text">
      <style:text-properties fo:font-style="italic" style:text-underline-style="none" style:font-style-asian="italic" style:font-style-complex="italic"/>
    </style:style>
    <style:style style:name="T63" style:family="text">
      <style:text-properties fo:font-style="italic" style:text-underline-style="none" officeooo:rsid="00635308"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471066" style:font-style-asian="normal" style:font-style-complex="normal"/>
    </style:style>
    <style:style style:name="T66" style:family="text">
      <style:text-properties fo:font-style="normal" officeooo:rsid="004bce25" style:font-style-asian="normal" style:font-style-complex="normal"/>
    </style:style>
    <style:style style:name="T67" style:family="text">
      <style:text-properties fo:font-style="normal" officeooo:rsid="004ce20e" style:font-style-asian="normal" style:font-style-complex="normal"/>
    </style:style>
    <style:style style:name="T68" style:family="text">
      <style:text-properties fo:font-style="normal" officeooo:rsid="004f8be0" style:font-style-asian="normal" style:font-style-complex="normal"/>
    </style:style>
    <style:style style:name="T69" style:family="text">
      <style:text-properties fo:font-style="normal" officeooo:rsid="0073b719" style:font-style-asian="normal" style:font-style-complex="normal"/>
    </style:style>
    <style:style style:name="T70" style:family="text">
      <style:text-properties fo:font-style="normal" officeooo:rsid="0073fd50" style:font-style-asian="normal" style:font-style-complex="normal"/>
    </style:style>
    <style:style style:name="T71" style:family="text">
      <style:text-properties fo:font-style="normal" officeooo:rsid="00740af0" style:font-style-asian="normal" style:font-style-complex="normal"/>
    </style:style>
    <style:style style:name="T72" style:family="text">
      <style:text-properties fo:font-style="normal" officeooo:rsid="0075fbf0" style:font-style-asian="normal" style:font-style-complex="normal"/>
    </style:style>
    <style:style style:name="T73" style:family="text">
      <style:text-properties fo:font-style="normal" officeooo:rsid="007695d3" style:font-style-asian="normal" style:font-style-complex="normal"/>
    </style:style>
    <style:style style:name="T74" style:family="text">
      <style:text-properties fo:font-style="normal" officeooo:rsid="007921ba" style:font-style-asian="normal" style:font-style-complex="normal"/>
    </style:style>
    <style:style style:name="T75" style:family="text">
      <style:text-properties fo:font-style="normal" officeooo:rsid="007a2bed" style:font-style-asian="normal" style:font-style-complex="normal"/>
    </style:style>
    <style:style style:name="T76" style:family="text">
      <style:text-properties fo:font-style="normal" officeooo:rsid="001e0680" style:font-style-asian="normal" style:font-style-complex="normal"/>
    </style:style>
    <style:style style:name="T77" style:family="text">
      <style:text-properties fo:font-style="normal" officeooo:rsid="001e7a5c" style:font-style-asian="normal" style:font-style-complex="normal"/>
    </style:style>
    <style:style style:name="T78" style:family="text">
      <style:text-properties fo:font-style="normal" officeooo:rsid="007c1bd8" style:font-style-asian="normal" style:font-style-complex="normal"/>
    </style:style>
    <style:style style:name="T79" style:family="text">
      <style:text-properties fo:font-style="normal" officeooo:rsid="007ea58f" style:font-style-asian="normal" style:font-style-complex="normal"/>
    </style:style>
    <style:style style:name="T80" style:family="text">
      <style:text-properties fo:font-style="normal" officeooo:rsid="0081268f" style:font-style-asian="normal" style:font-style-complex="normal"/>
    </style:style>
    <style:style style:name="T81" style:family="text">
      <style:text-properties fo:font-style="normal" officeooo:rsid="0082b36e" style:font-style-asian="normal" style:font-style-complex="normal"/>
    </style:style>
    <style:style style:name="T82" style:family="text">
      <style:text-properties fo:font-style="normal" officeooo:rsid="00843ea0" style:font-style-asian="normal" style:font-style-complex="normal"/>
    </style:style>
    <style:style style:name="T83" style:family="text">
      <style:text-properties fo:font-style="normal" officeooo:rsid="0084b9ea" style:font-style-asian="normal" style:font-style-complex="normal"/>
    </style:style>
    <style:style style:name="T84" style:family="text">
      <style:text-properties fo:font-style="normal" officeooo:rsid="0085d3da" style:font-style-asian="normal" style:font-style-complex="normal"/>
    </style:style>
    <style:style style:name="T85" style:family="text">
      <style:text-properties fo:font-style="normal" officeooo:rsid="0087d43b" style:font-style-asian="normal" style:font-style-complex="normal"/>
    </style:style>
    <style:style style:name="T86" style:family="text">
      <style:text-properties fo:font-style="normal" officeooo:rsid="0088e38d" style:font-style-asian="normal" style:font-style-complex="normal"/>
    </style:style>
    <style:style style:name="T87" style:family="text">
      <style:text-properties fo:font-style="normal" officeooo:rsid="008965da" style:font-style-asian="normal" style:font-style-complex="normal"/>
    </style:style>
    <style:style style:name="T88" style:family="text">
      <style:text-properties fo:font-style="normal" officeooo:rsid="00936a9d" style:font-style-asian="normal" style:font-style-complex="normal"/>
    </style:style>
    <style:style style:name="T89" style:family="text">
      <style:text-properties fo:font-style="normal" officeooo:rsid="0093b281" style:font-style-asian="normal" style:font-style-complex="normal"/>
    </style:style>
    <style:style style:name="T90" style:family="text">
      <style:text-properties fo:font-style="normal" officeooo:rsid="00947d98" style:font-style-asian="normal" style:font-style-complex="normal"/>
    </style:style>
    <style:style style:name="T91" style:family="text">
      <style:text-properties fo:font-style="normal" officeooo:rsid="00973fca" style:font-style-asian="normal" style:font-style-complex="normal"/>
    </style:style>
    <style:style style:name="T92" style:family="text">
      <style:text-properties fo:font-style="normal" officeooo:rsid="009a19f6" style:font-style-asian="normal" style:font-style-complex="normal"/>
    </style:style>
    <style:style style:name="T93" style:family="text">
      <style:text-properties fo:font-style="normal" officeooo:rsid="009bddba" style:font-style-asian="normal" style:font-style-complex="normal"/>
    </style:style>
    <style:style style:name="T94" style:family="text">
      <style:text-properties fo:font-style="normal" officeooo:rsid="0074a41f" style:font-style-asian="normal" style:font-style-complex="normal"/>
    </style:style>
    <style:style style:name="T95" style:family="text">
      <style:text-properties fo:font-style="normal" officeooo:rsid="00a1a711" style:font-style-asian="normal" style:font-style-complex="normal"/>
    </style:style>
    <style:style style:name="T96" style:family="text">
      <style:text-properties fo:font-style="normal" officeooo:rsid="00a1d164" style:font-style-asian="normal" style:font-style-complex="normal"/>
    </style:style>
    <style:style style:name="T97" style:family="text">
      <style:text-properties fo:font-style="normal" officeooo:rsid="00a3078d" style:font-style-asian="normal" style:font-style-complex="normal"/>
    </style:style>
    <style:style style:name="T98" style:family="text">
      <style:text-properties fo:font-style="normal" officeooo:rsid="00a39aef" style:font-style-asian="normal" style:font-style-complex="normal"/>
    </style:style>
    <style:style style:name="T99" style:family="text">
      <style:text-properties fo:font-style="normal" officeooo:rsid="00a6dded" style:font-style-asian="normal" style:font-style-complex="normal"/>
    </style:style>
    <style:style style:name="T100" style:family="text">
      <style:text-properties fo:font-style="normal" officeooo:rsid="00a9dfd3" style:font-style-asian="normal" style:font-style-complex="normal"/>
    </style:style>
    <style:style style:name="T101" style:family="text">
      <style:text-properties fo:font-style="normal" officeooo:rsid="00aa4671" style:font-style-asian="normal" style:font-style-complex="normal"/>
    </style:style>
    <style:style style:name="T102" style:family="text">
      <style:text-properties fo:font-style="normal" officeooo:rsid="00ad13da" style:font-style-asian="normal" style:font-style-complex="normal"/>
    </style:style>
    <style:style style:name="T103" style:family="text">
      <style:text-properties fo:font-style="normal" officeooo:rsid="00ad51d1" style:font-style-asian="normal" style:font-style-complex="normal"/>
    </style:style>
    <style:style style:name="T104" style:family="text">
      <style:text-properties fo:font-style="normal" officeooo:rsid="00ae3d84" style:font-style-asian="normal" style:font-style-complex="normal"/>
    </style:style>
    <style:style style:name="T105" style:family="text">
      <style:text-properties fo:font-style="normal" officeooo:rsid="00af0ef8" style:font-style-asian="normal" style:font-style-complex="normal"/>
    </style:style>
    <style:style style:name="T106" style:family="text">
      <style:text-properties fo:font-style="normal" officeooo:rsid="00affd3e" style:font-style-asian="normal" style:font-style-complex="normal"/>
    </style:style>
    <style:style style:name="T107" style:family="text">
      <style:text-properties fo:font-style="normal" officeooo:rsid="00b19af6" style:font-style-asian="normal" style:font-style-complex="normal"/>
    </style:style>
    <style:style style:name="T108" style:family="text">
      <style:text-properties fo:font-style="normal" officeooo:rsid="00b93029" style:font-style-asian="normal" style:font-style-complex="normal"/>
    </style:style>
    <style:style style:name="T109" style:family="text">
      <style:text-properties fo:font-style="normal" officeooo:rsid="00c21e60" style:font-style-asian="normal" style:font-style-complex="normal"/>
    </style:style>
    <style:style style:name="T110" style:family="text">
      <style:text-properties fo:font-style="normal" officeooo:rsid="00c246ce" style:font-style-asian="normal" style:font-style-complex="normal"/>
    </style:style>
    <style:style style:name="T111" style:family="text">
      <style:text-properties fo:font-style="normal" officeooo:rsid="00c3a03b" style:font-style-asian="normal" style:font-style-complex="normal"/>
    </style:style>
    <style:style style:name="T112" style:family="text">
      <style:text-properties fo:font-style="normal" officeooo:rsid="00c43502" style:font-style-asian="normal" style:font-style-complex="normal"/>
    </style:style>
    <style:style style:name="T113" style:family="text">
      <style:text-properties fo:font-style="normal" officeooo:rsid="00c598ab" style:font-style-asian="normal" style:font-style-complex="normal"/>
    </style:style>
    <style:style style:name="T114" style:family="text">
      <style:text-properties fo:font-style="normal" officeooo:rsid="00c5d4a1" style:font-style-asian="normal" style:font-style-complex="normal"/>
    </style:style>
    <style:style style:name="T115" style:family="text">
      <style:text-properties fo:font-style="normal" officeooo:rsid="00c6cbba" style:font-style-asian="normal" style:font-style-complex="normal"/>
    </style:style>
    <style:style style:name="T116" style:family="text">
      <style:text-properties fo:font-style="normal" officeooo:rsid="00cd123e" style:font-style-asian="normal" style:font-style-complex="normal"/>
    </style:style>
    <style:style style:name="T117" style:family="text">
      <style:text-properties fo:font-style="normal" officeooo:rsid="00cd8442" style:font-style-asian="normal" style:font-style-complex="normal"/>
    </style:style>
    <style:style style:name="T118" style:family="text">
      <style:text-properties fo:font-style="normal" officeooo:rsid="00cf213b" style:font-style-asian="normal" style:font-style-complex="normal"/>
    </style:style>
    <style:style style:name="T119" style:family="text">
      <style:text-properties fo:font-style="normal" officeooo:rsid="00cff341" style:font-style-asian="normal" style:font-style-complex="normal"/>
    </style:style>
    <style:style style:name="T120" style:family="text">
      <style:text-properties fo:font-style="normal" officeooo:rsid="00d13079" style:font-style-asian="normal" style:font-style-complex="normal"/>
    </style:style>
    <style:style style:name="T121" style:family="text">
      <style:text-properties fo:font-style="normal" officeooo:rsid="00d21fbc" style:font-style-asian="normal" style:font-style-complex="normal"/>
    </style:style>
    <style:style style:name="T122" style:family="text">
      <style:text-properties fo:font-style="normal" officeooo:rsid="00d37428" style:font-style-asian="normal" style:font-style-complex="normal"/>
    </style:style>
    <style:style style:name="T123" style:family="text">
      <style:text-properties fo:font-style="normal" officeooo:rsid="00d4b6e8" style:font-style-asian="normal" style:font-style-complex="normal"/>
    </style:style>
    <style:style style:name="T124" style:family="text">
      <style:text-properties fo:font-style="normal" officeooo:rsid="00e2ba1a" style:font-style-asian="normal" style:font-style-complex="normal"/>
    </style:style>
    <style:style style:name="T125" style:family="text">
      <style:text-properties fo:font-style="normal" officeooo:rsid="00e4a125" style:font-style-asian="normal" style:font-style-complex="normal"/>
    </style:style>
    <style:style style:name="T126" style:family="text">
      <style:text-properties fo:font-style="normal" officeooo:rsid="00e51f20" style:font-style-asian="normal" style:font-style-complex="normal"/>
    </style:style>
    <style:style style:name="T127" style:family="text">
      <style:text-properties fo:font-style="normal" officeooo:rsid="00edbc5f" style:font-style-asian="normal" style:font-style-complex="normal"/>
    </style:style>
    <style:style style:name="T128" style:family="text">
      <style:text-properties fo:font-style="normal" officeooo:rsid="00f26947" style:font-style-asian="normal" style:font-style-complex="normal"/>
    </style:style>
    <style:style style:name="T129" style:family="text">
      <style:text-properties fo:font-style="normal" officeooo:rsid="00f424b9" style:font-style-asian="normal" style:font-style-complex="normal"/>
    </style:style>
    <style:style style:name="T130" style:family="text">
      <style:text-properties fo:font-style="normal" officeooo:rsid="00f5fb1f" style:font-style-asian="normal" style:font-style-complex="normal"/>
    </style:style>
    <style:style style:name="T131" style:family="text">
      <style:text-properties fo:font-style="normal" officeooo:rsid="00f6f812" style:font-style-asian="normal" style:font-style-complex="normal"/>
    </style:style>
    <style:style style:name="T132" style:family="text">
      <style:text-properties fo:font-style="normal" officeooo:rsid="00f8eb5e" style:font-style-asian="normal" style:font-style-complex="normal"/>
    </style:style>
    <style:style style:name="T133" style:family="text">
      <style:text-properties fo:font-style="normal" officeooo:rsid="00f9997a" style:font-style-asian="normal" style:font-style-complex="normal"/>
    </style:style>
    <style:style style:name="T134" style:family="text">
      <style:text-properties fo:font-style="normal" officeooo:rsid="00fa9643" style:font-style-asian="normal" style:font-style-complex="normal"/>
    </style:style>
    <style:style style:name="T135" style:family="text">
      <style:text-properties fo:font-style="normal" officeooo:rsid="0102264c" style:font-style-asian="normal" style:font-style-complex="normal"/>
    </style:style>
    <style:style style:name="T136" style:family="text">
      <style:text-properties fo:font-style="normal" officeooo:rsid="0103f151" style:font-style-asian="normal" style:font-style-complex="normal"/>
    </style:style>
    <style:style style:name="T137" style:family="text">
      <style:text-properties fo:font-style="normal" officeooo:rsid="01051d37" style:font-style-asian="normal" style:font-style-complex="normal"/>
    </style:style>
    <style:style style:name="T138" style:family="text">
      <style:text-properties fo:font-style="normal" officeooo:rsid="01074b65" style:font-style-asian="normal" style:font-style-complex="normal"/>
    </style:style>
    <style:style style:name="T139" style:family="text">
      <style:text-properties fo:font-style="normal" officeooo:rsid="0108ac9a" style:font-style-asian="normal" style:font-style-complex="normal"/>
    </style:style>
    <style:style style:name="T140" style:family="text">
      <style:text-properties fo:font-style="normal" officeooo:rsid="0108e390" style:font-style-asian="normal" style:font-style-complex="normal"/>
    </style:style>
    <style:style style:name="T141" style:family="text">
      <style:text-properties fo:font-style="normal" officeooo:rsid="010bf5b0" style:font-style-asian="normal" style:font-style-complex="normal"/>
    </style:style>
    <style:style style:name="T142" style:family="text">
      <style:text-properties fo:font-style="normal" officeooo:rsid="010e73ff" style:font-style-asian="normal" style:font-style-complex="normal"/>
    </style:style>
    <style:style style:name="T143" style:family="text">
      <style:text-properties fo:font-style="normal" officeooo:rsid="010fa683" style:font-style-asian="normal" style:font-style-complex="normal"/>
    </style:style>
    <style:style style:name="T144" style:family="text">
      <style:text-properties fo:font-style="normal" officeooo:rsid="011051e2" style:font-style-asian="normal" style:font-style-complex="normal"/>
    </style:style>
    <style:style style:name="T145" style:family="text">
      <style:text-properties fo:font-style="normal" officeooo:rsid="01109bf7" style:font-style-asian="normal" style:font-style-complex="normal"/>
    </style:style>
    <style:style style:name="T146" style:family="text">
      <style:text-properties fo:font-style="normal" officeooo:rsid="0110b4c4" style:font-style-asian="normal" style:font-style-complex="normal"/>
    </style:style>
    <style:style style:name="T147" style:family="text">
      <style:text-properties fo:font-style="normal" officeooo:rsid="01122fea" style:font-style-asian="normal" style:font-style-complex="normal"/>
    </style:style>
    <style:style style:name="T148" style:family="text">
      <style:text-properties fo:font-style="normal" officeooo:rsid="0113713f" style:font-style-asian="normal" style:font-style-complex="normal"/>
    </style:style>
    <style:style style:name="T149" style:family="text">
      <style:text-properties fo:font-style="normal" officeooo:rsid="0113b334" style:font-style-asian="normal" style:font-style-complex="normal"/>
    </style:style>
    <style:style style:name="T150" style:family="text">
      <style:text-properties fo:font-style="normal" officeooo:rsid="011904da" style:font-style-asian="normal" style:font-style-complex="normal"/>
    </style:style>
    <style:style style:name="T151" style:family="text">
      <style:text-properties fo:font-style="normal" officeooo:rsid="011ac176" style:font-style-asian="normal" style:font-style-complex="normal"/>
    </style:style>
    <style:style style:name="T152" style:family="text">
      <style:text-properties fo:font-style="normal" officeooo:rsid="011da18e" style:font-style-asian="normal" style:font-style-complex="normal"/>
    </style:style>
    <style:style style:name="T153" style:family="text">
      <style:text-properties fo:font-style="normal" officeooo:rsid="011ec6e7" style:font-style-asian="normal" style:font-style-complex="normal"/>
    </style:style>
    <style:style style:name="T154" style:family="text">
      <style:text-properties fo:font-style="normal" officeooo:rsid="011fafa4" style:font-style-asian="normal" style:font-style-complex="normal"/>
    </style:style>
    <style:style style:name="T155" style:family="text">
      <style:text-properties fo:font-style="normal" officeooo:rsid="01208d8e" style:font-style-asian="normal" style:font-style-complex="normal"/>
    </style:style>
    <style:style style:name="T156" style:family="text">
      <style:text-properties fo:font-style="normal" officeooo:rsid="01219397" style:font-style-asian="normal" style:font-style-complex="normal"/>
    </style:style>
    <style:style style:name="T157" style:family="text">
      <style:text-properties fo:font-style="normal" officeooo:rsid="01256dcf" style:font-style-asian="normal" style:font-style-complex="normal"/>
    </style:style>
    <style:style style:name="T158" style:family="text">
      <style:text-properties fo:font-style="normal" officeooo:rsid="0126d579" style:font-style-asian="normal" style:font-style-complex="normal"/>
    </style:style>
    <style:style style:name="T159" style:family="text">
      <style:text-properties fo:font-style="normal" officeooo:rsid="0126fbf6" style:font-style-asian="normal" style:font-style-complex="normal"/>
    </style:style>
    <style:style style:name="T160" style:family="text">
      <style:text-properties fo:font-style="normal" officeooo:rsid="0128a59f" style:font-style-asian="normal" style:font-style-complex="normal"/>
    </style:style>
    <style:style style:name="T161" style:family="text">
      <style:text-properties fo:font-style="normal" officeooo:rsid="0129ad7c" style:font-style-asian="normal" style:font-style-complex="normal"/>
    </style:style>
    <style:style style:name="T162" style:family="text">
      <style:text-properties fo:font-style="normal" officeooo:rsid="012b0c22" style:font-style-asian="normal" style:font-style-complex="normal"/>
    </style:style>
    <style:style style:name="T163" style:family="text">
      <style:text-properties fo:font-style="normal" officeooo:rsid="012bf5e9" style:font-style-asian="normal" style:font-style-complex="normal"/>
    </style:style>
    <style:style style:name="T164" style:family="text">
      <style:text-properties fo:font-style="normal" officeooo:rsid="012bec1f" style:font-style-asian="normal" style:font-style-complex="normal"/>
    </style:style>
    <style:style style:name="T165" style:family="text">
      <style:text-properties fo:font-style="normal" officeooo:rsid="012dd8b7" style:font-style-asian="normal" style:font-style-complex="normal"/>
    </style:style>
    <style:style style:name="T166" style:family="text">
      <style:text-properties fo:font-style="normal" officeooo:rsid="012eeddf" style:font-style-asian="normal" style:font-style-complex="normal"/>
    </style:style>
    <style:style style:name="T167" style:family="text">
      <style:text-properties fo:font-style="normal" officeooo:rsid="012ff576" style:font-style-asian="normal" style:font-style-complex="normal"/>
    </style:style>
    <style:style style:name="T168" style:family="text">
      <style:text-properties fo:font-style="normal" officeooo:rsid="013036d3" style:font-style-asian="normal" style:font-style-complex="normal"/>
    </style:style>
    <style:style style:name="T169" style:family="text">
      <style:text-properties fo:font-style="normal" officeooo:rsid="0133e6c2" style:font-style-asian="normal" style:font-style-complex="normal"/>
    </style:style>
    <style:style style:name="T170" style:family="text">
      <style:text-properties fo:font-style="normal" officeooo:rsid="01366fe1" style:font-style-asian="normal" style:font-style-complex="normal"/>
    </style:style>
    <style:style style:name="T171" style:family="text">
      <style:text-properties fo:font-style="normal" officeooo:rsid="013ad4fd" style:font-style-asian="normal" style:font-style-complex="normal"/>
    </style:style>
    <style:style style:name="T172" style:family="text">
      <style:text-properties fo:font-style="normal" officeooo:rsid="01496c34" style:font-style-asian="normal" style:font-style-complex="normal"/>
    </style:style>
    <style:style style:name="T173" style:family="text">
      <style:text-properties fo:font-style="normal" officeooo:rsid="014ade04" style:font-style-asian="normal" style:font-style-complex="normal"/>
    </style:style>
    <style:style style:name="T174" style:family="text">
      <style:text-properties fo:font-style="normal" officeooo:rsid="014b2f53" style:font-style-asian="normal" style:font-style-complex="normal"/>
    </style:style>
    <style:style style:name="T175" style:family="text">
      <style:text-properties fo:font-style="normal" officeooo:rsid="014bcb9a" style:font-style-asian="normal" style:font-style-complex="normal"/>
    </style:style>
    <style:style style:name="T176" style:family="text">
      <style:text-properties fo:font-style="normal" officeooo:rsid="014d09f7" style:font-style-asian="normal" style:font-style-complex="normal"/>
    </style:style>
    <style:style style:name="T177" style:family="text">
      <style:text-properties fo:font-style="normal" officeooo:rsid="014ea81f" style:font-style-asian="normal" style:font-style-complex="normal"/>
    </style:style>
    <style:style style:name="T178" style:family="text">
      <style:text-properties fo:font-style="normal" officeooo:rsid="014f7da4" style:font-style-asian="normal" style:font-style-complex="normal"/>
    </style:style>
    <style:style style:name="T179" style:family="text">
      <style:text-properties fo:font-style="normal" officeooo:rsid="01527012" style:font-style-asian="normal" style:font-style-complex="normal"/>
    </style:style>
    <style:style style:name="T180" style:family="text">
      <style:text-properties fo:font-style="normal" officeooo:rsid="0152bd1f" style:font-style-asian="normal" style:font-style-complex="normal"/>
    </style:style>
    <style:style style:name="T181" style:family="text">
      <style:text-properties fo:font-style="normal" officeooo:rsid="01531c2b" style:font-style-asian="normal" style:font-style-complex="normal"/>
    </style:style>
    <style:style style:name="T182" style:family="text">
      <style:text-properties fo:font-style="normal" officeooo:rsid="0153c678" style:font-style-asian="normal" style:font-style-complex="normal"/>
    </style:style>
    <style:style style:name="T183" style:family="text">
      <style:text-properties fo:font-style="normal" officeooo:rsid="015c0fdf" style:font-style-asian="normal" style:font-style-complex="normal"/>
    </style:style>
    <style:style style:name="T184" style:family="text">
      <style:text-properties fo:font-style="normal" officeooo:rsid="015d393f" style:font-style-asian="normal" style:font-style-complex="normal"/>
    </style:style>
    <style:style style:name="T185" style:family="text">
      <style:text-properties fo:font-style="normal" officeooo:rsid="015d6b40" style:font-style-asian="normal" style:font-style-complex="normal"/>
    </style:style>
    <style:style style:name="T186" style:family="text">
      <style:text-properties fo:font-style="normal" officeooo:rsid="015d99f8" style:font-style-asian="normal" style:font-style-complex="normal"/>
    </style:style>
    <style:style style:name="T187" style:family="text">
      <style:text-properties fo:font-style="normal" officeooo:rsid="015e50ef" style:font-style-asian="normal" style:font-style-complex="normal"/>
    </style:style>
    <style:style style:name="T188" style:family="text">
      <style:text-properties fo:font-style="normal" officeooo:rsid="015e7b7a" style:font-style-asian="normal" style:font-style-complex="normal"/>
    </style:style>
    <style:style style:name="T189" style:family="text">
      <style:text-properties fo:font-style="normal" officeooo:rsid="015f41b2" style:font-style-asian="normal" style:font-style-complex="normal"/>
    </style:style>
    <style:style style:name="T190" style:family="text">
      <style:text-properties fo:font-style="normal" officeooo:rsid="0160559e" style:font-style-asian="normal" style:font-style-complex="normal"/>
    </style:style>
    <style:style style:name="T191" style:family="text">
      <style:text-properties fo:font-style="normal" officeooo:rsid="0160c62d" style:font-style-asian="normal" style:font-style-complex="normal"/>
    </style:style>
    <style:style style:name="T192" style:family="text">
      <style:text-properties fo:font-style="normal" officeooo:rsid="0167398c" style:font-style-asian="normal" style:font-style-complex="normal"/>
    </style:style>
    <style:style style:name="T193" style:family="text">
      <style:text-properties fo:font-style="normal" officeooo:rsid="016803a4" style:font-style-asian="normal" style:font-style-complex="normal"/>
    </style:style>
    <style:style style:name="T194" style:family="text">
      <style:text-properties fo:font-style="normal" officeooo:rsid="01686ed2" style:font-style-asian="normal" style:font-style-complex="normal"/>
    </style:style>
    <style:style style:name="T195" style:family="text">
      <style:text-properties fo:font-style="normal" officeooo:rsid="016e9781" style:font-style-asian="normal" style:font-style-complex="normal"/>
    </style:style>
    <style:style style:name="T196" style:family="text">
      <style:text-properties fo:font-style="normal" officeooo:rsid="0172fe30" style:font-style-asian="normal" style:font-style-complex="normal"/>
    </style:style>
    <style:style style:name="T197" style:family="text">
      <style:text-properties fo:font-style="normal" officeooo:rsid="017e9580" style:font-style-asian="normal" style:font-style-complex="normal"/>
    </style:style>
    <style:style style:name="T198" style:family="text">
      <style:text-properties fo:font-style="normal" officeooo:rsid="0181f8ca" style:font-style-asian="normal" style:font-style-complex="normal"/>
    </style:style>
    <style:style style:name="T199" style:family="text">
      <style:text-properties fo:font-style="normal" officeooo:rsid="01807bc2" style:font-style-asian="normal" style:font-style-complex="normal"/>
    </style:style>
    <style:style style:name="T200" style:family="text">
      <style:text-properties fo:font-style="normal" officeooo:rsid="0183faf4" style:font-style-asian="normal" style:font-style-complex="normal"/>
    </style:style>
    <style:style style:name="T201" style:family="text">
      <style:text-properties fo:font-style="normal" officeooo:rsid="0189b78c" style:font-style-asian="normal" style:font-style-complex="normal"/>
    </style:style>
    <style:style style:name="T202" style:family="text">
      <style:text-properties fo:font-style="normal" officeooo:rsid="01900ca3" style:font-style-asian="normal" style:font-style-complex="normal"/>
    </style:style>
    <style:style style:name="T203" style:family="text">
      <style:text-properties fo:font-style="normal" officeooo:rsid="0190ca04" style:font-style-asian="normal" style:font-style-complex="normal"/>
    </style:style>
    <style:style style:name="T204" style:family="text">
      <style:text-properties fo:font-style="normal" officeooo:rsid="0193fef6" style:font-style-asian="normal" style:font-style-complex="normal"/>
    </style:style>
    <style:style style:name="T205" style:family="text">
      <style:text-properties fo:font-style="normal" officeooo:rsid="01940432" style:font-style-asian="normal" style:font-style-complex="normal"/>
    </style:style>
    <style:style style:name="T206" style:family="text">
      <style:text-properties fo:font-style="normal" officeooo:rsid="0194b262" style:font-style-asian="normal" style:font-style-complex="normal"/>
    </style:style>
    <style:style style:name="T207" style:family="text">
      <style:text-properties fo:font-style="normal" officeooo:rsid="01969616" style:font-style-asian="normal" style:font-style-complex="normal"/>
    </style:style>
    <style:style style:name="T208" style:family="text">
      <style:text-properties fo:font-style="normal" officeooo:rsid="0197c715" style:font-style-asian="normal" style:font-style-complex="normal"/>
    </style:style>
    <style:style style:name="T209" style:family="text">
      <style:text-properties fo:font-style="normal" officeooo:rsid="0199d87f" style:font-style-asian="normal" style:font-style-complex="normal"/>
    </style:style>
    <style:style style:name="T210" style:family="text">
      <style:text-properties fo:font-style="normal" officeooo:rsid="019a5e43" style:font-style-asian="normal" style:font-style-complex="normal"/>
    </style:style>
    <style:style style:name="T211" style:family="text">
      <style:text-properties fo:font-style="normal" officeooo:rsid="019bc3ea" style:font-style-asian="normal" style:font-style-complex="normal"/>
    </style:style>
    <style:style style:name="T212" style:family="text">
      <style:text-properties fo:font-style="normal" officeooo:rsid="019a5f25" style:font-style-asian="normal" style:font-style-complex="normal"/>
    </style:style>
    <style:style style:name="T213" style:family="text">
      <style:text-properties fo:font-style="normal" officeooo:rsid="01a13e4d" style:font-style-asian="normal" style:font-style-complex="normal"/>
    </style:style>
    <style:style style:name="T214" style:family="text">
      <style:text-properties fo:font-style="normal" officeooo:rsid="01a20478" style:font-style-asian="normal" style:font-style-complex="normal"/>
    </style:style>
    <style:style style:name="T215" style:family="text">
      <style:text-properties fo:font-style="normal" officeooo:rsid="01a7dc7f" style:font-style-asian="normal" style:font-style-complex="normal"/>
    </style:style>
    <style:style style:name="T216" style:family="text">
      <style:text-properties fo:font-style="normal" officeooo:rsid="01ab8ea8" style:font-style-asian="normal" style:font-style-complex="normal"/>
    </style:style>
    <style:style style:name="T217" style:family="text">
      <style:text-properties fo:font-style="normal" officeooo:rsid="01acbdad" style:font-style-asian="normal" style:font-style-complex="normal"/>
    </style:style>
    <style:style style:name="T218" style:family="text">
      <style:text-properties fo:font-style="normal" officeooo:rsid="01adc0ac" style:font-style-asian="normal" style:font-style-complex="normal"/>
    </style:style>
    <style:style style:name="T219" style:family="text">
      <style:text-properties fo:font-style="normal" officeooo:rsid="01b84c1b" style:font-style-asian="normal" style:font-style-complex="normal"/>
    </style:style>
    <style:style style:name="T220" style:family="text">
      <style:text-properties fo:font-style="normal" officeooo:rsid="01b9196e" style:font-style-asian="normal" style:font-style-complex="normal"/>
    </style:style>
    <style:style style:name="T221" style:family="text">
      <style:text-properties fo:font-style="normal" officeooo:rsid="01d6463f" style:font-style-asian="normal" style:font-style-complex="normal"/>
    </style:style>
    <style:style style:name="T222" style:family="text">
      <style:text-properties fo:font-style="normal" officeooo:rsid="01d6a123" style:font-style-asian="normal" style:font-style-complex="normal"/>
    </style:style>
    <style:style style:name="T223" style:family="text">
      <style:text-properties fo:font-style="normal" officeooo:rsid="01d7c341" style:font-style-asian="normal" style:font-style-complex="normal"/>
    </style:style>
    <style:style style:name="T224" style:family="text">
      <style:text-properties fo:font-style="normal" officeooo:rsid="01e6168b" style:font-style-asian="normal" style:font-style-complex="normal"/>
    </style:style>
    <style:style style:name="T225" style:family="text">
      <style:text-properties fo:font-style="normal" officeooo:rsid="01e7efff" style:font-style-asian="normal" style:font-style-complex="normal"/>
    </style:style>
    <style:style style:name="T226" style:family="text">
      <style:text-properties fo:font-style="normal" officeooo:rsid="01e8e027" style:font-style-asian="normal" style:font-style-complex="normal"/>
    </style:style>
    <style:style style:name="T227" style:family="text">
      <style:text-properties fo:font-style="normal" officeooo:rsid="01e9209f" style:font-style-asian="normal" style:font-style-complex="normal"/>
    </style:style>
    <style:style style:name="T228" style:family="text">
      <style:text-properties fo:font-style="normal" officeooo:rsid="01ea8155" style:font-style-asian="normal" style:font-style-complex="normal"/>
    </style:style>
    <style:style style:name="T229" style:family="text">
      <style:text-properties fo:font-style="normal" officeooo:rsid="01ee27b9" style:font-style-asian="normal" style:font-style-complex="normal"/>
    </style:style>
    <style:style style:name="T230" style:family="text">
      <style:text-properties fo:font-style="normal" officeooo:rsid="01f4226f" style:font-style-asian="normal" style:font-style-complex="normal"/>
    </style:style>
    <style:style style:name="T231" style:family="text">
      <style:text-properties fo:font-style="normal" officeooo:rsid="01f6e67d" style:font-style-asian="normal" style:font-style-complex="normal"/>
    </style:style>
    <style:style style:name="T232" style:family="text">
      <style:text-properties fo:font-style="normal" officeooo:rsid="01f8a6f8" style:font-style-asian="normal" style:font-style-complex="normal"/>
    </style:style>
    <style:style style:name="T233" style:family="text">
      <style:text-properties fo:font-style="normal" officeooo:rsid="01fb7461" style:font-style-asian="normal" style:font-style-complex="normal"/>
    </style:style>
    <style:style style:name="T234" style:family="text">
      <style:text-properties fo:font-style="normal" officeooo:rsid="01fc11b7" style:font-style-asian="normal" style:font-style-complex="normal"/>
    </style:style>
    <style:style style:name="T235" style:family="text">
      <style:text-properties fo:font-style="normal" officeooo:rsid="01ffbe23" style:font-style-asian="normal" style:font-style-complex="normal"/>
    </style:style>
    <style:style style:name="T236" style:family="text">
      <style:text-properties fo:font-style="normal" officeooo:rsid="020212cf" style:font-style-asian="normal" style:font-style-complex="normal"/>
    </style:style>
    <style:style style:name="T237" style:family="text">
      <style:text-properties fo:font-style="normal" officeooo:rsid="02067ac3" style:font-style-asian="normal" style:font-style-complex="normal"/>
    </style:style>
    <style:style style:name="T238" style:family="text">
      <style:text-properties fo:font-style="normal" officeooo:rsid="020d0d0f" style:font-style-asian="normal" style:font-style-complex="normal"/>
    </style:style>
    <style:style style:name="T239" style:family="text">
      <style:text-properties fo:font-style="normal" officeooo:rsid="020fcae9" style:font-style-asian="normal" style:font-style-complex="normal"/>
    </style:style>
    <style:style style:name="T240" style:family="text">
      <style:text-properties fo:font-style="normal" officeooo:rsid="021043df" style:font-style-asian="normal" style:font-style-complex="normal"/>
    </style:style>
    <style:style style:name="T241" style:family="text">
      <style:text-properties fo:font-style="normal" officeooo:rsid="0213c99b" style:font-style-asian="normal" style:font-style-complex="normal"/>
    </style:style>
    <style:style style:name="T242" style:family="text">
      <style:text-properties fo:font-style="normal" officeooo:rsid="02153480" style:font-style-asian="normal" style:font-style-complex="normal"/>
    </style:style>
    <style:style style:name="T243" style:family="text">
      <style:text-properties fo:font-style="normal" officeooo:rsid="021d7bf9" style:font-style-asian="normal" style:font-style-complex="normal"/>
    </style:style>
    <style:style style:name="T244" style:family="text">
      <style:text-properties fo:font-style="normal" officeooo:rsid="022ea5fd" style:font-style-asian="normal" style:font-style-complex="normal"/>
    </style:style>
    <style:style style:name="T245" style:family="text">
      <style:text-properties fo:font-style="normal" officeooo:rsid="023212ba" style:font-style-asian="normal" style:font-style-complex="normal"/>
    </style:style>
    <style:style style:name="T246" style:family="text">
      <style:text-properties fo:font-style="normal" officeooo:rsid="02372972" style:font-style-asian="normal" style:font-style-complex="normal"/>
    </style:style>
    <style:style style:name="T247" style:family="text">
      <style:text-properties fo:font-style="normal" officeooo:rsid="00121efb" style:font-style-asian="normal" style:font-style-complex="normal"/>
    </style:style>
    <style:style style:name="T248" style:family="text">
      <style:text-properties fo:font-style="normal" officeooo:rsid="024f0810" style:font-style-asian="normal" style:font-style-complex="normal"/>
    </style:style>
    <style:style style:name="T249" style:family="text">
      <style:text-properties fo:font-style="normal" officeooo:rsid="024fc7de" style:font-style-asian="normal" style:font-style-complex="normal"/>
    </style:style>
    <style:style style:name="T250" style:family="text">
      <style:text-properties fo:font-style="normal" officeooo:rsid="025ab0dc" style:font-style-asian="normal" style:font-style-complex="normal"/>
    </style:style>
    <style:style style:name="T251" style:family="text">
      <style:text-properties fo:font-style="normal" officeooo:rsid="025cdf35" style:font-style-asian="normal" style:font-style-complex="normal"/>
    </style:style>
    <style:style style:name="T252" style:family="text">
      <style:text-properties fo:font-style="normal" officeooo:rsid="0263ace4" style:font-style-asian="normal" style:font-style-complex="normal"/>
    </style:style>
    <style:style style:name="T253" style:family="text">
      <style:text-properties fo:font-style="normal" officeooo:rsid="0270504a" style:font-style-asian="normal" style:font-style-complex="normal"/>
    </style:style>
    <style:style style:name="T254" style:family="text">
      <style:text-properties fo:font-style="normal" officeooo:rsid="0270a41d" style:font-style-asian="normal" style:font-style-complex="normal"/>
    </style:style>
    <style:style style:name="T255" style:family="text">
      <style:text-properties fo:font-style="normal" officeooo:rsid="02730ac2" style:font-style-asian="normal" style:font-style-complex="normal"/>
    </style:style>
    <style:style style:name="T256" style:family="text">
      <style:text-properties fo:font-style="normal" officeooo:rsid="028ca290" style:font-style-asian="normal" style:font-style-complex="normal"/>
    </style:style>
    <style:style style:name="T257" style:family="text">
      <style:text-properties fo:font-style="normal" officeooo:rsid="028e0417"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ee9742" style:font-style-asian="normal" style:font-weight-asian="normal" style:font-style-complex="normal" style:font-weight-complex="normal"/>
    </style:style>
    <style:style style:name="T260" style:family="text">
      <style:text-properties fo:font-style="normal" fo:font-weight="normal" officeooo:rsid="019d84fd" style:font-style-asian="normal" style:font-weight-asian="normal" style:font-style-complex="normal" style:font-weight-complex="normal"/>
    </style:style>
    <style:style style:name="T261" style:family="text">
      <style:text-properties fo:font-style="normal" fo:font-weight="normal" officeooo:rsid="019de539" style:font-style-asian="normal" style:font-weight-asian="normal" style:font-style-complex="normal" style:font-weight-complex="normal"/>
    </style:style>
    <style:style style:name="T262" style:family="text">
      <style:text-properties fo:font-style="normal" fo:font-weight="normal" officeooo:rsid="019f2041" style:font-style-asian="normal" style:font-weight-asian="normal" style:font-style-complex="normal" style:font-weight-complex="normal"/>
    </style:style>
    <style:style style:name="T263" style:family="text">
      <style:text-properties fo:font-style="normal" fo:font-weight="normal" officeooo:rsid="01a0b422" style:font-style-asian="normal" style:font-weight-asian="normal" style:font-style-complex="normal" style:font-weight-complex="normal"/>
    </style:style>
    <style:style style:name="T264" style:family="text">
      <style:text-properties fo:font-style="normal" fo:font-weight="normal" officeooo:rsid="01a20478" style:font-style-asian="normal" style:font-weight-asian="normal" style:font-style-complex="normal" style:font-weight-complex="normal"/>
    </style:style>
    <style:style style:name="T265" style:family="text">
      <style:text-properties fo:font-style="normal" fo:font-weight="normal" officeooo:rsid="012db298" style:font-style-asian="normal" style:font-weight-asian="normal" style:font-style-complex="normal" style:font-weight-complex="normal"/>
    </style:style>
    <style:style style:name="T266" style:family="text">
      <style:text-properties fo:font-style="normal" fo:font-weight="normal" officeooo:rsid="023212ba" style:font-style-asian="normal" style:font-weight-asian="normal" style:font-style-complex="normal" style:font-weight-complex="normal"/>
    </style:style>
    <style:style style:name="T267" style:family="text">
      <style:text-properties fo:font-style="normal" fo:font-weight="normal" officeooo:rsid="02372972" style:font-style-asian="normal" style:font-weight-asian="normal" style:font-style-complex="normal" style:font-weight-complex="normal"/>
    </style:style>
    <style:style style:name="T268" style:family="text">
      <style:text-properties fo:font-style="normal" fo:font-weight="normal" officeooo:rsid="027565b4" style:font-style-asian="normal" style:font-weight-asian="normal" style:font-style-complex="normal" style:font-weight-complex="normal"/>
    </style:style>
    <style:style style:name="T269" style:family="text">
      <style:text-properties fo:font-style="normal" fo:font-weight="normal" officeooo:rsid="02765a1b" style:font-style-asian="normal" style:font-weight-asian="normal" style:font-style-complex="normal" style:font-weight-complex="normal"/>
    </style:style>
    <style:style style:name="T270" style:family="text">
      <style:text-properties fo:font-style="normal" fo:font-weight="normal" officeooo:rsid="0288e217" style:font-style-asian="normal" style:font-weight-asian="normal" style:font-style-complex="normal" style:font-weight-complex="normal"/>
    </style:style>
    <style:style style:name="T271" style:family="text">
      <style:text-properties fo:font-style="normal" style:text-underline-style="none" style:font-style-asian="normal" style:font-style-complex="normal"/>
    </style:style>
    <style:style style:name="T272" style:family="text">
      <style:text-properties fo:font-style="normal" style:text-underline-style="none" officeooo:rsid="01be8a9f" style:font-style-asian="normal" style:font-style-complex="normal"/>
    </style:style>
    <style:style style:name="T273" style:family="text">
      <style:text-properties fo:font-style="normal" style:text-underline-style="none" officeooo:rsid="01c0511e" style:font-style-asian="normal" style:font-style-complex="normal"/>
    </style:style>
    <style:style style:name="T274" style:family="text">
      <style:text-properties fo:font-style="normal" style:text-underline-style="none" officeooo:rsid="01fd01d6" style:font-style-asian="normal" style:font-style-complex="normal"/>
    </style:style>
    <style:style style:name="T275" style:family="text">
      <style:text-properties fo:font-style="normal" style:text-underline-style="none" officeooo:rsid="02637ad9" style:font-style-asian="normal" style:font-style-complex="normal"/>
    </style:style>
    <style:style style:name="T276" style:family="text">
      <style:text-properties fo:font-weight="normal" style:font-weight-asian="normal" style:font-weight-complex="normal"/>
    </style:style>
    <style:style style:name="T277" style:family="text">
      <style:text-properties fo:font-weight="normal" officeooo:rsid="01a0b422" style:font-weight-asian="normal" style:font-weight-complex="normal"/>
    </style:style>
    <style:style style:name="T278" style:family="text">
      <style:text-properties fo:font-weight="normal" officeooo:rsid="01a0cbca" style:font-weight-asian="normal" style:font-weight-complex="normal"/>
    </style:style>
    <style:style style:name="T279" style:family="text">
      <style:text-properties fo:font-weight="normal" officeooo:rsid="01fc11b7" style:font-weight-asian="normal" style:font-weight-complex="normal"/>
    </style:style>
    <style:style style:name="T280" style:family="text">
      <style:text-properties fo:font-weight="normal" officeooo:rsid="020097ba" style:font-weight-asian="normal" style:font-weight-complex="normal"/>
    </style:style>
    <style:style style:name="T281" style:family="text">
      <style:text-properties fo:font-weight="normal" officeooo:rsid="0225f7ec" style:font-weight-asian="normal" style:font-weight-complex="normal"/>
    </style:style>
    <style:style style:name="T282" style:family="text">
      <style:text-properties fo:font-weight="normal" officeooo:rsid="022ea5fd" style:font-weight-asian="normal" style:font-weight-complex="normal"/>
    </style:style>
    <style:style style:name="T283" style:family="text">
      <style:text-properties fo:font-weight="normal" officeooo:rsid="02306ef1" style:font-weight-asian="normal" style:font-weight-complex="normal"/>
    </style:style>
    <style:style style:name="T284" style:family="text">
      <style:text-properties fo:font-weight="normal" officeooo:rsid="0233d816" style:font-weight-asian="normal" style:font-weight-complex="normal"/>
    </style:style>
    <style:style style:name="T285" style:family="text">
      <style:text-properties fo:font-weight="normal" officeooo:rsid="02465411" style:font-weight-asian="normal" style:font-weight-complex="normal"/>
    </style:style>
    <style:style style:name="T286" style:family="text">
      <style:text-properties fo:font-weight="normal" officeooo:rsid="025b327e" style:font-weight-asian="normal" style:font-weight-complex="normal"/>
    </style:style>
    <style:style style:name="T287" style:family="text">
      <style:text-properties fo:font-weight="normal" officeooo:rsid="0277cafa" style:font-weight-asian="normal" style:font-weight-complex="normal"/>
    </style:style>
    <style:style style:name="T288" style:family="text">
      <style:text-properties fo:font-weight="normal" officeooo:rsid="027bbdda" style:font-weight-asian="normal" style:font-weight-complex="normal"/>
    </style:style>
    <style:style style:name="T289" style:family="text">
      <style:text-properties fo:font-weight="normal" officeooo:rsid="027f8f2f" style:font-weight-asian="normal" style:font-weight-complex="normal"/>
    </style:style>
    <style:style style:name="T290" style:family="text">
      <style:text-properties fo:font-weight="normal" officeooo:rsid="02815689" style:font-weight-asian="normal" style:font-weight-complex="normal"/>
    </style:style>
    <style:style style:name="T291" style:family="text">
      <style:text-properties style:text-position="0% 100%"/>
    </style:style>
    <style:style style:name="T292" style:family="text">
      <style:text-properties style:text-position="0% 100%" fo:font-style="normal" style:font-style-asian="normal" style:font-style-complex="normal"/>
    </style:style>
    <style:style style:name="T293" style:family="text">
      <style:text-properties style:text-position="0% 100%" fo:font-style="normal" officeooo:rsid="017499ce" style:font-style-asian="normal" style:font-style-complex="normal"/>
    </style:style>
    <style:style style:name="T294" style:family="text">
      <style:text-properties style:text-position="0% 100%" fo:font-style="normal" officeooo:rsid="0175d398" style:font-style-asian="normal" style:font-style-complex="normal"/>
    </style:style>
    <style:style style:name="T295" style:family="text">
      <style:text-properties style:text-position="0% 100%" fo:font-style="normal" officeooo:rsid="017679a6" style:font-style-asian="normal" style:font-style-complex="normal"/>
    </style:style>
    <style:style style:name="T296" style:family="text">
      <style:text-properties style:text-position="0% 100%" fo:font-style="normal" officeooo:rsid="0176f773" style:font-style-asian="normal" style:font-style-complex="normal"/>
    </style:style>
    <style:style style:name="T297" style:family="text">
      <style:text-properties style:text-position="0% 100%" fo:font-style="normal" officeooo:rsid="017880c1" style:font-style-asian="normal" style:font-style-complex="normal"/>
    </style:style>
    <style:style style:name="T298" style:family="text">
      <style:text-properties style:text-position="0% 100%" fo:font-style="normal" officeooo:rsid="017c1df8" style:font-style-asian="normal" style:font-style-complex="normal"/>
    </style:style>
    <style:style style:name="T299" style:family="text">
      <style:text-properties style:text-position="0% 100%" fo:font-style="normal" officeooo:rsid="01807bc2" style:font-style-asian="normal" style:font-style-complex="normal"/>
    </style:style>
    <style:style style:name="T300" style:family="text">
      <style:text-properties style:text-position="0% 100%" fo:font-style="normal" officeooo:rsid="0213c99b" style:font-style-asian="normal" style:font-style-complex="normal"/>
    </style:style>
    <style:style style:name="T301" style:family="text">
      <style:text-properties style:text-position="0% 100%" fo:font-style="normal" fo:font-weight="normal" style:font-style-asian="normal" style:font-weight-asian="normal" style:font-style-complex="normal" style:font-weight-complex="normal"/>
    </style:style>
    <style:style style:name="T302" style:family="text">
      <style:text-properties style:text-position="0% 100%" fo:font-style="normal" fo:font-weight="normal" officeooo:rsid="01b269d0" style:font-style-asian="normal" style:font-weight-asian="normal" style:font-style-complex="normal" style:font-weight-complex="normal"/>
    </style:style>
    <style:style style:name="T303" style:family="text">
      <style:text-properties style:text-position="0% 100%" fo:font-style="normal" fo:font-weight="normal" officeooo:rsid="01b42bb2" style:font-style-asian="normal" style:font-weight-asian="normal" style:font-style-complex="normal" style:font-weight-complex="normal"/>
    </style:style>
    <style:style style:name="T304" style:family="text">
      <style:text-properties style:text-position="0% 100%" officeooo:rsid="0060a04a"/>
    </style:style>
    <style:style style:name="T305" style:family="text">
      <style:text-properties style:text-position="0% 100%" officeooo:rsid="0179aa03"/>
    </style:style>
    <style:style style:name="T306" style:family="text">
      <style:text-properties style:text-position="0% 100%" fo:font-style="italic" style:font-style-asian="italic" style:font-style-complex="italic"/>
    </style:style>
    <style:style style:name="T307" style:family="text">
      <style:text-properties style:text-position="0% 100%" fo:font-weight="normal" style:font-weight-asian="normal" style:font-weight-complex="normal"/>
    </style:style>
    <style:style style:name="T308" style:family="text">
      <style:text-properties style:text-underline-style="none"/>
    </style:style>
    <style:style style:name="T309" style:family="text">
      <style:text-properties style:text-underline-style="none" fo:font-weight="normal" style:font-weight-asian="normal" style:font-weight-complex="normal"/>
    </style:style>
    <style:style style:name="T310" style:family="text">
      <style:text-properties style:text-underline-style="none" officeooo:rsid="0062a79f"/>
    </style:style>
    <style:style style:name="T311" style:family="text">
      <style:text-properties style:text-underline-style="none" officeooo:rsid="01be8a9f"/>
    </style:style>
    <style:style style:name="T312" style:family="text">
      <style:text-properties style:text-underline-style="none" officeooo:rsid="02604376"/>
    </style:style>
    <style:style style:name="T313" style:family="text">
      <style:text-properties fo:font-variant="normal" fo:text-transform="none" fo:color="#252525" fo:letter-spacing="normal" fo:font-weight="normal" style:font-weight-asian="normal" style:font-weight-complex="normal"/>
    </style:style>
    <style:style style:name="T314" style:family="text">
      <style:text-properties fo:font-variant="normal" fo:text-transform="none" fo:color="#252525" fo:letter-spacing="normal" fo:font-weight="normal" officeooo:rsid="00137bc9" style:font-weight-asian="normal" style:font-weight-complex="normal"/>
    </style:style>
    <style:style style:name="T315" style:family="text">
      <style:text-properties fo:font-variant="normal" fo:text-transform="none" fo:color="#252525" fo:letter-spacing="normal" fo:font-weight="normal" officeooo:rsid="00149059" style:font-weight-asian="normal" style:font-weight-complex="normal"/>
    </style:style>
    <style:style style:name="T316" style:family="text">
      <style:text-properties fo:font-variant="normal" fo:text-transform="none" fo:color="#252525" fo:letter-spacing="normal" fo:font-weight="normal" officeooo:rsid="0058ece2" style:font-weight-asian="normal" style:font-weight-complex="normal"/>
    </style:style>
    <style:style style:name="T317" style:family="text">
      <style:text-properties fo:font-variant="normal" fo:text-transform="none" fo:color="#252525" fo:letter-spacing="normal" fo:font-weight="normal" officeooo:rsid="005995a0" style:font-weight-asian="normal" style:font-weight-complex="normal"/>
    </style:style>
    <style:style style:name="T318" style:family="text">
      <style:text-properties fo:font-variant="normal" fo:text-transform="none" fo:color="#252525" fo:letter-spacing="normal" fo:font-weight="normal" officeooo:rsid="005a0eb7" style:font-weight-asian="normal" style:font-weight-complex="normal"/>
    </style:style>
    <style:style style:name="T319" style:family="text">
      <style:text-properties fo:font-variant="normal" fo:text-transform="none" fo:color="#252525" fo:letter-spacing="normal" fo:font-weight="normal" officeooo:rsid="01bbf893" style:font-weight-asian="normal" style:font-weight-complex="normal"/>
    </style:style>
    <style:style style:name="T320" style:family="text">
      <style:text-properties fo:font-variant="normal" fo:text-transform="none" fo:color="#252525" fo:letter-spacing="normal" fo:font-weight="normal" officeooo:rsid="005b7f57" style:font-weight-asian="normal" style:font-weight-complex="normal"/>
    </style:style>
    <style:style style:name="T321" style:family="text">
      <style:text-properties fo:font-variant="normal" fo:text-transform="none" fo:color="#252525" fo:letter-spacing="normal" fo:font-weight="normal" officeooo:rsid="005ce06f" style:font-weight-asian="normal" style:font-weight-complex="normal"/>
    </style:style>
    <style:style style:name="T322" style:family="text">
      <style:text-properties fo:font-variant="normal" fo:text-transform="none" fo:color="#252525" fo:letter-spacing="normal" fo:font-weight="normal" officeooo:rsid="005d372b" style:font-weight-asian="normal" style:font-weight-complex="normal"/>
    </style:style>
    <style:style style:name="T323" style:family="text">
      <style:text-properties fo:font-variant="normal" fo:text-transform="none" fo:color="#252525" fo:letter-spacing="normal" fo:font-weight="normal" officeooo:rsid="005e9025" style:font-weight-asian="normal" style:font-weight-complex="normal"/>
    </style:style>
    <style:style style:name="T324"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25"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26"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2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28"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29"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30"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31"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32"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33"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34" style:family="text">
      <style:text-properties officeooo:rsid="0007bf7a"/>
    </style:style>
    <style:style style:name="T335" style:family="text">
      <style:text-properties officeooo:rsid="00093ce0"/>
    </style:style>
    <style:style style:name="T336" style:family="text">
      <style:text-properties officeooo:rsid="0009506c"/>
    </style:style>
    <style:style style:name="T337" style:family="text">
      <style:text-properties officeooo:rsid="000b3988"/>
    </style:style>
    <style:style style:name="T338" style:family="text">
      <style:text-properties officeooo:rsid="000cef2b"/>
    </style:style>
    <style:style style:name="T339" style:family="text">
      <style:text-properties officeooo:rsid="000e6262"/>
    </style:style>
    <style:style style:name="T340" style:family="text">
      <style:text-properties officeooo:rsid="0012c39e"/>
    </style:style>
    <style:style style:name="T341" style:family="text">
      <style:text-properties officeooo:rsid="0013ca1d"/>
    </style:style>
    <style:style style:name="T342" style:family="text">
      <style:text-properties officeooo:rsid="0014f9e1"/>
    </style:style>
    <style:style style:name="T343" style:family="text">
      <style:text-properties officeooo:rsid="0016c563"/>
    </style:style>
    <style:style style:name="T344" style:family="text">
      <style:text-properties officeooo:rsid="001850e6"/>
    </style:style>
    <style:style style:name="T345" style:family="text">
      <style:text-properties officeooo:rsid="00197a00"/>
    </style:style>
    <style:style style:name="T346" style:family="text">
      <style:text-properties officeooo:rsid="001ca5c2"/>
    </style:style>
    <style:style style:name="T347" style:family="text">
      <style:text-properties officeooo:rsid="001f9a63"/>
    </style:style>
    <style:style style:name="T348" style:family="text">
      <style:text-properties officeooo:rsid="0023139b"/>
    </style:style>
    <style:style style:name="T349" style:family="text">
      <style:text-properties officeooo:rsid="0024cc69"/>
    </style:style>
    <style:style style:name="T350" style:family="text">
      <style:text-properties officeooo:rsid="00269fed"/>
    </style:style>
    <style:style style:name="T351" style:family="text">
      <style:text-properties officeooo:rsid="002857d2"/>
    </style:style>
    <style:style style:name="T352" style:family="text">
      <style:text-properties officeooo:rsid="002bd855"/>
    </style:style>
    <style:style style:name="T353" style:family="text">
      <style:text-properties officeooo:rsid="002dbcc5"/>
    </style:style>
    <style:style style:name="T354" style:family="text">
      <style:text-properties officeooo:rsid="0031432e"/>
    </style:style>
    <style:style style:name="T355" style:family="text">
      <style:text-properties officeooo:rsid="00316d40"/>
    </style:style>
    <style:style style:name="T356" style:family="text">
      <style:text-properties officeooo:rsid="0032adb6"/>
    </style:style>
    <style:style style:name="T357" style:family="text">
      <style:text-properties officeooo:rsid="00342a55"/>
    </style:style>
    <style:style style:name="T358" style:family="text">
      <style:text-properties officeooo:rsid="003437ac"/>
    </style:style>
    <style:style style:name="T359" style:family="text">
      <style:text-properties officeooo:rsid="00345262"/>
    </style:style>
    <style:style style:name="T360" style:family="text">
      <style:text-properties officeooo:rsid="00351ab5"/>
    </style:style>
    <style:style style:name="T361" style:family="text">
      <style:text-properties officeooo:rsid="00361bc8"/>
    </style:style>
    <style:style style:name="T362" style:family="text">
      <style:text-properties officeooo:rsid="003719b3"/>
    </style:style>
    <style:style style:name="T363" style:family="text">
      <style:text-properties officeooo:rsid="00377108"/>
    </style:style>
    <style:style style:name="T364" style:family="text">
      <style:text-properties officeooo:rsid="003cfdb2"/>
    </style:style>
    <style:style style:name="T365" style:family="text">
      <style:text-properties officeooo:rsid="003d3646"/>
    </style:style>
    <style:style style:name="T366" style:family="text">
      <style:text-properties officeooo:rsid="003f3291"/>
    </style:style>
    <style:style style:name="T367" style:family="text">
      <style:text-properties officeooo:rsid="00448f4d"/>
    </style:style>
    <style:style style:name="T368" style:family="text">
      <style:text-properties officeooo:rsid="00456e10"/>
    </style:style>
    <style:style style:name="T369" style:family="text">
      <style:text-properties officeooo:rsid="004bce25"/>
    </style:style>
    <style:style style:name="T370" style:family="text">
      <style:text-properties officeooo:rsid="00539b5d"/>
    </style:style>
    <style:style style:name="T371" style:family="text">
      <style:text-properties officeooo:rsid="00554bc6"/>
    </style:style>
    <style:style style:name="T372" style:family="text">
      <style:text-properties officeooo:rsid="00577755"/>
    </style:style>
    <style:style style:name="T373" style:family="text">
      <style:text-properties officeooo:rsid="005a0eb7"/>
    </style:style>
    <style:style style:name="T374" style:family="text">
      <style:text-properties officeooo:rsid="005b7f57"/>
    </style:style>
    <style:style style:name="T375" style:family="text">
      <style:text-properties officeooo:rsid="005e9025"/>
    </style:style>
    <style:style style:name="T376" style:family="text">
      <style:text-properties officeooo:rsid="0060a04a"/>
    </style:style>
    <style:style style:name="T377" style:family="text">
      <style:text-properties officeooo:rsid="00612378"/>
    </style:style>
    <style:style style:name="T378" style:family="text">
      <style:text-properties officeooo:rsid="0062a79f"/>
    </style:style>
    <style:style style:name="T379" style:family="text">
      <style:text-properties officeooo:rsid="00635308"/>
    </style:style>
    <style:style style:name="T380" style:family="text">
      <style:text-properties officeooo:rsid="00652569"/>
    </style:style>
    <style:style style:name="T381" style:family="text">
      <style:text-properties officeooo:rsid="0065f47d"/>
    </style:style>
    <style:style style:name="T382" style:family="text">
      <style:text-properties officeooo:rsid="00661168"/>
    </style:style>
    <style:style style:name="T383" style:family="text">
      <style:text-properties officeooo:rsid="0067422c"/>
    </style:style>
    <style:style style:name="T384" style:family="text">
      <style:text-properties officeooo:rsid="00683e1f"/>
    </style:style>
    <style:style style:name="T385" style:family="text">
      <style:text-properties officeooo:rsid="006baf8d"/>
    </style:style>
    <style:style style:name="T386" style:family="text">
      <style:text-properties officeooo:rsid="006c50c3"/>
    </style:style>
    <style:style style:name="T387" style:family="text">
      <style:text-properties officeooo:rsid="006c77b7"/>
    </style:style>
    <style:style style:name="T388" style:family="text">
      <style:text-properties officeooo:rsid="006e4de7"/>
    </style:style>
    <style:style style:name="T389" style:family="text">
      <style:text-properties officeooo:rsid="006f8c63"/>
    </style:style>
    <style:style style:name="T390" style:family="text">
      <style:text-properties officeooo:rsid="0070b72a"/>
    </style:style>
    <style:style style:name="T391" style:family="text">
      <style:text-properties officeooo:rsid="0073fd50"/>
    </style:style>
    <style:style style:name="T392" style:family="text">
      <style:text-properties officeooo:rsid="0085d3da"/>
    </style:style>
    <style:style style:name="T393" style:family="text">
      <style:text-properties officeooo:rsid="008b6ac9"/>
    </style:style>
    <style:style style:name="T394" style:family="text">
      <style:text-properties officeooo:rsid="008c0927"/>
    </style:style>
    <style:style style:name="T395" style:family="text">
      <style:text-properties officeooo:rsid="008c8977"/>
    </style:style>
    <style:style style:name="T396" style:family="text">
      <style:text-properties officeooo:rsid="00920280"/>
    </style:style>
    <style:style style:name="T397" style:family="text">
      <style:text-properties officeooo:rsid="009a19f6"/>
    </style:style>
    <style:style style:name="T398" style:family="text">
      <style:text-properties officeooo:rsid="009bddba"/>
    </style:style>
    <style:style style:name="T399" style:family="text">
      <style:text-properties officeooo:rsid="0074a41f"/>
    </style:style>
    <style:style style:name="T400" style:family="text">
      <style:text-properties officeooo:rsid="009e0d7e"/>
    </style:style>
    <style:style style:name="T401" style:family="text">
      <style:text-properties officeooo:rsid="009ef20f"/>
    </style:style>
    <style:style style:name="T402" style:family="text">
      <style:text-properties officeooo:rsid="009fae10"/>
    </style:style>
    <style:style style:name="T403" style:family="text">
      <style:text-properties officeooo:rsid="00a01156"/>
    </style:style>
    <style:style style:name="T404" style:family="text">
      <style:text-properties officeooo:rsid="00ad51d1"/>
    </style:style>
    <style:style style:name="T405" style:family="text">
      <style:text-properties officeooo:rsid="00b19af6"/>
    </style:style>
    <style:style style:name="T406" style:family="text">
      <style:text-properties officeooo:rsid="00b2f5a4"/>
    </style:style>
    <style:style style:name="T407" style:family="text">
      <style:text-properties officeooo:rsid="00b49eb3"/>
    </style:style>
    <style:style style:name="T408" style:family="text">
      <style:text-properties officeooo:rsid="00b62417"/>
    </style:style>
    <style:style style:name="T409" style:family="text">
      <style:text-properties officeooo:rsid="00b74598"/>
    </style:style>
    <style:style style:name="T410" style:family="text">
      <style:text-properties officeooo:rsid="00b76897"/>
    </style:style>
    <style:style style:name="T411" style:family="text">
      <style:text-properties officeooo:rsid="00b9462c"/>
    </style:style>
    <style:style style:name="T412" style:family="text">
      <style:text-properties officeooo:rsid="00b9f03e"/>
    </style:style>
    <style:style style:name="T413" style:family="text">
      <style:text-properties officeooo:rsid="00bb3284"/>
    </style:style>
    <style:style style:name="T414" style:family="text">
      <style:text-properties officeooo:rsid="00bbd592"/>
    </style:style>
    <style:style style:name="T415" style:family="text">
      <style:text-properties officeooo:rsid="00bd25cd"/>
    </style:style>
    <style:style style:name="T416" style:family="text">
      <style:text-properties officeooo:rsid="00be51f2"/>
    </style:style>
    <style:style style:name="T417" style:family="text">
      <style:text-properties officeooo:rsid="00c0aea7"/>
    </style:style>
    <style:style style:name="T418" style:family="text">
      <style:text-properties officeooo:rsid="00c116cd"/>
    </style:style>
    <style:style style:name="T419" style:family="text">
      <style:text-properties officeooo:rsid="00c18f73"/>
    </style:style>
    <style:style style:name="T420" style:family="text">
      <style:text-properties officeooo:rsid="00c7e12d"/>
    </style:style>
    <style:style style:name="T421" style:family="text">
      <style:text-properties officeooo:rsid="00c987e6"/>
    </style:style>
    <style:style style:name="T422" style:family="text">
      <style:text-properties officeooo:rsid="00ca9a0c"/>
    </style:style>
    <style:style style:name="T423" style:family="text">
      <style:text-properties officeooo:rsid="00cc74e4"/>
    </style:style>
    <style:style style:name="T424" style:family="text">
      <style:text-properties officeooo:rsid="00d74869"/>
    </style:style>
    <style:style style:name="T425" style:family="text">
      <style:text-properties officeooo:rsid="00d886c1"/>
    </style:style>
    <style:style style:name="T426" style:family="text">
      <style:text-properties officeooo:rsid="00d8e4e3"/>
    </style:style>
    <style:style style:name="T427" style:family="text">
      <style:text-properties officeooo:rsid="00d95912"/>
    </style:style>
    <style:style style:name="T428" style:family="text">
      <style:text-properties officeooo:rsid="00da1c1d"/>
    </style:style>
    <style:style style:name="T429" style:family="text">
      <style:text-properties officeooo:rsid="00db38e4"/>
    </style:style>
    <style:style style:name="T430" style:family="text">
      <style:text-properties officeooo:rsid="00dcf1a1"/>
    </style:style>
    <style:style style:name="T431" style:family="text">
      <style:text-properties officeooo:rsid="00ddf9d9"/>
    </style:style>
    <style:style style:name="T432" style:family="text">
      <style:text-properties officeooo:rsid="00dee965"/>
    </style:style>
    <style:style style:name="T433" style:family="text">
      <style:text-properties officeooo:rsid="00df3b17"/>
    </style:style>
    <style:style style:name="T434" style:family="text">
      <style:text-properties officeooo:rsid="00e0f50d"/>
    </style:style>
    <style:style style:name="T435" style:family="text">
      <style:text-properties officeooo:rsid="00e814a5"/>
    </style:style>
    <style:style style:name="T436" style:family="text">
      <style:text-properties officeooo:rsid="00ef619a"/>
    </style:style>
    <style:style style:name="T437" style:family="text">
      <style:text-properties officeooo:rsid="00f0a0fb"/>
    </style:style>
    <style:style style:name="T438" style:family="text">
      <style:text-properties officeooo:rsid="00f9997a"/>
    </style:style>
    <style:style style:name="T439" style:family="text">
      <style:text-properties officeooo:rsid="00fb80b2"/>
    </style:style>
    <style:style style:name="T440" style:family="text">
      <style:text-properties officeooo:rsid="00fcf6df"/>
    </style:style>
    <style:style style:name="T441" style:family="text">
      <style:text-properties officeooo:rsid="00fde6b6"/>
    </style:style>
    <style:style style:name="T442" style:family="text">
      <style:text-properties officeooo:rsid="00ff7f6d"/>
    </style:style>
    <style:style style:name="T443" style:family="text">
      <style:text-properties officeooo:rsid="01004dd9"/>
    </style:style>
    <style:style style:name="T444" style:family="text">
      <style:text-properties officeooo:rsid="0103f151"/>
    </style:style>
    <style:style style:name="T445" style:family="text">
      <style:text-properties officeooo:rsid="01051d37"/>
    </style:style>
    <style:style style:name="T446" style:family="text">
      <style:text-properties officeooo:rsid="0113b334"/>
    </style:style>
    <style:style style:name="T447" style:family="text">
      <style:text-properties fo:language="de" fo:country="DE"/>
    </style:style>
    <style:style style:name="T448" style:family="text">
      <style:text-properties fo:language="de" fo:country="DE" officeooo:rsid="00eaa611"/>
    </style:style>
    <style:style style:name="T449" style:family="text">
      <style:text-properties fo:language="de" fo:country="DE" officeooo:rsid="0172cd8b"/>
    </style:style>
    <style:style style:name="T450" style:family="text">
      <style:text-properties officeooo:rsid="01142876"/>
    </style:style>
    <style:style style:name="T451" style:family="text">
      <style:text-properties officeooo:rsid="0115a024"/>
    </style:style>
    <style:style style:name="T452" style:family="text">
      <style:text-properties officeooo:rsid="0116f94d"/>
    </style:style>
    <style:style style:name="T453" style:family="text">
      <style:text-properties officeooo:rsid="01188848"/>
    </style:style>
    <style:style style:name="T454" style:family="text">
      <style:text-properties officeooo:rsid="0118f034"/>
    </style:style>
    <style:style style:name="T455" style:family="text">
      <style:text-properties officeooo:rsid="011904da"/>
    </style:style>
    <style:style style:name="T456" style:family="text">
      <style:text-properties officeooo:rsid="011a6c4f"/>
    </style:style>
    <style:style style:name="T457" style:family="text">
      <style:text-properties officeooo:rsid="011ac176"/>
    </style:style>
    <style:style style:name="T458" style:family="text">
      <style:text-properties officeooo:rsid="011cad1f"/>
    </style:style>
    <style:style style:name="T459" style:family="text">
      <style:text-properties officeooo:rsid="011d5cca"/>
    </style:style>
    <style:style style:name="T460" style:family="text">
      <style:text-properties officeooo:rsid="0122f472"/>
    </style:style>
    <style:style style:name="T461" style:family="text">
      <style:text-properties officeooo:rsid="01256dcf"/>
    </style:style>
    <style:style style:name="T462" style:family="text">
      <style:text-properties officeooo:rsid="0126d579"/>
    </style:style>
    <style:style style:name="T463" style:family="text">
      <style:text-properties officeooo:rsid="012ba6a9"/>
    </style:style>
    <style:style style:name="T464" style:family="text">
      <style:text-properties officeooo:rsid="012bec1f"/>
    </style:style>
    <style:style style:name="T465" style:family="text">
      <style:text-properties officeooo:rsid="012dd527"/>
    </style:style>
    <style:style style:name="T466" style:family="text">
      <style:text-properties officeooo:rsid="012dd8b7"/>
    </style:style>
    <style:style style:name="T467" style:family="text">
      <style:text-properties officeooo:rsid="0130ca7d"/>
    </style:style>
    <style:style style:name="T468" style:family="text">
      <style:text-properties officeooo:rsid="0132456f"/>
    </style:style>
    <style:style style:name="T469" style:family="text">
      <style:text-properties officeooo:rsid="0134ad19"/>
    </style:style>
    <style:style style:name="T470" style:family="text">
      <style:text-properties officeooo:rsid="01366fe1"/>
    </style:style>
    <style:style style:name="T471" style:family="text">
      <style:text-properties officeooo:rsid="0137af86"/>
    </style:style>
    <style:style style:name="T472" style:family="text">
      <style:text-properties officeooo:rsid="01391997"/>
    </style:style>
    <style:style style:name="T473" style:family="text">
      <style:text-properties officeooo:rsid="0139e96c"/>
    </style:style>
    <style:style style:name="T474" style:family="text">
      <style:text-properties officeooo:rsid="013c7f5d"/>
    </style:style>
    <style:style style:name="T475" style:family="text">
      <style:text-properties officeooo:rsid="013e45c6"/>
    </style:style>
    <style:style style:name="T476" style:family="text">
      <style:text-properties officeooo:rsid="013ffd54"/>
    </style:style>
    <style:style style:name="T477" style:family="text">
      <style:text-properties officeooo:rsid="0145bf40"/>
    </style:style>
    <style:style style:name="T478" style:family="text">
      <style:text-properties officeooo:rsid="01465fb9"/>
    </style:style>
    <style:style style:name="T479" style:family="text">
      <style:text-properties officeooo:rsid="01482913"/>
    </style:style>
    <style:style style:name="T480" style:family="text">
      <style:text-properties officeooo:rsid="01496c34"/>
    </style:style>
    <style:style style:name="T481" style:family="text">
      <style:text-properties officeooo:rsid="014b2f53"/>
    </style:style>
    <style:style style:name="T482" style:family="text">
      <style:text-properties officeooo:rsid="01527012"/>
    </style:style>
    <style:style style:name="T483" style:family="text">
      <style:text-properties officeooo:rsid="0152bd1f"/>
    </style:style>
    <style:style style:name="T484" style:family="text">
      <style:text-properties officeooo:rsid="01531c2b"/>
    </style:style>
    <style:style style:name="T485" style:family="text">
      <style:text-properties officeooo:rsid="0153c678"/>
    </style:style>
    <style:style style:name="T486" style:family="text">
      <style:text-properties officeooo:rsid="0154dc3a"/>
    </style:style>
    <style:style style:name="T487" style:family="text">
      <style:text-properties officeooo:rsid="01563ba3"/>
    </style:style>
    <style:style style:name="T488" style:family="text">
      <style:text-properties officeooo:rsid="0157a24b"/>
    </style:style>
    <style:style style:name="T489" style:family="text">
      <style:text-properties officeooo:rsid="015aa7d3"/>
    </style:style>
    <style:style style:name="T490" style:family="text">
      <style:text-properties officeooo:rsid="015bf7d3"/>
    </style:style>
    <style:style style:name="T491" style:family="text">
      <style:text-properties officeooo:rsid="015d6b40"/>
    </style:style>
    <style:style style:name="T492" style:family="text">
      <style:text-properties officeooo:rsid="0161c27a"/>
    </style:style>
    <style:style style:name="T493" style:family="text">
      <style:text-properties officeooo:rsid="016374c0"/>
    </style:style>
    <style:style style:name="T494" style:family="text">
      <style:text-properties officeooo:rsid="01648b59"/>
    </style:style>
    <style:style style:name="T495" style:family="text">
      <style:text-properties officeooo:rsid="0167398c"/>
    </style:style>
    <style:style style:name="T496" style:family="text">
      <style:text-properties officeooo:rsid="016bc36e"/>
    </style:style>
    <style:style style:name="T497" style:family="text">
      <style:text-properties officeooo:rsid="016c61fe"/>
    </style:style>
    <style:style style:name="T498" style:family="text">
      <style:text-properties officeooo:rsid="016e9781"/>
    </style:style>
    <style:style style:name="T499" style:family="text">
      <style:text-properties officeooo:rsid="0171456a"/>
    </style:style>
    <style:style style:name="T500" style:family="text">
      <style:text-properties officeooo:rsid="0172cd8b"/>
    </style:style>
    <style:style style:name="T501" style:family="text">
      <style:text-properties officeooo:rsid="017afcb9"/>
    </style:style>
    <style:style style:name="T502" style:family="text">
      <style:text-properties officeooo:rsid="017bb56d"/>
    </style:style>
    <style:style style:name="T503" style:family="text">
      <style:text-properties officeooo:rsid="017c1df8"/>
    </style:style>
    <style:style style:name="T504" style:family="text">
      <style:text-properties officeooo:rsid="017e9580"/>
    </style:style>
    <style:style style:name="T505" style:family="text">
      <style:text-properties officeooo:rsid="0182d3de"/>
    </style:style>
    <style:style style:name="T506" style:family="text">
      <style:text-properties officeooo:rsid="0183faf4"/>
    </style:style>
    <style:style style:name="T507" style:family="text">
      <style:text-properties officeooo:rsid="0184dfbe"/>
    </style:style>
    <style:style style:name="T508" style:family="text">
      <style:text-properties officeooo:rsid="0188956d"/>
    </style:style>
    <style:style style:name="T509" style:family="text">
      <style:text-properties officeooo:rsid="018b48a7"/>
    </style:style>
    <style:style style:name="T510" style:family="text">
      <style:text-properties officeooo:rsid="018ffbac"/>
    </style:style>
    <style:style style:name="T511" style:family="text">
      <style:text-properties officeooo:rsid="01900ca3"/>
    </style:style>
    <style:style style:name="T512" style:family="text">
      <style:text-properties officeooo:rsid="0193fef6"/>
    </style:style>
    <style:style style:name="T513" style:family="text">
      <style:text-properties officeooo:rsid="01969616"/>
    </style:style>
    <style:style style:name="T514" style:family="text">
      <style:text-properties officeooo:rsid="0196d6b1"/>
    </style:style>
    <style:style style:name="T515" style:family="text">
      <style:text-properties officeooo:rsid="0197c715"/>
    </style:style>
    <style:style style:name="T516" style:family="text">
      <style:text-properties officeooo:rsid="0197e906"/>
    </style:style>
    <style:style style:name="T517" style:family="text">
      <style:text-properties officeooo:rsid="0199d87f"/>
    </style:style>
    <style:style style:name="T518" style:family="text">
      <style:text-properties officeooo:rsid="019a5e43"/>
    </style:style>
    <style:style style:name="T519" style:family="text">
      <style:text-properties officeooo:rsid="019a5f25"/>
    </style:style>
    <style:style style:name="T520" style:family="text">
      <style:text-properties officeooo:rsid="019bc3ea"/>
    </style:style>
    <style:style style:name="T521" style:family="text">
      <style:text-properties officeooo:rsid="019cb796"/>
    </style:style>
    <style:style style:name="T522" style:family="text">
      <style:text-properties officeooo:rsid="019d84fd"/>
    </style:style>
    <style:style style:name="T523" style:family="text">
      <style:text-properties officeooo:rsid="019de539"/>
    </style:style>
    <style:style style:name="T524" style:family="text">
      <style:text-properties officeooo:rsid="019f2041"/>
    </style:style>
    <style:style style:name="T525" style:family="text">
      <style:text-properties officeooo:rsid="01a0b422"/>
    </style:style>
    <style:style style:name="T526" style:family="text">
      <style:text-properties officeooo:rsid="01a0cbca"/>
    </style:style>
    <style:style style:name="T527" style:family="text">
      <style:text-properties officeooo:rsid="01a13e4d"/>
    </style:style>
    <style:style style:name="T528" style:family="text">
      <style:text-properties officeooo:rsid="01a361d4"/>
    </style:style>
    <style:style style:name="T529" style:family="text">
      <style:text-properties officeooo:rsid="01a5e13c"/>
    </style:style>
    <style:style style:name="T530" style:family="text">
      <style:text-properties officeooo:rsid="01a9acfe"/>
    </style:style>
    <style:style style:name="T531" style:family="text">
      <style:text-properties officeooo:rsid="01af26fc"/>
    </style:style>
    <style:style style:name="T532" style:family="text">
      <style:text-properties officeooo:rsid="01b777d1"/>
    </style:style>
    <style:style style:name="T533" style:family="text">
      <style:text-properties officeooo:rsid="01ba1ed7"/>
    </style:style>
    <style:style style:name="T534" style:family="text">
      <style:text-properties officeooo:rsid="01bbf893"/>
    </style:style>
    <style:style style:name="T535" style:family="text">
      <style:text-properties officeooo:rsid="01bcd224"/>
    </style:style>
    <style:style style:name="T536" style:family="text">
      <style:text-properties officeooo:rsid="01c384e8"/>
    </style:style>
    <style:style style:name="T537" style:family="text">
      <style:text-properties officeooo:rsid="01c3bb3d"/>
    </style:style>
    <style:style style:name="T538" style:family="text">
      <style:text-properties officeooo:rsid="01c77beb"/>
    </style:style>
    <style:style style:name="T539" style:family="text">
      <style:text-properties officeooo:rsid="01c9cfec"/>
    </style:style>
    <style:style style:name="T540" style:family="text">
      <style:text-properties officeooo:rsid="01cbb7ac"/>
    </style:style>
    <style:style style:name="T541" style:family="text">
      <style:text-properties officeooo:rsid="01cd95aa"/>
    </style:style>
    <style:style style:name="T542" style:family="text">
      <style:text-properties officeooo:rsid="01ce191b"/>
    </style:style>
    <style:style style:name="T543" style:family="text">
      <style:text-properties officeooo:rsid="01ce78e9"/>
    </style:style>
    <style:style style:name="T544" style:family="text">
      <style:text-properties officeooo:rsid="01d03e94"/>
    </style:style>
    <style:style style:name="T545" style:family="text">
      <style:text-properties officeooo:rsid="01d93d06"/>
    </style:style>
    <style:style style:name="T546" style:family="text">
      <style:text-properties officeooo:rsid="01dac0c2"/>
    </style:style>
    <style:style style:name="T547" style:family="text">
      <style:text-properties officeooo:rsid="01dc0e01"/>
    </style:style>
    <style:style style:name="T548" style:family="text">
      <style:text-properties officeooo:rsid="01dde653"/>
    </style:style>
    <style:style style:name="T549" style:family="text">
      <style:text-properties officeooo:rsid="01dfd086"/>
    </style:style>
    <style:style style:name="T550" style:family="text">
      <style:text-properties officeooo:rsid="01e0705f"/>
    </style:style>
    <style:style style:name="T551" style:family="text">
      <style:text-properties fo:color="#000000"/>
    </style:style>
    <style:style style:name="T552" style:family="text">
      <style:text-properties fo:color="#000000" fo:font-style="italic" style:font-style-asian="italic" style:font-style-complex="italic"/>
    </style:style>
    <style:style style:name="T553" style:family="text">
      <style:text-properties fo:color="#000000" officeooo:rsid="01e0705f"/>
    </style:style>
    <style:style style:name="T554" style:family="text">
      <style:text-properties fo:color="#000000" officeooo:rsid="026575ef"/>
    </style:style>
    <style:style style:name="T555" style:family="text">
      <style:text-properties officeooo:rsid="01e16f22"/>
    </style:style>
    <style:style style:name="T556" style:family="text">
      <style:text-properties officeooo:rsid="01e2e360"/>
    </style:style>
    <style:style style:name="T557" style:family="text">
      <style:text-properties officeooo:rsid="01e43184"/>
    </style:style>
    <style:style style:name="T558" style:family="text">
      <style:text-properties officeooo:rsid="01e61150"/>
    </style:style>
    <style:style style:name="T559" style:family="text">
      <style:text-properties officeooo:rsid="01e6168b"/>
    </style:style>
    <style:style style:name="T560" style:family="text">
      <style:text-properties officeooo:rsid="01e7efff"/>
    </style:style>
    <style:style style:name="T561" style:family="text">
      <style:text-properties officeooo:rsid="01e8e027"/>
    </style:style>
    <style:style style:name="T562" style:family="text">
      <style:text-properties officeooo:rsid="01e9209f"/>
    </style:style>
    <style:style style:name="T563" style:family="text">
      <style:text-properties officeooo:rsid="01ea8155"/>
    </style:style>
    <style:style style:name="T564" style:family="text">
      <style:text-properties officeooo:rsid="01eb2302"/>
    </style:style>
    <style:style style:name="T565" style:family="text">
      <style:text-properties officeooo:rsid="01ed14b4"/>
    </style:style>
    <style:style style:name="T566" style:family="text">
      <style:text-properties officeooo:rsid="01f006b9"/>
    </style:style>
    <style:style style:name="T567" style:family="text">
      <style:text-properties officeooo:rsid="01f4226f"/>
    </style:style>
    <style:style style:name="T568" style:family="text">
      <style:text-properties officeooo:rsid="01f516c8"/>
    </style:style>
    <style:style style:name="T569" style:family="text">
      <style:text-properties officeooo:rsid="01f6e67d"/>
    </style:style>
    <style:style style:name="T570" style:family="text">
      <style:text-properties officeooo:rsid="01fa437d"/>
    </style:style>
    <style:style style:name="T571" style:family="text">
      <style:text-properties officeooo:rsid="01fd01d6"/>
    </style:style>
    <style:style style:name="T572" style:family="text">
      <style:text-properties officeooo:rsid="01fd3e42"/>
    </style:style>
    <style:style style:name="T573" style:family="text">
      <style:text-properties officeooo:rsid="01fd69ff"/>
    </style:style>
    <style:style style:name="T574" style:family="text">
      <style:text-properties officeooo:rsid="01fdb895"/>
    </style:style>
    <style:style style:name="T575" style:family="text">
      <style:text-properties officeooo:rsid="01fe1e24"/>
    </style:style>
    <style:style style:name="T576" style:family="text">
      <style:text-properties officeooo:rsid="020097ba"/>
    </style:style>
    <style:style style:name="T577" style:family="text">
      <style:text-properties officeooo:rsid="02018dee"/>
    </style:style>
    <style:style style:name="T578" style:family="text">
      <style:text-properties officeooo:rsid="0202fb40"/>
    </style:style>
    <style:style style:name="T579" style:family="text">
      <style:text-properties officeooo:rsid="02031b75"/>
    </style:style>
    <style:style style:name="T580" style:family="text">
      <style:text-properties officeooo:rsid="02046900"/>
    </style:style>
    <style:style style:name="T581" style:family="text">
      <style:text-properties officeooo:rsid="02067ac3"/>
    </style:style>
    <style:style style:name="T582" style:family="text">
      <style:text-properties officeooo:rsid="0207ff8c"/>
    </style:style>
    <style:style style:name="T583" style:family="text">
      <style:text-properties officeooo:rsid="0209c757"/>
    </style:style>
    <style:style style:name="T584" style:family="text">
      <style:text-properties officeooo:rsid="020c59fc"/>
    </style:style>
    <style:style style:name="T585" style:family="text">
      <style:text-properties officeooo:rsid="020daab9"/>
    </style:style>
    <style:style style:name="T586" style:family="text">
      <style:text-properties officeooo:rsid="020f63fc"/>
    </style:style>
    <style:style style:name="T587" style:family="text">
      <style:text-properties officeooo:rsid="020fcae9"/>
    </style:style>
    <style:style style:name="T588" style:family="text">
      <style:text-properties officeooo:rsid="021043df"/>
    </style:style>
    <style:style style:name="T589" style:family="text">
      <style:text-properties officeooo:rsid="0213c99b"/>
    </style:style>
    <style:style style:name="T590" style:family="text">
      <style:text-properties officeooo:rsid="02153480"/>
    </style:style>
    <style:style style:name="T591" style:family="text">
      <style:text-properties officeooo:rsid="0215528d"/>
    </style:style>
    <style:style style:name="T592" style:family="text">
      <style:text-properties officeooo:rsid="02156eca"/>
    </style:style>
    <style:style style:name="T593" style:family="text">
      <style:text-properties officeooo:rsid="0216f785"/>
    </style:style>
    <style:style style:name="T594" style:family="text">
      <style:text-properties officeooo:rsid="0218b0c1"/>
    </style:style>
    <style:style style:name="T595" style:family="text">
      <style:text-properties officeooo:rsid="021a4124"/>
    </style:style>
    <style:style style:name="T596" style:family="text">
      <style:text-properties officeooo:rsid="021d7bf9"/>
    </style:style>
    <style:style style:name="T597" style:family="text">
      <style:text-properties officeooo:rsid="021d90db"/>
    </style:style>
    <style:style style:name="T598" style:family="text">
      <style:text-properties officeooo:rsid="021f046b"/>
    </style:style>
    <style:style style:name="T599" style:family="text">
      <style:text-properties officeooo:rsid="022002a1"/>
    </style:style>
    <style:style style:name="T600" style:family="text">
      <style:text-properties officeooo:rsid="0221ba7d"/>
    </style:style>
    <style:style style:name="T601" style:family="text">
      <style:text-properties officeooo:rsid="0222b8b2"/>
    </style:style>
    <style:style style:name="T602" style:family="text">
      <style:text-properties officeooo:rsid="02233869"/>
    </style:style>
    <style:style style:name="T603" style:family="text">
      <style:text-properties officeooo:rsid="0224b8b5"/>
    </style:style>
    <style:style style:name="T604" style:family="text">
      <style:text-properties officeooo:rsid="0225f7ec"/>
    </style:style>
    <style:style style:name="T605" style:family="text">
      <style:text-properties officeooo:rsid="0226b1fd"/>
    </style:style>
    <style:style style:name="T606" style:family="text">
      <style:text-properties officeooo:rsid="0227ac38"/>
    </style:style>
    <style:style style:name="T607" style:family="text">
      <style:text-properties officeooo:rsid="0228d1b1"/>
    </style:style>
    <style:style style:name="T608" style:family="text">
      <style:text-properties officeooo:rsid="022a8bb7"/>
    </style:style>
    <style:style style:name="T609" style:family="text">
      <style:text-properties officeooo:rsid="022ea5fd"/>
    </style:style>
    <style:style style:name="T610" style:family="text">
      <style:text-properties officeooo:rsid="02306ef1"/>
    </style:style>
    <style:style style:name="T611" style:family="text">
      <style:text-properties officeooo:rsid="023212ba"/>
    </style:style>
    <style:style style:name="T612" style:family="text">
      <style:text-properties officeooo:rsid="02327b6b"/>
    </style:style>
    <style:style style:name="T613" style:family="text">
      <style:text-properties officeooo:rsid="0233d816"/>
    </style:style>
    <style:style style:name="T614" style:family="text">
      <style:text-properties officeooo:rsid="0235b1e8"/>
    </style:style>
    <style:style style:name="T615" style:family="text">
      <style:text-properties officeooo:rsid="0235de9b"/>
    </style:style>
    <style:style style:name="T616" style:family="text">
      <style:text-properties officeooo:rsid="02372972"/>
    </style:style>
    <style:style style:name="T617" style:family="text">
      <style:text-properties officeooo:rsid="02389de6"/>
    </style:style>
    <style:style style:name="T618" style:family="text">
      <style:text-properties officeooo:rsid="023cbe4e"/>
    </style:style>
    <style:style style:name="T619" style:family="text">
      <style:text-properties officeooo:rsid="023d3bde"/>
    </style:style>
    <style:style style:name="T620" style:family="text">
      <style:text-properties officeooo:rsid="023e37b1"/>
    </style:style>
    <style:style style:name="T621" style:family="text">
      <style:text-properties officeooo:rsid="023f3fff"/>
    </style:style>
    <style:style style:name="T622" style:family="text">
      <style:text-properties officeooo:rsid="0240deb3"/>
    </style:style>
    <style:style style:name="T623" style:family="text">
      <style:text-properties officeooo:rsid="02465411"/>
    </style:style>
    <style:style style:name="T624" style:family="text">
      <style:text-properties officeooo:rsid="0246a4a5"/>
    </style:style>
    <style:style style:name="T625" style:family="text">
      <style:text-properties officeooo:rsid="02470b82"/>
    </style:style>
    <style:style style:name="T626" style:family="text">
      <style:text-properties officeooo:rsid="024cbc23"/>
    </style:style>
    <style:style style:name="T627" style:family="text">
      <style:text-properties officeooo:rsid="024d6ad8"/>
    </style:style>
    <style:style style:name="T628" style:family="text">
      <style:text-properties officeooo:rsid="024e4a37"/>
    </style:style>
    <style:style style:name="T629" style:family="text">
      <style:text-properties officeooo:rsid="024f0810"/>
    </style:style>
    <style:style style:name="T630" style:family="text">
      <style:text-properties officeooo:rsid="02527e9f"/>
    </style:style>
    <style:style style:name="T631" style:family="text">
      <style:text-properties officeooo:rsid="0253cf4b"/>
    </style:style>
    <style:style style:name="T632" style:family="text">
      <style:text-properties officeooo:rsid="02554e30"/>
    </style:style>
    <style:style style:name="T633" style:family="text">
      <style:text-properties officeooo:rsid="02563cc4"/>
    </style:style>
    <style:style style:name="T634" style:family="text">
      <style:text-properties officeooo:rsid="0259c58c"/>
    </style:style>
    <style:style style:name="T635" style:family="text">
      <style:text-properties officeooo:rsid="025a2cce"/>
    </style:style>
    <style:style style:name="T636" style:family="text">
      <style:text-properties officeooo:rsid="025ab0dc"/>
    </style:style>
    <style:style style:name="T637" style:family="text">
      <style:text-properties officeooo:rsid="025b327e"/>
    </style:style>
    <style:style style:name="T638" style:family="text">
      <style:text-properties officeooo:rsid="02637ad9"/>
    </style:style>
    <style:style style:name="T639" style:family="text">
      <style:text-properties officeooo:rsid="0263ace4"/>
    </style:style>
    <style:style style:name="T640" style:family="text">
      <style:text-properties officeooo:rsid="026424bf"/>
    </style:style>
    <style:style style:name="T641" style:family="text">
      <style:text-properties officeooo:rsid="026575ef"/>
    </style:style>
    <style:style style:name="T642" style:family="text">
      <style:text-properties officeooo:rsid="02669601"/>
    </style:style>
    <style:style style:name="T643" style:family="text">
      <style:text-properties officeooo:rsid="026ab498"/>
    </style:style>
    <style:style style:name="T644" style:family="text">
      <style:text-properties officeooo:rsid="026b3fa2"/>
    </style:style>
    <style:style style:name="T645" style:family="text">
      <style:text-properties officeooo:rsid="026c2290"/>
    </style:style>
    <style:style style:name="T646" style:family="text">
      <style:text-properties officeooo:rsid="026cdc2b"/>
    </style:style>
    <style:style style:name="T647" style:family="text">
      <style:text-properties officeooo:rsid="0270504a"/>
    </style:style>
    <style:style style:name="T648" style:family="text">
      <style:text-properties officeooo:rsid="0270a41d"/>
    </style:style>
    <style:style style:name="T649" style:family="text">
      <style:text-properties officeooo:rsid="0270d375"/>
    </style:style>
    <style:style style:name="T650" style:family="text">
      <style:text-properties officeooo:rsid="0271c20a"/>
    </style:style>
    <style:style style:name="T651" style:family="text">
      <style:text-properties officeooo:rsid="0272534a"/>
    </style:style>
    <style:style style:name="T652" style:family="text">
      <style:text-properties officeooo:rsid="02730ac2"/>
    </style:style>
    <style:style style:name="T653" style:family="text">
      <style:text-properties officeooo:rsid="02732023"/>
    </style:style>
    <style:style style:name="T654" style:family="text">
      <style:text-properties officeooo:rsid="02741be8"/>
    </style:style>
    <style:style style:name="T655" style:family="text">
      <style:text-properties officeooo:rsid="027565b4"/>
    </style:style>
    <style:style style:name="T656" style:family="text">
      <style:text-properties officeooo:rsid="0275baaa"/>
    </style:style>
    <style:style style:name="T657" style:family="text">
      <style:text-properties officeooo:rsid="02765a1b"/>
    </style:style>
    <style:style style:name="T658" style:family="text">
      <style:text-properties officeooo:rsid="0277cafa"/>
    </style:style>
    <style:style style:name="T659" style:family="text">
      <style:text-properties officeooo:rsid="0279c47e"/>
    </style:style>
    <style:style style:name="T660" style:family="text">
      <style:text-properties officeooo:rsid="027bbdda"/>
    </style:style>
    <style:style style:name="T661" style:family="text">
      <style:text-properties officeooo:rsid="027d3eed"/>
    </style:style>
    <style:style style:name="T662" style:family="text">
      <style:text-properties officeooo:rsid="027e8497"/>
    </style:style>
    <style:style style:name="T663" style:family="text">
      <style:text-properties officeooo:rsid="027f8f2f"/>
    </style:style>
    <style:style style:name="T664" style:family="text">
      <style:text-properties officeooo:rsid="0281393a"/>
    </style:style>
    <style:style style:name="T665" style:family="text">
      <style:text-properties officeooo:rsid="02815689"/>
    </style:style>
    <style:style style:name="T666" style:family="text">
      <style:text-properties officeooo:rsid="0281ee67"/>
    </style:style>
    <style:style style:name="T667" style:family="text">
      <style:text-properties officeooo:rsid="02828e94"/>
    </style:style>
    <style:style style:name="T668" style:family="text">
      <style:text-properties officeooo:rsid="0284e3f5"/>
    </style:style>
    <style:style style:name="T669" style:family="text">
      <style:text-properties officeooo:rsid="0285081c"/>
    </style:style>
    <style:style style:name="T670" style:family="text">
      <style:text-properties officeooo:rsid="02863275"/>
    </style:style>
    <style:style style:name="T671" style:family="text">
      <style:text-properties officeooo:rsid="0288e217"/>
    </style:style>
    <style:style style:name="T672" style:family="text">
      <style:text-properties officeooo:rsid="0289b72a"/>
    </style:style>
    <style:style style:name="T673" style:family="text">
      <style:text-properties officeooo:rsid="0289f9f6"/>
    </style:style>
    <style:style style:name="T674" style:family="text">
      <style:text-properties officeooo:rsid="028bccd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37">Inhaltsverzeichnis</text:p>
          </text:index-title>
          <text:p text:style-name="P638"><text:a xlink:type="simple" xlink:href="#__RefHeading___Toc5866_563923414" text:style-name="Index_20_Link" text:visited-style-name="Index_20_Link">AKT 1<text:tab/>3</text:a></text:p>
          <text:p text:style-name="P638"><text:a xlink:type="simple" xlink:href="#__RefHeading___Toc11754_710709543" text:style-name="Index_20_Link" text:visited-style-name="Index_20_Link">Thorn – Bei Gebet im Orden denkt er über die Heuchelei nach, ein Verhör geht schief<text:tab/>3</text:a></text:p>
          <text:p text:style-name="P638"><text:a xlink:type="simple" xlink:href="#__RefHeading___Toc11756_710709543" text:style-name="Index_20_Link" text:visited-style-name="Index_20_Link">Dania – trifft sich mit Stepanie, versucht einen Kunden zu bestehlen<text:tab/>7</text:a></text:p>
          <text:p text:style-name="P638"><text:a xlink:type="simple" xlink:href="#__RefHeading___Toc11758_710709543" text:style-name="Index_20_Link" text:visited-style-name="Index_20_Link">Joran – Bastelt in seinem kleinen alchemistischen Labor, trifft Arghan<text:tab/>13</text:a></text:p>
          <text:p text:style-name="P638"><text:a xlink:type="simple" xlink:href="#__RefHeading__13970_2035619654" text:style-name="Index_20_Link" text:visited-style-name="Index_20_Link">Marcin – überlebt ein Attentat und findet Dania auf der Straße liegen<text:tab/>16</text:a></text:p>
          <text:p text:style-name="P638"><text:a xlink:type="simple" xlink:href="#__RefHeading___Toc11762_710709543" text:style-name="Index_20_Link" text:visited-style-name="Index_20_Link">Varg – stürmt Jorans Labor<text:tab/>18</text:a></text:p>
          <text:p text:style-name="P638"><text:a xlink:type="simple" xlink:href="#__RefHeading___Toc11680_2067757309" text:style-name="Index_20_Link" text:visited-style-name="Index_20_Link">Thorn – tötet Nathan den Alchemisten, stellt Arghan zur Rede, erpresst ihn, Raft zu schwächen<text:tab/>20</text:a></text:p>
          <text:p text:style-name="P638"><text:a xlink:type="simple" xlink:href="#__RefHeading___Toc11465_397508406" text:style-name="Index_20_Link" text:visited-style-name="Index_20_Link">Joran – Howl macht Labor dicht und befragt ihn, Joran bereut, dass er so ein Feigling war<text:tab/>26</text:a></text:p>
          <text:p text:style-name="P638"><text:a xlink:type="simple" xlink:href="#__RefHeading___Toc12250_1018655533" text:style-name="Index_20_Link" text:visited-style-name="Index_20_Link">Dania – trifft Marcin und spioniert Gabor aus<text:tab/>29</text:a></text:p>
          <text:p text:style-name="P638"><text:a xlink:type="simple" xlink:href="#__RefHeading___Toc12510_1913788720" text:style-name="Index_20_Link" text:visited-style-name="Index_20_Link">Stepanie – findet Dania auf Brocken auf der Straße, nimmt sie mit heim. Dania weint<text:tab/>36</text:a></text:p>
          <text:p text:style-name="P638"><text:a xlink:type="simple" xlink:href="#__RefHeading___Toc11057_578052989" text:style-name="Index_20_Link" text:visited-style-name="Index_20_Link">Marcin – Kämpft mit Miliz, gibt Dania einen neuen Auftrag und sinniert über Karriere<text:tab/>38</text:a></text:p>
          <text:p text:style-name="P638"><text:a xlink:type="simple" xlink:href="#__RefHeading___Toc11774_1121766794" text:style-name="Index_20_Link" text:visited-style-name="Index_20_Link">Varg – führt Raft in Thorns Asservatenkammer; dort stirbt Raft an einer Bor-Explosion<text:tab/>43</text:a></text:p>
          <text:p text:style-name="P638"><text:a xlink:type="simple" xlink:href="#__RefHeading___Toc12420_2047005171" text:style-name="Index_20_Link" text:visited-style-name="Index_20_Link">Dania – tötet Gabor und flieht vor seinen Kindern<text:tab/>46</text:a></text:p>
          <text:p text:style-name="P638"><text:a xlink:type="simple" xlink:href="#__RefHeading___Toc12357_144386953" text:style-name="Index_20_Link" text:visited-style-name="Index_20_Link">Thorn – wird vom Orden ausgestoßen und rettet Dania<text:tab/>48</text:a></text:p>
          <text:p text:style-name="P638"><text:a xlink:type="simple" xlink:href="#__RefHeading___Toc12626_2102357593" text:style-name="Index_20_Link" text:visited-style-name="Index_20_Link">Marcin – lernt Thorn kennen<text:tab/>51</text:a></text:p>
          <text:p text:style-name="P638"><text:a xlink:type="simple" xlink:href="#__RefHeading___Toc12801_828003115" text:style-name="Index_20_Link" text:visited-style-name="Index_20_Link">Thorn – legt sich schlafen und freut sich über all die Chancen<text:tab/>54</text:a></text:p>
          <text:p text:style-name="P638"><text:a xlink:type="simple" xlink:href="#__RefHeading___Toc12803_828003115" text:style-name="Index_20_Link" text:visited-style-name="Index_20_Link">Stepanie – redet mit ihrem Bruder über den aktuellen Tratsch im Orden<text:tab/>55</text:a></text:p>
          <text:p text:style-name="P638"><text:a xlink:type="simple" xlink:href="#__RefHeading___Toc12585_505178190" text:style-name="Index_20_Link" text:visited-style-name="Index_20_Link">Marcin – trifft sich mit Kenin, der hört ihm nicht zu, Marcin ist enttäuscht<text:tab/>59</text:a></text:p>
          <text:p text:style-name="P638"><text:a xlink:type="simple" xlink:href="#__RefHeading___Toc12589_505178190" text:style-name="Index_20_Link" text:visited-style-name="Index_20_Link">Dania – überzeugt Marcin, es mit dem Komplott zu versuchen<text:tab/>62</text:a></text:p>
          <text:p text:style-name="P639"><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638"><text:a xlink:type="simple" xlink:href="#__RefHeading___Toc12598_505178190" text:style-name="Index_20_Link" text:visited-style-name="Index_20_Link">Varg – trifft sich mit Thorn, der ihn von seinem Plan überzeugt<text:tab/>63</text:a></text:p>
          <text:p text:style-name="P638"><text:a xlink:type="simple" xlink:href="#__RefHeading___Toc12601_505178190" text:style-name="Index_20_Link" text:visited-style-name="Index_20_Link">Dania – lernt von Thorn den Umgang mit Bor<text:tab/>66</text:a></text:p>
          <text:p text:style-name="P638"><text:a xlink:type="simple" xlink:href="#__RefHeading___Toc12603_505178190" text:style-name="Index_20_Link" text:visited-style-name="Index_20_Link">Varg – sitzt in der Schule und lernt etwas über Mythologie<text:tab/>68</text:a></text:p>
          <text:p text:style-name="P638"><text:a xlink:type="simple" xlink:href="#__RefHeading___Toc12605_505178190" text:style-name="Index_20_Link" text:visited-style-name="Index_20_Link">Dania – tötet Kenin auf seiner Party<text:tab/>69</text:a></text:p>
          <text:p text:style-name="P638"><text:a xlink:type="simple" xlink:href="#__RefHeading___Toc12607_505178190" text:style-name="Index_20_Link" text:visited-style-name="Index_20_Link">Marcin – tötet Kenins vermeintlichen Mörder und ernennt sich zum Hauptmann<text:tab/>71</text:a></text:p>
          <text:p text:style-name="P638"><text:a xlink:type="simple" xlink:href="#__RefHeading___Toc10621_453400607" text:style-name="Index_20_Link" text:visited-style-name="Index_20_Link">AKT 2<text:tab/>73</text:a></text:p>
          <text:p text:style-name="P638"><text:a xlink:type="simple" xlink:href="#__RefHeading___Toc13848_1471151789" text:style-name="Index_20_Link" text:visited-style-name="Index_20_Link">Dania – fährt mit Marcin nach Hause und freut sich über ihren neuen Beruf<text:tab/>73</text:a></text:p>
          <text:p text:style-name="P638"><text:a xlink:type="simple" xlink:href="#__RefHeading__13996_2035619654" text:style-name="Index_20_Link" text:visited-style-name="Index_20_Link">Thorn – überzeugt Arghan von seiner Sache<text:tab/>74</text:a></text:p>
          <text:p text:style-name="P638"><text:a xlink:type="simple" xlink:href="#__RefHeading__14002_2035619654" text:style-name="Index_20_Link" text:visited-style-name="Index_20_Link">Joran – hat eine Kreativblockade und reflektiert über sein Leben<text:tab/>78</text:a></text:p>
          <text:p text:style-name="P638"><text:a xlink:type="simple" xlink:href="#__RefHeading__14004_2035619654" text:style-name="Index_20_Link" text:visited-style-name="Index_20_Link">Marcin – ist depressiv und wird von Thorns Idee, ein geheimes Labor zu bauen, wieder aktiv<text:tab/>80</text:a></text:p>
          <text:p text:style-name="P638"><text:a xlink:type="simple" xlink:href="#__RefHeading__14006_2035619654" text:style-name="Index_20_Link" text:visited-style-name="Index_20_Link">Varg – wird von Thorn von Alchemie überzeugt<text:tab/>82</text:a></text:p>
          <text:p text:style-name="P638"><text:a xlink:type="simple" xlink:href="#__RefHeading__14008_2035619654" text:style-name="Index_20_Link" text:visited-style-name="Index_20_Link">Joran – wird von Arghan zur Ausbildung Danias und Vargs gebracht<text:tab/>84</text:a></text:p>
          <text:p text:style-name="P638"><text:a xlink:type="simple" xlink:href="#__RefHeading__14010_2035619654" text:style-name="Index_20_Link" text:visited-style-name="Index_20_Link">Thorn – schaut den Arbeitern beim Einladen zu, reflektiert über seine Pläne<text:tab/>86</text:a></text:p>
          <text:p text:style-name="P638"><text:a xlink:type="simple" xlink:href="#__RefHeading__14012_2035619654" text:style-name="Index_20_Link" text:visited-style-name="Index_20_Link">Dania – wacht auf Brocken im Labor auf<text:tab/>88</text:a></text:p>
          <text:p text:style-name="P638"><text:a xlink:type="simple" xlink:href="#__RefHeading__14014_2035619654" text:style-name="Index_20_Link" text:visited-style-name="Index_20_Link">Joran – reist in den elften Bezirk und lernt Dania kennen<text:tab/>89</text:a></text:p>
          <text:p text:style-name="P638"><text:a xlink:type="simple" xlink:href="#__RefHeading__14016_2035619654" text:style-name="Index_20_Link" text:visited-style-name="Index_20_Link">Dania – lernt Varg kennen und führt mit Varg und Joran eine theologische Diskussion<text:tab/>91</text:a></text:p>
          <text:p text:style-name="P638"><text:a xlink:type="simple" xlink:href="#__RefHeading__14018_2035619654" text:style-name="Index_20_Link" text:visited-style-name="Index_20_Link">Thorn – planen die Machtergreifung und den Fall des Ordens<text:tab/>95</text:a></text:p>
          <text:p text:style-name="P638"><text:a xlink:type="simple" xlink:href="#__RefHeading__14020_2035619654" text:style-name="Index_20_Link" text:visited-style-name="Index_20_Link">Varg – und Dania üben dem Schwertkampf<text:tab/>97</text:a></text:p>
          <text:p text:style-name="P638"><text:a xlink:type="simple" xlink:href="#__RefHeading__14022_2035619654" text:style-name="Index_20_Link" text:visited-style-name="Index_20_Link">Marcin – überlebt Tomans Attentat und plant mit Thorn die Übernahme des achten Bezirks<text:tab/>99</text:a></text:p>
          <text:p text:style-name="P638"><text:a xlink:type="simple" xlink:href="#__RefHeading__14024_2035619654" text:style-name="Index_20_Link" text:visited-style-name="Index_20_Link">Joran – macht einen Lehrplan für Dania und Varg<text:tab/>103</text:a></text:p>
          <text:p text:style-name="P638"><text:a xlink:type="simple" xlink:href="#__RefHeading__14026_2035619654" text:style-name="Index_20_Link" text:visited-style-name="Index_20_Link">Dania – bringt Magister Darn um<text:tab/>104</text:a></text:p>
          <text:p text:style-name="P638"><text:a xlink:type="simple" xlink:href="#__RefHeading__14028_2035619654" text:style-name="Index_20_Link" text:visited-style-name="Index_20_Link">Marcin – ködert Hakun mit Geschichte über Revolte im achten Bezirk<text:tab/>109</text:a></text:p>
          <text:p text:style-name="P638"><text:a xlink:type="simple" xlink:href="#__RefHeading__14030_2035619654" text:style-name="Index_20_Link" text:visited-style-name="Index_20_Link">Thorn – wird zum Magister für Bezirk acht gewählt<text:tab/>111</text:a></text:p>
          <text:p text:style-name="P638"><text:a xlink:type="simple" xlink:href="#__RefHeading__14032_2035619654" text:style-name="Index_20_Link" text:visited-style-name="Index_20_Link">Marcin – plant mit den Hauptleuten des achten Bezirks die Revolte (rewrite)<text:tab/>114</text:a></text:p>
          <text:p text:style-name="P638"><text:a xlink:type="simple" xlink:href="#__RefHeading__14034_2035619654" text:style-name="Index_20_Link" text:visited-style-name="Index_20_Link">Thorn – bezieht sein neues Büro und befördert einen Feldwebel<text:tab/>117</text:a></text:p>
          <text:p text:style-name="P638"><text:a xlink:type="simple" xlink:href="#__RefHeading__14036_2035619654" text:style-name="Index_20_Link" text:visited-style-name="Index_20_Link">Varg – Kampftraining mit Dania und Streit mit Joran<text:tab/>118</text:a></text:p>
          <text:p text:style-name="P638"><text:a xlink:type="simple" xlink:href="#__RefHeading__14038_2035619654" text:style-name="Index_20_Link" text:visited-style-name="Index_20_Link">Marcin – inszeniert eine Schlacht und wird Hauptmann des achten Bezirks<text:tab/>120</text:a></text:p>
          <text:p text:style-name="P638"><text:a xlink:type="simple" xlink:href="#__RefHeading___Toc14167_3687126840" text:style-name="Index_20_Link" text:visited-style-name="Index_20_Link">Akt 3<text:tab/>124</text:a></text:p>
          <text:p text:style-name="P638"><text:soft-page-break/><text:a xlink:type="simple" xlink:href="#__RefHeading___Toc10949_1886493331" text:style-name="Index_20_Link" text:visited-style-name="Index_20_Link">Stepanie - trauert um ihren Mann, ihre Tochter wird auf der Straße gemobbt<text:tab/>124</text:a></text:p>
          <text:p text:style-name="P638"><text:a xlink:type="simple" xlink:href="#__RefHeading___Toc16023_1285624845" text:style-name="Index_20_Link" text:visited-style-name="Index_20_Link">Joran – geht mit Dania spazieren und findet einen A'kradizz<text:tab/>124</text:a></text:p>
          <text:p text:style-name="P638"><text:a xlink:type="simple" xlink:href="#__RefHeading__14040_2035619654" text:style-name="Index_20_Link" text:visited-style-name="Index_20_Link">Dragan – bewacht Hakun bei einem Treffen mit Marcin und wird bedrängt<text:tab/>126</text:a></text:p>
          <text:p text:style-name="P638"><text:a xlink:type="simple" xlink:href="#__RefHeading__14042_2035619654" text:style-name="Index_20_Link" text:visited-style-name="Index_20_Link">Dania – bringt mit Marcin und Varg Hakun um und lernt Dragans Tante kennen<text:tab/>130</text:a></text:p>
          <text:p text:style-name="P638"><text:a xlink:type="simple" xlink:href="#__RefHeading__14044_2035619654" text:style-name="Index_20_Link" text:visited-style-name="Index_20_Link">Thorn – hält Gericht im achten Bezirk und begutachtet den A'kraddiz bei einer Besprechung<text:tab/>134</text:a></text:p>
          <text:p text:style-name="P638"><text:a xlink:type="simple" xlink:href="#__RefHeading__14046_2035619654" text:style-name="Index_20_Link" text:visited-style-name="Index_20_Link">Stepanie - beginnt, in einer von Arghans Fabriken zu arbeiten, Leute sind unfreundlich<text:tab/>137</text:a></text:p>
          <text:p text:style-name="P638"><text:a xlink:type="simple" xlink:href="#__RefHeading___Toc16025_1285624845" text:style-name="Index_20_Link" text:visited-style-name="Index_20_Link">Varg – hat ein peinliches Gespräch mit Dania<text:tab/>137</text:a></text:p>
          <text:p text:style-name="P638"><text:a xlink:type="simple" xlink:href="#__RefHeading__14048_2035619654" text:style-name="Index_20_Link" text:visited-style-name="Index_20_Link">Joran – Albtraumsequenz, Arghan beauftragt ihn mit Schulgründung<text:tab/>139</text:a></text:p>
          <text:p text:style-name="P638"><text:a xlink:type="simple" xlink:href="#__RefHeading__14050_2035619654" text:style-name="Index_20_Link" text:visited-style-name="Index_20_Link">Thorn – auf Magister Darns Trauerfeier<text:tab/>144</text:a></text:p>
          <text:p text:style-name="P638"><text:a xlink:type="simple" xlink:href="#__RefHeading__14052_2035619654" text:style-name="Index_20_Link" text:visited-style-name="Index_20_Link">Marcin – und Toman geraten in einen Hinterhalt im achten Bezirk<text:tab/>147</text:a></text:p>
          <text:p text:style-name="P638"><text:a xlink:type="simple" xlink:href="#__RefHeading__14054_2035619654" text:style-name="Index_20_Link" text:visited-style-name="Index_20_Link">Dania – bekommt ein Klappschwert, hebt mit Varg ein Drogenloch aus und entjungfert ihn<text:tab/>151</text:a></text:p>
          <text:p text:style-name="P638"><text:a xlink:type="simple" xlink:href="#__RefHeading__14056_2035619654" text:style-name="Index_20_Link" text:visited-style-name="Index_20_Link">Varg – und Dania befragen die Diebe<text:tab/>155</text:a></text:p>
          <text:p text:style-name="P638"><text:a xlink:type="simple" xlink:href="#__RefHeading__14058_2035619654" text:style-name="Index_20_Link" text:visited-style-name="Index_20_Link">Thorn – befiehlt Angriff auf Marcins Konkurrenz im achten Bezirk<text:tab/>157</text:a></text:p>
          <text:p text:style-name="P638"><text:a xlink:type="simple" xlink:href="#__RefHeading__14060_2035619654" text:style-name="Index_20_Link" text:visited-style-name="Index_20_Link">Dragan – keine Verstärkung für Bezirk sieben<text:tab/>157</text:a></text:p>
          <text:p text:style-name="P638"><text:a xlink:type="simple" xlink:href="#__RefHeading__14062_2035619654" text:style-name="Index_20_Link" text:visited-style-name="Index_20_Link">Stepanie - bringt ihre Tochter zu Jorans Schule, damit sie eine ordentliche Ausbildung bekommt<text:tab/>159</text:a></text:p>
          <text:p text:style-name="P638"><text:a xlink:type="simple" xlink:href="#__RefHeading___Toc13842_1471151789" text:style-name="Index_20_Link" text:visited-style-name="Index_20_Link">Joran – Die Eröffnung der Schule<text:tab/>159</text:a></text:p>
          <text:p text:style-name="P638"><text:a xlink:type="simple" xlink:href="#__RefHeading__14064_2035619654" text:style-name="Index_20_Link" text:visited-style-name="Index_20_Link">Varg – Ulpors Hinrichtung, im Orden, zweifelt mal wieder an Dania und Thorn<text:tab/>161</text:a></text:p>
          <text:p text:style-name="P638"><text:a xlink:type="simple" xlink:href="#__RefHeading__5823_1936027996" text:style-name="Index_20_Link" text:visited-style-name="Index_20_Link">Dania – redet mit Varg über den Orden, mit Howl wegen Aufgaben als professionelle Attentäterin und mit Joran über Schule, verpasste Chancen, Kindheit<text:tab/>165</text:a></text:p>
          <text:p text:style-name="P638"><text:a xlink:type="simple" xlink:href="#__RefHeading___Toc7112_1886493331" text:style-name="Index_20_Link" text:visited-style-name="Index_20_Link">Thorn – wird zum Ratsmitglied ernannt, plant mit Marcin und Arghan die Machtergreifung, Arghan erzählt ihm von Danias Anfrage<text:tab/>172</text:a></text:p>
          <text:p text:style-name="P638"><text:a xlink:type="simple" xlink:href="#__RefHeading___Toc13844_1471151789" text:style-name="Index_20_Link" text:visited-style-name="Index_20_Link">Stepanie – Mia bringt ihr das Lesen bei, Orst kommt vorbei und missbilligt das<text:tab/>176</text:a></text:p>
          <text:p text:style-name="P638"><text:a xlink:type="simple" xlink:href="#__RefHeading___Toc13846_1471151789" text:style-name="Index_20_Link" text:visited-style-name="Index_20_Link">Marcin – trifft sich mit Dragan privat, es wird romantisch, keiner traut sich klar zu reden, Dragan muss auf die Toilette (Formatierung)<text:tab/>176</text:a></text:p>
          <text:p text:style-name="P638"><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9</text:a></text:p>
          <text:p text:style-name="P638"><text:a xlink:type="simple" xlink:href="#__RefHeading___Toc7393_734790973" text:style-name="Index_20_Link" text:visited-style-name="Index_20_Link">Dania – während die beiden rumturteln, schleicht sie sich in Dragans Haus und findet Beweise für seine Homosexualität<text:tab/>181</text:a></text:p>
          <text:p text:style-name="P638"><text:a xlink:type="simple" xlink:href="#__RefHeading___Toc7395_734790973" text:style-name="Index_20_Link" text:visited-style-name="Index_20_Link">(Thorn – Ratssitzung, es geht um langweilige Realpolitik)<text:tab/>183</text:a></text:p>
          <text:p text:style-name="P638"><text:a xlink:type="simple" xlink:href="#__RefHeading___Toc7397_734790973" text:style-name="Index_20_Link" text:visited-style-name="Index_20_Link"><text:span text:style-name="T64">Joran – träumt von Dania, wacht auf, nennt sich selbst verliebt, </text:span></text:a><text:a xlink:type="simple" xlink:href="#__RefHeading___Toc7397_734790973" text:style-name="Index_20_Link" text:visited-style-name="Index_20_Link"><text:span text:style-name="T64">versucht zu arbeiten zum runterkommen, Experiment geht schief, Unfall, aber nicht ernsthaft verletzt</text:span></text:a><text:a xlink:type="simple" xlink:href="#__RefHeading___Toc7397_734790973" text:style-name="Index_20_Link" text:visited-style-name="Index_20_Link"><text:tab/>184</text:a></text:p>
          <text:p text:style-name="P638"><text:a xlink:type="simple" xlink:href="#__RefHeading___Toc7399_734790973" text:style-name="Index_20_Link" text:visited-style-name="Index_20_Link">Varg – wacht davon auf, die beiden haben ein Gespräch über Wissenschaft, dann Religion, dann Dania<text:tab/>188</text:a></text:p>
          <text:p text:style-name="P638"><text:a xlink:type="simple" xlink:href="#__RefHeading___Toc7308_1708936629" text:style-name="Index_20_Link" text:visited-style-name="Index_20_Link">Thorn – redet mit Marcin und Dania über Dragans Erpressung, äußert sich verächtlich über Homosexualität, planen Ermordung des Patriziers<text:tab/>190</text:a></text:p>
          <text:p text:style-name="P638"><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92</text:a></text:p>
          <text:p text:style-name="P638"><text:a xlink:type="simple" xlink:href="#__RefHeading___Toc7827_585638094" text:style-name="Index_20_Link" text:visited-style-name="Index_20_Link"><text:span text:style-name="T64">Dragan – kriegt einen Besuch von Marcin, bei dem dieser ihn auffordert, </text:span></text:a><text:a xlink:type="simple" xlink:href="#__RefHeading___Toc7827_585638094" text:style-name="Index_20_Link" text:visited-style-name="Index_20_Link"><text:span text:style-name="T64">Namen</text:span></text:a><text:a xlink:type="simple" xlink:href="#__RefHeading___Toc7827_585638094" text:style-name="Index_20_Link" text:visited-style-name="Index_20_Link"><text:span text:style-name="T64"> in die Lieferantenliste einzutragen; Erpressung</text:span></text:a><text:a xlink:type="simple" xlink:href="#__RefHeading___Toc7827_585638094" text:style-name="Index_20_Link" text:visited-style-name="Index_20_Link"><text:tab/>197</text:a></text:p>
          <text:p text:style-name="P638"><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200</text:a></text:p>
          <text:p text:style-name="P638"><text:a xlink:type="simple" xlink:href="#__RefHeading___Toc10194_665622129" text:style-name="Index_20_Link" text:visited-style-name="Index_20_Link">Joran – Traumsequenz Danias Tod<text:tab/>211</text:a></text:p>
          <text:p text:style-name="P638"><text:a xlink:type="simple" xlink:href="#__RefHeading___Toc8716_453400607" text:style-name="Index_20_Link" text:visited-style-name="Index_20_Link">Thorn – im Rat mit Arghan, Dragan und Marcin, stellen Danias Leiche vor, Thorn lässt sich zum Patrizier wählen<text:tab/>212</text:a></text:p>
        </text:index-body>
      </text:table-of-content>
      <text:p text:style-name="P26"/>
      <text:p text:style-name="P27">Triggerwarnung: Mord, <text:span text:style-name="T626">Homophobie,</text:span> Suizid, Vergewaltigung, Sexarbeit, Drogensucht</text:p>
      <text:h text:style-name="P658" text:outline-level="1"><text:bookmark-start text:name="__RefHeading___Toc5866_563923414"/>AKT 1<text:bookmark-end text:name="__RefHeading___Toc5866_563923414"/></text:h>
      <text:p text:style-name="P405"/>
      <text:h text:style-name="P643" text:outline-level="1"><text:bookmark-start text:name="__RefHeading___Toc11754_710709543"/>Thorn – Bei<text:span text:style-name="T435"> Gebet im Orden denkt er über die Heuchelei nach, ein Verhör geht schief</text:span><text:bookmark-end text:name="__RefHeading___Toc11754_710709543"/></text:h>
      <text:p text:style-name="P109"/>
      <text:p text:style-name="P295">Die harte Holzbank drückte ihm in die Knie, <text:span text:style-name="T437">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37">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64"> Das fragte er sich nun schon fast sein ganzes Leben.</text:span></text:p>
      <text:p text:style-name="P249"><text:span text:style-name="T64">Das Gebet fand in einer der heiligen Hallen des Ordens statt, mit ihren hohen Decken und dicken Säulen aus kaltem Stein war der Raum majestätisch. Jeder hätte sich hier klein gefühlt, </text:span><text:span text:style-name="T128">von </text:span><text:span text:style-name="T224">alles umfassenden</text:span><text:span text:style-name="T128">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612">Alchemie</text:span>, Unzucht und Drogenprobleme herrschen, doch niemand hier ist auch nur ein bisschen dankbar für meine Arbeit. Sie scheinen das einfach nicht zu sehen.</text:p>
      <text:p text:style-name="P250"><text:span text:style-name="T64">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9">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09">alchemische</text:span> Substanz, die man aus Brocken gewinnen konnte, und mit der <text:span text:style-name="T609">Alchemisten</text:span> <text:span text:style-name="T609">widernatürliche Experimente durchführten</text:span>. Und J‘zharrs heilige Flamme würde sie alle ausbrennen. Zumindest <text:span text:style-name="T454">solange Thorn diese Flamme führte.</text:span></text:p>
      <text:p text:style-name="P250"><text:span text:style-name="T64">Thorn war der beste Ermittler, den der Orden zu bieten hatte. </text:span><text:span text:style-name="T129">Rücksichtslos spürte er einen </text:span><text:span text:style-name="T244">Alchemisten</text:span><text:span text:style-name="T129">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5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59">Bescheid</text:span>, wer die besten Zutaten verkaufte, <text:span text:style-name="T577">wo man an das reinste Bor kam, welches Brocken gerade besonders beliebt war</text:span>. <text:span text:style-name="T577">Keiner der anderen </text:span>Inquisitoren <text:span text:style-name="T577">wusste so gut </text:span>über Bor <text:span text:style-name="T559">Bescheid wie er.</text:span> <text:span text:style-name="T577">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609">Alchemie</text:span> bezeichnete, war eine <text:span text:style-name="T609">einfache </text:span><text:span text:style-name="T282">Bor-</text:span>Verbindung, mystisch aufgeladen durch die ketzerische Einbeziehung unheiliger Tiere, <text:soft-page-break/>Halluzinogener Substanzen und gesellschaftliche<text:span text:style-name="T560">m</text:span> Tabu.</text:p>
      <text:p text:style-name="P298">Indem Thorn wusste, wer die anderen Zutaten verkaufte, <text:span text:style-name="T528">und</text:span> sie <text:span text:style-name="T528">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609">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09">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38">Eure Demut ist Schwäche, keine Zurückhaltung. Ihr wollt nicht heraus stechen, weil ihr es nicht könnt. Und so werdet ihr nie führen. </text:span><text:span text:style-name="T133">Nicht, dass es ihn störte, dass sie keine Konkurrenz darstellten; so konnten sie einen Thorn von Hartlingen an ihrer Spitze umso besser gebrauchen.</text:span></text:p>
      <text:p text:style-name="P253"><text:span text:style-name="T64">Er hieß nicht wirklich Thorn von Hartlingen. Seitdem die Privilegien des Adels abgeschafft worden waren, musste er sich mit Thorn Hartlingen zufrieden geben, doch er nahm diese Demütigung nicht hin. </text:span><text:span text:style-name="T134">Er erlaubte seinen Untergebenen nicht, dass „von“ wegzulassen. Sie sollten mit jedem Satz spüren, dass er wichtiger war als sie.</text:span></text:p>
      <text:p text:style-name="P253"><text:span text:style-name="T134">Um den Namen seiner Familie ging es ihm dabei nicht.</text:span><text:span text:style-name="T64"> Er war der letzte seiner Familie, der noch am Leben war, und würde seine Blutlinie wohl kaum weiterführen. Den Inquisitoren war es verboten, </text:span><text:span text:style-name="T134">Sex zu haben</text:span><text:span text:style-name="T64">. </text:span><text:span text:style-name="T134">Thorn vermisste es nicht. Er zog es vor, seine Macht anders auszuüben.</text:span></text:p>
      <text:p text:style-name="P254"><text:span text:style-name="T134">W</text:span><text:span text:style-name="T64">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64">Oder Raft? Der Ratsinquisitor saß in der vordersten Reihe, und gegen ihn hatte Thorn eine besondere Abneigung. Alle im Orden lobten sei</text:span><text:span text:style-name="T150">nen Eifer</text:span><text:span text:style-name="T64">, </text:span><text:span text:style-name="T150">wenn</text:span><text:span text:style-name="T64"> er den Rat der Stadt Lagon immer wieder mit seinen kritischen Einwürfen zur Frömmigkeit rief. </text:span>Eine moralische Instanz<text:span text:style-name="T64">,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55">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64">Die Ränge leerten sich, und </text:span><text:span text:style-name="T130">Thorn eilte zurück zu seinem Arbeitszimmer. Er nickte Inquisitor Orfan zu, als er an ihm vorbei eilen</text:span><text:span text:style-name="T131"> wollte – doch der sprach ihn an.</text:span></text:p>
      <text:p text:style-name="P299">„Entschuldige, Thorn. Hättest du für einen Moment Zeit?“</text:p>
      <text:p text:style-name="P252"><text:span text:style-name="T130">Orfan war mit Abstand der langweiligste, gutgläubigste Narr, der im Orden so herumlief. </text:span><text:span text:style-name="T236">I</text:span><text:span text:style-name="T130">n seiner naiven Frömmigkeit war </text:span><text:span text:style-name="T225">es </text:span><text:span text:style-name="T130">seine Aufgabe, den Novizen Unterricht in Mythologie zu erteilen. Thorn hatte dafür nichts übrig. </text:span><text:span text:style-name="T236">D</text:span><text:span text:style-name="T130">ie Novizen, die </text:span><text:span text:style-name="T236">für ihn arbeiteten</text:span><text:span text:style-name="T130">, wussten besser nicht genug über die Theorie ihres Glaubens, um seine Methoden zu hinterfragen. </text:span><text:span text:style-name="T131">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64">Orfan </text:span><text:span text:style-name="T132">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528">die Tür öffnete und den Raum</text:span> betrat, <text:span text:style-name="T528">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78">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529">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79">Du tust </text:span>gefälligst, was ich <text:span text:style-name="T579">dir</text:span> auftrage, <text:span text:style-name="T64">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64">Das genügte Thorn. Er stellte sich vor den Mann, </text:span><text:span text:style-name="T215">griff ihm ins Gesicht</text:span><text:span text:style-name="T64"> und hielt ihn am Kinn fest. Ihm blieb gar nichts anderes übrig, als Thorn anzuschauen. Sofort hörte er damit auf, unverständliches Zeug vor sich hin zu murmeln. „Wer bist du?“, fragte Thorn.</text:span></text:p>
      <text:p text:style-name="P304">Der Mann stockte, als <text:span text:style-name="T579">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64">„</text:span><text:span text:style-name="T215">Für Marcin natürlich. Der ist der beste im siebten Bezirk. Und er zahlt am besten. Du denn nicht?“, fragte er zurück, doch Thorn lächelte nur als Antwort. Ein Lächeln, das nicht bis zu den Augen reichte.</text:span></text:p>
      <text:p text:style-name="P256"><text:span text:style-name="T64">„</text:span><text:span text:style-name="T215">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64"> Brocken war die beliebteste Droge Lagons, doch sie hatte einige Nachteile – zum Beispiel, dass emotionale Ausbrüche auf Brocken zu </text:span><text:span text:style-name="T244">alchemischen</text:span><text:span text:style-name="T64"> Entladungen führten. </text:span><text:span text:style-name="T216">Vorsorglich zückte Thorn seinen Flammensplitter – vielleicht würde er eingreifen müssen.</text:span></text:p>
      <text:p text:style-name="P257"><text:span text:style-name="T64">Varg war nicht so vorsichtig. Er griff Mutt am Kragen </text:span><text:span text:style-name="T216">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64">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64">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64">Die Schreie hörten irgendwann auf und der verkohlte Körper stürzte zu Boden. Thorn ließ die Flammen ersterben, doch Varg begann zu husten und stürzte zum Fenster, um den Rauch nach draußen zu lassen. Die Tür wurde ebenfalls aufgerissen, </text:span><text:span text:style-name="T217">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47">Dania – </text:span></text:a><text:a xlink:type="simple" xlink:href="#__RefHeading__13968_2035619654" text:style-name="Index_20_Link" text:visited-style-name="Index_20_Link"><text:span text:style-name="T448">trifft sich mit Stepanie, </text:span></text:a><text:a xlink:type="simple" xlink:href="#__RefHeading__13968_2035619654" text:style-name="Index_20_Link" text:visited-style-name="Index_20_Link"><text:span text:style-name="T447">versucht einen Kunden zu bestehlen</text:span></text:a><text:bookmark-end text:name="__RefHeading___Toc11756_710709543"/></text:h>
      <text:p text:style-name="P353"/>
      <text:p text:style-name="P355">Die Straßen des siebten Bezirks waren grausam zu ihren Füßen. <text:span text:style-name="T439">Dania hatte sich nie ganz daran gewöhnt. Ihre nackten, aufgeschundenen Fußsohlen schmerzten, wie immer, wenn sie nüchtern war.</text:span></text:p>
      <text:p text:style-name="P355"><text:span text:style-name="T439">I</text:span>n <text:span text:style-name="T439">den reicheren </text:span>Bezirken bestanden die Straßen <text:span text:style-name="T439">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44">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80">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40">Als sie um eine Ecke bog, wäre sie fast in jemanden hinein gerannt; doch sie hielt rechtzeitig an und konnte es vermeiden, das Gleichgewicht zu verlieren und in den Unrat auf dem Boden zu fallen.</text:span></text:p>
      <text:p text:style-name="P357">„<text:span text:style-name="T440">Dania? Das ist ja ein Zufall! Schön, dich zu sehen.“ Die Frau stellte ihre Tasche auf eine trockene Stelle am Boden, um sie zu umarmen.</text:span></text:p>
      <text:p text:style-name="P357"><text:span text:style-name="T440">Dania freute sich auch, sie zu sehen. </text:span>„<text:span text:style-name="T440">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41">berührte </text:span>sie <text:span text:style-name="T441">fürsorglich </text:span>am Arm. „Hast du noch nie darüber nachgedacht, dir einen professionellen Zuhälter zuzulegen? <text:span text:style-name="T441">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43">Womit </text:span>habe ich mit meine<text:span text:style-name="T443">n dicken Armen und klobigen Gesicht so einen fürsorglichen Mann verdient?“ Stepanie hatte ehrliches Unverständnis ins Gesicht geschrieben. Es schmeichelte ihrem hervorstehenden Kinn, der Quelle von Stepanies Unsicherheit.</text:span></text:p>
      <text:p text:style-name="P360">„<text:span text:style-name="T443">Weil du viel besser aussiehst, als du dir einredest. Und großzügig und herzlich bist du noch dazu.</text:span> <text:span text:style-name="T443">Aber w</text:span>enn ich zu den Dieben hier im siebten gehe, wollen die achtzig Prozent und ich darf das Haus nicht mehr verlassen. Nein danke. Dein Mann mag dich lieben, aber Huren sind für einen Dieb alle gleich. Und <text:span text:style-name="T444">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80">Geschäft</text:span> war für sie heilig. Und wenn alle anderen Huren unter ihrem Schutz achtzig Prozent ihres Einkommens abgeben mussten, würde <text:span text:style-name="T444">Dania</text:span> das auch tun müssen. <text:span text:style-name="T567">Und dass</text:span> sie die Frau eines <text:span text:style-name="T442">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516">r Steuern </text:span>in seinen eigenen Taschen verschwinden lässt <text:span text:style-name="T444">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43">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59">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45">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67">in Lagon </text:span>eben blühte, wenn sie unabhängig bleiben wollten.</text:p>
      <text:p text:style-name="P363">Dania hatte noch eine andere Freude im Leben, und das war Brocken. <text:span text:style-name="T1">Lustig, wie so vieles in meinem Leben mit Unrat zu tun hat.</text:span><text:span text:style-name="T64"> Brocken war die beliebteste Droge Lagons, und wurde gewonnen, indem man die Exkremente eines Wombats zu einem festen Klumpen kochte. Von diesem Klumpen brach man dann einzelne Stückchen ab, daher der </text:span><text:span text:style-name="T230">Name</text:span><text:span text:style-name="T64"> der Droge.</text:span></text:p>
      <text:p text:style-name="P363"><text:span text:style-name="T64">Dania hatte noch nie einen Wombat gesehen, und bisher nur von den mystischen Tieren gehört. Ihnen wurde nach gesagt, dass sie J‘zharr die Flamme getötet hatten. Ihr</text:span><text:span text:style-name="T244">e Körperflüssigkeiten hatten alchemische</text:span><text:span text:style-name="T64">, </text:span><text:span text:style-name="T226">aufputschende</text:span><text:span text:style-name="T64"> und bewusstseinserweiternde Eigenschaften. </text:span><text:span text:style-name="T244">S</text:span><text:span text:style-name="T64">ie wurden nur für ihre Existenz vom Orden gejagt, die die Tiere bis aufs letzte Exemplar ausrotten wollten, bis die gesamte Insel, auf der </text:span><text:span text:style-name="T137">der Stadtstaat </text:span><text:span text:style-name="T64">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61">Homosexualität,</text:span> <text:span text:style-name="T609">Alchemie</text:span> und Drogenkonsum in ganz Lagon auszurotten, und <text:span text:style-name="T56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67">A</text:span>n der Wand lehnte ein Junge. Beide waren offensichtlich bewaffnet.</text:p>
      <text:p text:style-name="P363"><text:span text:style-name="T64">Sie drückte dem Verkäufer ein paar Flammlinge in die Hand. Der gab </text:span><text:span text:style-name="T135">dem </text:span><text:span text:style-name="T64">Jungen, der </text:span><text:span text:style-name="T135">sich betont lässig gab</text:span><text:span text:style-name="T64">, ein Zeichen. </text:span><text:span text:style-name="T135">Der Junge </text:span><text:span text:style-name="T64">zog ein paar Brocken aus der Tasche und drückte sie </text:span><text:soft-page-break/><text:span text:style-name="T64">Dania in die Hand. </text:span><text:span text:style-name="T135">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64">Der siebte Bezirk bestand größtenteils aus windschiefen, selbst gebauten Holzhütten. Immer wieder brannte eine ab, weil jemand beim Kochen nicht aufpasste, und </text:span><text:span text:style-name="T137">das Feuer griff dann um sich. S</text:span><text:span text:style-name="T64">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64">Viele dieser Hütten waren verlassen. Die meisten Bewohner des siebten Bezirks versuchten, nicht lange hier zu bleiben, und einen Job im fünften Bezirk zu ergattern, wo billige Arbeitskräfte gern gesehen waren. </text:span><text:span text:style-name="T235">D</text:span><text:span text:style-name="T136">ie </text:span><text:span text:style-name="T64">Miliz, </text:span><text:span text:style-name="T136">die mit drakonischer Willkür versuchte, gegen die Diebe anzukommen, war für einige vorzeitige Tode in der Bevölkerung verantwortlich; a</text:span><text:span text:style-name="T64">ußerdem grassierten Krankheit </text:span><text:span text:style-name="T136">und</text:span><text:span text:style-name="T64"> Raubüberfälle, </text:span><text:span text:style-name="T136">die </text:span><text:span text:style-name="T64">die Bewohner am laufenden Band </text:span><text:span text:style-name="T136">dezimierten</text:span><text:span text:style-name="T64">.</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64">Zeit, sich eine Straßenecke zu suchen, an der viele einsame Männer, aber wenige ehrbare Diebe vorbei kamen. Es gab nicht viele dieser Ecken. </text:span><text:span text:style-name="T137">S</text:span><text:span text:style-name="T64">ie musste sie ständig wechseln. </text:span><text:span text:style-name="T137">D</text:span><text:span text:style-name="T64">och es gab auch nicht viele freie Huren wie sie, und so erwartete sie keine Probleme mit Konkurrentinnen.</text:span></text:p>
      <text:p text:style-name="P366"><text:span text:style-name="T64">Die Männer waren natürlich ein anderes Kaliber. Sie hatte verschiedene Kunden; Laufkundschaft, die sich spontan zu einer Nacht mit ihr entschieden, war am seltensten und am angenehmsten. </text:span><text:span text:style-name="T237">Stammkunden hatte sie keine. </text:span><text:span text:style-name="T64">Die meisten Männer, </text:span><text:span text:style-name="T237">die zu ihr kamen,</text:span><text:span text:style-name="T64"> konnten sich ein Bordell der ehrbaren Diebe entweder nicht leisten oder </text:span><text:span text:style-name="T136">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64">Bevor sie losging</text:span><text:span text:style-name="T137">,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64">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64"> </text:span><text:span text:style-name="T170">Erfüllung</text:span><text:span text:style-name="T64">. </text:span>Hihi, wenn man bedenkt, dass ich jetzt Tierscheiße in der Nase habe. Scheiße, innen wie außen.<text:span text:style-name="T64"> </text:span><text:span text:style-name="T170">Belustigung, Ruhe.</text:span> Es passt so gut.</text:p>
      <text:p text:style-name="P313"><text:span text:style-name="T470">Auch wenn es nur eine kleine Dosis ist, si</text:span>e <text:span text:style-name="T562">wird </text:span>einen großartigen Tag haben.</text:p>
      <text:p text:style-name="P262">Stepanie glaubt, dass ich hübsch bin.<text:span text:style-name="T64"> </text:span><text:span text:style-name="T170">Stolz.</text:span> Sie hat meine Flecken gar nicht gesehen. <text:span text:style-name="T64">Und richtig, als Dania ihre Arme ans</text:span><text:span text:style-name="T227">ieht</text:span><text:span text:style-name="T64">, </text:span><text:span text:style-name="T227">sind </text:span><text:span text:style-name="T64">sie verblasst; nur wenn man genau hins</text:span><text:span text:style-name="T227">ieht</text:span><text:span text:style-name="T64">, </text:span><text:span text:style-name="T227">sind </text:span><text:span text:style-name="T64">noch Schatten zu sehen. </text:span>Als würde ihre Herzlichkeit mich heilen.</text:p>
      <text:p text:style-name="P313">Sie <text:span text:style-name="T562">springt</text:span> auf. Jetzt erst mal ein, zwei einsame Männer von anderen Dingen heilen. Sie <text:span text:style-name="T562">greift</text:span> sich die kleine Handtasche, in der sich alle ihre Habseligkeiten bef<text:span text:style-name="T562">i</text:span>nden, schminkt sich, und <text:soft-page-break/>verl<text:span text:style-name="T562">ässt</text:span> die Hütte.</text:p>
      <text:p text:style-name="P313">Es <text:span text:style-name="T562">ist </text:span>noch nicht ganz dunkel. Die Kreuzung <text:span text:style-name="T562">ist </text:span>noch leer, aber bald <text:span text:style-name="T562">werden </text:span>die ersten Nachtschwärmer hier durchkommen. Zwei betrunkene Frauen schlendern vorbei. Dania <text:span text:style-name="T562">spricht </text:span>sie an, ob sie an ihren Diensten interessiert <text:span text:style-name="T562">sind</text:span>. Die beiden <text:span text:style-name="T562">verstehen </text:span>sie falsch und glauben, dass sie sie um etwas Schnaps b<text:span text:style-name="T562">ittet</text:span>. Entrüstet <text:span text:style-name="T562">zieht </text:span>die eine ihre Freundin weiter.</text:p>
      <text:p text:style-name="P313">Der nächste Mann entschuldigt sich mit Verweis auf seinen Ehering, die nächsten zwei würdigen sie nur eines abschätzigen Blickes und <text:span text:style-name="T562">gehen </text:span>nicht auf ihre Avancen ein. Langsam <text:span text:style-name="T562">werden </text:span>die Straßen wieder leerer.</text:p>
      <text:p text:style-name="P313">Dania <text:span text:style-name="T562">ist </text:span>nicht <text:span text:style-name="T562">die </text:span>geduldigste, doch die witzigen Farbkringel, die vor ihren Augen auf der Kreuzung auf und ab tanzen, belustigen sie.</text:p>
      <text:p text:style-name="P262">Na, wollt ihr eure Zeit mit mir vertreiben, ihr Irrlichter? <text:span text:style-name="T170">Staunen</text:span><text:span text:style-name="T64">. Beinahe übers</text:span><text:span text:style-name="T227">ieht</text:span><text:span text:style-name="T64"> sie den nächsten Mann, der vorbei stolpert. Sie </text:span><text:span text:style-name="T227">riecht </text:span><text:span text:style-name="T64">seine Fahne, bevor sie ihn erblickt.</text:span></text:p>
      <text:p text:style-name="P314">Betrunkene <text:span text:style-name="T562">sind </text:span>oft ein guter Fang, doch dieser hier reagiert nicht auf ihre Ansprache. Er <text:span text:style-name="T562">scheint</text:span> sie in seinem Suff nicht zu bemerken.</text:p>
      <text:p text:style-name="P263">Es will mir sagen, dass hier ein schlechter Ort ist. Da bin ich mir sicher.<text:span text:style-name="T64"> Dania hat nie lesen gelernt, doch es </text:span><text:span text:style-name="T227">kann </text:span><text:span text:style-name="T64">ja sein, dass die Irrlichter Buchstaben in die Nacht schre</text:span><text:span text:style-name="T227">i</text:span><text:span text:style-name="T64">ben. </text:span>Können sie das, wenn es sie nur in meinem Kopf gibt?</text:p>
      <text:p text:style-name="P263"><text:span text:style-name="T64">Sie schlendert also zur nächsten Kreuzung. Hier </text:span><text:span text:style-name="T227">sind </text:span><text:span text:style-name="T64">mehr Leute unterwegs, und sie </text:span><text:span text:style-name="T227">beginnt </text:span><text:span text:style-name="T64">fleißig und überschwänglich, den vorbei laufenden Männern ihre Vorzüge anzupreisen. Hier </text:span><text:span text:style-name="T227">läuft </text:span><text:span text:style-name="T64">es erheblich besser, und es dauert kaum zehn Minuten, bis einer stehen bl</text:span><text:span text:style-name="T227">eibt</text:span><text:span text:style-name="T64">, und sie von oben bis unten mustert. </text:span><text:span text:style-name="T138">Er s</text:span><text:span text:style-name="T227">ieht</text:span><text:span text:style-name="T138"> besser aus als die meisten ihrer Kunden, wenn auch etwas beleibt.</text:span></text:p>
      <text:p text:style-name="P314">„Du leuchtest ja.“ stellt er verwundert fest.</text:p>
      <text:p text:style-name="P314">Dania wundert gar nichts mehr. „Willst du auch leuchten? Sieh es als Zeichen.“ <text:span text:style-name="T470">Freude, Offenheit. </text:span>Sie gl<text:span text:style-name="T562">eitet</text:span> langsam an ihn heran und l<text:span text:style-name="T562">ässt</text:span> ihn ihren Geruch schmecken. Sie flüstert ihm ins Ohr: „Du hast doch wohl ein wenig Zeit, oder? Du willst mich doch nicht enttäuschen.“</text:p>
      <text:p text:style-name="P314">Er <text:span text:style-name="T562">kann</text:span> nicht alle seine Reaktionen verbergen. „Wie viel?“, fragt er nur.</text:p>
      <text:p text:style-name="P314">Dania n<text:span text:style-name="T562">ennt</text:span> ihm einen relativ hohen Preis, fügt dann aber an, dass sie bei seinem Aussehen <text:span text:style-name="T562">gerne </text:span>auch ein wenig damit herunter geh<text:span text:style-name="T562">t</text:span>. Er reagiert auf die Schmeichelei, viel Erfahrung mit Huren wie ihr sch<text:span text:style-name="T562">eint</text:span> er nicht zu haben. Also n<text:span text:style-name="T562">immt</text:span> sie ihn mit.</text:p>
      <text:p text:style-name="P314">An ihrer Hütte angekommen, <text:span text:style-name="T562">lässt </text:span>sie ihn machen. Sie hat keine Lust, wirklich die Initiative zu ergreifen. Die Männer <text:span text:style-name="T562">wissen </text:span>für gewöhnlich, was sie wollen, und <text:span text:style-name="T562">lassen </text:span>sich da ungern reinreden.</text:p>
      <text:p text:style-name="P263"><text:span text:style-name="T64">Schnell </text:span><text:span text:style-name="T227">sind </text:span><text:span text:style-name="T64">seine Hände überall. </text:span><text:span text:style-name="T138">Sie verlangt das Geld, bevor sie sich ausz</text:span><text:span text:style-name="T227">ieht</text:span><text:span text:style-name="T138">. Sie linst in seine Börse, als er die Münzen herausholt, und merkt, dass sie einen viel zu niedrigen Preis angesetzt hat. Wer </text:span><text:span text:style-name="T227">ist </text:span><text:span text:style-name="T138">dieser Mann, dass er so viel Bargeld dabei hat?</text:span></text:p>
      <text:p text:style-name="P264"><text:span text:style-name="T64">Gier. </text:span>Später vielleicht. Mal sehen.</text:p>
      <text:p text:style-name="P264"><text:span text:style-name="T139">Als s</text:span><text:span text:style-name="T64">ie </text:span><text:span text:style-name="T139">nackt </text:span><text:span text:style-name="T227">ist</text:span><text:span text:style-name="T139">, </text:span><text:span text:style-name="T64">knöpft </text:span><text:span text:style-name="T139">sie </text:span><text:span text:style-name="T64">sein Hemd auf. Er </text:span><text:span text:style-name="T227">hält </text:span><text:span text:style-name="T64">sie jedoch am Handgelenk fest und hindert sie daran. „Nein. So nicht.“ Er </text:span><text:span text:style-name="T227">stößt </text:span><text:span text:style-name="T64">ihre Hand weg. „Zu schmutzig.“ Er </text:span><text:span text:style-name="T227">zieht </text:span><text:span text:style-name="T64">es selbst aus.</text:span></text:p>
      <text:p text:style-name="P315"><text:span text:style-name="T470">Schmutzig. </text:span>Dania <text:span text:style-name="T562">ist </text:span>sofort tief beleidigt. Natürlich hat er Recht, sie <text:span text:style-name="T562">ist </text:span>schmutzig. Immerhin wohnt sie im siebten Bezirk. <text:span text:style-name="T470">Doch nun fühlt sie sich auch so.</text:span> Sofort leuchtet sie etwas weniger hell.</text:p>
      <text:p text:style-name="P264"><text:span text:style-name="T64">E</text:span><text:span text:style-name="T139">r legt sein Hemd sorgfältig zusammen auf den Tisch, der in der Ecke </text:span><text:span text:style-name="T227">steht</text:span><text:span text:style-name="T139">. Dania bezweifelt, dass es dort sauber bleib</text:span><text:span text:style-name="T227">t</text:span><text:span text:style-name="T139">, doch sagt nichts. „So, jetzt. Fass mich an.“ Sie bes</text:span><text:span text:style-name="T227">innt</text:span><text:span text:style-name="T139"> sich auf ihre Arbeit und </text:span><text:span text:style-name="T227">fährt </text:span><text:span text:style-name="T139">ihm durch die Brusthaare.</text:span></text:p>
      <text:p text:style-name="P265">Ich hasse Brusthaare. Tierchen.<text:span text:style-name="T64"> </text:span><text:span text:style-name="T170">Ekel. </text:span><text:span text:style-name="T64">Sie hat</text:span><text:span text:style-name="T228">te</text:span><text:span text:style-name="T64"> in ihrer Karriere einige Krabbeltierchen aus Brusthaaren gefischt. Dieser hier </text:span><text:span text:style-name="T228">schien</text:span><text:span text:style-name="T227"> </text:span><text:span text:style-name="T64">sauber zu sein. Doch ihrer Abneigung gegen Körperbehaarung </text:span><text:span text:style-name="T228">tat </text:span><text:span text:style-name="T64">das keinen Abbruch. Sie </text:span><text:span text:style-name="T228">zwang </text:span><text:span text:style-name="T64">sich, ihn zu küssen, während er ihre trockene Vulva entlang </text:span><text:span text:style-name="T228">fuhr</text:span><text:span text:style-name="T64">, in der Hoffnung, dass sie ein Kuss wenigstens etwas feucht mach</text:span><text:span text:style-name="T227">t</text:span><text:span text:style-name="T228">e</text:span><text:span text:style-name="T64">.</text:span></text:p>
      <text:p text:style-name="P316">Mit der anderen Hand <text:span text:style-name="T563">griff </text:span>er ihr an die Brust und drückt<text:span text:style-name="T563">e</text:span> zu, ein wenig zu fest. Nach einer Weile, als sich bei ihr unten nichts regt<text:span text:style-name="T563">e</text:span>, <text:span text:style-name="T563">stieß </text:span>er sie mit dieser Hand von sich. „Los, leg dich hin“, bef<text:span text:style-name="T563">ahl</text:span> er ihr, während er seine Hose aufschnürt<text:span text:style-name="T563">e</text:span>.</text:p>
      <text:p text:style-name="P316">Sie feuchtet<text:span text:style-name="T563">e</text:span> einen Finger an und bemüht<text:span text:style-name="T563">e</text:span> sich selbst ein wenig, während sie ihm beim entkleiden zus<text:span text:style-name="T563">ah</text:span>. Sein Schwanz <text:span text:style-name="T563">war </text:span>nicht allzu groß, und sie <text:span text:style-name="T563">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81">beugte sich vor und</text:span> nahm ihn auch ein wenig in den Mund, und er wurde schnell größer, bis er ihn aus ihrem Mund riss und weitermachen wollte.</text:p>
      <text:p text:style-name="P265"><text:span text:style-name="T64">Er ergriff ihren Hintern mit beiden Händen und hob ihren Unterleib hoch. Sie teilte ihre Lippen mit den Fingern, und grob fand er ihre Öffnung. </text:span><text:span text:style-name="T140">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64">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64">Sie beglückwünschte ihn, während sie ihr Kleid über den Kopf zog. „Das hat schon lange keine</text:span><text:span text:style-name="T237">r</text:span><text:span text:style-name="T64">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64">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64">Sie bog um die Ecke. </text:span>Was für ein Pech, Milizionäre.<text:span text:style-name="T64">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64">„</text:span><text:span text:style-name="T141">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63">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64"> Das war das letzte, was Dania dachte, bevor Soldat </text:span><text:span text:style-name="T228">elf</text:span><text:span text:style-name="T64"> ihr gegen den Kopf trat und sie das Bewusstsein verlor.</text:span></text:p>
      <text:p text:style-name="P319"/>
      <text:h text:style-name="P643" text:outline-level="1"><text:bookmark-start text:name="__RefHeading___Toc11758_710709543"/>Joran – Bastelt in seinem kleinen <text:span text:style-name="T609">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64">Noch ein Nagel. „</text:span><text:span text:style-name="T142">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09">Zaubersprüchen</text:span> den Stein erweichen wie manche Poeten das Herz eines frigiden Inquisitors.</text:p>
      <text:p text:style-name="P321">Joran wusste das. <text:span text:style-name="T609">Magie gab es nicht, nur Alchemie – und die würde ihm hier nicht helfen</text:span>. Diese ganze Hütte diente keinem anderen Zweck, als mit <text:span text:style-name="T609">Alchemie</text:span> herumzuexperimentieren. <text:span text:style-name="T609">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64">Natürlich war das der Grund gewesen, das Labor aus Stein zu bauen. </text:span><text:span text:style-name="T143">Nicht nur Experimente konnten in Flammen aufgehen, auch neugierige Forscher waren leicht entzündlich. Stein schütze vor Feuer.</text:span><text:span text:style-name="T64"> </text:span><text:span text:style-name="T143">Das Labor</text:span><text:span text:style-name="T64">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64">Er besah sich die Macken, die er in der Wand hinterlassen hatte. </text:span><text:span text:style-name="T143">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57">Immerhin war er nicht der einzige Alchemist, der in den Diensten Arghan Howls stand, und er wollte den anderen nicht das Budget streitig machen.</text:span></text:p>
      <text:p text:style-name="P272"><text:span text:style-name="T64">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1">Joran zu verstehen gegeben, dass er Hoffnungen in sein Potenzial setzte.</text:span><text:span text:style-name="T64"> </text:span><text:span text:style-name="T151">U</text:span><text:span text:style-name="T64">nd </text:span><text:span text:style-name="T144">Joran </text:span><text:span text:style-name="T151">wollte sich bemühen</text:span><text:span text:style-name="T144">, die Erwartungen eines so reichen und gebildeten Mannes zu </text:span><text:span text:style-name="T151">erfüllen</text:span><text:span text:style-name="T144">, </text:span><text:span text:style-name="T147">auch wenn er ihn immer ein bisschen einschüchterte.</text:span></text:p>
      <text:p text:style-name="P273"><text:span text:style-name="T64">Die Liste mit Anforderungen wurde länger und länger. Einige alchemische Apparate musste er noch bestellen. Die Zutaten hatte er </text:span><text:span text:style-name="T145">selbst </text:span><text:span text:style-name="T64">besorg</text:span><text:span text:style-name="T145">en müssen, die gab es nicht in Howls Fabriken.</text:span><text:span text:style-name="T64"> </text:span><text:span text:style-name="T145">Sie waren also bereits hier, </text:span><text:span text:style-name="T64">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82">E</text:span>rfinden von Erfindungen, nicht sie zu verkaufen. Davon verstand er nur so viel, dass er wusste, dass er lieber nichts davon verstehen wollte. Seine Erfindungen sollten den Menschen von Nutzen sein, nicht nur möglichst viel Profit abwerfen. <text:span text:style-name="T457">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64">Die beiden Leibwächter, die vor der Tür von Howls Büro aufgebaut waren, musterten ihn wie immer </text:span><text:span text:style-name="T146">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64">Er war einer der reichsten Unternehmer Lagons und hatte sogar einen Sitz im Rat inne, dem höchsten politischen Gremium der Stadt. Sein vernarbtes Gesicht zeugte davon, dass er </text:span><text:span text:style-name="T147">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64">„Du hast eine Liste mit Anforderungen zusammengestellt?“, </text:span><text:span text:style-name="T147">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64">Howl steckte sich den Stift hinters </text:span><text:span text:style-name="T147">linke </text:span><text:span text:style-name="T64">Ohr und winkte Joran herbei, auf seinem vernarbten Gesicht ein wohlwollender Ausdruck. „Gib mal her, deine Liste.“</text:span></text:p>
      <text:p text:style-name="P276"><text:span text:style-name="T64">Joran entspannte sich und trat nach vorne. Howl </text:span><text:span text:style-name="T147">drehte an einem Rädchen seines Okulars, um die Linse genauer einzustellen und </text:span><text:span text:style-name="T64">überflog die Liste. „Das ist ja nichts ausgefallenes oder so.“ Er griff sich den Stift und setzte seine Unterschrift drunter. „Gut, dass du dieses Mal an Essen gedacht hast. Wenn du noch etwas brauchst, Kaffee, </text:span><text:span text:style-name="T147">Substanzen, </text:span><text:span text:style-name="T64">Arbeitskräfte, melde dich. </text:span><text:span text:style-name="T151">G</text:span><text:span text:style-name="T64">ib die Liste meiner Sekretärin, sie wird sich um deine Wünsche kümmern.“</text:span></text:p>
      <text:p text:style-name="P328">Joran bedankte sich.</text:p>
      <text:p text:style-name="P328">Howl drehte an seinem Okular. Joran war es, als würde er ihm umso tiefer in die Augen sehen, als er <text:span text:style-name="T583">plötzlich </text:span>ernst wurde. „<text:span text:style-name="T583">Joran, d</text:span>u bist der jüngste meiner Ingenieure, den ich mit der <text:span text:style-name="T609">Alchemie</text:span> betraue. Du legst eine Kreativität an den Tag, die ich von einem Mann, der vierzig Jahre mehr auf dem Buckel hat, nicht erwarten kann. Für die Sorgfalt, die die <text:span text:style-name="T609">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51">Joran nickte eifrig. </text:span><text:span text:style-name="T64">„</text:span><text:span text:style-name="T148">Nur eine Frage: wann kommt das Bor an? Je früher es kommt, desto schneller kann ich anfangen.“</text:span></text:p>
      <text:p text:style-name="P329"><text:span text:style-name="T457">Howl sah kurz auf seine Unterlagen. Wieder musste er das Okular scharf stellen. </text:span>„Wenige Tage. Mein Kontakt hat Schwierigkeiten, aber du wirst schon merken, wenn wir es liefern.“</text:p>
      <text:p text:style-name="P276"><text:span text:style-name="T64">Joran bedankte sich </text:span><text:span text:style-name="T147">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64"> Joran war sich unsicher.</text:span></text:p>
      <text:p text:style-name="P277"><text:span text:style-name="T64">Er wusste auch nicht genau, wie er die Sekretärin um die Gegenstände auf der Liste bitten sollte. War es in Ordnung, einfach zu fragen? </text:span><text:span text:style-name="T148">War sie in der Firmenhierarchie eher über oder eher unter ihm?</text:span><text:span text:style-name="T64"> </text:span><text:span text:style-name="T148">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64">Bald</text:span> konnte er endlich anfangen, zu <text:span text:style-name="T564">forschen</text:span>.</text:p>
      <text:p text:style-name="P329"/>
      <text:h text:style-name="P644" text:outline-level="1"><text:bookmark-start text:name="__RefHeading__13970_2035619654"/>Marcin – <text:span text:style-name="T355">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64">Marcin </text:span><text:span text:style-name="T149">ignorierte</text:span><text:span text:style-name="T64"> den Mann, bis dieser ihn an seinem Mantel zog. Er saß zerlumpt am Straßenrand und schien um Almosen zu betteln. Obwohl Marcin zu den ehrbaren Dieben</text:span><text:span text:style-name="T1"> </text:span><text:span text:style-name="T64">gehörte,</text:span><text:span text:style-name="T1"> </text:span><text:span text:style-name="T64">war er noch nie in seinem Leben mit Ehrwürden angesprochen worden. </text:span><text:span text:style-name="T149">Im organisierten Verbrechen</text:span><text:span text:style-name="T64"> erlebt</text:span><text:span text:style-name="T149">e</text:span><text:span text:style-name="T64">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46">l</text:span>ukrativeres zu erledigen. „Deine <text:span text:style-name="T452">komische</text:span> Flamme hat mich noch nie beschützt. Glaubst du, ich <text:span text:style-name="T452">wäre ehrbarer Dieb</text:span>, wenn ich nicht für jedes Almosen eine Gegenleistung einfordern würde? Kampfkraft hast du mir ja wohl kaum anzubieten. Also wenn du nicht irgendeine nützliche Information für mich hast, lass mich in Ruhe.“ Er <text:span text:style-name="T452">riss </text:span>sich los und ging weiter.</text:p>
      <text:p text:style-name="P353"><text:span text:style-name="T64">Die </text:span><text:span text:style-name="T149">e</text:span><text:span text:style-name="T271">hrbaren Diebe</text:span><text:span text:style-name="T1"> </text:span><text:span text:style-name="T64">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9">e</text:span><text:span text:style-name="T271">hrbaren Diebe</text:span><text:span text:style-name="T1"> </text:span><text:span text:style-name="T64">immer Arbeit, und so funktionierte das Sozialsystem Lagons gegen Gefallen. Wer immer bereit war, einem Dieb einen Gefallen zu erweisen, konnte sich sicher sein, dass ihm geholfen wurde. </text:span><text:span text:style-name="T149">D</text:span><text:span text:style-name="T64">ie Diebe hatten einen komplizierten Ehrenkodex, der sie dazu zwang, einen Gefallen zu erwidern, wenn sie ihren Ruf nicht verlieren wollten. Und ein Dieb ohne Ruf war sehr bald entweder arbeitslos oder tot. </text:span></text:p>
      <text:p text:style-name="P353"><text:span text:style-name="T64">Marcin trat eine leere Konservendose aus dem Weg. Er machte dabei einen trügerisch gelangweilten Eindruck, als würde ihn ein</text:span><text:span text:style-name="T149">e Dose Mais</text:span><text:span text:style-name="T1"> </text:span><text:span text:style-name="T64">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46">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46">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64">Marcin war ein außergewöhnlich guter Dieb. Wobei man </text:span><text:span text:style-name="T1">gut</text:span><text:span text:style-name="T64"> in dem Fall besser mit </text:span><text:span text:style-name="T1">am Leben</text:span><text:span text:style-name="T64"> übersetzen konnte. Er war etwa dreißig Jahre alt, was selten war, denn ein Dieb überlebte meistens nicht besonders lange; das Einkommen </text:span><text:span text:style-name="T127">und der Status</text:span><text:span text:style-name="T64"> der erfolgreicheren Diebe zog die Aufmerksamkeit neidischer und ehrgeiziger Leute auf sich. </text:span></text:p>
      <text:p text:style-name="P353"><text:span text:style-name="T64">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9">e</text:span><text:span text:style-name="T271">hrbaren Diebe</text:span><text:span text:style-name="T1"> </text:span><text:span text:style-name="T64">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50">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64">noch </text:span>der dritte, <text:span text:style-name="T564">ein als seltsam verschriener Typ namens Gabor</text:span>, der ein Motiv und passende Umstände hatte. <text:span text:style-name="T470">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49">e</text:span><text:span text:style-name="T271">hrbaren Diebe</text:span><text:span text:style-name="T1"> </text:span><text:span text:style-name="T64">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51">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52">seine Informanten durchgehen, sich ein Vorgehen zurechtlegen.</text:span></text:p>
      <text:p text:style-name="P370">Als er um die Ecke bog, fand er jedoch einen ungewöhnlichen Anblick <text:span text:style-name="T452">vor sich</text:span>. Eine Frau, sie lag auf dem Boden. Sie war offensichtlich bewusstlos. Das Kleid war ihr über den nackten Hintern hochgerutscht, und <text:span text:style-name="T452">sie schien nichts bei sich zu haben. Ihre langen schwarzen Haare breiteten sich über den schlammigen Boden aus, und allgemein war sie bei dem Sturz ziemlich schmutzig geworden.</text:span></text:p>
      <text:p text:style-name="P278">Na toll, eine freie Hure. <text:span text:style-name="T64">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64">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643"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56">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530">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609">Alchemisten</text:span> musste Thorn sich auseinandersetzen. <text:span text:style-name="T458">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59">sprach Bände zu Varg. Es war viel zu auffällig für den achten Bezirk; der </text:span><text:soft-page-break/><text:span text:style-name="T459">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64">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64">Varg zog sich sofort zurück und lief mehrere Schritte von der Tür weg, während Thorn den Schutz des Schattens verließ und majestätisch auf das Haus zu schritt. </text:span><text:span text:style-name="T152">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64">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3">einen </text:span><text:span text:style-name="T64">Ecke stand ein Bett, doch es war leer.</text:span></text:p>
      <text:p text:style-name="P280"><text:span text:style-name="T64">Der Junge, der darin geschlafen hatte, </text:span><text:span text:style-name="T153">drückte sich in die andere Ecke und blickte panisch zwischen Thorn und Varg hin und her. </text:span><text:span text:style-name="T154">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58">Er war noch ein Junge, bei so einem Hänfling wollte Varg nicht von einem Mann sprechen.</text:span><text:span text:style-name="T154">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64">Varg machte sich sofort ans Werk. Thorn ließ das Licht heller leuchten, sodass er es gut sehen konnte. Er suchte rücksichtslos und gründlich, </text:span><text:span text:style-name="T154">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64">„Bist du irre? Die Unterlagen sind das beste Beweismaterial, das wir kriegen können. </text:span><text:span text:style-name="T158">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58">Sonst </text:span><text:span text:style-name="T64">fand </text:span><text:span text:style-name="T158">Varg </text:span><text:span text:style-name="T64">nichts auf dem Tisch, und auch das Bett auf den Kopf zu stellen war nutzlos. </text:span><text:span text:style-name="T158">Joran</text:span><text:span text:style-name="T64"> hatte die Wahrheit gesagt; es befand sich in der ganzen Hütte kein Bor. </text:span><text:span text:style-name="T158">Varg war fast ein </text:span><text:soft-page-break/><text:span text:style-name="T158">bisschen enttäuscht, dass er vielleicht unschuldig war. </text:span><text:span text:style-name="T64">Hatten sie den falschen erwischt?</text:span></text:p>
      <text:p text:style-name="P283"><text:span text:style-name="T64">Thorn stellte sich bedrohlich, breitbeinig über </text:span><text:span text:style-name="T158">ihn</text:span><text:span text:style-name="T64">. „Wo hast du die Rattenaugen her? Die ganze alchemische Ausrüstung? Raus damit.“</text:span></text:p>
      <text:p text:style-name="P283"><text:span text:style-name="T158">Joran</text:span><text:span text:style-name="T64"> schien langsam seinen Mut wieder zu fassen. „Kein Bor! Ihr könnt mir gar nichts, ich bin unschuldig! Nichts davon ist verboten, und das wisst ihr.“</text:span></text:p>
      <text:p text:style-name="P283"><text:span text:style-name="T64">Thorn kniff die Zähne zusammen. „Beantworte meine Frage.“ Keine Reaktion, doch im schummrigen Licht sah Varg, wie der </text:span><text:span text:style-name="T158">Junge</text:span><text:span text:style-name="T64"> sich verzweifelt bemühte, Thorn nicht ins Gesicht zu sehen.</text:span></text:p>
      <text:p text:style-name="P283"><text:span text:style-name="T64">„Nun, viel Bart kann bei dir ja noch nicht schmoren“, sagte Thorn, als er den Splitter etwas dunkler dimmte, sodass er die Farbe heißer Glut annahm. Dann bückte er sich und näherte ihn langsam an das </text:span><text:span text:style-name="T158">Jorans Gesicht</text:span><text:span text:style-name="T64">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64">Soweit Varg es in dem Licht sehen konnte, wurde </text:span><text:span text:style-name="T158">Joran</text:span><text:span text:style-name="T64"> erheblich blasser. „Naja, so ein Fabrikverkauf eben. Die sind ja legal erhältlich. Keine… keine große Sache.“</text:span></text:p>
      <text:p text:style-name="P283"><text:span text:style-name="T64">Daran, dass sich die Schatten im Rest des Raumes verschoben, merkte Varg, dass der Flammensplitter näher an </text:span><text:span text:style-name="T158">Jorans</text:span><text:span text:style-name="T64"> Gesicht rückte.</text:span></text:p>
      <text:p text:style-name="P338">„Howl, Howl Industries! Da kann man die kaufen.“</text:p>
      <text:p text:style-name="P283"><text:span text:style-name="T64">„</text:span><text:span text:style-name="T155">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65">überaus</text:span> witzig.</text:p>
      <text:p text:style-name="P284"><text:span text:style-name="T64">„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56">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64">Varg war beeindruckt. </text:span><text:span text:style-name="T158">Joran</text:span><text:span text:style-name="T64"> schien die Wahrheit zu sagen.</text:span></text:p>
      <text:p text:style-name="P354"/>
      <text:h text:style-name="P645" text:outline-level="1"><text:bookmark-start text:name="__RefHeading___Toc11680_2067757309"/>Thorn – tötet <text:span text:style-name="T463">Nathan </text:span>den <text:span text:style-name="T609">Alchemisten</text:span>, stellt Arghan zur Rede, erpresst ihn, <text:span text:style-name="T463">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84">Nur in Notfällen</text:span> wusch <text:span text:style-name="T584">man sich </text:span>mit Wasser. Vom Trinken ganz abgesehen; das wäre Frevel gewesen. Der Wassergott Q‘holi war immerhin für J‘zharrs Tod persönlich verantwortlich. So musste der Durst Lagons über Säfte, Kaffee, und in Notfällen durch abgekochtes <text:span text:style-name="T565">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62">Arghan </text:span>Howl, <text:span text:style-name="T462">Goran </text:span>Witte<text:span text:style-name="T461">n und den anderen, wenn sie Wörter kennen, mit denen andere nichts anfangen können. Am Ende ist all diese Wissenschaft und Forschung doch nur ein schöner Weg, sich überlegen fühlen zu können.</text:span><text:span text:style-name="T157"> Thorn hatte kein Problem damit, dass sie sich überlegen fühlen wollten; damit konnte er sich identifizieren. Aber sie hätten dabei wenigstens ehrlich zu sich selbst sein können.</text:span></text:p>
      <text:p text:style-name="P286"><text:span text:style-name="T159">Nachdem sie Joran mit dem Stiel von Vargs Beil schlafen geschickt hatten, waren </text:span><text:span text:style-name="T64">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7">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64"> Nichts störte Thorn mehr, als wenn er zu falscher Demut gezwungen war, doch er hatte nicht erwartet, heute noch so weit reisen zu müssen, und kein Geld mitgenommen.</text:span></text:p>
      <text:p text:style-name="P282"><text:span text:style-name="T64">So ging die Sonne bereits auf, als sie in die Straße einbogen, in der die Adresse war, die </text:span><text:span text:style-name="T158">Joran ihnen verraten hatte. </text:span><text:span text:style-name="T159">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64">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60">während Thorn seinen Flammensplitter herausholte.</text:span></text:p>
      <text:p text:style-name="P288"><text:span text:style-name="T160">E</text:span><text:span text:style-name="T64">r schenkte dem Splitter einen kurzen Blick – sie hatten viel miteinander durchgemacht. Thorn war egal, ob der Splitter wirklich einmal ein Teil J‘zharrs gewesen war. </text:span><text:span text:style-name="T238">Wichtig war</text:span><text:span text:style-name="T64">, dass er seine Wirkung tat. Und das hatte Thorn sichergestellt; die Freizügigkeit, die sich andere Inquisitoren erlaubten, hatte Thorn immer vermieden. Er hielt sich rein, und der Splitter behielt seine Kraft.</text:span></text:p>
      <text:p text:style-name="P287"><text:span text:style-name="T64">Der zweite </text:span><text:span text:style-name="T160">Axth</text:span><text:span text:style-name="T64">ieb verfing sich in der Tür, und Varg musste </text:span><text:span text:style-name="T160">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text:span text:style-name="T674">Thorn</text:span>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64">„Lass dich fallen!“, rief Thorn ihm zu, in der Hoffnung, dass der Novize sich so außer Reichweite brachte, und Thorn endlich eingreifen konnte. Der Flammensplitter juckte in seiner linken Hand, </text:span><text:span text:style-name="T161">und er bezwang sich selbst, um seine eiserne Willenskraft in die Hitze fließen zu lassen, die sich in seiner Hand konzentrierte.</text:span></text:p>
      <text:p text:style-name="P347">Ein Arm wagte sich aus der Hütte; der <text:span text:style-name="T609">Alchemist</text:span> versuchte wohl, Varg auch auf dem Boden zu erstechen, solange er noch geblendet war. Thorn beschwor seine innere Leere, um reine Flammen in Richtung der Tür zu schicken, den Stoß zu unterbrechen. Der <text:span text:style-name="T609">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64">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2">Das flackernde Feuer erhellte den fensterlosen Raum und zeichnete Sekunde für Sekunde neue Bilder.</text:span><text:span text:style-name="T64"> Der </text:span><text:span text:style-name="T244">Alchemist</text:span><text:span text:style-name="T64"> stieß mit dem Speer nach ihm. </text:span><text:span text:style-name="T238">Er konnte noch </text:span><text:span text:style-name="T162">ausweichen, und Thorn sprang nach rechts von der Tür weg, auf der Suche nach seiner Konzentration.</text:span></text:p>
      <text:p text:style-name="P348">Nathan, wie der <text:span text:style-name="T609">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609">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64">Er ruhte in sich. </text:span>Das Feuer frisst alles gleichermaßen, ohne Unterschiede. Nichts ist besser als etwas anderes. Nichts ist gut. Ich will nichts. Nichts.<text:span text:style-name="T64">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92">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609">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64">Arghan Howl mochte kein Bauer sein. Doch er würde </text:span><text:span text:style-name="T163">die Figur </text:span><text:span text:style-name="T229">nach seinem Willen</text:span><text:span text:style-name="T163"> bewegen</text:span><text:span text:style-name="T64">, </text:span><text:span text:style-name="T163">oder ihn schlagen</text:span><text:span text:style-name="T64">.</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64">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64">durchzulassen.</text:span></text:p>
      <text:p text:style-name="P294"><text:span text:style-name="T464">Ein schönes Büro</text:span><text:span text:style-name="T164">, dachte Thorn, als er durch die schweren Doppeltüren trat. </text:span><text:span text:style-name="T495">Etwas unordentlich vielleicht. Doch hier klebt Macht in den Spinnenweben in den Bücherregalen. Sie summt hier durch die Gegend, und dieser Mann fängt sie ein wie ein kostenloses Abendessen.</text:span></text:p>
      <text:p text:style-name="P294"><text:span text:style-name="T265">Thorn hatte Howl bisher nur aus der Ferne gesehen. Er </text:span><text:span text:style-name="T258">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65">das </text:span>nicht erkennen. Er wies die Leibwächter an, die Tür zu schließen und sie alleine zu lassen.</text:p>
      <text:p text:style-name="P372">„<text:span text:style-name="T465">Mein Name ist Thorn von Hartlingen. Ich jage Alchemisten.“</text:span></text:p>
      <text:p text:style-name="P372">„<text:span text:style-name="T465">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85">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609">Alchemie</text:span> für schuldig befunden und hatte sich gegen die Festnahme gewehrt. Doch seien Sie beruhigt. Seine Seele ist nun gereinigt.“</text:p>
      <text:p text:style-name="P381"><text:span text:style-name="T64">Thorn hatte gegen Ende immer langsamer gesprochen – </text:span><text:span text:style-name="T165">und Howls Augen hatten sich im selben Rhythmus verengt. </text:span><text:span text:style-name="T466">Ich wüsste gerne, ob sie sich nahe standen. </text:span><text:span text:style-name="T165">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609">Alchemie</text:span> ein? <text:span text:style-name="T585">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64">Thorn </text:span><text:span text:style-name="T167">änderte kurz die Stoßrichtung und fuhrt fort</text:span><text:span text:style-name="T64">.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64">„Das wissen Sie selbst. Populär, ohne Frage. Eine scharfe Zunge – doch was hat er schon vollbracht? </text:span><text:span text:style-name="T166">Er isoliert sich von der Zusammenarbeit im Rat, um ein gutes Bild abzugeben. Ein Populist, wie er die Sorgen des Volkes und die Hoheit der Sitten betont. </text:span><text:span text:style-name="T256">Er hält </text:span><text:span text:style-name="T166">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09">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64">Howl winkte gelangweilt ab. „Ganz wie Sie meinen. Und nun glauben Sie, mich erpressen zu können, </text:span><text:span text:style-name="T167">um die Leiter zu erklimmen.“</text:span></text:p>
      <text:p text:style-name="P377">Thorn setzte nach. „Ja, weil ich nicht viel verlange, und es für Sie viel einfacher ist, zu tun, was ich will, als sich mit den Problemen auseinanderzusetzen, die ich Ihnen <text:span text:style-name="T566">sonst</text:span> bereiten <text:span text:style-name="T56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64">„Immerhin müssen sie ein praktisches Arrangement dafür aufgeben; noch können Sie im Rat schalten und walten, wie sie wollen, und die Inquisition tut so, als würde sie etwas dagegen tun, dass Sie unsere hoch geliebten Sitten so mit Füßen treten. </text:span><text:span text:style-name="T168">M</text:span><text:span text:style-name="T64">it mir an seiner Stelle </text:span><text:span text:style-name="T168">müssten Sie </text:span><text:soft-page-break/><text:span text:style-name="T64">damit rechnen, dass </text:span><text:span text:style-name="T168">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645"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93">weil er </text:span><text:span text:style-name="T22">gefoltert</text:span><text:span text:style-name="T493">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66">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64">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94">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85">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64">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64">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64">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4">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64">Die beiden Schränke hielten ihm die Tür auf und er betrat Howls Büro, unordentlich wie immer, nur dass Howl, der sonst einen Ruhepol in der Raummitte bot, </text:span><text:span text:style-name="T192">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631">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64">Howl hatte nun eine ruhigere Stimme. „Umso besser, dass du hier bist. Vielleicht musst du untertauchen, die anderen auch. Keine Sorge, darum kümmern wir uns. </text:span><text:span text:style-name="T193">Wieso bist du überhaupt schon so früh hier?“</text:span><text:bookmark-end text:name="__RefHeading___Toc11013_578052989"/></text:p>
      <text:p text:style-name="P406"><text:bookmark-start text:name="__RefHeading___Toc11015_578052989"/>„Mein Labor wurde auch verwüstet“, sagte Joran kleinlaut. <text:span text:style-name="T585">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31">dich </text:span>zurück…“ <text:span text:style-name="T585">Er log nicht gerne; aber in dem Chaos hier sah es so aus, als könnte er gut damit davonkommen.</text:span><text:bookmark-end text:name="__RefHeading___Toc11015_578052989"/></text:p>
      <text:p text:style-name="P406"><text:bookmark-start text:name="__RefHeading___Toc11017_578052989"/><text:span text:style-name="T64">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4">, vermutete Joran. „</text:span><text:span text:style-name="T194">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64">„</text:span><text:span text:style-name="T194">Ist egal, wir wissen eh genug. </text:span><text:span text:style-name="T64">Ich kenne den Inquisitor, der dafür verantwortlich ist. Er hat uns hier auch schon einen Besuch abgestattet.“ Joran konnte einen erschreckten Laut nicht zurückhalten. „Keine Sorge, lass das </text:span><text:span text:style-name="T194">mein</text:span><text:span text:style-name="T64"> Problem sein. Ich werde schon mit ihm fertig, da lass ich mir etwas einfallen. Und dann kommen wir vielleicht noch mit ein paar blauen Flecken aus der </text:span><text:soft-page-break/><text:span text:style-name="T64">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64">Joran </text:span><text:span text:style-name="T194">blickte ihn niedergeschlagen an</text:span><text:span text:style-name="T64">.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64">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64">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30">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64">dachte er. </text:span><text:span text:style-name="T1">Nathan wäre vielleicht noch am Leben, wenn ich nur ein bisschen mehr vertragen würde. Wenigstens könnte er noch weitermachen, so kann es keiner von uns.</text:span><text:span text:style-name="T64">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64">Joran verfluchte die Stadt, er verfluchte den Orden, er verfluchte die Insel, auf der alle Lagoner seit dem </text:span>dummen<text:span text:style-name="T64">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64">Nun, vielleicht waren an dieser Angst wenigstens auch alle </text:span><text:span text:style-name="T257">A</text:span><text:span text:style-name="T64">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4">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96">Ich komme wieder.</text:span><text:bookmark-end text:name="__RefHeading___Toc11051_578052989"/></text:p>
      <text:p text:style-name="P406"><text:bookmark-start text:name="__RefHeading___Toc11053_578052989"/>Jorans Schritt wurde fester, und er ging in Richtung der Baracke, in der er wohnte. <text:span text:style-name="T497">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86">zerstampfen</text:span>, die Überreste eures Gottes, euren Glauben und euren gesamten Orden.<text:bookmark-end text:name="__RefHeading___Toc11055_578052989"/></text:p>
      <text:p text:style-name="P248"/>
      <text:h text:style-name="P643" text:outline-level="1"><text:bookmark-start text:name="__RefHeading___Toc12250_1018655533"/>Dania – <text:span text:style-name="T355">trifft Marcin und spioniert Gabor aus</text:span><text:bookmark-end text:name="__RefHeading___Toc12250_1018655533"/></text:h>
      <text:p text:style-name="P21"/>
      <text:p text:style-name="P405">Dania erwachte. <text:span text:style-name="T468">Auch wenn ihr Kopf schmerzte, </text:span>war <text:span text:style-name="T468">das erst mal</text:span> eine Erleichterung für si<text:span text:style-name="T468">e.</text:span> <text:span text:style-name="T586">Davon konnte sie nach einer solchen Begegnung nicht ausgehen</text:span>. <text:span text:style-name="T460">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98">Immerhin wollte sie nicht selbst von den Inquisitoren gereinigt werden.</text:span></text:p>
      <text:p text:style-name="P405">Sie war dennoch beunruhigt, denn der Ort gefiel ihr weniger; <text:span text:style-name="T467">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2">In diesem Moment kam ein Mann ins Zimmer und <text:span text:style-name="T467">unterbrach </text:span>ihre Selbstbetrachtung. Er sah ein wenig finster aus. <text:span text:style-name="T18">Dieser Mann hat noch nie jemandem eine Freude gemacht.</text:span> <text:span text:style-name="T467">E</text:span>r war um die dreißig, schlecht rasiert und hatte etwa kinnlange schwarze Haare, die <text:span text:style-name="T467">anscheinend </text:span>von einem <text:span text:style-name="T467">nicht </text:span>sehr talentierten Straßen<text:span text:style-name="T586">kind</text:span> geschnitten worden waren. Er trug einen langen, schwarzen, abgewetzten Ledermantel, der schon ein paar Klingen abgekriegt hatte, und unter dem eine ganze Waffenkammer verstecken konnte. Auf <text:span text:style-name="T467">seinem </text:span>Kopf <text:span text:style-name="T467">ruhte </text:span>eine schwarze Ballonmütze, das Markenzeichen der <text:span text:style-name="T499">e</text:span>hrbaren Diebe.</text:p>
      <text:p text:style-name="P405">„Ah, du bist aufgewacht, wie ich sehe.“ sagte er <text:span text:style-name="T467">mit einem Lächeln, das seine Augen nicht erreichte.</text:span></text:p>
      <text:p text:style-name="P405">Dania schnaubte. „Soll ich mich jetzt vielleicht bedanken?“</text:p>
      <text:p text:style-name="P405"><text:span text:style-name="T467">Sein </text:span>Lachen <text:span text:style-name="T467">war zynisch</text:span>. „Wie wir uns jeden Morgen bei J‘zharr bedanken sollten, dass er uns wieder in Ruhe gelassen hat und uns seine ewige Reinheit für noch nen Tag erspart bleibt“, sagte er sarkastisch.<text:span text:style-name="T467"> „Ich habe dir ja keinen Kaffee ans Bett gebracht. Dafür würde ich Dankbarkeit verlangen. Für alles andere verlange ich nur eine Gegenleistung.“</text:span></text:p>
      <text:p text:style-name="P405"><text:span text:style-name="T468">Dania sah sich um. </text:span>„<text:span text:style-name="T468">Wo ist meine Tasche?“ Sie versuchte angestrengt, sich zu erinnern, doch ihre Kopfschmerzen hielten sie bald davon ab. „Ohne die </text:span>habe ich keinen müden Flammling mehr in meinen Taschen.“ <text:span text:style-name="T468">Sie erinnerte sich an ihren Beruf.</text:span> „Wie kann ich dich denn sonst so belohnen, mein tapferer Held? Wenn du dir das nicht bereits alles genommen hast, während ich schlief.“</text:p>
      <text:p text:style-name="P405">„Nein, daran bin ich nicht interessiert… <text:span text:style-name="T468">meine Währung sind zwar Gefallen, doch</text:span> mir fällt eine bessere Verwendung deiner Talente ein. <text:span text:style-name="T468">D</text:span>u weißt <text:span text:style-name="T468">ja, dass man die Gefallen eines ehrbaren Diebes besser zurückzahlt, und einen Gefallen habe ich dir erwiesen</text:span>. Mich nennt man Marcin, hast du auch einen Namen?“</text:p>
      <text:p text:style-name="P405">„Ich heiße Son<text:span text:style-name="T586">i</text:span>a.“ log sie.</text:p>
      <text:p text:style-name="P405">„<text:span text:style-name="T499">Guten Tag, ich bin Q‘holi, der unheilige Gott des Wassers</text:span>“, erwiderte er sarkastisch. „Du brauchst gar nicht erst versuchen, mich zu verarschen, das haben schon klügere versucht. <text:span text:style-name="T499">Wie heißt du wirklich?</text:span>“</text:p>
      <text:p text:style-name="P405">„<text:span text:style-name="T468">Wie auch immer</text:span>, <text:span text:style-name="T468">dann bin ich eben </text:span>Dania. <text:span text:style-name="T468">Seit wann zählt der echte Name einer Hure? Du bist wohl einer von den Sentimentalen. </text:span>Was willst du von mir?“</text:p>
      <text:p text:style-name="P405"><text:span text:style-name="T468">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516">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64">„Na gut, ich stelle dir ein sauberes Kleid und </text:span><text:span text:style-name="T169">etwas</text:span><text:span text:style-name="T64"> </text:span><text:span text:style-name="T172">Geld</text:span><text:span text:style-name="T64">. Du hast </text:span><text:span text:style-name="T200">vier</text:span><text:span text:style-name="T64"> Tage Zeit. Außerdem hast du noch nie meinen Namen gehört, mich noch nie gesehen, vergessen, wo sich dieses Versteck befindet und zwar auch, wenn </text:span><text:span text:style-name="T1">meine</text:span><text:span text:style-name="T64">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68">den</text:span> Namen <text:span text:style-name="T568">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64"> Solche Gedanken plagten sie immer wieder, doch diese Frau stieß sie geradezu mit dem Kopf darauf.</text:span></text:p>
      <text:p text:style-name="P405">„<text:span text:style-name="T469">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86">V</text:span>ielleicht hatte sie auch einfach nur Glück, oder in einem Körper, der so viel Brocken zu sich nahm, wollte sich niemand einnisten. „Nun, er nimmt sie immer auf, die <text:span text:style-name="T473">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70">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71">Hässliche Blumen, allerdings. Und ihr Brocken schmeckt auch nach Blumen. Also wenn ich du wäre, würde ich mein Zeug eher im Osten holen.“</text:span></text:p>
      <text:p text:style-name="P405">Dania bedankte sich und ging los. <text:span text:style-name="T472">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72">Die </text:span><text:span text:style-name="T19">ehrbaren</text:span><text:span text:style-name="T472">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64">Sie hätte ihre Unabhängigkeit ungern aufgegeben, doch so wie es aussah, blieb ihr vielleicht keine andere Wahl.</text:span></text:p>
      <text:p text:style-name="P405">Immerhin hat er mich nicht angefasst.<text:span text:style-name="T64"> Unter diesen Umständen war es schon angenehmer, für einen Dieb zu arbeiten. Einen </text:span>ehrbaren<text:span text:style-name="T64"> Dieb.</text:span></text:p>
      <text:p text:style-name="P405">„<text:span text:style-name="T473">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64">Dania fragte sich, was wohl ihren Eltern passiert war, doch sie schob den unangenehmen Gedanken beiseite. „</text:span><text:span text:style-name="T171">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74">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75">Dania beschloss, erst einmal etwas zu kaufen.</text:span></text:p>
      <text:p text:style-name="P405">„<text:span text:style-name="T475">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69">schießt</text:span> ihr durch die Nase und sofort in den Kopf.<text:span text:style-name="T1"> Wohlerzogen.</text:span> Sie <text:span text:style-name="T569">hebt</text:span> den Kopf in den Nacken <text:span text:style-name="T476">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69">würden</text:span>.</text:p>
      <text:p text:style-name="P405">Dankbar.</text:p>
      <text:p text:style-name="P405">„Gib mir nur ein paar Minuten“, sagt sie stattdessen, setzt sich mit wackligen Beinen auf den Boden und schl<text:span text:style-name="T569">ießt</text:span> die Augen. Ruhe. <text:span text:style-name="T569">Sitzt</text:span> eine Weile. <text:span text:style-name="T569">Sieht</text:span> sich schließlich um.</text:p>
      <text:p text:style-name="P405">Jetzt erst bemerkt sie, dass auch der Innenhof mit Zeichnungen voll geschmiert <text:span text:style-name="T569">ist</text:span>. „Von dir?“, fragt sie den Jungen, der sich kaum bewegt hat.</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69">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69">ist</text:span> plötzlich auf die Unterhaltung aufmerksam geworden, als sie die Schokolade hervorgeholt hat.</text:p>
      <text:p text:style-name="P405">„Sicher! Es ist genug für alle da.“ Sie <text:span text:style-name="T569">nimmt</text:span> die Schokolade und <text:span text:style-name="T569">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69">ist</text:span> mit Kauen fertig. Bevor er noch einmal <text:span text:style-name="T569">abbeißt</text:span>, sagt er: „Unser Vater gibt uns was zu tun. Mutter keine. Vater kommt auch später vorbei, um Hallo zu sagen!“ Dania <text:span text:style-name="T569">sieht</text:span> aus dem Augenwinkel, wie der Älteste das Gesicht verz<text:span text:style-name="T569">ieht</text:span>. Er hat wohl auch schon andere Erfahrungen mit den Besuchen gemacht. „Er macht immer abends seine Runde, bevor wir alle heimgehen.“ - „<text:span text:style-name="T477">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77">Und wo sind die Steine?“, fragte sie.</text:span></text:p>
      <text:p text:style-name="P405">Da <text:span text:style-name="T569">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78"> Sie sieht verletzt zu dem Kleinen, und auch er schaut perplex.</text:span></text:p>
      <text:p text:style-name="P405">Da <text:span text:style-name="T569">stößt</text:span> sich der große von der Wand ab. „Verstehst du mich? Soll ich mich wiederholen?“ Er legt die Hand auf sein Schwert. Dania <text:span text:style-name="T569">weiß</text:span>, es <text:span text:style-name="T569">ist </text:span>Zeit, zu gehen. Sie <text:span text:style-name="T569">wirft </text:span>ihm noch eine Beleidigung hinterher, als sie den Hof <text:span text:style-name="T569">verlässt</text:span>.</text:p>
      <text:p text:style-name="P405">Kaum <text:span text:style-name="T569">ist</text:span> sie um eine Ecke, <text:span text:style-name="T569">beginnt </text:span>sie, Leute nach <text:span text:style-name="T587">einer</text:span> Wandzeichnung von Steinen zu fragen.</text:p>
      <text:p text:style-name="P405"/>
      <text:p text:style-name="P405"><text:soft-page-break/>Mittlerweile war später Abend. <text:span text:style-name="T479">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80">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64">Sie löste sich aus dem Schatten der Ecke, in der sie gewartet hatte, und heftete sich auf seine Fersen. </text:span>Nicht zu nah dran gehen,<text:span text:style-name="T64">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73">„</text:span><text:span text:style-name="T481">Aufgefallen sagst du? Für ein bisschen stattlich gehen rennen Frauen wie du einem Mann nicht durch den halben Bezirk hinterher.“</text:span></text:p>
      <text:p text:style-name="P405"><text:span text:style-name="T174">Ihrer Erfahrung nach reagierten alle Männer auf Schmeicheleien, aber für </text:span><text:span text:style-name="T173">diesen musste sie tiefer in die Trickkiste greifen. „Und wie freundlich du mit den Kindern umgegangen bist. Da bin ich gleich auf dich aufmerksam geworden. Das tun hier nicht viele für die Kleinen.“ Dania schmierte ihm ordentlich Honig um den Bart. </text:span><text:span text:style-name="T174">Und Gabors Bart hätte etwas Honig gebrauchen können, so wie er sie im Nacken kratzte. Wenn etwas Dania </text:span><text:span text:style-name="T179">nervte, dann war es ein Kratzen im Nacken, von dem so viele </text:span><text:span text:style-name="T231">Männer</text:span><text:span text:style-name="T179">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39">Dania musste improvisieren. </text:span><text:span text:style-name="T64">„Huren sind nicht gut für Kinder, </text:span><text:span text:style-name="T176">sagen sie!</text:span><text:span text:style-name="T64"> </text:span><text:span text:style-name="T175">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64">Sein Griff wurde </text:span><text:span text:style-name="T177">unwillkürlich </text:span><text:span text:style-name="T64">sanfter. </text:span><text:span text:style-name="T177">Wahrscheinlich merkte er es kaum. „</text:span><text:span text:style-name="T178">Du hattest… eigene Kinder?“</text:span></text:p>
      <text:p text:style-name="P405"><text:span text:style-name="T178">S</text:span><text:span text:style-name="T64">ie zog die Nase hoch. „Zwei. Aber ich habe nicht viel von ihnen gesehen, bis mein Vater sie weggegeben hat. Damit ich weiterarbeite, und nicht einen auf Mutter mache.“</text:span></text:p>
      <text:p text:style-name="P405">Warum geh<text:span text:style-name="T482">en</text:span> mir Lügen leichter von der Hand als <text:span text:style-name="T482">Ehrlichkeit</text:span>? <text:span text:style-name="T482">Berufskrankheit?</text:span><text:span text:style-name="T64"> </text:span></text:p>
      <text:p text:style-name="P405"><text:span text:style-name="T64">Er ließ ihre Arme los. „</text:span><text:span text:style-name="T179">So habe ich das noch nie gesehen.“</text:span></text:p>
      <text:p text:style-name="P405"><text:span text:style-name="T64">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4"> Sie ergriff sein Hemd, zog es nach vorne, und roch daran. „Puh! Den Kleinen fehlt eine Mutter, oder? Das hier müsste dringend mal gewaschen werden.“ Er protestierte, doch sie zog ihn </text:span><text:span text:style-name="T180">einfach</text:span><text:span text:style-name="T64"> an seinem Hemd weiter. „</text:span><text:span text:style-name="T180">Los, lass uns zu dir gehen, ich werde sehen, was ich tun kann.“ Sie ergriff seine Hand, und bald zog nicht mehr sie ihn weiter, sondern er sie. Von der Seite sah sie ein seliges Lächeln auf seinem Gesicht.</text:span></text:p>
      <text:p text:style-name="P443">Das wird einfach.</text:p>
      <text:p text:style-name="P405"/>
      <text:p text:style-name="P405">Aufgerissen, geplündert wie eine Packung <text:span text:style-name="T483">Bohnen</text:span>, und jetzt nur eine leere Tüte. Allerdings eine Tüte, die sich immer noch in seiner Hand <text:span text:style-name="T569">befindet</text:span>.</text:p>
      <text:p text:style-name="P405"><text:span text:style-name="T569">Wird </text:span>er mich vielleicht behalten? Mich wollte noch nie jemand... </text:p>
      <text:p text:style-name="P405">Ein Hauch von Harmonie.</text:p>
      <text:p text:style-name="P405">Ist es gut bei jemandem? </text:p>
      <text:p text:style-name="P405">Zuhause.</text:p>
      <text:p text:style-name="P405">Brocken <text:span text:style-name="T569">gibt</text:span> es wohl auch genug... oder ist das nur die Dosis, die mich mich das fragen lässt?</text:p>
      <text:p text:style-name="P405">Auf dem Tisch <text:span text:style-name="T569">liegt</text:span> noch eine kurze Line. Sie <text:span text:style-name="T569">kriecht</text:span> unter der Decke hervor, <text:span text:style-name="T569">hält</text:span> ihre Nase über das Pulver und <text:span text:style-name="T569">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64">BUNT BUNT </text:span>ekel?<text:span text:style-name="T64"> BUNT </text:span>gerade nicht. </text:p>
      <text:p text:style-name="P405">Sie <text:span text:style-name="T569">entscheidet</text:span> sich, ihn sanft zu wecken. </text:p>
      <text:p text:style-name="P405">„Willst du mich auch zu dir nehmen, schlagen, versorgen, hassen, lieben!? <text:span text:style-name="T569">F</text:span>icken, wenn dir danach ist? <text:span text:style-name="T569">W</text:span>as glaubst du, dass ich dich einfach wie meinen Vater aussehen lasse? Du wärst nicht mal gut für mich, wenn du zwanzig Jahre älter wärst!!!“</text:p>
      <text:p text:style-name="P552">Gabor rappelt sich von ihrem gemeinsamen Nachtlager hoch. Er schaltet relativ schnell, dafür dass er kaum zwei Stunden Schlaf genossen hat. „Warte, komm runter, Brocken und Wut sind keine gute Kombination!“ <text:span text:style-name="T569">E</text:span>ine <text:span text:style-name="T609">alchemische</text:span> Entladung <text:span text:style-name="T569">lässt</text:span> ein <text:span text:style-name="T483">Weing</text:span>las auf dem Tisch zerspringen. „Krieg dich lieber wieder ein!!“ </text:p>
      <text:p text:style-name="P405">Worte dr<text:span text:style-name="T569">i</text:span>ngen aus seinem Mund, die ihn schmutziger und schmutziger erscheinen <text:span text:style-name="T569">lassen</text:span>. Was hat sie sich eingebildet? <text:span text:style-name="T484">Ruhe. </text:span>Nie könnte er einem Wunder wie ihr das Feuer reichen. <text:span text:style-name="T484">Ruhe. </text:span>Nichtmal ihr Vater war schlimm genug, als dass er an ihn heran reich<text:span text:style-name="T569">t</text:span>. Wofür auch immer er sich <text:span text:style-name="T569">hält</text:span>, er hat ausgespielt. Er soll schweigen. <text:span text:style-name="T21">Ruhe.</text:span></text:p>
      <text:p text:style-name="P405">Er verstummt mitten im Satz, seine Augen <text:span text:style-name="T569">kneifen</text:span> sich zusammen. Seine Konzentration <text:span text:style-name="T569">scheint</text:span> zu schwinden, einen Augenblick später <text:span text:style-name="T569">sinkt </text:span>er in sich zusammen und beg<text:span text:style-name="T569">i</text:span>nn<text:span text:style-name="T569">t</text:span> zu schnarchen. <text:span text:style-name="T36">Habe ich ihn in den Schlaf geschickt?</text:span><text:span text:style-name="T240"> So müde und erschöpft, wie er ist, wäre er wohl auch von selbst </text:span><text:soft-page-break/><text:span text:style-name="T240">bald umgefallen.</text:span></text:p>
      <text:p text:style-name="P405">Da erst bemerkt sie den kleinen Jungen, der im Raum <text:span text:style-name="T588">sitzt</text:span>. Seine Lumpen und sein Gesicht <text:span text:style-name="T588">sind </text:span>so dreckig, dass er sich überhaupt nicht von der Holzwand <text:span text:style-name="T588">abhebt</text:span>, an der er <text:span text:style-name="T588">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88">kommt </text:span>sie zur Überzeugung, dass er gar nicht sie anguckt, sondern nur ins Leere starrt. Er hat wohl nichts bemerkt. Wenn er nicht auf ihr Geschrei reagiert hat, würde er auf ihre Orgie vom Vorabend auch nicht reagiert haben. <text:span text:style-name="T484">Erleichterung.</text:span></text:p>
      <text:p text:style-name="P405"><text:span text:style-name="T484">Hunger. </text:span>Ob hinten noch etwas zu Essen <text:span text:style-name="T588">ist</text:span>? Sie <text:span text:style-name="T588">geht </text:span>ins Nachbarzimmer, es hat keine Tür. Der Raum <text:span text:style-name="T588">ist </text:span>komplett mit Matratzen ausgelegt, über ein Dutzend Kinder und Jugendliche <text:span text:style-name="T588">schlafen</text:span> hier. Einige <text:span text:style-name="T588">sind </text:span>aufgewacht und starren sie jetzt an, wie sie in der Tür <text:span text:style-name="T588">steht</text:span>.</text:p>
      <text:p text:style-name="P405">„Du bist doch...“, <text:span text:style-name="T588">fängt </text:span>einer an, verschlafen zu murmeln. <text:span text:style-name="T21">Oh.</text:span></text:p>
      <text:p text:style-name="P405">„Es ist alles in Ordnung“, sagt sie. „Geht wieder schlafen.“ Sie <text:span text:style-name="T588">verlässt </text:span>das Zimmer wieder.</text:p>
      <text:p text:style-name="P405">Es muss mitten in der Nacht sein. Warum bin ich aufgewacht?<text:span text:style-name="T64"> Schock. </text:span>Ich bin so was von drauf, verdammt.<text:span text:style-name="T64"> </text:span><text:span text:style-name="T181">Sie glaubt, dass da hinten noch ein Zimmer </text:span><text:span text:style-name="T240">ist</text:span><text:span text:style-name="T181">.</text:span></text:p>
      <text:p text:style-name="P405">Dort hat sie mehr Glück. Auf der Ablage <text:span text:style-name="T588">liegt </text:span>ein Brot. Es war ziemlich hart, und <text:span text:style-name="T588">liegt </text:span>dort schon etwas länger. <text:span text:style-name="T588">A</text:span>ber der Junge braucht etwas zu essen, so abgemagert wie er <text:span text:style-name="T588">aussieht</text:span>. Ob er den ganzen Tag nur ins Leere starrt? Und die ganze Nacht?</text:p>
      <text:p text:style-name="P405">Sie <text:span text:style-name="T588">ist </text:span>ein Wunder, sie <text:span text:style-name="T588">ist </text:span>die beste, sie <text:span text:style-name="T588">ist </text:span>Dania. Daran erinnert sie sich, und an das Brocken. Und dass man sich auf Brocken immer so fühlt.</text:p>
      <text:p text:style-name="P405"><text:span text:style-name="T64">Jemand, der so gut wie sie </text:span><text:span text:style-name="T240">ist</text:span><text:span text:style-name="T64">, würde dem Kleinen etwas Brot geben. Sie </text:span><text:span text:style-name="T240">hält </text:span><text:span text:style-name="T182">ihm das Brot vors Gesicht, doch er reagiert nicht. Erst, als sie es ihm praktisch in den Mund </text:span><text:span text:style-name="T240">schiebt</text:span><text:span text:style-name="T182">, </text:span><text:span text:style-name="T240">hebt </text:span><text:span text:style-name="T182">er im Schneckentempo die Hand und </text:span><text:span text:style-name="T240">ergreift </text:span><text:span text:style-name="T182">das Brot. Langsam </text:span><text:span text:style-name="T240">beginnt </text:span><text:span text:style-name="T182">er daran herumzuknabbern. Sein Blick </text:span><text:span text:style-name="T240">bleibt </text:span><text:span text:style-name="T182">die ganze Zeit starr ins Leere. </text:span><text:span text:style-name="T485">Gruselig.</text:span></text:p>
      <text:p text:style-name="P405">Vom Bett <text:span text:style-name="T486">her </text:span>dröhnte ein lautes Schnarchen. Ekel.</text:p>
      <text:p text:style-name="P511">Sie <text:span text:style-name="T588">entschließt </text:span>sich, den Jungen anzusprechen. Er <text:span text:style-name="T588">kann </text:span>ihr ohnehin nichts anhaben. „Warum bist du so?“, sagt sie.</text:p>
      <text:p text:style-name="P410">Das… war kein richtiger Satz.<text:span text:style-name="T64"> Sie </text:span><text:span text:style-name="T240">probiert </text:span><text:span text:style-name="T64">es nochmal und stupst den kauenden Jungen an. „Warum starrst du so ins Nichts?“</text:span></text:p>
      <text:p text:style-name="P455">Der Junge zuckt zusammen und sein Blick <text:span text:style-name="T588">fährt </text:span>hoch. Er braucht ein paar Momente, <text:span text:style-name="T588">sieht </text:span>sich um, und hat irgendwann begriffen, wo er <text:span text:style-name="T588">ist</text:span>. Dania wiederholt ihre Frage: „Was ist los mit dir?“</text:p>
      <text:p text:style-name="P455">Der Junge blickt zwischen dem Brot und ihr hin und her. Nach einer Weile <text:span text:style-name="T588">scheint </text:span>er sich zurecht gefunden zu haben, <text:span text:style-name="T588">und scheint </text:span>ihr Vertrauen zu schenken. Er öffnet den Mund, wie um etwas zu sagen… doch statt zu sprechen, <text:span text:style-name="T588">fängt </text:span>er nur an zu schluchzen.</text:p>
      <text:p text:style-name="P410"><text:span text:style-name="T64">Dania legt ihm einen Arm um die Schulter und </text:span><text:span text:style-name="T240">spricht </text:span><text:span text:style-name="T64">ihm gut zu, bis er sich beruhigt. </text:span><text:span text:style-name="T195">Schließlich </text:span><text:span text:style-name="T240">ist </text:span><text:span text:style-name="T195">er bereit zu sprechen.</text:span></text:p>
      <text:p text:style-name="P410"><text:span text:style-name="T195">„Mein Bruder… mein Bruder ist tot. Er sollte jemanden töten, für Vater. Er kam nicht wieder… ich habe ihn gefunden…“ Seine Stimme </text:span><text:span text:style-name="T240">wird </text:span><text:span text:style-name="T195">von Schluchzern unterbrochen, bis Dania gar nichts mehr </text:span><text:span text:style-name="T240">versteht</text:span><text:span text:style-name="T195">. Doch sie hat genug gehört. Sie </text:span><text:span text:style-name="T240">lässt </text:span><text:span text:style-name="T195">den Jungen sitzen, </text:span><text:span text:style-name="T240">geht </text:span><text:span text:style-name="T195">zum Tisch, und </text:span><text:span text:style-name="T240">zieht </text:span><text:span text:style-name="T195">noch eine Line von dem Brocken, das dort </text:span><text:span text:style-name="T240">liegt</text:span><text:span text:style-name="T195">. </text:span><text:span text:style-name="T498">Das hat dieser Bastard nicht verdient.</text:span></text:p>
      <text:p text:style-name="P405">Angewidert <text:span text:style-name="T588">verlässt </text:span>sie Gabors Verschlag und <text:span text:style-name="T588">tritt </text:span>auf die Straße. <text:span text:style-name="T485">Es ist noch dunkel, doch im Osten ist die Dunkelheit etwas weniger dunkel. Zwei Stunden noch</text:span>. Heute <text:span text:style-name="T588">könnte </text:span>der erste Tag sein, an dem sie der Welt zeigt, wozu die Dania, die sie immer verabscheut <text:span text:style-name="T588">haben</text:span>, wirklich fähig <text:span text:style-name="T588">ist</text:span>. Oder <text:span text:style-name="T588">ist </text:span>das nur, was das Brocken ihr immer einredet, wenn sie einem dieser Morgen beiwohnt?</text:p>
      <text:p text:style-name="P512">Sie atmet die kalte, frische Luft tief ein und <text:span text:style-name="T588">lässt </text:span>sich ihre Lungen füllen. Mut. Los geht‘s. Sie blickt sich um, <text:span text:style-name="T588">sieht </text:span>in beiden Richtungen niemanden, <text:span text:style-name="T588">geht </text:span>los.</text:p>
      <text:p text:style-name="P512">Nur eine Straße weiter begegnet sie einem Mann. Er macht ihr klar, dass es doch kein so guter Tag werden w<text:span text:style-name="T588">ird</text:span>.</text:p>
      <text:h text:style-name="P640" text:outline-level="1"/>
      <text:h text:style-name="P643" text:outline-level="1"><text:bookmark-start text:name="__RefHeading___Toc12510_1913788720"/><text:soft-page-break/>Stepanie – findet Dania auf Brocken auf der Straße, <text:span text:style-name="T492">nimmt sie mit heim</text:span>. <text:span text:style-name="T489">Dania weint</text:span><text:bookmark-end text:name="__RefHeading___Toc12510_1913788720"/></text:h>
      <text:p text:style-name="P405"/>
      <text:p text:style-name="P405"><text:bookmark-start text:name="__RefHeading___Toc10883_578052989"/>Stepanie <text:span text:style-name="T487">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88">Hilfe brauchte. </text:span><text:bookmark-end text:name="__RefHeading___Toc10885_578052989"/></text:p>
      <text:p text:style-name="P405"><text:bookmark-start text:name="__RefHeading___Toc10887_578052989"/>Sie hatte nicht nachgefragt, <text:span text:style-name="T490">worum</text:span> genau es ging. Sie tat es nie; fest überzeugt, dass sie es nicht wirklich wissen wollte. <text:span text:style-name="T490">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64"> dachte Stepanie. </text:span><text:span text:style-name="T1">Ein bisschen spazieren</text:span>.<text:span text:style-name="T64"> Ein paar Stunden würde sie noch haben, </text:span><text:span text:style-name="T183">bis </text:span><text:span text:style-name="T64">Mia aufwachte und ihre tägliche Tasse Morgenkakao erwartete.</text:span><text:bookmark-end text:name="__RefHeading___Toc10889_578052989"/></text:p>
      <text:p text:style-name="P405"><text:bookmark-start text:name="__RefHeading___Toc10891_578052989"/><text:span text:style-name="T64">Sie zog sich etwas wärmere Klamotten an. </text:span>Ich hoffe, die Straßen sind sicher. Wer weiß, warum Hunnar raus musste.<text:span text:style-name="T64">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64">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64">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84">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64"> Sie fragte sich, ob J‘zharr nicht mehr von ihr erwartete. </text:span><text:span text:style-name="T185">Sie erwartete auf jeden Fall mehr von sich. Ihr Mann hingegen… </text:span><text:span text:style-name="T491">Verdammt, wir haben schon seit Mias Geburt nicht mehr…</text:span><text:span text:style-name="T185">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64">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64">Ihr Blick tastete die vertrauten Häuser ab; da stand ein Steinhaus, das erst kürzlich errichtet </text:span><text:soft-page-break/><text:span text:style-name="T64">worden war, doch die Tür war seit ein paar Wochen kaputt, und es stand leer. Sie hatte gehört, dass die Inquisitoren die Tür eingetreten hatten, und einen </text:span><text:span text:style-name="T244">Alchemisten</text:span><text:span text:style-name="T64"> gefasst hatten. Oder schlimmeres. Die Spekulationen liefen heiß, und ihre Freundinnen liebten es, üb</text:span><text:span text:style-name="T186">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86">D</text:span><text:span text:style-name="T64">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64">„Brauch</text:span><text:span text:style-name="T187">st du</text:span><text:span text:style-name="T64"> Hilfe?“ Stepanie beschloss, sie sanft wachzurütteln. Nicht, dass sie </text:span><text:span text:style-name="T232">zu viel getrunken hatte </text:span><text:span text:style-name="T64">und </text:span><text:span text:style-name="T232">jemanden brauchte</text:span><text:span text:style-name="T64">!</text:span><text:bookmark-end text:name="__RefHeading___Toc10923_578052989"/></text:p>
      <text:p text:style-name="P405"><text:bookmark-start text:name="__RefHeading___Toc10925_578052989"/><text:span text:style-name="T64">Die Frau regte sich. Mit unverständlichem Murmeln </text:span><text:span text:style-name="T187">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64">Plötzlich erkannte Stepanie die Stimme der Frau, auch wenn sie den Sinn ihrer Worte nicht verstand. Die </text:span><text:span text:style-name="T188">V</text:span><text:span text:style-name="T64">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64">„</text:span><text:span text:style-name="T188">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64">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9">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64">„</text:span><text:span text:style-name="T189">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3"><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64">„</text:span><text:span text:style-name="T190">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89">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64">Dania blickte sie nicht an, als sie die Tasse entgegen nahm. Ein „Danke.“ brachte sie immerhin heraus. </text:span><text:span text:style-name="T191">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3">Stepanie schluckte. „Das ist sicher in J‘zharrs Sinne“, sagte sie. „Aber hast du eine Alternative? Von irgendetwas musst du doch leben. Ich muss schon eine Familie durchfüttern, tut mir leid.“</text:p>
      <text:p text:style-name="P513">Dania lachte bitter. „Das hier ist Lagon. Wer nichts zu verlieren hat und zu allem bereit ist, wird in Lagon immer für jemanden nützlich sein.“</text:p>
      <text:p text:style-name="P513">Stepanie sagte nichts. <text:span text:style-name="T1">Wird sie damit nicht in noch schlimmeren Kreisen landen, als sie es bereits ist? Das wird nicht gut ausgehen.</text:span></text:p>
      <text:p text:style-name="P456">Dania trank ihren Kakao in einem Zug leer. „Danke für die Unterstützung, Stepanie. <text:span text:style-name="T504">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7"/>
      <text:h text:style-name="Heading_20_1" text:outline-level="1"><text:bookmark-start text:name="__RefHeading___Toc11057_578052989"/><text:a xlink:type="simple" xlink:href="#__RefHeading__13974_2035619654" text:style-name="Index_20_Link" text:visited-style-name="Index_20_Link"><text:span text:style-name="T447">Marcin – </text:span></text:a><text:span text:style-name="T449">Kämpft mit Miliz, g</text:span><text:a xlink:type="simple" xlink:href="#__RefHeading__13974_2035619654" text:style-name="Index_20_Link" text:visited-style-name="Index_20_Link"><text:span text:style-name="T449">ibt Dania einen neuen Auftrag und </text:span></text:a><text:a xlink:type="simple" xlink:href="#__RefHeading__13974_2035619654" text:style-name="Index_20_Link" text:visited-style-name="Index_20_Link"><text:span text:style-name="T449">s</text:span></text:a><text:span text:style-name="T449">inniert über Karriere</text:span><text:bookmark-end text:name="__RefHeading___Toc11057_578052989"/></text:h>
      <text:h text:style-name="P641" text:outline-level="1"/>
      <text:p text:style-name="P405"><text:bookmark-start text:name="__RefHeading___Toc11622_1121766794"/>„<text:span text:style-name="T499">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502">er</text:span> Koch den Wombats Chilischoten zu essen gegeben.“<text:bookmark-end text:name="__RefHeading___Toc11624_1121766794"/></text:p>
      <text:p text:style-name="P405"><text:bookmark-start text:name="__RefHeading___Toc11626_1121766794"/><text:span text:style-name="T500">Brocken wurde hergestellt, indem man die Exkremente von Wombats abkochte. </text:span>Die Brockenköche erlaubten sich manchmal <text:span text:style-name="T500">den </text:span>Spaß, mit dem Brocken herumzuexperimentieren. <text:span text:style-name="T502">Marcin hatte noch nie einen nüchternen Koch getroffen. D</text:span>ie Wombats <text:span text:style-name="T589">produzierten </text:span>genug Brocken, um <text:span text:style-name="T500">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500">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500">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64">,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64">Seine erste Runde war fast zu Ende, und es war beinahe Mittag. </text:span><text:span text:style-name="T196">Die Ecke, an der seine Leute hier verkauften, war tatsächlich sehr ruhig. </text:span><text:span text:style-name="T241">D</text:span><text:span text:style-name="T196">ie anderen beiden Diebe, die hier ihre Schicht schoben, </text:span><text:soft-page-break/><text:span text:style-name="T196">dösten in der Sonne. Es war ein warmer Tag. </text:span><text:span text:style-name="T241">S</text:span><text:span text:style-name="T196">ie trugen nur dünne Hemden zu ihren schwarzen Ballonmützen, die sie als Diebe zu erkennen gaben. Ihre Waffen waren offen sichtbar. </text:span><text:span text:style-name="T241">A</text:span><text:span text:style-name="T196">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89">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64">Hier war es friedlich, und er entschloss sich zu gehen. Es wurde Zeit, zu Mittag zu essen.</text:span><text:span text:style-name="T292">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306">Die Miliz?</text:span><text:span text:style-name="T292"> Es waren fünf, einer mehr als sie. </text:span><text:span text:style-name="T306">Sollen sie doch kommen.</text:span><text:bookmark-end text:name="__RefHeading___Toc11644_1121766794"/></text:p>
      <text:p text:style-name="P405"><text:bookmark-start text:name="__RefHeading___Toc11646_1121766794"/><text:span text:style-name="T292">Marcin warnte seine Männer, die sofort aufstanden, </text:span><text:span text:style-name="T293">ihre Waffen aber erst einmal stecken ließen. Die Passanten, die in der Nähe herumlungerten, entfernten sich </text:span><text:span text:style-name="T300">unauffällig</text:span><text:span text:style-name="T293">,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503">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92">Die Milizionäre hielten tatsächlich an. „Das Gesetz des Rates von Lagon umsetzen. Diebstahl ist unter </text:span><text:span text:style-name="T296">Kerkers</text:span><text:span text:style-name="T292">trafe </text:span><text:span text:style-name="T294">verboten; ihr </text:span><text:span text:style-name="T299">tragt Diebesmützen und</text:span><text:span text:style-name="T294"> seid offensichtlich Diebe. Also seid ihr festgenommen.“</text:span><text:bookmark-end text:name="__RefHeading___Toc11652_1121766794"/></text:p>
      <text:p text:style-name="P405"><text:bookmark-start text:name="__RefHeading___Toc11654_1121766794"/><text:span text:style-name="T292">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95">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503">steckte</text:span> die <text:span text:style-name="T503">Hände wieder </text:span>in <text:span text:style-name="T503">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501">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92">Seine Kameraden lachten nervös. Einer ging langsam rückwärts, die anderen folgten ihm nach. „Der war eh komisch. Zu ehrgeizig.“, hörte Marcin sie sagen, </text:span><text:span text:style-name="T296">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503">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306">Ich nehme mir zu viel vor</text:span><text:span text:style-name="T291">, </text:span><text:span text:style-name="T292">dachte Marcin, während er zu seinem Versteck ging, um die Runde zu beenden. </text:span><text:span text:style-name="T30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92">Bisher hatte Marcin sich immer im Schatten gehalten, geduckt, kein Aufsehen erregt. Das war auch der einzige Grund, warum er noch Leutnant war. Nun zweifelte er, ob dieser Ansatz noch funktionierte. </text:span><text:span text:style-name="T297">Die Milizionäre hatten gewusst, nach wem sie suchten; der kleine Junge sicher auch. Wobei ihm der minderjährige Meuchelmörder größere Bedenken einflößte als die Miliz, die im siebten Bezirk herumstolperte wie ein Novize </text:span><text:span text:style-name="T298">auf Brocken</text:span><text:span text:style-name="T297">.</text:span><text:bookmark-end text:name="__RefHeading___Toc11676_1121766794"/></text:p>
      <text:p text:style-name="P407"><text:bookmark-start text:name="__RefHeading___Toc11678_1121766794"/><text:span text:style-name="T291">Die falschen Leute kennen mich mittlerweile. Sie wissen wo sie suchen sollen. Ich habe nicht die Macht, sie langfristig auf Abstand zu halten. Ich muss mir etwas einfallen lassen. </text:span><text:span text:style-name="T305">Ich will doch nicht als ein schäbiger Leutnant in der Gosse enden. Dafür habe ich zu viel geopfert.</text:span><text:bookmark-end text:name="__RefHeading___Toc11678_1121766794"/></text:p>
      <text:p text:style-name="P514"><text:bookmark-start text:name="__RefHeading___Toc11680_1121766794"/><text:span text:style-name="T292">Seine Gedanken wichen zu Hauptmann Kenin ab, seinem Freund. Die beiden teilten einige Geheimnisse und arbeiteten eng zusammen, doch hier würde er ihm nicht helfen können. Das Problem hatte mit Marcins Position zu tun. </text:span><text:span text:style-name="T306">Ich brauche mir nichts vormachen: unsere Verbindung besteht nur, weil ich sein Leutnant bin. Sie würde anders nicht funktionieren.</text:span><text:span text:style-name="T291"> </text:span><text:bookmark-end text:name="__RefHeading___Toc11680_1121766794"/></text:p>
      <text:p text:style-name="P411"><text:span text:style-name="T291">Außerdem ist er doch mehr mit diesen Huren beschäftigt.</text:span><text:span text:style-name="T292">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64">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64">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515">e</text:span> Leute <text:span text:style-name="T515">hatte er kaum</text:span>. Gut fürs Tagesgeschäft, ja. Aber er hatte darauf geachtet, dass niemand ihm gefährlich werden konnte – dementsprechend waren die meisten seiner Untergebenen Fachidioten, die exzellente Spione, Brocken-Verkäufer oder Soldaten waren. <text:span text:style-name="T515">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64">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64"> Marcin reichte in seinem Mantel hinein und zog ein Kurzschwert </text:span><text:soft-page-break/><text:span text:style-name="T64">heraus. Es hatte genau die richtige Länge, um in der engen Hütte zu kämpfen. </text:span><text:span text:style-name="T26">Jede dieser Begegnungen könnte meine letzte sein.</text:span><text:span text:style-name="T64"> </text:span><text:span text:style-name="T197">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05">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64"> Marcin fluchte und sprang vom Eingang zurück.</text:span><text:bookmark-end text:name="__RefHeading___Toc11704_1121766794"/></text:p>
      <text:p text:style-name="P405"><text:bookmark-start text:name="__RefHeading___Toc11706_1121766794"/><text:span text:style-name="T64">„Alles klar, Boss, ich bin nur ein bisschen drauf, du weißt schon“, erklang eine Stimme von innen. </text:span><text:span text:style-name="T1">Weiblich.</text:span> <text:span text:style-name="T64">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514">be</text:span>zweifelte, dass das eine der <text:span text:style-name="T609">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64">Da trat eine Frau aus dem Türrahmen, zwischen Schwaden aus Qualm hervor. </text:span><text:span text:style-name="T199">„</text:span><text:span text:style-name="T198">Warum trittst du denn die Tür zu deinem eigenen Haus ein? </text:span><text:span text:style-name="T200">Mann, hast du mich erschreckt.</text:span><text:span text:style-name="T198">“</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506">Scheiße, reagierst du immer so auf Brocken? Man sollte dir vielleicht nichts von dem Zeug geben. Was ist, wenn mal was in Flammen aufgeht, wenn du drauf bist? Der ganze Block könnte abbrennen.</text:span>“ <text:span text:style-name="T506">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64">Gefühlsausbrüche w</text:span><text:span text:style-name="T208">ur</text:span><text:span text:style-name="T64">den auf Brocken </text:span><text:span text:style-name="T217">besonders</text:span><text:span text:style-name="T64"> schnell zu unberechenbaren </text:span><text:span text:style-name="T244">alchemischen</text:span><text:span text:style-name="T64"> Entladungen – und auf Brocken ger</text:span><text:span text:style-name="T208">iet</text:span><text:span text:style-name="T64">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506">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07">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514">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64">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508">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text:span text:style-name="T1">Was will sie?</text:span><text:span text:style-name="T64">,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64">Sie zögerte. „Nun, ich kenne den siebten Bezirk wie meine Westentasche. Ich kann Männer bezirzen, sie verstehen, ablenken, sie nach Informationen ausquetschen. </text:span><text:span text:style-name="T201">Ich habe überlebt, ich kann weg rennen, klauen, klarkommen.</text:span><text:span text:style-name="T64">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64"> </text:span><text:span text:style-name="T201">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64">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64">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509">einer Scheide für das Messer</text:span> <text:span text:style-name="T509">und </text:span>etwas Brocken für <text:span text:style-name="T509">Dania </text:span>suchte. <text:span text:style-name="T509">Sie </text:span>sah ihm nicht in die Augen, als sie es einsteckte. <text:span text:style-name="T509">Die Scheide schnallte sie an ihrem Oberschenkel fest, wo das Kleid darüber fallen würde. </text:span>Das Messer zitterte in ihren Händen, als es die Öffnung der <text:span text:style-name="T509">Scheide </text:span>suchte, und sich in dem <text:span text:style-name="T509">dunklen Leder</text:span> verbarg.<text:bookmark-end text:name="__RefHeading___Toc11772_1121766794"/></text:p>
      <text:p text:style-name="P405"/>
      <text:h text:style-name="P643" text:outline-level="1"><text:bookmark-start text:name="__RefHeading___Toc11774_1121766794"/>Varg – führt Raft in Thorns Asservatenkammer; dort stirbt Raft an einer Bor-Explosion<text:bookmark-end text:name="__RefHeading___Toc11774_1121766794"/></text:h>
      <text:p text:style-name="P405"/>
      <text:p text:style-name="P51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10">ohnehin</text:span> kein Mitspracherecht, was es zu essen gab. <text:span text:style-name="T510">Damit hatte er sich abgefunden.</text:span></text:p>
      <text:p text:style-name="P515">Was ihn jedoch wirklich störte, war der Umstand, dass er das Gemüse schneiden musste. Das war nicht der Zweck, für den sein Geschick mit <text:span text:style-name="T590">der </text:span>Waffe am besten nützte. Verbrecher jagen, dafür waren Vargs Fähigkeiten da; das Gemüse hatte nicht gesündigt, hier war sein Geschick verschwendet.</text:p>
      <text:p text:style-name="P412">Demut, Varg. Du weiß es doch besser.<text:span text:style-name="T64"> Sie hatten ihm den Grund natürlich gesagt. Jeder Novize musste alltägliche Aufgaben übernehmen. Das war keine Bestrafung, sondern gehörte nun mal zu den Pflichten eines jeden Novizen; </text:span><text:span text:style-name="T510">eine Robe trägt man mit Demut, und die lerne ich bestimmt, wenn ich meine wertvolle Zeit verschwende</text:span>, um ein bisschen Gemüse zu schnippel<text:span text:style-name="T510">n</text:span>. Kann man dazu nicht irgendwelche Ketzer verdonnern? Haben wir nicht genug Leute in den Kerkern?</text:p>
      <text:p text:style-name="P413"><text:span text:style-name="T64">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8">Doch was half es. Wann er gehen durfte, hing natürlich davon ab, wann er fertig wurde. <text:span text:style-name="T570">Der </text:span>Inquisitor, der die Küche leitete, und entschied, wann Varg gehen konnte, <text:span text:style-name="T570">konnte seine Demut </text:span>ohnehin nicht messen. So wie er ständig herum brüllte, kannte er sich wohl auch nicht besonders gut damit aus.</text:p>
      <text:p text:style-name="P458">So schnippelte Varg in seinem Stumpfsinn eben weiter. Der Berg rechts von ihm wurde immer kleiner, während die Schüsseln links von ihm immer voller wurden. Das war auf seine eigene Weise auch befriedigend.</text:p>
      <text:p text:style-name="P413"><text:span text:style-name="T64">Varg wurde jäh unterbrochen, als ihn jemand </text:span><text:span text:style-name="T202">leicht </text:span><text:span text:style-name="T64">auf die Schulter tippte. </text:span><text:span text:style-name="T202">Er guckte über die Schulter, doch da war niemand. Das Tippen hörte jedoch nicht auf…</text:span></text:p>
      <text:p text:style-name="P459">„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9">„Oh, tut mir leid. Habe dich nicht gesehen. Was gibt‘s?“, fragte Varg.</text:p>
      <text:p text:style-name="P413"><text:span text:style-name="T202">„Ich soll dich holen, ähm, ich meine, du sollst sofort zu Ratsinquisitor Raft kommen.“ Der Junge schien verlegen. </text:span><text:span text:style-name="T511">Naja, vielleicht ist er immer verlegen.</text:span></text:p>
      <text:p text:style-name="P413"><text:span text:style-name="T64">„</text:span><text:span text:style-name="T202">Sofort? Ich habe hier noch etwas Gemüse vor mir.“</text:span></text:p>
      <text:p text:style-name="P460">Der Junge sah auf seine Füße. „Ich möchte dich natürlich nicht von deinen Pflichten abhalten, aber Raft meinte, es sei dringend.“</text:p>
      <text:p text:style-name="P414">Ein Grund, hier wegzukommen! <text:span text:style-name="T64">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64">Varg folgte dem jungen Novizen durch einige lange Gänge. Es war nicht viel los, die meisten Novizen hatten ihre Pflichten zu erledigen, und viele Inquisitoren nutzten den Vormittag, um etwas zu lesen, oder vielmehr, in der Sonne zu dösen. </text:span><text:span text:style-name="T203">Bald waren sie bei der Tür angelangt, die in Rafts Büro führte. </text:span><text:span text:style-name="T233">Der Junge</text:span><text:span text:style-name="T203"> klopfte, bevor er die Tür öffnete und sie eintraten.</text:span></text:p>
      <text:p text:style-name="P441"><text:span text:style-name="T64">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4"> </text:span></text:p>
      <text:p text:style-name="P441"><text:span text:style-name="T64">Varg hatte im vierten Bezirk Leute mit gefärbten Haaren gesehen – selbst die, die um einiges jünger als Raft waren, </text:span><text:span text:style-name="T242">hatten </text:span><text:span text:style-name="T64">nach dem Kontakt mit den Chemikalien nicht mehr so volles Haar wi</text:span><text:span text:style-name="T242">e</text:span><text:span text:style-name="T64"> Raft. </text:span>Es muss natürlich sein.</text:p>
      <text:p text:style-name="P461">„Du hast mich rufen lassen?“</text:p>
      <text:p text:style-name="P461">Raft sah auf. „Ah, da seid ihr ja. Du bist Varg, wenn ich mich nicht irre?“ Er legte die Unterlagen hin und stand auf.</text:p>
      <text:p text:style-name="P462">Varg stellte sich gerade hin. „Jawohl. Novize, ich diene und lerne bei Inquisitor Thorn. Abteilung für <text:span text:style-name="T609">Bor-Verfolgung</text:span>.“</text:p>
      <text:p text:style-name="P462">Raft nickte. „Das wurde mir gesagt. Nun, ich wünsche, dass du mich in das Lager der <text:span text:style-name="T609">Bor</text:span>-Abteilung führst. Ich habe einen anonymen Hinweis erhalten, dem ich gerne nachgehen würde.“ Er hob die Hand, um Varg den Vortritt zu lassen.</text:p>
      <text:p text:style-name="P462">Varg fühlte, wie er rot würde. „In… in das Lager? Wonach suchen sie denn? Sie haben doch mit unserer Abteilung überhaupt nichts zu tun...“</text:p>
      <text:p text:style-name="P462">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2">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64"> Wie von selbst führten seine Füße ihn vorwärts, die beiden anderen folgten ihm. </text:span>Und ich denke nicht, dass Thorn etwas zu befürchten hat. Er tut ja nur seine Pflicht. Und er ist gut darin, Verbrecher und Ketzer zu jagen. Das weiß Raft auch.</text:p>
      <text:p text:style-name="P462">Tief in seinem Hinterkopf klopfte eine unangenehme Vermutung, doch Varg ließ sich nicht auf sie ein. Thorn vollstreckte den Willen des Ordens, Raft vollstreckte den Willen des Ordens, was konnte schon passieren?</text:p>
      <text:p text:style-name="P415"><text:span text:style-name="T64">Sie kamen tiefer, das Lager lag im Keller. </text:span><text:span text:style-name="T512">Könnte dort etwas sein, was Raft nicht gefallen würde?,</text:span><text:span text:style-name="T204"> fragte sich Varg. Doch er wusste nicht, was das sein könnte. </text:span><text:span text:style-name="T512">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64">Sie stiegen weiter die Stufen hinab und kamen dem Keller immer näher. Sie gingen an einer Tür vorbei – Varg wusste, dass sie zu den Kerkern führte. Ihm war etwas mulmig; dort saßen auch </text:span><text:soft-page-break/><text:span text:style-name="T64">einige Leute, die er persönlich gefangen hatte. </text:span>Aber warum wird mir mulmig? Ich habe doch vor den Kerkern nichts zu befürchten.</text:p>
      <text:p text:style-name="P416"><text:span text:style-name="T64">Hier waren keine anderen Menschen mehr. Sie mussten nur noch um zwei Ecken, bis sie bei dem Lager wären. </text:span>Hatte Thorn einen Grund dafür, unsere Beweisstücke in einer so abgelegenen Ecke zu lagern? <text:span text:style-name="T64">Varg hatte sich immer schon gefragt, warum sie eigentlich immer so weit nach unten mussten, wenn sie nach einer erfolgreichen Razzia die Beweise sicherten. </text:span>Nun, die Räume werden ja von der Leitung des Ordens vergeben.</text:p>
      <text:p text:style-name="P463">Da kam ihnen ein Novize entgegen. Eine schwarze Robe schoss um die Ecke und verlangsamte ihren Schritt deutlich, als sie die Gruppe sah. Er schien nicht älter als Sinya zu sein, der Novize des Ratsinquisitors.</text:p>
      <text:p text:style-name="P463">Raft tadelte den Jungen im vorbeigehen. „Novize, auf den Gängen nicht rennen! Das ist diesem Ort nicht würdig.“</text:p>
      <text:p text:style-name="P416"><text:span text:style-name="T64">Doch der Junge würdigte sie kaum eines Blickes und ging zügig davon. Varg blickte sich </text:span><text:span text:style-name="T205">im Gehen</text:span><text:span text:style-name="T64"> über die Schulter, doch er war schon um die Ecke verschwunden. Sinya zupfte Raft am Ärmel seiner roten Robe.</text:span></text:p>
      <text:p text:style-name="P463">„Meister, wenn ich stören darf...“</text:p>
      <text:p text:style-name="P463">„Ja, Sinya?“, fragte Raft in fürsorglichem Ton.</text:p>
      <text:p text:style-name="P463">„Ich… ich habe diesen Novizen noch nie gesehen. Das wundert mich… ich dachte, ich kenne alle Novizen in meinem Alter.“ Sinya runzelte die Stirn.</text:p>
      <text:p text:style-name="P416"><text:span text:style-name="T64">Raft tätschelte ihm </text:span><text:span text:style-name="T205">im Laufen</text:span><text:span text:style-name="T64"> </text:span><text:span text:style-name="T205">beschwichtigend</text:span><text:span text:style-name="T64"> den Kopf. „</text:span><text:span text:style-name="T205">Darüber haben wir doch geredet. Du musst mal mehr Zeit mit gleichaltrigen verbringen. Keine Angst, die tun dir nichts. Er ist bestimmt neu, deswegen kennst du ihn noch nicht. Wann hast du das letzte Mal mit den anderen gespielt?“</text:span></text:p>
      <text:p text:style-name="P464">Sinya zuckte mit den Schultern und antwortete nicht. Damit schien das Thema erledigt. Varg fühlte sich ebenso beruhigt. Alles war hier bester Ordnung. Dieser Mann hatte Verständnis. Und Varg musste sich keine Gedanken machen.</text:p>
      <text:p text:style-name="P464">Schon standen sie vor der Tür. Varg holte einen Schlüsselbund aus der Tasche seiner Robe – doch als er aufsperren wollte, fiel ihm auf, dass die Tür nur angelehnt war.</text:p>
      <text:p text:style-name="P464">„Seltsam“, murmelte er und drückte die Tür auf. Nun, seit der letzten Razzia waren zwei Wochen vergangen, Varg war seitdem nicht mehr hier gewesen. Bestimmt hatte Thorn vergessen, sie abzuschließen.</text:p>
      <text:p text:style-name="P417"><text:span text:style-name="T64">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609">Alchemisten</text:span> hoch nehmen?</text:p>
      <text:p text:style-name="P417"><text:span text:style-name="T64">Das Regal auf der rechten Seite hingegen war voller </text:span><text:span text:style-name="T207">beschlagnahmter Waffen, aber auch </text:span><text:span text:style-name="T64">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4"> Doch die Prozesse, in denen sie Ketzer verurteilten, kamen üblicherweise auch ohne Beweise aus…</text:span></text:p>
      <text:p text:style-name="P464">„Nun, ich würde mich hier gerne umsehen. Wollt ihr beiden bitte draußen warten? Ich wäre gerne ungestört“, sagte Raft. Varg konnte zu einem hohen Inquisitor ohnehin nicht nein sagen. Also standen Sinya und er vor der Tür herum.</text:p>
      <text:p text:style-name="P464">Varg fröstelte ein bisschen. Es war kalt hier unten. Und das Warten machte es nicht besser. Sinya hatte die Hände in den Taschen seiner Robe und lehnte an der Wand.</text:p>
      <text:p text:style-name="P464">Varg hielt die Stille nicht mehr aus. „Was für ein Hinweis war das denn? Das kommt alles ziemlich plötzlich.“</text:p>
      <text:p text:style-name="P417"><text:span text:style-name="T64">Sinya zuckte mit den Achseln. „Heute früh lag ein Brief auf dem Tisch, ohne Absender. </text:span><text:span text:style-name="T206">Mein Meister wunderte sich natürlich, und zweifelte ihn an… doch auf Nachfrage wurde klar, dass in dem Brief einige Details zu eurer letzten Operation standen, also schien er relevant zu sein.“</text:span></text:p>
      <text:p text:style-name="P465">Varg zuckte zusammen. „Details zu unserer Operation? Dann – ich muss diesen Brief sehen. Diese Verbrecher versuchen uns zu lähmen! Unsere Handlungsfähigkeit – wo ist der Brief?“</text:p>
      <text:p text:style-name="P465">Sinya zuckte mit den Schultern und deutete auf die Tür. „Der Ratsinquisitor hat ihn.“</text:p>
      <text:p text:style-name="P465"><text:soft-page-break/>Varg drehte sich um. Energisch öffnete er die Tür. Sie schwang auf, nach innen. Verbarg den rechten Gang jedoch. Er betrat das Lager, um in den rechten Gang sehen zu können. „Raft, auf ein Wort -“</text:p>
      <text:p text:style-name="P465">Ein lauter Knall, ein Feuerblitz. Eine Druckwelle, und Varg lag wieder auf dem Gang, nach hinten geworfen. </text:p>
      <text:p text:style-name="P465">Sinya stieß einen Schrei aus und rannte nach innen. „Meister!“</text:p>
      <text:p text:style-name="P418"><text:span text:style-name="T64">Varg wollte aufstehen, doch er war noch zu benommen. </text:span>Was?<text:span text:style-name="T64"> Er rätselte – </text:span>was ist da eben passiert? Wieso – <text:span text:style-name="T64">mit der rechten Hand fuhr er sich über die Stirn. Kein Blut. </text:span>Ich erleide gerade einen Schock.</text:p>
      <text:p text:style-name="P418"><text:span text:style-name="T64">Von innen hörte er ein Wimmern. Sinya schoss aus der Kammer heraus. </text:span>Warum blutet er? Die Explosion hat ihn doch gar nicht – oh.</text:p>
      <text:p text:style-name="P465">Sinya saß an der Wand neben der Tür, versenkte das Gesicht in den Händen. Wimmerte.</text:p>
      <text:p text:style-name="P419"><text:span text:style-name="T64">Varg raffte sich auf. „Was… was ist gerade passiert?“ Er stützte sich mich dem linken Arm ab – und ließ das schnell wieder sein. </text:span>Oh. Wahrscheinlich geprellt.<text:span text:style-name="T64"> Mit etwas Mühe konnte er aufstehen. „Sinya?“</text:span></text:p>
      <text:p text:style-name="P419"><text:span text:style-name="T64">Der junge Novize antwortete nicht. „Wie Mutter, wie Mutter...“ </text:span><text:span text:style-name="T207">murmelte er vor sich hin.</text:span></text:p>
      <text:p text:style-name="P466">Varg ignorierte ihn und öffnete die Tür. Das Regal in der Mitte war umgefallen, lehnte schräg im linken Gang. Reagenzien, Papiere, Waffen, alles lag in einem riesigen Durcheinander auf dem Boden, im gesamten Raum.</text:p>
      <text:p text:style-name="P420"><text:span text:style-name="T64">Und über das Regal in der Mitte verteilt – </text:span>es hat ihn… es hat ihn einfach auseinandergerissen.<text:span text:style-name="T64"> Varg wurde schlecht. Daher das Blut. Das sich mit dem rot der Robe vermischte. Rafts Gesicht war zerfetzt, nicht mehr erkennbar. Die Haare, die eben noch knallrot geleuchtet hatten, verkohlt.</text:span></text:p>
      <text:p text:style-name="P466">Varg rannte hinaus. Würgte. Und sein Frühstück, halb verdaut, ergoss sich auf den Boden des Ganges, in dem Sinya wimmernd saß.</text:p>
      <text:p text:style-name="P516"/>
      <text:h text:style-name="P646" text:outline-level="1"><text:bookmark-start text:name="__RefHeading___Toc12420_2047005171"/>Dania – <text:span text:style-name="T355">tötet Gabor und flieht vor seinen Kindern</text:span><text:bookmark-end text:name="__RefHeading___Toc12420_2047005171"/></text:h>
      <text:p text:style-name="P20"/>
      <text:p text:style-name="P517">Die Angst trieb sie vorwärts, <text:span text:style-name="T516">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18">Als Marcin ihr einen Job angeboten hatte, war ihr schon egal gewesen, worum es dabei ging. Irgendetwas verkaufen, das wäre ihr am liebsten gewesen. Mit Brocken kannte sie sich aus. Mit feilschen ebenfalls. Doch wie <text:span text:style-name="T519">er</text:span> auf den ersten Blick erkannt hatte – mit Grausamkeit kannte sie sich <text:span text:style-name="T519">noch besser aus</text:span>. Für gewöhnlich nur aus der Opferperspektive, doch sie wusste, wie Grausamkeit funktionierte.</text:p>
      <text:p text:style-name="P517">Marcin hatte sie durchschaut. <text:span text:style-name="T1">Der erste Mord ist der schwerste, </text:span>der Satz trieb sich immer tiefer in ihre Gedanken. Auf Marcin musste sie aufpassen. <text:span text:style-name="T513">Er konnte in Menschen lesen, wie in einem Buch...</text:span> <text:span text:style-name="T1">der erste Mord</text:span>, <text:span text:style-name="T590">es</text:span> erfüllte sie <text:span text:style-name="T513">gleichzeitig </text:span>mit Hoffnung <text:span text:style-name="T513">und mit Schrecken</text:span>. <text:span text:style-name="T513">Natürlich hatte sie Angst – doch o</text:span>ffenbar hatte er tatsächlich langfristige Pläne mit ihr. <text:span text:style-name="T513">Und alles war besser, als nur noch einmal von so einem widerlichen Mann angefasst zu werden.</text:span></text:p>
      <text:p text:style-name="P442">Es wäre ohnehin nur eine Frage der Zeit gewesen, bis ich den ersten von ihnen abgestochen hätte<text:span text:style-name="T64">,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4"> Das hatte sie sich geschworen.</text:span></text:p>
      <text:p text:style-name="P519">Doch dafür musste sie <text:span text:style-name="T518">diesen</text:span> ersten <text:span text:style-name="T515">Mord</text:span> <text:span text:style-name="T590">erst mal </text:span>hinter sich bringen. <text:span text:style-name="T515">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19">Dania <text:span text:style-name="T515">fragte sich, wie </text:span>sie ihren ersten Mord überstehen sollte. <text:span text:style-name="T518">Immerhin hatte sie keinen Plan. </text:span><text:soft-page-break/><text:span text:style-name="T518">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19"><text:span text:style-name="T29">Das ist mir alles zu kompliziert. </text:span>Sie <text:span text:style-name="T516">machte halt, holte ihr Messer hervor und</text:span> zog <text:span text:style-name="T516">von seiner Spitze </text:span>noch <text:span text:style-name="T516">etwas </text:span>Brocken <text:span text:style-name="T516">durch die Nase</text:span>.</text:p>
      <text:p text:style-name="P421">Alles. Ich kann alles.<text:span text:style-name="T64"> Das Brocken klärt ihre Sicht wieder auf. Sie </text:span><text:span text:style-name="T210">nimmt</text:span><text:span text:style-name="T64"> die Realität und </text:span><text:span text:style-name="T210">biegt</text:span><text:span text:style-name="T64"> sie ein bisschen. </text:span>So, nun hat die Hütte wieder die richtige Größe. Alles andere wäre… naja.</text:p>
      <text:p text:style-name="P422"><text:span text:style-name="T64">Es </text:span><text:span text:style-name="T210">gibt</text:span><text:span text:style-name="T64"> keinen Grund, nicht noch etwas mehr Brocken zu ziehen. Also </text:span><text:span text:style-name="T210">zieht</text:span><text:span text:style-name="T64"> sie noch etwas mehr Brocken.</text:span></text:p>
      <text:p text:style-name="P421"><text:span text:style-name="T64">Es </text:span><text:span text:style-name="T210">gibt</text:span><text:span text:style-name="T64"> keinen Grund, nicht zu </text:span><text:span text:style-name="T209">anzu</text:span><text:span text:style-name="T64">klopfen. Also klopft sie.</text:span></text:p>
      <text:p text:style-name="P517"/>
      <text:p text:style-name="P517">Gabor <text:span text:style-name="T518">sieht</text:span> irritiert <text:span text:style-name="T516">aus, als er die Tür öffnet. </text:span><text:span text:style-name="T27">Verständlich.</text:span> <text:span text:style-name="T516">D</text:span>ie Hure, die ihn gestern <text:span text:style-name="T516">verfolgte,</text:span> <text:span text:style-name="T516">dann eine Familie gründen wollte, ihn verführte </text:span>und <text:span text:style-name="T516">mitten in der Nacht bereits einen ordentlichen Streit anfing</text:span>, <text:span text:style-name="T516">taumelt</text:span> voll auf Drogen, mit einem Messer in der Hand, in sein Zimmer.</text:p>
      <text:p text:style-name="P517">Leute mit <text:span text:style-name="T517">Messern sind</text:span> gefährlich, <text:span text:style-name="T517">das weiß Gabor sicherlich</text:span>. Leute auf Drogen <text:span text:style-name="T518">sind eine Spur </text:span>lächerlich, <text:span text:style-name="T517">eine Spur unberechenbar</text:span>. <text:span text:style-name="T517">Kein Wunder, dass Gabor so eine Begegnung lieber vermieden hätte. Er ruft etwas. Nach hinten. </text:span><text:span text:style-name="T28">Die Kinder, ach ja. Ich vergaß. </text:span><text:span text:style-name="T209">Dania lacht über den Ernst der Situation. Der kleine Junge, dem sie heute früh Brot </text:span><text:span text:style-name="T210">geschenkt hat</text:span><text:span text:style-name="T209">, </text:span><text:span text:style-name="T210">sitzt</text:span><text:span text:style-name="T209"> teilnahmslos an der Wand, er hat sich wohl </text:span><text:span text:style-name="T210">seitdem </text:span><text:span text:style-name="T209">nicht bewegt. Erst als Dania ihn anlacht, lacht er zurück – sie </text:span><text:span text:style-name="T210">ist</text:span><text:span text:style-name="T209"> ansteckend. Gabor </text:span><text:span text:style-name="T210">lässt </text:span><text:span text:style-name="T209">sich nicht anstecken.</text:span></text:p>
      <text:p text:style-name="P423">Was fällt ihm ein, sich zu wehren. Er zieht ein Schwert. Wie lächerlich. Wie erwartet. Hm, eine <text:span text:style-name="T517">m</text:span>ordlustige Brockenhure geht auf mich los, was mach ich bloß? Klar, ich ziehe ein Schwert. Idiot. Wieso muss <text:span text:style-name="T517">alles </text:span>immer <text:span text:style-name="T517">wie erwartet ablaufen</text:span>? Verdammt.</text:p>
      <text:p text:style-name="P517"><text:span text:style-name="T1">Naja, ein Schwert. Dagegen kann ich echt </text:span><text:span text:style-name="T28">nichts </text:span><text:span text:style-name="T1">ausrichten. Gut dass die Zeit gerade so langsam vergeht.</text:span> <text:span text:style-name="T517">Sie wundert sich, dass sie noch lebt. </text:span><text:span text:style-name="T28">Wundern kommt von Wunder und reimt sich auf – keine Ahnung. Ist das wichtig? </text:span><text:span text:style-name="T37">Alchemie</text:span><text:span text:style-name="T28"> wäre jetzt gut.</text:span><text:span text:style-name="T209"> Sie kichert.</text:span></text:p>
      <text:p text:style-name="P517"><text:span text:style-name="T517">Aus ihrem Mund kommen Wörter. </text:span>„H<text:span text:style-name="T519">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517">o</text:span> rette ich mein Leben. Dania, sogar deine Fantasie verarscht dich.</text:p>
      <text:p text:style-name="P517"><text:span text:style-name="T517">Eine Horde Jungs kommt aus dem Zimmer, in dem sie schliefen, halb angezogen. Zwei haben Schwerter in der Hand. Sie rufen etwas dazwischen, doch </text:span>Gabor <text:span text:style-name="T517">beachtete sie nicht. Er hat ihr aufmerksam zugehört. Sein</text:span> Blick klärt sich. „Ja wenn das so ist“, sagt er. Desinteressiert legt er das Schwert weg und dreht ihr den Rücken zu. Es interessiert ihn nicht einmal, wie sie ihm den Mund zuh<text:span text:style-name="T519">ä</text:span>lt und <text:span text:style-name="T519">ihm vor den Augen seiner Kinder</text:span> die Kehle durchschn<text:span text:style-name="T519">eidet</text:span>.</text:p>
      <text:p text:style-name="P517"/>
      <text:p text:style-name="P520">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1">Jetzt lacht Dania nicht mehr. Der Mund, der die Witze erzählt hat, ist verstummt. Sie blickt sich ein bisschen verwirrt um.</text:p>
      <text:p text:style-name="P521">Eine Klinge kommt auf sie zu gesaust. Ihr Körper reagiert, bevor ihr Geist es begreift, sie hebt ihr Messer. Das Schert prallt ab, doch sie erzittert von dem Aufprall, von der Energie.</text:p>
      <text:p text:style-name="P521">Etwas dreht sich um in Dania. Etwas erwacht, so wie eben, und die Fensterscheibe neben ihr zersplittert. Die Scheiben bohren sich unangenehm in Danias <text:span text:style-name="T591">linkes Bein, ungeschützt</text:span>.</text:p>
      <text:p text:style-name="P521">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1"><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2"><text:span text:style-name="T212">Sie strampelt mit den Beinen, schlägt um sich, und der Tisch gibt sie frei, fliegt davon. Sie springt auf. </text:span><text:span text:style-name="T211">Eine Klinge saust vorwärts, kratzt sie jedoch nur leicht am Arm. Sie stürzt aus der Tür hinaus.</text:span></text:p>
      <text:p text:style-name="P522"><text:span text:style-name="T1">Diesmal schau ich nicht zurück beim rennen. </text:span><text:span text:style-name="T211">Sie rennt </text:span>vor sich hin, <text:span text:style-name="T520">den Blick auf der Straße. Eine Horde Kinder hinter ihr, und sie spürt fast ihren Atem im Nacken. Sie weiß, dass sie schneller sind.</text:span></text:p>
      <text:p text:style-name="P642"><text:span text:style-name="T1">Mein Kleid behindert mich beim rennen, verdammt!</text:span><text:span text:style-name="T211">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20">Nicht nach hinten gucken.</text:span> <text:span text:style-name="T1">Habe ich das wirklich getan? </text:span>Gegenwind. <text:span text:style-name="T1">War da hinten nicht die Abzweigung? Da kann ich sie abschütteln! </text:span>Ecke. </text:p>
      <text:p text:style-name="P642"><text:span text:style-name="T64">Schnell hier </text:span><text:span text:style-name="T211">her</text:span><text:span text:style-name="T64">um, </text:span><text:span text:style-name="T211">e</text:span>in Inquisitor. </text:p>
      <text:p text:style-name="P642"><text:span text:style-name="T1">Ein Inquisitor?</text:span></text:p>
      <text:p text:style-name="P516"/>
      <text:h text:style-name="P647" text:outline-level="1"><text:bookmark-start text:name="__RefHeading___Toc12357_144386953"/>Thorn – <text:span text:style-name="T355">wird vom Orden ausgestoßen und rettet Dania</text:span><text:bookmark-end text:name="__RefHeading___Toc12357_144386953"/></text:h>
      <text:p text:style-name="P23"/>
      <text:p text:style-name="P523">Der Boden fühlte sich kalt an. </text:p>
      <text:p text:style-name="P523">Rätselhaft. So war er ihm definitiv noch nie vorgekommen.</text:p>
      <text:p text:style-name="P523"><text:span text:style-name="T523">Er hatte</text:span> diese Hallen nie als besonders einschüchternd empfunden. Dieser Ort war immer nur eine Chance für ihn gewesen. </text:p>
      <text:p text:style-name="P523">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3">Die kratzige Stimme des Großinquisitors holte ihn zurück in die Wirklichkeit.</text:p>
      <text:p text:style-name="P523">„…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2">Die ewige Litanei, wer nicht für uns ist, ist gegen uns, Vertrauen missbraucht, was weiß ich. </text:p>
      <text:p text:style-name="P523">Es hing ihm <text:span text:style-name="T521">ohnehin </text:span>zum Hals raus, dieses ewige Gebuckel, diese vorgetäuschte Frömmigkeit. Wie viele Jahre hatte er an diesen verdammten Orden verschwendet?</text:p>
      <text:p text:style-name="P524">Er hatte den Prozess kaum mitbekommen, so blind vor Wut war er. Die Nachricht hatte ihn wie aus dem Nichts getroffen. Er hatte sich <text:span text:style-name="T522">nicht auf den Prozess vorbereiten können</text:span>. Wie keiner der Verbrecher, die er in den vergangenen Jahren vor das heilige Gericht gezerrt hatte.</text:p>
      <text:p text:style-name="P524">„…<text:span text:style-name="T522">und er möge ein Leben in Schande führen, das in einem ehrenlosen Tod ende, nach dem er nichts zu erwarten habe außer das endlose Nichts…“</text:span></text:p>
      <text:p text:style-name="P467">Der genaue Grund war unvorsichtiger Umgang mit illegalen S<text:span text:style-name="T522">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8">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8"><text:span text:style-name="T521">„…</text:span>auf dass das allen eine Lehre sei, die in Zukunft, nun ja, gegen Lagerungsvorschriften verstoßen, dass J‘zharr solche Untaten ernst nimmt…“</text:p>
      <text:p text:style-name="P425"><text:soft-page-break/>Die haben doch nur nach einem Vorwand gesucht. Ich bin ihnen zu gefährlich geworden, ja. Und wer sich nicht mit fairen Mitteln verteidigen kann…</text:p>
      <text:p text:style-name="P523">Als sie ihn zum Portal schleiften, versuchte er vor lauter Verachtung gar nicht, sich zu wehren. Er stolperte die steinernen, erhabenen Treppen mehr herunter, als <text:span text:style-name="T523">dass </text:span>er stolzierte. Die <text:span text:style-name="T523">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3">Er rappelte sich auf, ignorierte die neugierigen Blicke und ging ziellos in irgendeine Richtung. </text:p>
      <text:p text:style-name="P523"><text:span text:style-name="T50">Keiner von diesen Schlappschwänzen hat auch nur ein bisschen Weitblick. Nicht mehr lange, und ich hätte sie endlich aus ihrer Unwissenheit heraus in eine bessere Zukunft führen können! Aber diese </text:span><text:span text:style-name="T53">a</text:span><text:span text:style-name="T50">ufgeblasenen </text:span><text:span text:style-name="T53">w</text:span><text:span text:style-name="T50">ichtigtuerischen Arschgeigen...</text:span><text:span text:style-name="T258"> </text:span></text:p>
      <text:p text:style-name="P523"><text:span text:style-name="T258">Je weiter er sich von den heiligen Hallen entfernte, desto leichter fiel ihm das fluchen, das er in all den Jahren als heiliger Inquisitor fast verlernt hatte. Eigentlich war es eine Befreiung, </text:span><text:span text:style-name="T261">dass er</text:span><text:span text:style-name="T258"> endlich frei denken, frei laufen, frei handeln konnte... nur diese verdammte, </text:span><text:span text:style-name="T260">hässlich</text:span><text:span text:style-name="T261">e</text:span><text:span text:style-name="T258"> Robe hing ihm immer noch wie Blei am Körper, aus dickem, unbequemen braunen </text:span><text:span text:style-name="T276">Scheiß</text:span><text:span text:style-name="T258">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3"><text:span text:style-name="T258">„Entschuldigt, ehrwürdiger Inquisitor, </text:span><text:span text:style-name="T259">können Sie</text:span><text:span text:style-name="T258"> mir vielleicht den Weg zu...“ </text:span></text:p>
      <text:p text:style-name="P523">Der Mann <text:span text:style-name="T523">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3"><text:span text:style-name="T258">„</text:span><text:span text:style-name="T261">Hey! Was…“ Der Mann lehnte an der Wand und hielt sich die Nase, doch Thorn war bereits weitergerauscht.</text:span></text:p>
      <text:p text:style-name="P427"><text:span text:style-name="T276">Inquisitor Thorn von Hartlingen</text:span><text:span text:style-name="T258">,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2">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3"><text:span text:style-name="T258">Über kurz oder lang brauchte er wohl eine Unterkunft. Der Gedanke traf ihn wie ein Schlag. </text:span><text:span text:style-name="T261">Außerhalb des Ordens kannte er niemanden. Nun, niemanden, dem er vertraute. Und all die Leute, die er bisher noch mit Drohung und Erpressung von sich abhängig gemacht hatte, würden ihn jetzt wohl nur noch auslachen.</text:span></text:p>
      <text:p text:style-name="P523"><text:span text:style-name="T258">Er hatte eine Tasche mit Geld versteckt, für alle Fälle, aber die war am anderen Ende der Stadt in einem geheimen Postfach versteckt. Wo war er eigentlich? In seiner Rage war er wohl ein kleines bisschen </text:span><text:span text:style-name="T276">zu</text:span><text:span text:style-name="T258"> ziellos gelaufen. </text:span><text:span text:style-name="T261">Die Heiligen Hallen waren im zweiten Bezirk, doch das hier war alles andere als der zweite Bezirk.</text:span><text:span text:style-name="T55"> </text:span><text:span text:style-name="T54">Wie lange bin ich schon unterwegs? Das sind doch höchstens zwanzig Minuten, dass ich in Gedanken <text:s/>versunken...</text:span></text:p>
      <text:p text:style-name="P523"><text:span text:style-name="T258">Hier kannte er sich nicht aus, auch wenn es nicht gerade nach einer guten Ecke aussah. </text:span><text:span text:style-name="T262">Windschiefe Hütten, die Straße konnte kaum so genannt werden. Aller möglicher Unrat lag auf dem Weg herum, und die Straße bestand aus Stroh und fest gestampfter Erde, nicht aus Steinen.</text:span><text:span text:style-name="T258"> Er rutschte in einer kleinen Pfütze mit undefinierbarem Inhalt aus. </text:span></text:p>
      <text:p text:style-name="P426">Was zu<text:span text:style-name="T524">m</text:span>… </text:p>
      <text:p text:style-name="P523"><text:soft-page-break/>Thorn hätte sein Gleichgewicht wohl noch gefunden, wenn nicht just in diesem Moment eine ziemlich panische, kühn bekleidete junge Frau mit schwarzen Haaren in ihn hinein gerannt wäre. </text:p>
      <text:p text:style-name="P523">„<text:span text:style-name="T524">Hilf mir!</text:span>“ <text:span text:style-name="T524">Sie schien ebenso überrascht zu sein wie er, auf einen anderen Menschen zu treffen.</text:span>„<text:span text:style-name="T524">Hilf mir, barmherziger Inquisitor! </text:span>Reinig<text:span text:style-name="T524">e </text:span>sie, was weiß ich, ihr <text:span text:style-name="T524">habt doch so eine Robe, habt ihr nicht auch so einen Flammenstein?</text:span>“</text:p>
      <text:p text:style-name="P525">In diesem Moment kam <text:span text:style-name="T524">eine Horde Kinder um die Ecke. Thorn hätte fast gelacht, dass die Frau Angst vor ihnen hatte – da sah er, wie schwer bewaffnet sie waren.</text:span><text:span text:style-name="T32"> Und damit um einiges bewaffneter als ich.</text:span></text:p>
      <text:p text:style-name="P525">Auch sie guckten ziemlich blöd, als sie <text:span text:style-name="T525">ihr Opfer</text:span> in den Armen eines Inquisitors erblickten. Aufeinander liegend. In einer Dreckpfütze. Mühsam rappelte Thorn sich auf. </text:p>
      <text:p text:style-name="P523"><text:span text:style-name="T278">Sie starrten ihn in seiner Robe an, als würden sie etwas erwarten. Aus </text:span><text:span text:style-name="T279">purem Reflex</text:span><text:span text:style-name="T278"> fing er an, zu predigen. </text:span><text:span text:style-name="T276">„Da steht ihr, Blut im Sinn und starrt voll Hass. Hass ist alles, was euch ausmacht, alles was euch antreibt, alles, was euch am Leben erhält. Doch bedenkt, wen hasst ihr wirklich?“ </text:span><text:span text:style-name="T50">Verdammt, </text:span><text:span text:style-name="T276">dachte er, </text:span><text:span text:style-name="T56">warum mussten sie </text:span><text:span text:style-name="T50">mir meinen Flammensplitter ab</text:span><text:span text:style-name="T56">nehmen</text:span><text:span text:style-name="T50">, als sie mich rausgeworfen haben! </text:span><text:span text:style-name="T263">Nun, diese Frage konnte er sich selbst beantworten.</text:span><text:span text:style-name="T276">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77">s</text:span><text:span text:style-name="T276"> der </text:span><text:span text:style-name="T277">Kinder, er war etwas jünger und sein Schwert war länger als sein Arm, schien beeindruckt – er </text:span><text:span text:style-name="T276">hatte Tränen in den Augen.</text:span></text:p>
      <text:p text:style-name="P523">Ein anderer schien nicht so überzeugt. „Das mit diesem reinigen sagt ihr immer, kurz bevor ihr euren komischen Feuerball raus holt und uns weg pustet, nich<text:span text:style-name="T525">t </text:span>wa<text:span text:style-name="T525">hr</text:span>? Einer von euch Scheißfanatikern hat <text:span text:style-name="T525">unseren </text:span>Bruder getötet!“</text:p>
      <text:p text:style-name="P523"><text:span text:style-name="T50">J'zharr m</text:span><text:span text:style-name="T56">uss</text:span><text:span text:style-name="T50"> mich wirklich hassen. Wenn er noch exist</text:span><text:span text:style-name="T56">i</text:span><text:span text:style-name="T50">eren würde</text:span><text:span text:style-name="T276">. </text:span><text:span text:style-name="T277">Thorn versuchte es mit argumentieren. </text:span><text:span text:style-name="T258">„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6">Der <text:span text:style-name="T525">kleine</text:span> <text:span text:style-name="T525">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25">Dido </text:span>beworfen!“ </text:p>
      <text:p text:style-name="P526"><text:span text:style-name="T525">D</text:span>er Wortführer schien noch nicht überzeugt. </text:p>
      <text:p text:style-name="P523">„Siehest du, mein Sohn, das war alles im Sinne deines Bruders. Weißt du, jetzt trägt er ein Hemd aus Flammen, das sich fortlaufend selbst reinigt und <text:span text:style-name="T525">Dido </text:span>muss er auch nicht mehr ertragen.“</text:p>
      <text:p text:style-name="P523">„Naja, <text:span text:style-name="T525">Dido </text:span>wurde leider auch – <text:span text:style-name="T525">und hey, diese Schlampe da hat meinen Vater -</text:span>“</text:p>
      <text:p text:style-name="P523">„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7"><text:span text:style-name="T525">Die Frau</text:span> unterbrach ihn. „Ist ja gut, Inquisitor, sie sind weg.“</text:p>
      <text:p text:style-name="P527"><text:span text:style-name="T591">Die Kinder hatten es wohl mit der Angst bekommen und entschieden, dass es für ihre Reinigung noch etwas zu früh war</text:span>. <text:span text:style-name="T526">Die Frau schaute ihn aus großen Augen an, und wie Thorn bemerkte, mit noch größeren Pupillen. Dann begann sie unkontrolliert zu lachen.</text:span></text:p>
      <text:p text:style-name="P527">„<text:span text:style-name="T526">Haha, so ein Glück! Das war, hast du das gesehen? Das war bestimmt J‘zharr persönlich, der sie verjagt hat!“</text:span></text:p>
      <text:p text:style-name="P428">Ist sie auf Brocken? Verdammt. <text:span text:style-name="T64">„J‘zharr hatte damit nichts zu tun. Du verdankst deine Rettung Thorn von Hartlingen persönlich.“ Sein Stolz war durchaus angeknackst.</text:span> Wenn du dich auf Gott verlassen hättest, dann wärst du jetzt Hackfleisch.</text:p>
      <text:p text:style-name="P428"><text:span text:style-name="T64">Sie wirkte von einem Moment auf den anderen total betroffen. „Oh, ein von im Namen? Entschuldigt, ich habe </text:span><text:span text:style-name="T234">E</text:span><text:span text:style-name="T64">uch – das habe ich nicht gewusst. Hochwürden. Oder so.“ Dann kicherte sie </text:span><text:soft-page-break/><text:span text:style-name="T64">wieder. Doch Thorn war sich nicht sicher, ob sie sich über ihn lustig machte, oder es nur an dem Brocken lag. </text:span>Es ist unwahrscheinlich, dass sie weiß, dass Hochwürden die falsche Anrede ist.</text:p>
      <text:p text:style-name="P469">Er besah sich die Flecken auf seiner Robe. Dass die Roben braun waren, hatte seine Vorteile. Es war immerhin die einzige Kleidung, die er besaß. „Du, wie heißt du?“, herrschte er die Frau an.</text:p>
      <text:p text:style-name="P428"><text:span text:style-name="T64">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92">mir auch einen überlegen</text:span> sollen. Verdammt.</text:p>
      <text:p text:style-name="P469">„Nun, Dania, ich brauche neue Kleidung. Diese Flecken sind eines Inquisitors unwürdig. Kennst du jemanden, der Kleidung in meiner Größe hat? Es muss keine Robe sein.“ Damit fiel er ohnehin nur auf wie ein bunter Hund.</text:p>
      <text:p text:style-name="P428"><text:span text:style-name="T64">„Woah.“ Jetzt erst sah Dania an sich herunter, und sah die Flecken. Als Thorn genauer hinsah, sah nicht alles davon aus wie Unrat… doch eine Schnittwunde an ihrem Arm erklärte die Blutflecken hoffentlich. „</text:span><text:span text:style-name="T213">Ich bin… ich bin so schmutzig!“, sagte sie. Thorn seufzte. </text:span><text:span text:style-name="T527">Ich kann ja kaum mit ihr reden! Verdammtes Brocken. Nun, ich bin ja kein Inquisitor mehr, was sie nimmt, geht mich nichts an. Und wenn sie nüchtern wäre, würde sie wohl überhaupt nicht so viel preisgeben.</text:span></text:p>
      <text:p text:style-name="P429"><text:span text:style-name="T64">Er entschied sich, die Inquisitor-Karte bis zum Ende auszuspielen. </text:span><text:span text:style-name="T214">So lange sie glaubte, dass er ein Inquisitor wäre, hatte er bessere Chancen, dass sie gehorchte – und sein Name war so noch etwas länger.</text:span></text:p>
      <text:p text:style-name="P528"><text:span text:style-name="T258">„Ich bin ein heiliger Mann, und J'zharr predigt innerliche Reinheit, und nicht äußerliche. </text:span><text:span text:style-name="T264">Dennoch… du solltest uns irgendwohin bringen, wo wir saubere Kleidung bekommen. Und etwas zu Essen. Ein Bett.</text:span><text:span text:style-name="T258">“</text:span></text:p>
      <text:p text:style-name="P473">Dania schaute betroffen. „Ein Bett? Du willst doch nicht...“</text:p>
      <text:p text:style-name="P429"><text:span text:style-name="T64">„</text:span><text:span text:style-name="T218">D</text:span><text:span text:style-name="T217">u bist schmutzig, ich auch. </text:span><text:span text:style-name="T218">Wir müssen uns darum kümmern.“ Er redete hier wohl mit einem kleinen Kind. Und Thorn war nicht gerade gut mit Kindern.</text:span></text:p>
      <text:p text:style-name="P470">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64">Thorn sah noch einmal an ihr herunter – und seine Kinnlade fiel ihm herunter. </text:span>Tatsächlich, tatsächlich, ihr Kleid ist plötzlich sauber! Kein Blut, keine Scheiße – wie konnte das…</text:p>
      <text:p text:style-name="P470">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0">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29">„<text:span text:style-name="T531">Wohin?“, fragte er. Immerhin brauchte er einen Platz zum schlafen.</text:span></text:p>
      <text:p text:style-name="P529">Dania starrte konzentriert vor sich hin. Sie schien nachzudenken.</text:p>
      <text:p text:style-name="P398">Dann erhellte sich ihr Gesicht. „Oh ja! Da muss ich eh hin. Komm mit!“</text:p>
      <text:p text:style-name="P398"/>
      <text:h text:style-name="P648" text:outline-level="1"><text:bookmark-start text:name="__RefHeading___Toc12626_2102357593"/>Marcin – <text:span text:style-name="T355">lernt Thorn kennen</text:span><text:bookmark-end text:name="__RefHeading___Toc12626_2102357593"/></text:h>
      <text:p text:style-name="P405"/>
      <text:p text:style-name="P530">Marcin konnte wertschätzen, dass sie zumindest am Fenster klopfte. Es war bereits dunkel, und Marcin war für heute fertig – aber die Sache mit Gabor war zu wichtig, um sich bereits schlafen zu legen. Man riskierte nicht einfach so einen Krieg mit <text:span text:style-name="T531">einem konkurrierenden Leutnant. Da konnte er sich es nicht leisten, bis morgen zu warten. </text:span></text:p>
      <text:p text:style-name="P531"><text:soft-page-break/>Wenn sie gescheitert war, wenn man sie erkannt, vielleicht verfolgt hatte… dann würde er unter Umständen noch heute Abend verschwinden müssen. Und einen Gegenschlag planen.</text:p>
      <text:p text:style-name="P531">„Ich komme ja schon“, rief er nach draußen, und machte sich daran, das Fenster zu öffnen. Das Licht, das im Raum brannte, fiel auf Danias gerötete Wangen.</text:p>
      <text:p text:style-name="P531">„Hallo Marcin! Schön, dich zu sehen. Du wirst dich freuen zu hören, was… du weißt schon.“</text:p>
      <text:p text:style-name="P431">Ob ich sie jemals nüchtern antreffen werden? Diese Frau nimmt wirklich zu viel.<text:span text:style-name="T64"> </text:span>Oder ist sie nur aufgedreht? Wenn sie gerade ihren ersten Mord begangen hat…</text:p>
      <text:p text:style-name="P471">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71">Sie streckte sich erst einmal. Marcin wollte schon das Fenster schließen, da fiel ihm Dania in den Arm. „Warte, was ist mit Thorn?“</text:p>
      <text:p text:style-name="P531">Marcin runzelte die Stirn und schaute sie an. „Was sagst du?“</text:p>
      <text:p text:style-name="P532">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71">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93">bei </text:span>dem ich gehört habe, dass er flucht.</text:p>
      <text:p text:style-name="P432"><text:span text:style-name="T301">Er sah ihn nachdenklich an. Steckte die Hände in die Taschen und prüfte, ob seine Dolche in Griffweite waren. </text:span><text:span text:style-name="T30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text:soft-page-break/>sich auf seinem Posten ausruhen kann.“</text:p>
      <text:p text:style-name="P433"><text:span text:style-name="T301">Marcin zuckte, und fragte sich, wieso. </text:span><text:span text:style-name="T307">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307">Einen Gefallen.</text:span><text:span text:style-name="T301"> Marcin beruhigte sich. Mit Gefallen kannte er sich aus. </text:span><text:span text:style-name="T307">Der Mann ist geschäftlich hier. </text:span><text:span text:style-name="T30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302">Thorn nickte. </text:span><text:span text:style-name="T301">„Mit Vergnügen. Wie du weißt, brauchen auch ehrbare Diebe Gefallen. Ich bin ein pragmatischer Mensch. </text:span><text:span text:style-name="T302">Viel pragmatischer, als ich gläubig bin. Ich suche Vorteile, wo ich sie finden kann.“</text:span></text:p>
      <text:p text:style-name="P434"><text:span text:style-name="T307">Der hört sich aber gerne reden</text:span><text:span text:style-name="T301">,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45">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301">Marcin lachte verächtlich. „Dann gehe doch zu einem Hauptmann. Du hast ja gesagt, du </text:span><text:span text:style-name="T303">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32">dass </text:span>ich Kenin <text:span text:style-name="T532">damals </text:span>den Vortritt <text:span text:style-name="T532">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09">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09">Alchemisten</text:span>. Und schon kann ich Erfolge vorweisen.“</text:p>
      <text:p text:style-name="P391">Marcin runzelte die Stirn. „Das würde doch meinem Geschäft schaden.“</text:p>
      <text:p text:style-name="P403"><text:span text:style-name="T64">„Nicht in dem Ausmaß, in dem ich es tue. Wenn ich von vier </text:span><text:span text:style-name="T244">Alchemisten</text:span><text:span text:style-name="T64">, die bei dir Bor kaufen, einen erwische – dann kann ich genug Erfolge vorweisen, um aufzusteigen. Wenn ich wiederum die Ermittlungen kontrolliere, können meine Leute den siebten Bezirk in Ruhe lassen. </text:span><text:span text:style-name="T219">Was deine Arbeit ungemein erleichtert.“</text:span></text:p>
      <text:p text:style-name="P404"><text:span text:style-name="T593">Das klingt faul. </text:span>Warum <text:span text:style-name="T593">kommen</text:span> solche Deals nicht öfter <text:span text:style-name="T593">vor</text:span>? <text:span text:style-name="T593">Hm, w</text:span>ahrscheinlich gibt es <text:span text:style-name="T593">nicht genug </text:span>Inquisitoren, die die Regeln so auslegen.<text:span text:style-name="T64"> „Keine schlechte Idee. Du hast allerdings interne </text:span><text:soft-page-break/><text:span text:style-name="T64">Streitigkeiten erwähnt…“</text:span></text:p>
      <text:p text:style-name="P392">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71">behandeln</text:span>? <text:span text:style-name="T64">Marcin wurde etwas schwindlig. </text:span>Nun, wir haben sein Wochen nicht mehr… <text:span text:style-name="T64">doch so wollte er über seinen Freund gar nicht nachdenken.</text:span></text:p>
      <text:p text:style-name="P404">Ich kann ihn nicht zur Treue zwingen. Was soll er schon machen, wir sind in Lagon. Männer wie wir können hier nicht einfach so tun und lassen, was wir wollen.<text:span text:style-name="T64"> Doch war Kenin wirklich wie er?</text:span></text:p>
      <text:p text:style-name="P392">Er fuhr aus den Gedanken, als er merkte, dass Thorn immer noch redete. „…welche Chancen du hier hast. Ist dir noch nie aufgefallen, dass Dania <text:span text:style-name="T609">alchemistisches</text:span> Talent hat? Ich habe noch nie gesehen, dass jemand die <text:span text:style-name="T609">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33">wandte sich Dania zu und </text:span>nickte. „Ja, aber ich rede nicht von Brocken. Ich rede von Bor. Die Reinform. Hast du schon mal damit zu tun gehabt?“</text:p>
      <text:p text:style-name="P404"><text:span text:style-name="T64">Dania blickte verdutzt. „</text:span><text:span text:style-name="T220">Das Wort</text:span><text:span text:style-name="T64">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33">Dania fragte: </text:span>„<text:span text:style-name="T533">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45">Morgen. Wenn du nüchtern bist.</text:span>“</text:p>
      <text:p text:style-name="P395"/>
      <text:h text:style-name="P643" text:outline-level="1"><text:bookmark-start text:name="__RefHeading___Toc12801_828003115"/>Thorn – legt sich schlafen und freut sich über all die Chancen<text:bookmark-end text:name="__RefHeading___Toc12801_828003115"/></text:h>
      <text:p text:style-name="P396"/>
      <text:p text:style-name="P533">Thorn streckte sich auf dem Lager aus, das Marcin ihm gewährt hatte. Es war eine ziemlich abgeranzte alte Matratze, die voller Flecken rätselhafter Herkunft war. <text:span text:style-name="T535">Letzte Nacht hatte er noch in seiner Zelle in den heiligen Hallen geschlafen… nicht im Kerker, im Wohnbereich. Alle Inquisitoren und Novizen, selbst der Großinquisitor schlief in einer solchen Kammer.</text:span></text:p>
      <text:p text:style-name="P534">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64">, dachte Thorn. </text:span>Ich hätte nie gedacht, dass man nach einer Verurteilung freier sein kann als vorher.</text:p>
      <text:p text:style-name="P435"><text:span text:style-name="T64">Als er gestern Abend zu Bett gegangen war, hätte er niemals gedacht, dass er am nächsten Tag exkommuniziert werden würde. </text:span>Das ging allerdings schnell. <text:span text:style-name="T308">Und unerwartet.</text:span></text:p>
      <text:p text:style-name="P435"><text:span text:style-name="T271">Er schüttelte noch einmal den Kopf bei dem Gedanken, was für ein großer Mann dem Orden mit ihm abhanden kam. </text:span><text:span text:style-name="T308">Sie können in der Tat kein Potenzial erkennen. </text:span><text:span text:style-name="T311">Ein herber Verlust. </text:span><text:span text:style-name="T272">War es ein größerer Verlust für sie als für ihn? Wahrscheinlich nicht. Er hatte fast sein ganzes Leben im Orden verbracht. Für sie war er nur ein weiterer Soldat.</text:span></text:p>
      <text:p text:style-name="P444">Nun, ich habe deswegen nicht alles verloren. Scheiß auf die Robe – doch ich habe noch einige meiner Kontakte, mein Wissen und das Geld, dass ich beiseite gelegt habe. Auch wenn es nicht <text:soft-page-break/>lange reichen wird. Und im Gegensatz zum Orden habe ich einige Chancen. Wir mögen beide einiges verloren haben – doch ich werde mir alles zurückholen und noch mehr.</text:p>
      <text:p text:style-name="P436"><text:span text:style-name="T271">Dass er ausgerechnet auf Marcin gestoßen war, war ein unwahrscheinlicher Glücksfall. Einer der wenigen ehrbaren Diebe, über die er tatsächlich etwas wusste? Damit konnte er arbeiten. Den Ehrgeiz in ihm zu wecken, konnte nicht so schwer sein. </text:span><text:span text:style-name="T274">Jeder Mensch war manipulierbar, wenn man erst einmal seinen Antrieb kannte.</text:span><text:span text:style-name="T271"> Und dann würde er sich mit seiner Hilfe wieder an die Oberfläche paddeln, </text:span><text:span text:style-name="T273">wo die Sonne wieder schien</text:span><text:span text:style-name="T271">. Und noch weiter. </text:span><text:span text:style-name="T273">Bis er die Sonne ersetzen würde.</text:span></text:p>
      <text:p text:style-name="P476">Thorn musste ein bisschen kichern, wenn er daran dachte, dass die beiden ihm geglaubt hatten, dass Dania <text:span text:style-name="T610">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6">Dania war zum Glück sehr leichtgläubig. Ihr würde er das Blaue vom Himmel versprechen können. Sie zu einem Werkzeug zu machen, würde einfach werden; das Feuer J‘zharrs würde er nicht brauchen, um sie zu schmieden, anders als bei Varg.</text:p>
      <text:p text:style-name="P476">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94">u</text:span>nbekannten Feind durchaus Anerkennung zollen.</text:p>
      <text:p text:style-name="P437"><text:span text:style-name="T271">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08">Mit Recht. Kluger Bursche, </text:span><text:span text:style-name="T271">dachte Thorn.</text:span></text:p>
      <text:p text:style-name="P477">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5">Schon das, was ich als nächstes von ihm brauche, könnte schwierig werden. Aber der Junge ist loyal, und denkt nicht zu viel. Und wenn er nicht liefert, werde ich eben andere Wege gehen.</text:p>
      <text:p text:style-name="P477">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7"/>
      <text:h text:style-name="P643" text:outline-level="1"><text:bookmark-start text:name="__RefHeading___Toc12803_828003115"/>Stepanie – redet mit ihrem Bruder über den aktuellen Tratsch im Orden<text:bookmark-end text:name="__RefHeading___Toc12803_828003115"/></text:h>
      <text:p text:style-name="P477"/>
      <text:p text:style-name="P478">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8">Die Hütte, die die kleine Familie bewohnte, war relativ gut ausgestattet. Es war genug Platz da, dass Mia ein eigenes Zimmer haben konnte – was im Umkehrschluss bedeutete, dass Hunnar und Stepanie ein Zimmer für sich hatten. <text:span text:style-name="T537">Dazu kam noch eine Küche, und eine Toilette. Die Toilette zu putzen, damit kam sie klar, doch die Küche war immer ein Saustall. Hunnar hatte sogar noch <text:s/></text:span><text:soft-page-break/><text:span text:style-name="T537">schlechtere Essmanieren als ihre kleine Tochter.</text:span></text:p>
      <text:p text:style-name="P446">Kein Wunder, ich habe ihn ja nicht erzogen.</text:p>
      <text:p text:style-name="P479">Mia spielte heute wieder zuhause – alleine, und Stepanie versuchte, sich keine Sorgen zu machen. <text:span text:style-name="T561">Früher, als sie noch im siebten Bezirk gewohnt hatten, war es ihr sehr schwer gefallen, Anschluss zu finden; Stepanie stach es bis heute.</text:span></text:p>
      <text:p text:style-name="P446">Nun, sie kann nichts dafür, dass sie mein Gesicht geerbt hat. Ich habe Glück, dass Hunnar mich für meine anderen Seiten liebt – aber Mia muss so jemanden eben erst noch finden. Und die Welt ist hart zu hässlichen Frauen.</text:p>
      <text:p text:style-name="P479">Stepanie dachte an Dania – und ihr fiel ein, dass die Welt auch hart zu hübschen Frauen war. Am Anfang hatte sie Dania beneidet, doch je mehr sie über Danias Leben erfahren hatte, desto weniger wollte sie in ihrer Haut stecken.</text:p>
      <text:p text:style-name="P479">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9">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9">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94">Stepanie kannte niemanden, </text:span>der überhaupt lesen konnte. <text:span text:style-name="T594">Als lehrender Inquisitor hatte er täglichen Umgang mit Kindern. Dadurch, und d</text:span>urch seine Bildung, hatte er ihr auch für die Erziehung von Mia schon einige gute Ratschläge geben können.</text:p>
      <text:p text:style-name="P480">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0">Sie wurde von einem lauten Klopfen aus den Gedanken gerissen. Das musste Orst sein. Wirklich sauber war die Küche noch nicht, doch daran konnte sie nun nichts mehr ändern. Sie rief Mia zu, dass ihr Onkel da war und öffnete die Tür.</text:p>
      <text:p text:style-name="P480">„Na, meine Lieblingsschwester, wie geht es uns denn heute?“, begrüßte Orst sie.</text:p>
      <text:p text:style-name="P480">Stepanie musste lächeln. „Ich bin deine einzige Schwester, du Idiot. Und mir geht es prima, wie immer. Wie geht es dir?“, fragte sie.</text:p>
      <text:p text:style-name="P480">Doch er konnte nicht antworten – eine kreischende kleine Masse stürzte sich auf ihn und riss ihn fast um. Er hob seine Nichte hoch <text:span text:style-name="T538">und</text:span> wirbelte sie einmal um sich herum. <text:span text:style-name="T594">Irgendwann bettelte sie ihn an, sie wieder herunterzulassen. Er ließ sie noch ein bisschen betteln, bevor er ihrem Wunsch schließlich nachkam.</text:span></text:p>
      <text:p text:style-name="P481">Stepanie ging erst einmal in die Küche, um heißes Wasser aufzusetzen. „Orst, kannst du mal kommen? Ich könnte etwas Hilfe mit dem Feuer hier gebrauchen“, witzelte sie.</text:p>
      <text:p text:style-name="P481">Orst trat hinter ihr in die Küche und lachte. „Ich kann doch J‘zharrs Geschenk nicht für so etwas Banales wie Tee kochen verschwenden. Das wäre Frevel. Aber gib mal her“, sagte er, und nahm ihr die Schwefelhölzer aus der Hand.</text:p>
      <text:p text:style-name="P481">Mia zog an seiner Robe, doch davon ließ er sich nicht aus der Ruhe bringen. Bald war der Herd angefeuert, und Stepanie fuhr fort, den Tee vorzubereiten, während Mia ihrem Onkel unbedingt zeigen musste, was sie <text:span text:style-name="T539">S</text:span>chönes gemalt hatte.</text:p>
      <text:p text:style-name="P482">Stepanie merkte, wie Orsts Ankunft den Raum sofort erhellte – ihre Tochter schien besonders <text:soft-page-break/>begeistert zu sein, Orst zu sehen. Während sie darauf wartete, dass das Wasser kochte, erklärte Mia ihrem Onkel, was auf ihren Bildern geschah.</text:p>
      <text:p text:style-name="P482">„…und hier kämpft mein Papa mit den bösen Leuten, die ihm etwas antun wollen. Er hat ein großes Schwert, und mit dem ist er vor allen sicher!“</text:p>
      <text:p text:style-name="P482">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72">e</text:span> Sicherheit versprach.</text:p>
      <text:p text:style-name="P482">„Dein Papa ist wirklich einer der stärksten, nicht wahr?“ Orst hielt es offenbar für normal, dass sich Töchter ihre Väter als starke Krieger vorstellten. Zum Glück.</text:p>
      <text:p text:style-name="P482">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2">Der Tee war fertig, und Stepanie machte sich daran, zwei Tassen bereitzustellen. Die reinigenden Kräuter würden das abgekochte Wasser <text:span text:style-name="T540">reinigen, und zum Glück war Orst da, um seinen Segen über den Tee zu sprechen. Sonst wäre Tee trinken für eine fromme Frau wie sie nicht in Frage gekommen.</text:span></text:p>
      <text:p text:style-name="P482">„<text:span text:style-name="T540">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2">„<text:span text:style-name="T540">Selbstverständlich“, sagte Orst. Er hielt die Hände über die beiden Tassen, sodass der Dampf seine Handflächen berührte, und murmelte mit geschlossenen Augen ein paar Worte.</text:span></text:p>
      <text:p text:style-name="P483">Stepanie setzte sich ihm gegenüber an den kleinen Tisch, der in ihrer Küche stand. „Vielen Dank“, sagte sie und nahm sich ihre Tasse. Das Keramik brannte heiß in ihren Handflächen.</text:p>
      <text:p text:style-name="P483">„Eine verrückte Welt, in der wir <text:span text:style-name="T625">l</text:span>eben“, fing Orst ohne Umschweife an zu erzählen, „der Wahnsinn macht nicht einmal vor dem Orden halt. Hast du gehört, was gerade bei uns los ist?“</text:p>
      <text:p text:style-name="P483">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3">„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10">alchemische</text:span> Substanzen gelagert – und als Raft davon erfahren hat, wollte er dem nachgehen. Nun, <text:span text:style-name="T610">alchemische</text:span> Substanzen sind gefährlich. <text:span text:style-name="T541">Die Explosion hat den Raum komplett verwüstet…“</text:span></text:p>
      <text:p text:style-name="P483">„<text:span text:style-name="T541">Explodiert also? Das war zumindest eines der Gerüchte, neben einem eingeschleusten Alchemisten und Dämonen, die aus dem nichts erschienen seien.“</text:span></text:p>
      <text:p text:style-name="P483">„<text:span text:style-name="T541">Ja, meine Schüler erzählen sich den größten Müll. Wenn sie im Unterricht aufpassen würden, dann wüssten sie, dass es so etwas wie Dämonen nicht gibt – und dass die Dämonen in den Menschen lauern. Aber das ist wohl ihre Art, damit umzugehen.“</text:span></text:p>
      <text:p text:style-name="P484">Stepanie unterbrach ihn. „Du unterrichtest keine Novizen, oder? Nur Jungs von außerhalb?“</text:p>
      <text:p text:style-name="P484">Orst nickte. „Nur selten. Letztendlich brauchen sie die selbe Ausbildung wie jeder andere in dem Alter, aber Novizen habe ich nur eine einzige Klasse – es gibt ja viel mehr normale Kinder.“</text:p>
      <text:p text:style-name="P484">Stepanie kicherte. „Normal würde ich die Jungs hier im Bezirk ja nicht nennen.“</text:p>
      <text:p text:style-name="P484">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4">„Da waren noch zwei Novizen? Leben sie noch?“</text:p>
      <text:p text:style-name="P484">„Ja, keine Sorge. Sie standen direkt vor dem Raum, als es passiert ist. Sinya, der Novize von <text:soft-page-break/>Raft, war danach am Boden zerstört. Sein Meister ist gestorben, kein Wunder. Aber nicht nur das – bevor er zu uns kam, ist seine Mutter an Brocken gestorben, einer dieser Unfälle, wo danach alles verbrannt ist. Jetzt wurde auch noch sein Meister von der <text:span text:style-name="T610">Alchemie</text:span> umgebracht, das hat niemand verdient. Aber auch was Varg zur Zeit durchmachen muss…“</text:p>
      <text:p text:style-name="P484">Stepanie <text:span text:style-name="T595">wusste, wann man Nachfragen stellte, um Interesse zu zeigen</text:span>. „Varg ist der andere?“</text:p>
      <text:p text:style-name="P484">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4">Stepanie schüttelte sich. „Du weißt ja wie das ist, Jungs in dem Alter können grausam zu einander sein. Du warst ja damals nicht viel anders, nicht wahr? Mit deinen Jungs hier im achten…“</text:p>
      <text:p text:style-name="P484">Orst lächelte, ein bisschen verschämt. „Ich habe Dinge getan, auf die ich nicht stolz bin, klar. Aber <text:span text:style-name="T542">ich habe es wieder gerade gerückt, und jetzt kümmere ich mich um genau die Jungen, die jetzt so sind, wie ich einmal war. Das bin ich J‘zharr schuldig.“</text:span></text:p>
      <text:p text:style-name="P485">Stepanie klopfte ihm mütterlich auf die Schulter. „Klar, kein Vorwurf. Du machst einen großartigen Job, da bin ich mir sicher. Deine Schüler werden die Gesetze J‘zharrs achten lernen.“</text:p>
      <text:p text:style-name="P485">Orst blickte demütig drein. „Nun, das kann nur die Zeit sagen.“</text:p>
      <text:p text:style-name="P485">Stepanie lachte. „Und ich. Ernsthaft, wenn ihr Mädchen nehmen würdet, Mia würde ich sofort zu dir in den Unterricht schicken. Ich will, dass sie lernt, wie man in der Welt zurecht kommt – wo könnte sie das besser lernen als in deinen Klassen?“</text:p>
      <text:p text:style-name="P485">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5">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5">Orst trank einen Schluck. „Ich weiß nicht, wie – wie findest du das Wetter?“</text:p>
      <text:p text:style-name="P485">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5">Er trank noch einen Schluck. „Mal wieder zu dir, Schwesterherz – wie geht es Hunnar zur Zeit? Was arbeitet er im Moment, kommt ihr über die Runden?“</text:p>
      <text:p text:style-name="P485">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5">„Das wird nicht nötig sein, Schwesterherz“, sagte Orst in verschwörerischem Ton. Er griff in die Taschen seiner Robe, und holte ein paar Flammlinge heraus. „Für die Familie.“</text:p>
      <text:p text:style-name="P485">„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5">„<text:span text:style-name="T543">Nun, ich muss noch ein bisschen was vorbereiten, für den Unterricht morgen. Ich lasse euch besser mal allein.“ Orst erhob sich.</text:span></text:p>
      <text:p text:style-name="P486">Stepanie bedankte sich abermals, für die Spende, für das Gespräch, und er dankte ihr für den <text:soft-page-break/>guten Tee. Mia verabschiedete sich ausführlich.</text:p>
      <text:p text:style-name="P486">Dennoch war Stepanie ein bisschen froh, als er weg war. Sie wusste nicht warum.</text:p>
      <text:p text:style-name="P480"/>
      <text:h text:style-name="P643" text:outline-level="1"><text:bookmark-start text:name="__RefHeading___Toc12585_505178190"/>Marcin – trifft sich mit Kenin, <text:span text:style-name="T544">der hört ihm nicht zu,</text:span> <text:span text:style-name="T536">Marcin ist enttäuscht</text:span><text:bookmark-end text:name="__RefHeading___Toc12585_505178190"/></text:h>
      <text:p text:style-name="P487"/>
      <text:p text:style-name="P488">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8">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8">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8">Er musste hier raus. Er war ein Dieb, in der Nacht war er aufgehoben. Gut, die <text:span text:style-name="T596">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9">Marcins Stiefel machten sich daran, die Herrschaft über die Straße zu erlangen, doch Straßen waren breit, und waren lang. Ein kurzer Sprint, um in Form zu bleiben. Am Ende des Blocks hielt er an, blickte um die Ecken. <text:span text:style-name="T596">S</text:span>tieß die Luft aus, als er sicher war, dass ihn niemand hören konnte. Dann lief er weiter, doch diesmal zwang er seine Stiefel, keinen Laut von sich zu geben. Marcin spielte verstecken mit sich selbst.</text:p>
      <text:p text:style-name="P489">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9">Die ersten paar Straßen rannte er, um jede<text:span text:style-name="T573">m</text:span> seiner Muskeln zu zeigen, wer hier das sagen hatte. Es waren seine, also gehorchten sie ohne nachzudenken, und ohne auch nur einen Befehl falsch zu verstehen. So hatte er es am liebsten. Wenn alles berechenbar war.</text:p>
      <text:p text:style-name="P489">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9">Zwei Sprünge, einmal festhalten, hochziehen, den Körper über die Kante wuppen – Marcin wusste, wie man auf eine Hütte kletterte, ohne ein Geräusch zu machen, und auf welchen Dächern das Mondlicht einen nicht offenbarte.</text:p>
      <text:p text:style-name="P490">Er drückte sich in den Schatten eines Schornsteins. Wieder zwei Minuten, die ihm reichten, um die Dächer um sich zu erfassen, zu verstehen.</text:p>
      <text:p text:style-name="P492">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2">Marcin fand eine Kante, wo das Nachbarhaus ein wenig höher war. Hinter dieser konnte er <text:soft-page-break/>entlang huschen, ohne gesehen zu werden. Eine weitere brachte ihn direkt zu dem Dach, wo sein Mann stand – diese bot leider nur Schatten, keine Deckung. <text:span text:style-name="T573">Nichtsdestotrotz</text:span> huschte er in ihrem Schutz entlang, das Risiko musste er eingehen.</text:p>
      <text:p text:style-name="P492">Mit einem metallischen Geräusch bohrte sich plötzlich ein Wurfmesser in die Wand direkt vor ihm – <text:span text:style-name="T573">im nächsten</text:span> Moment wäre er dort gewesen.</text:p>
      <text:p text:style-name="P492">Marcin erschrak, doch schaltete sofort. „Gute Arbeit, Ugo“, sagte er schnell, bevor das nächste Messer fliegen konnte. „Ich bin‘s, Marcin. Was glaubst du, wie ich deine Position erraten habe?“</text:p>
      <text:p text:style-name="P492">In der Dunkelheit atmete jemand auf. „Gut, Boss, ich dachte schon. Keine Ahnung, ich dachte, ich wäre gut versteckt. Wie?“</text:p>
      <text:p text:style-name="P492">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2">Ugos Schatten nickte. „Verstanden, Boss. Danke für die Lektion.“</text:p>
      <text:p text:style-name="P492">Marcin zuckte mit den Achseln. „Du hast dich gut geschlagen.“ Er ging ein paar Meter übers Dach, um ihm sein Wurfmesser wiederzugeben. Nichts passierte. Sie waren allein, alles war sicher.</text:p>
      <text:p text:style-name="P492">Marcin ließ Ugo allein, sprang vom Dach, und sprintete davon.</text:p>
      <text:p text:style-name="P447">Verdammt. <text:span text:style-name="T64">Er hatte es Ugo gegenüber noch überspielen können, aber er war alles andere als beruhigt. </text:span>Hätte er nicht verschätzt, wie schnell ich husche, hätte mich das Wurfmesser getroffen.</text:p>
      <text:p text:style-name="P492">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3">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3">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8"><text:span text:style-name="T221">Er </text:span><text:span text:style-name="T64">achtete darauf, im Schatten zu bleiben, bis er bei Kenins Haus war. Kenin hatte zwei eigene Nachtwachen, einen an der Tür, einen in der Umgebung, bereit, jederzeit einzuschreiten. Marcin wusste das, er hatte die Männer aus</text:span><text:span text:style-name="T243">g</text:span><text:span text:style-name="T64">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5">Marcin nickte und nahm die Arme herunter.</text:p>
      <text:p text:style-name="P495">Der Dieb trat zur Tür und klopfte. Er öffnete die Tür einen Spalt und rief „Marcin ist hier!“ ins innere des Hauses.</text:p>
      <text:p text:style-name="P495">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5">„Kenin. Wir müssen reden.“ Marcin bemühte sich, die Wut <text:span text:style-name="T596">nicht </text:span>in seiner Stimme <text:span text:style-name="T596">zu zeigen</text:span>. Er klang jedoch immer noch ziemlich genervt.</text:p>
      <text:p text:style-name="P495">Kenin befreite sein Gesicht für kurz aus dem Griff der beiden Schenkel. „Das kann warten. Komm, mach mit! Die beiden sind großartig.“ Eines der beiden Mädchen kicherte.</text:p>
      <text:p text:style-name="P448"><text:span text:style-name="T64">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ext:span><text:soft-page-break/><text:span text:style-name="T64">taumelnde Mädchen mit beiden Armen </text:span><text:span text:style-name="T221">umfasste und in Richtung der Tür schleuderte</text:span><text:span text:style-name="T64">. Kenin schob die andere Hure, die sich erschrocken umgedreht hatte, empört von sich herunter.</text:span></text:p>
      <text:p text:style-name="P495">„Nichts ins Gesicht, Mann! Komm mal runter. Kannst du denn nie ein bisschen Spaß haben?“</text:p>
      <text:p text:style-name="P495">Marcin holte tief Luft. „Komm mir nicht so. Hör mir zu. Und schick diese Huren raus hier.“</text:p>
      <text:p text:style-name="P495">Kenin grummelte wie ein kleines Kind, doch er deutete mit einer Handbewegung nach draußen.</text:p>
      <text:p text:style-name="P496">„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6">Kenin grinste verschmitzt. „Weil du ein kleines Bisschen eifersüchtig bist?“ Er trat näher. Seine Haut, die sich über die Muskeln eines Kämpfers spannte, war von Schweiß bedeckt. </text:p>
      <text:p text:style-name="P496">Er versuchte, Marcin zu küssen, doch der drehte den Kopf weg. „Du stinkst nach Frau“, sagte er abschätzig.</text:p>
      <text:p text:style-name="P449"><text:span text:style-name="T64">Kenin </text:span><text:span text:style-name="T221">trat einen Schritt zurück, fasste Marcin an den Schultern und blickte ihn besorgt an. „Nun sag schon. Was macht dich so fertig? Du weißt doch, du kannst mir alles erzählen.“</text:span></text:p>
      <text:p text:style-name="P494">Marcin schluckte. Senkte den Kopf. „Ich habe Angst“, gab er zu.</text:p>
      <text:p text:style-name="P494">Kenin kicherte. „Naja, wenn du so mit Frauen umspringst, brauchst du dich nicht wundern, wenn Leute reden.“</text:p>
      <text:p text:style-name="P494">Marcin schaute verletzt hoch. „Nein, das ist es nicht.“ Er steckte die Hände in die Taschen seines Mantels. „Ich wurde allein in den letzten Tagen zwei Mal angegriffen. Leute, die mich umbringen wollten. Was glaubst du, warum?“</text:p>
      <text:p text:style-name="P494">Kenin zuckte mit den Schultern. „Und, du lebst doch, oder? Und stellst mir Fragen, deren Antwort du besser kennst als ich.“</text:p>
      <text:p text:style-name="P450"><text:span text:style-name="T64">Marcin fuhr fort: „Die Leute sagen, ich hätte zu viel Einfluss auf dich. Ich wäre zu mächtig geworden. </text:span><text:span text:style-name="T222">Ich bin zu einer laufenden Zielscheibe geworden – ich habe so viele Feinde wie ein Hauptmann, aber nur die Mittel eines Leutnants. Ich bin froh, dass ich die letzte Woche überlebt habe. Aber wie sieht es mit der nächsten aus?“</text:span></text:p>
      <text:p text:style-name="P497">„Natürlich hast du viel Einfluss auf mich.“ Kenin grinste anzüglich. „Bis tief in mein Herz hinein. Die sind nur eifersüchtig!“ Er legte eine Hand auf sein Herz, und die andere auf Marcins Schulter, doch der fand das nicht lustig.</text:p>
      <text:p text:style-name="P497">„Na danke für die wertvolle Unterstützung. Willst du überhaupt, dass ich die nächste Woche überlebe?“ Marcins Augen blitzten.</text:p>
      <text:p text:style-name="P497">Kenin senkte den Kopf. „Du bist unfair.“</text:p>
      <text:p text:style-name="P497">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7">Kenin hob langsam den Kopf. „Du bist… ängstlich? Der große Marcin, der Schrecken des siebten Bezirks? Das ist nicht der Mann, den ich kenne.“</text:p>
      <text:p text:style-name="P497">Marcin spuckte auf den teuren Teppich, direkt zwischen Kenins nackte Füße. „Hörst du mir überhaupt zu!?“</text:p>
      <text:p text:style-name="P497">Kenin fasste ihn an der Hand, und strich ihm mit der anderen über den Kopf. „Du bist doch ein so viel besserer Mann als ich, das wissen wir beide. Du zweifelst daran, dass du für dich sorgen könntest?“</text:p>
      <text:p text:style-name="P451"><text:span text:style-name="T64">Marcin spürte, dass er kurz davor war, jede Geduld zu verlieren. „Und ich soll wohl </text:span><text:span text:style-name="T223">jeden Tag um mein Leben bangen, während du es hier mit irgendwelchen Flittchen treibst? Du kümmerst dich einen Scheiß um mich.“</text:span></text:p>
      <text:p text:style-name="P498">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text:soft-page-break/>romantisches Ende?“</text:p>
      <text:p text:style-name="P498">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8">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8">Es hörte auf, als Kenins Mund nach unten wanderte, um Marcins haarige Brust abzuküssen. Marcin wischte sich den Mund ab. Kenins Worte wurden von Küssen unterbrochen. „Lass mich – dich – beruhigen. Das – wird alles noch – gut werden. Keine Angst.“</text:p>
      <text:p text:style-name="P498">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9">Marcin hasste es, dass er hart wurde. Marcin hasste, dass es ihm so gefiel, dass Kenin so einfach davon kam. Marcin hasste, dass er nichts sagte. Marcin hasste sich dafür.</text:p>
      <text:p text:style-name="P491"/>
      <text:h text:style-name="P649" text:outline-level="1"><text:bookmark-start text:name="__RefHeading___Toc12589_505178190"/>Dania – <text:span text:style-name="T356">überzeugt Marcin, es mit dem Komplott zu versuchen</text:span><text:bookmark-end text:name="__RefHeading___Toc12589_505178190"/></text:h>
      <text:h text:style-name="P661"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6"/>
      <text:p text:style-name="P500">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0">Und sie fühlte sich durchaus ausgeschlafen. Die Sonne, die durchs Fenster strahlte, verriet ihr, dass es bereits Vormittag war. Sie rieb sich den Schlaf aus den Augen und streckte sich. Dania war putzmunter.</text:p>
      <text:p text:style-name="P500">Marcin öffnete die Tür zu dem anderen Zimmer, steckte den Kopf hinein, und schloss sie wieder. <text:s/>Dania fragte ihn, was los war.</text:p>
      <text:p text:style-name="P500">„Nur, ob der Inquisitor noch da ist. Ich bin vorsichtig, wie du weißt. Und er hat offenbar zu schnarchen aufgehört.“</text:p>
      <text:p text:style-name="P500">Dania musste kichern. Ein Zeichen, wie entspannt sie war. „Davon habe ich nichts mitgekriegt. Ich habe geschlafen wie ein Stein. Gar keine schlechte Idee, nach gestern.“</text:p>
      <text:p text:style-name="P500">Marcin ging in die Küche, und kam kurz darauf mit etwas zu essen wieder. Er gab auch Dania ein Stückchen Brot ab – hart und ohne Belag, doch sie war dieses Frühstück gewohnt, und hatte Appetit.</text:p>
      <text:p text:style-name="P501">„Wenigstens deinen Auftrag hast du ausgeführt? Du verbrocktes Stück hast mir ja eine Scheiße ins Haus geschleppt... könnte irgendeine Spur zu mir führen? Jedenfalls <text:span text:style-name="T545">darf </text:span>dich <text:span text:style-name="T545">niemand </text:span>zusammen mit mir sehen. Und Thorn am besten auch nicht.“ Rastlos schritt Marcin im Zimmer auf und ab. „Wie auch immer, da müssen wir jetzt durch.“ <text:span text:style-name="T545">Er biss von seinem Brotkanten ab.</text:span></text:p>
      <text:p text:style-name="P502">„Ach was, Thorn scheint doch nett zu sein! Er hat mir das Leben gerettet. Davon abgesehen kann er uns beide unglaublich reich und mächtig machen, hat er gesagt! <text:span text:style-name="T546">Probleme lösen.</text:span>“ Dania war nicht halb so beunruhigt wie Marcin. <text:span text:style-name="T1">Thorn war jedenfalls bisher um einiges netter zu mir als dieser verdammte Dieb, ehrbar hin oder her</text:span>, dachte sie.</text:p>
      <text:p text:style-name="P503">Marcin schnaubte. „Er hat dir das Leben gerettet? Erzähl.“</text:p>
      <text:p text:style-name="P503">Dania ließ sich nicht zweimal bitten, und erzählte von dem ganzen Abend. Wie geschickt sie <text:soft-page-break/>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02">„Ich hätte dich für klüger gehalten, als einem Inquisitor zu vertrauen“, sagte Marcin. „<text:span text:style-name="T546">Du weißt, wie die sind. Es ist ihr verdammter Job, uns zu jagen und zu töten.</text:span>“ </text:p>
      <text:p text:style-name="P405">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97">B</text:span>edenke doch mal, auf welche Ressourcen er Zugriff hat, von denen du nicht mal etwas ahnst... Er ist <text:span text:style-name="T1">öffentlich anerkannt</text:span>! Wenn wir es richtig anstellen, müssen wir keine <text:span text:style-name="T597">a</text:span>lten Säcke mehr ficken oder Brocken verkaufen, wir können einfach <text:span text:style-name="T1">verdammte Steuern einnehmen</text:span>! Organisiertes Verbrechen quasi! <text:span text:style-name="T546">Das machen doch Leute wie er. </text:span>Bei J'zharr, hast du denn gar keinen Ehrgeiz?“</text:p>
      <text:p text:style-name="P501">„Ehrgeiz ist eine ziemlich tödliche Eigenschaft unter Dieben.“</text:p>
      <text:p text:style-name="P502">„<text:span text:style-name="T546">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2">„Ich war mein Leben lang Dieb, das ist das, was ich am besten kann!“ </text:p>
      <text:p text:style-name="P502"><text:span text:style-name="T546">„Ich muss dir nicht erzählen, wie du deinen Job machst. Aber eins weiß ich -</text:span> Kenin <text:span text:style-name="T546">macht ihn beschissen</text:span>, so lange wie ich in seinem Bezirk arbeiten konnte, ohne dass er davon Wind gekriegt hat. Du bist wie alt? Dreißig? Etwas älter? Und immer noch jeden Tag Angst haben müssen, dass plötzlich eine der Klingen trifft?“</text:p>
      <text:p text:style-name="P502"><text:span text:style-name="T547">Marcin verlor die Geduld, er sah aus, als hätte er kaum geschlafen. </text:span>„<text:span text:style-name="T547">Was soll ich denn machen? Hauptmann werden? Es ist schon jemand Hauptmann, das weiß niemand so gut wie ich. Und ich bringe Kenin ganz sicher nicht um.“</text:span></text:p>
      <text:p text:style-name="P503">Dania stand auf und setzte Marcin einen Finger auf die Brust. „Nein, du nicht.“ Dann deutete sie auf sich. „Aber ich.“ Sie lächelte. „Das ist mein Job.“</text:p>
      <text:p text:style-name="P503">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4"><text:span text:style-name="T548">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48">Er hat mehr als ein paar Kinder zum Schutz. Er wittert Verrat an allen Enden. Und er ist sich seiner Schwächen bewusst.“</text:span></text:p>
      <text:p text:style-name="P505">Dania lächelte. Ein gefährliches Lächeln. „Ja, der Schwächen, die ihn schon einmal etwas gekostet haben. Die er kennt. Aber auf <text:span text:style-name="T610">Alchemie</text:span> hat er keine Antwort. Woher soll er so etwas ahnen? Das ist die Trumpfkarte in unserem Ärmel. Thorn ist die Trumpfkarte in unserem Ärmel. Wir haben einen verdammten Inquisitor.“</text:p>
      <text:p text:style-name="P505">Beide fuhren herum, als eine Tür <text:span text:style-name="T574">knarrte.</text:span> Thorn steckte seinen kahlen Kopf aus dem Zimmer heraus. „Habe ich etwa meinen Namen gehört?“</text:p>
      <text:p text:style-name="P505"/>
      <text:h text:style-name="Heading_20_1" text:outline-level="1"><text:bookmark-start text:name="__RefHeading___Toc12598_505178190"/><text:a xlink:type="simple" xlink:href="#__RefHeading__13986_2035619654" text:style-name="Index_20_Link" text:visited-style-name="Index_20_Link"><text:span text:style-name="T447">Varg – trifft sich mit Thorn, </text:span></text:a><text:a xlink:type="simple" xlink:href="#__RefHeading__13986_2035619654" text:style-name="Index_20_Link" text:visited-style-name="Index_20_Link"><text:span text:style-name="T448">d</text:span></text:a><text:a xlink:type="simple" xlink:href="#__RefHeading__13986_2035619654" text:style-name="Index_20_Link" text:visited-style-name="Index_20_Link"><text:span text:style-name="T447">er ihn von seinem Plan überzeugt</text:span></text:a><text:bookmark-end text:name="__RefHeading___Toc12598_505178190"/></text:h>
      <text:p text:style-name="P352"/>
      <text:p text:style-name="P535"><text:soft-page-break/>Varg war ein <text:span text:style-name="T574">gut aussehender</text:span>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97">Sie wareen heller</text:span>, als überhaupt möglich schien, ein fast schon gelbes weiß. Und eine Kindheit und Jugend, geprägt von harter Arbeit in der Metzgerei seines Vaters hatte seine Muskeln früh wachsen lassen. </text:p>
      <text:p text:style-name="P535">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48">wurde er, wenn das überhaupt ging, nur noch härter. Irgendwann</text:span> zwang er seine Töchter dazu, ihr Geld <text:span text:style-name="T548">mit ihren Körpern </text:span>zu verdienen, obwohl der Ertrag seiner Metzgerei zum überleben gereicht hätte. <text:span text:style-name="T597">Er war</text:span> ein Mann mit Vision gewesen, er wollte nicht den Rest seines Lebens in dem Loch fristen, dass seine Frau immer <text:span text:style-name="T548">Z</text:span>uhause genannt hatte. </text:p>
      <text:p text:style-name="P535">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5"><text:span text:style-name="T1">Und niemand hat je erfahren, wieso das Feuer sich so schnell ausgebreitet hat, </text:span>dachte Varg. Er war ein gläubiger <text:span text:style-name="T453">junger </text:span>Mann, doch er war der Ansicht, dass man J'zharr in seinem Wirken wo es nur ging unterstützen sollte. </text:p>
      <text:p text:style-name="P535">Der Abschied von seinen Schwestern war ihm schwergefallen. <text:span text:style-name="T599">D</text:span>och sie verstanden, dass er nicht nur ihre Zukunft, sondern die von <text:span text:style-name="T574">Menschen</text:span> in ganz Lagon verbessern wollte.</text:p>
      <text:p text:style-name="P506">Das ganze war nun <text:span text:style-name="T549">vier</text:span> Jahre her. <text:span text:style-name="T599">S</text:span>eine Ausbildung zum Inquisitor neigte sich dem Ende zu. <text:span text:style-name="T549">N</text:span>un war er ein vielversprechender Novize voller Ambitionen und mit ersten Erfolgen in der Jagd auf <text:span text:style-name="T610">Alchemisten</text:span>. </text:p>
      <text:p text:style-name="P506"><text:span text:style-name="T599">D</text:span>ie Inquisitoren <text:span text:style-name="T599">konnten </text:span>sich auf <text:span text:style-name="T599">ihre </text:span>Flammensplitter verlassen, wenn sie im Kampf gegen unreine Verbrechen glänzen wollten. <text:span text:style-name="T599">D</text:span>ie Novizen <text:span text:style-name="T599">mussten </text:span>herkömmliche Waffen nutze<text:span text:style-name="T599">n</text:span>. Varg hatte aufgrund seines Körperbaus ein natürliches Talent mit dem Hammer und wegen seines früheren Berufs große Übung mit Hackbeilen und Messern aller Art. <text:span text:style-name="T599">D</text:span>as <text:span text:style-name="T599">machte </text:span>ih<text:span text:style-name="T599">n</text:span> zu einem sehr erfolgreichen Beschützer der Bewohner Lagons vor der Unreinheit der Sünde.</text:p>
      <text:p text:style-name="P507">Thorn hatte sein Potenzial früh erkannt, und war sein Meister geworden. Varg hatte einen unstillbaren Drang, gegen das Ungerechte zu kämpfen, und Thorn wusste sehr gut, wo man es finden konnte. Sie waren ein gutes Team gewesen.</text:p>
      <text:p text:style-name="P507"/>
      <text:p text:style-name="P544">Als er die Nachricht von Thorn erhalten hatte,, war Varg gerade in seiner Zelle in Meditation versunken gewesen. <text:span text:style-name="T597">Thorn wollte </text:span>sich mit ihm treffen. <text:span text:style-name="T597">Varg</text:span> war glücklich darüber, dass sein Mentor noch <text:span text:style-name="T597">lebte</text:span>, und <text:span text:style-name="T597">ließ ihm eine Antwort zukommen</text:span>. </text:p>
      <text:p text:style-name="P544">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98">A</text:span>ls würde er den Mangel an Heiligkeit nun mit Stolz verdecken wollen.</text:p>
      <text:p text:style-name="P536">„Du weißt, dass ich für dich eingetreten wäre, wenn ich bereits ein vollwertiges Ordensmitglied wäre. Eine Schweinerei, dass sie dich <text:span text:style-name="T574">raus geschmissen</text:span> haben, an den Vorwürfen ist doch eh nichts dran, oder? Die glauben wohl, sie könnten auf einen Inquisitor wie dich verzichten!“</text:p>
      <text:p text:style-name="P536">„Ich will nicht über die Vorwürfe reden“, sagte Thorn abwesend. Er schien mit den Gedanken woanders. </text:p>
      <text:p text:style-name="P536"><text:soft-page-break/>„Nach dem Tod <text:span text:style-name="T598">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6">Thorn riss sich zusammen. „Du hast Recht, die Lagoner verdienen mehr, als von diesen Tölpeln beschützt zu werden. Varg, vertraust du mir? Ich kann dieser Stadt helfen, doch dafür brauche ich dein absolutes Vertrauen und deine Hilfe.“</text:p>
      <text:p text:style-name="P536">„Das hast du, das hast du! Du bist der einzige, der in diesen Zeiten des Verbrechens, der Korruption, der Unreinheit und allgemeinen Sittenlosigkeit noch weiß, was zu tun ist. Ich helfe dir.“</text:p>
      <text:p text:style-name="P536">„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6">Varg war beunruhigt. „Was meinst du? Erkenntnisse?“</text:p>
      <text:p text:style-name="P536">„Was verdient <text:span text:style-name="T550">Goran Witten</text:span> deiner Meinung nach, dafür dass er sich geheimer Labors bedient hat, um <text:span text:style-name="T610">alchemistische</text:span> <text:span text:style-name="T1">Waffen</text:span> zu entwickeln, die Tod und Unheil über das Volk Lagons bringen?“</text:p>
      <text:p text:style-name="P536">„Na, er verdient es, vor das Gericht der Inquisition zu kommen und von seinen Sünden und seiner Gier gereinigt zu werden!“</text:p>
      <text:p text:style-name="P536">„Und warum konnten wir <text:span text:style-name="T550">nie etwas gegen ihn und die anderen Hintermänner tun</text:span>? Warum lebt er munter weiter und forscht an <text:span text:style-name="T610">Alchemie</text:span> herum, um Massenvernichtungswaffen zu erschaffen?“</text:p>
      <text:p text:style-name="P536">„Weil wir ihn nicht festnehmen <text:span text:style-name="T550">dürfen</text:span>... Die Inquisition darf ohne Beweise nicht handeln.“</text:p>
      <text:p text:style-name="P536">„Genau. Warum ist Kenin vom siebten Bezirk immer noch Hauptmann der <text:span text:style-name="T453">e</text:span>hrbaren Diebe und verkauft sein Brocken an die armen verlorenen Seelen?“</text:p>
      <text:p text:style-name="P536">„<text:span text:style-name="T574">Ich wusste nicht einmal, dass der Hauptmann Kenin heißt.</text:span>“</text:p>
      <text:p text:style-name="P536">„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4">weil der Orden seinen Regeln und Prinzipien folgen muss. </text:span>Nur deswegen. Verstehst du mich?“</text:p>
      <text:p text:style-name="P536">„Stimmt, der <text:span text:style-name="T551">Orden tut viel zu wenig, diese Stadt ist immer noch voll mit Leid.“</text:span></text:p>
      <text:p text:style-name="P537">Thorn ließ Vargs Satz noch ein bisschen nachklingen, und beugte sich dann zu ihm hin. „Wie haben wir dieses Labor gefunden? Das von diesem schmächtigen <text:span text:style-name="T600">Assistenten</text:span>?“</text:p>
      <text:p text:style-name="P537">Varg zuckte mit den Schultern. „Wir haben alle beschattet, die bei einem Händler Zutaten kaufen, den wir gewähren lassen.“</text:p>
      <text:p text:style-name="P536">„<text:span text:style-name="T550">Und wie hat er uns zu diesem Alchemisten geführt hat, den wir gereinigt haben</text:span>? Sag‘s mir.“</text:p>
      <text:p text:style-name="P536">„<text:span text:style-name="T550">Naja, wir haben ihm ein bisschen weh getan, obwohl wir keine Beweise gegen ihn hatten…</text:span>“</text:p>
      <text:p text:style-name="P536"><text:span text:style-name="T551">„</text:span><text:span text:style-name="T553">Genau, w</text:span><text:span text:style-name="T551">ir haben ihn mit der direkten Anschuldigung konfrontiert, dass wir </text:span><text:span text:style-name="T552">wissen,</text:span><text:span text:style-name="T551"> was er tut und er ist sofort zusammengebrochen und hat uns davon erzählt. Wir mussten </text:span>ihn laufen lassen, aber <text:span text:style-name="T454">den schlimmeren Alchemisten</text:span> konnten wir <text:span text:style-name="T550">hoch nehmen</text:span>. Und all das wäre nicht möglich gewesen, wenn?“</text:p>
      <text:p text:style-name="P536">„...wenn wir uns an die Vorschriften gehalten hätten?“ sagte Varg unsicher.</text:p>
      <text:p text:style-name="P536">„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6">Varg jubilierte innerlich. „Ich wusste, du würdest verstehen, dass man etwas tun muss!“</text:p>
      <text:p text:style-name="P536">Thorn sah ihn ernst an. Er schien nun wieder vom heiligen Feuer erfüllt zu sein, und Varg war glücklich, dass sie zusammen für ein besseres Lagon kämpfen konnten. „Stimmst du mir also zu, <text:soft-page-break/>dass wir alle Mittel verwenden sollten, um J'zharrs Willen für Lagons Bewohner zu erreichen?“ </text:p>
      <text:p text:style-name="P536">„Ja! Ich bin dabei und zu allen Schandtaten bereit!“ Varg war überglücklich, dass er für ein besseres Lagon kämpfen konnte.</text:p>
      <text:p text:style-name="P536">„Gut, sind die konfiszierten Gegenstände noch im Lager der heiligen Hallen? Es fällt bestimmt nicht auf, wenn die Rezepte <text:span text:style-name="T550">für Bor-Mischungen</text:span> fehlen. <text:span text:style-name="T550">Der Orden kann doch eh nichts damit anfangen.</text:span>“</text:p>
      <text:p text:style-name="P510">Varg merkte es nicht einmal.</text:p>
      <text:p text:style-name="P508"/>
      <text:h text:style-name="P652" text:outline-level="1"><text:bookmark-start text:name="__RefHeading___Toc12601_505178190"/>Dania – <text:span text:style-name="T356">lernt von Thorn den Umgang mit Bor</text:span><text:bookmark-end text:name="__RefHeading___Toc12601_505178190"/></text:h>
      <text:p text:style-name="P28"/>
      <text:p text:style-name="P545"><text:span text:style-name="T600">Die </text:span>Decke <text:span text:style-name="T600">des Zimmers war ziemlich morsch, wie alles </text:span>in Lagon. Der Großteil <text:span text:style-name="T600">der Stadt </text:span>war aus Holz gebaut. <text:span text:style-name="T601">Stein war teuer auf der Insel, und s</text:span>eit dem Krieg der Götter benutzte niemand mehr Lehm. <text:span text:style-name="T600">D</text:span>ie Lagoner <text:span text:style-name="T600">verabscheuten </text:span>alles, was irgendwie mit Wasser zu tun hatte.</text:p>
      <text:p text:style-name="P546">Auch diese Decke war aus Holz, <text:span text:style-name="T603">nichts besonderes</text:span>. <text:span text:style-name="T601">D</text:span>ie Slums <text:span text:style-name="T601">wurden praktisch ständig abgerissen und wieder aufgebaut.</text:span> <text:span text:style-name="T601">M</text:span>an <text:span text:style-name="T601">konnte </text:span>den Dieben <text:span text:style-name="T601">auch nicht </text:span>verdenken, dass sie <text:span text:style-name="T601">sich für ein Versteck </text:span>nicht gerade das <text:span text:style-name="T601">beste </text:span>aussuchten.</text:p>
      <text:p text:style-name="P546"><text:span text:style-name="T601">Es </text:span>dauerte <text:span text:style-name="T601">in der Regel nie </text:span>länger als ein paar <text:span text:style-name="T601">Monate</text:span>, bis sie von anderen Dieben oder der Miliz entdeckt wurden. Ein Dieb hatte schlimmeres zu fürchten, als dass ihm die Decke auf den Kopf fiel. </text:p>
      <text:p text:style-name="P546">Über all diesen hochinteressanten Überlegungen war <text:span text:style-name="T601">es kein Wunder</text:span>, dass <text:span text:style-name="T601">Dania </text:span>nicht so gefesselt zuhörte. Die Konzentration war ihr noch nie leicht gefallen. Eine Schule hatte sie <text:span text:style-name="T601">wie alle Mädchen</text:span> nie besuch<text:span text:style-name="T601">en dürfen. So war </text:span>ihr Konzentrationsmangel noch nie <text:span text:style-name="T601">ein </text:span>Problem <text:span text:style-name="T601">gewesen</text:span>.</text:p>
      <text:p text:style-name="P547">In ihrem Kopf <text:span text:style-name="T601">passierten </text:span>nun mal meistens interessantere Sachen als in der Realität. Dafür hatte ein Leben mit <text:span text:style-name="T555">Brocken gesorgt. Sie wollte gar nicht so viel davon in der Wirklichkeit verbringen</text:span>.</text:p>
      <text:p text:style-name="P538">Dass sie gerade nüchtern war, und ihre Wahrnehmung wohl <text:span text:style-name="T555">gerade funktionierte</text:span>, machte sie auf rätselhafte Weise stutzig. Denn wenn ihre geballte Erinnerung sie nicht trog, dann redete Thorn mittlerweile seit einer guten Viertelstunde auf sie ein. Das war für sie nur <text:span text:style-name="T555">von </text:span>Bedeutung, da sich daraus <text:span text:style-name="T555">Folgen</text:span> ergeben würden. <text:span text:style-name="T602">Er ging wohl davon aus</text:span>, dass sie den Wortlaut seines Monologs und am besten auch noch den Sinn verstanden hatte. </text:p>
      <text:p text:style-name="P538">Er war ein Inquisitor, er hatte jahrelang Zeit gehabt, über den Sinn von einigen Sachen nachzudenken. Unter gar nicht so unwahrscheinlichen Umständen war das nicht nur plausibel, sondern sogar wichtig für sie, was er sagte. <text:span text:style-name="T555">Zweifellos war es</text:span> nützlich. Dania hatte sich schon oft nach dem Sinn einiger Sachen gefragt – in einigen ihrer lichteren Momente. Wieso sich in den höheren Gesellschaftsschichten und mittlerweile auch teilweise in den Slums <text:span text:style-name="T555">unnötiger </text:span>Schnickschnack wie Besteck durchgesetzt hatte, war ihr zum Beispiel schleierhaft.</text:p>
      <text:p text:style-name="P538"><text:span text:style-name="T34">Es gibt bestimmt Leute, die all diese Sachen verstehen</text:span><text:span text:style-name="T1">, </text:span>dachte sie sich.</text:p>
      <text:p text:style-name="P538">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8">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8"><text:span text:style-name="T1">Nichtsdestotrotz produktives Denken</text:span>, dachte sie. <text:span text:style-name="T1">Thorn muss stolz au-</text:span></text:p>
      <text:p text:style-name="P538">In diesem Moment traf sie seine Rückhand. <text:span text:style-name="T555">Dania würde sich nie an so etwas gewöhnen.</text:span></text:p>
      <text:p text:style-name="P538">„Hörst du mir überhaupt zu? Ich rede mir hier seit einer halben Stunde auf dich ein, und du zeigst nicht ein bisschen Verständnis! Verstehst du, es ist <text:span text:style-name="T1">wichtig</text:span>, dass du lernst, mit deinem Talent <text:soft-page-break/>umzugehen!“</text:p>
      <text:p text:style-name="P538">„Ja, also das ist ja schon hochinteressant, was du da erzählst... aber etwas zu viel... Naja, Gerede, fürchte ich... ich kann da leider oft nicht so ganz... folgen.“</text:p>
      <text:p text:style-name="P538">„Du verdammte <text:span text:style-name="T57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55">T</text:span>öten auf die Reihe kriegst. <text:span text:style-name="T610">Alchemie</text:span> ist kompliziert und nichts für unbesorgte Gemüter, bei der erstbesten Gelegenheit brennst du dir ein Loch in deine Zukunftspläne, wenn du nicht aufpasst.“</text:p>
      <text:p text:style-name="P538">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74">g</text:span>roßer weiser Meister, was auch immer.</text:p>
      <text:p text:style-name="P538">Thorn sprach <text:span text:style-name="T604">nun </text:span>etwas versöhnlicher. <text:span text:style-name="T604">A</text:span>nscheinend sah man ihre Ablehnung in ihrem Gesichtsausdruck. <text:span text:style-name="T604">Ihre </text:span>Gefühle <text:span text:style-name="T604">zu </text:span>verbergen, <text:span text:style-name="T604">das </text:span>würde sie als Spionin auch noch lernen müssen.</text:p>
      <text:p text:style-name="P538">„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8">Dania war sprachlos. „Ich kann sie... mich einfach vergessen lassen?“</text:p>
      <text:p text:style-name="P548">„Das Pulver hat nur begrenzte Wirkung, unter Umständen, wenn die Dosis zu klein ist, kann es sein, dass Erinnerungsfetzen zurückbleiben und über kurz oder lang wieder zurückkehren. <text:span text:style-name="T555">Das hat wahrscheinlich noch nie jemand ausreichend getestet. Wäre immerhin sehr teuer.</text:span>“</text:p>
      <text:p text:style-name="P548">„Kein Wunder, dass ihr das verbieten wollt, dieses Rezept öffnet Kriminellen aller Art ja Tor und Tür… also, <text:span text:style-name="T555">Leuten wie</text:span> uns.“</text:p>
      <text:p text:style-name="P538">„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8">„Ich könnte mich damit <text:span text:style-name="T1">selbst</text:span> vergessen?“ fragte Dania hoffnungsvoll.</text:p>
      <text:p text:style-name="P538">„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8">Dania seufzte. „Spaßverderber... nüchtern bin ich eh zu nichts zu gebrauchen, geschweige denn für einen Mord.“</text:p>
      <text:p text:style-name="P538">Thorn beachtete sie nicht. „Und es gibt noch mehr Probleme: Ich bin ein totaler Amateur darin, diese Pulver zusammen zu mischen. Dieses hier besteht aus Bor, das ist die <text:span text:style-name="T610">alchemische</text:span> Essenz, und ein paar zerriebenen <text:span text:style-name="T575">Blüten</text:span> der Myosotis Sylvatica, die für das Spezifikum der Wirkung verantwortlich sind. Allerdings war der Mörser, mit dem ich die Blüten zerstoßen habe, wohl nicht <text:soft-page-break/>ganz sauber, denn es treten Nebenwirkungen auf... <text:span text:style-name="T555">am Ende hast du noch so etwas wie</text:span> grün-flimmernde Haare, <text:span text:style-name="T555">und </text:span>der erste Inquisitor, der <text:span text:style-name="T555">dich </text:span>damit erwischt, <text:span text:style-name="T555">reinigt dich auf der Stelle</text:span>.“ </text:p>
      <text:p text:style-name="P538">Dania tastete panisch ihre Frisur ab.</text:p>
      <text:p text:style-name="P538">Thorn ignorierte <text:span text:style-name="T604">das</text:span>. „Ich kann nicht feststellen, welche Substanzen wohl noch in das Pulver mit hinein gekommen sind, ich bin ja kein Alchemist, sondern nur ein angehender Ketzer. Eventuell musst du eben improvisieren, und pass auf, dass du nicht Feuer fängst.“</text:p>
      <text:p text:style-name="P538">„Und wie wende ich denn jetzt dieses Pulver an?“</text:p>
      <text:p text:style-name="P538">„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8">„Das sollte ich hinbekommen. Wie meine Gedanken auf Brocken Auswirkungen haben, habe ich ja bereits ein, zwei mal bestaunen können.“</text:p>
      <text:p text:style-name="P538">Marcin betrat den Raum. Er schien ziemlich angespannt zu sein und trug seine Diebesmütze. </text:p>
      <text:p text:style-name="P538">„Habt ihr euren <text:span text:style-name="T610">Alchemi</text:span>ekram besprochen? Die Feier geht gleich los, und wir sollten rechtzeitig sein.“</text:p>
      <text:p text:style-name="P539">Dania schaute auf. „Oh, ich brauche noch eine Waffe, nicht wahr?“</text:p>
      <text:p text:style-name="P539">Marcin winkte ab. „Wir werden durchsucht werden. Gründlich. Da können wir ohnehin nichts hinein schmuggeln… nein, ich habe den Raum organisiert, und ein Messer auf dem Fensterbrett versteckt. Die Waffe ist schon dort, nur wir müssen noch dahin. Gehen wir?“</text:p>
      <text:p text:style-name="P538"/>
      <text:h text:style-name="P652" text:outline-level="1"><text:bookmark-start text:name="__RefHeading___Toc12603_505178190"/>Varg – <text:span text:style-name="T356">sitzt in der Schule und lernt etwas über Mythologie</text:span><text:bookmark-end text:name="__RefHeading___Toc12603_505178190"/></text:h>
      <text:p text:style-name="P28"/>
      <text:p text:style-name="P548">Varg saß auf seiner Schulbank und spielte den eifrigen Zuhörer. Er hatte Mythologie. Dem Pragmatiker Varg war das viel zu theoretisch und altbacken. Er nahm nur Fächer ernst, in denen er beigebracht bekam, wie er diese Stadt verbessern konnte. <text:span text:style-name="T436">W</text:span>ie es zu der Misere gekommen war, <text:span text:style-name="T436">brauchte er nicht wissen</text:span>. 'Nahkampfwaffen' war sein unübertroffenes Lieblingsfach. </text:p>
      <text:p text:style-name="P548">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8">„…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8">Orfan war ja reinen und guten Herzens, und ein frommer Inquisitor, doch sein rednerisches Talent glich dem einer feuchten Sumpfkröte. </text:p>
      <text:p text:style-name="P538">„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8">„Ja klar, er war einfach nur neidisch, weil die Bräute für ihn nicht so Feuer und Flamme waren!“ <text:span text:style-name="T604">E</text:span>in mutiger Zwischenruf <text:span text:style-name="T604">ertönte </text:span>aus der letzten Bankreihe. Vereinzelt folgte Gelächte<text:span text:style-name="T604">r. D</text:span>och die meisten der etwa sechzig Novizen im Saal schaute<text:span text:style-name="T556">n</text:span> wütend um sich, wer <text:span text:style-name="T556">diese </text:span>Lästerung <text:span text:style-name="T556">gewagt hatte</text:span>.</text:p>
      <text:p text:style-name="P548">Varg hatte die Stimme erkannt. <text:span text:style-name="T604">E</text:span>s war Ulpor, ein älterer Novize. <text:span text:style-name="T604">N</text:span>ach Problemen mit den ehrbaren Dieben <text:span text:style-name="T604">hatter er </text:span>beim Orden um Aufnahme und Schutz ersucht. Weil er ein Ausnahmetalent im Kampf mit sämtlichen Waffenstilen war und Informationen zu ein paar Brockenfarmen hatte, wurde ihm die Aufnahme gewährt und er wurde in die Ausbildung genommen. </text:p>
      <text:p text:style-name="P548"><text:soft-page-break/>Er konnte sich einen Kommentar wie diesen erlauben. Er war der Beste in der Kampfausbildung, dank seiner früheren Straßenerfahrung. Er war etwa Mitte zwanzig. <text:span text:style-name="T604">K</text:span>ein Novize würde sich trauen, Hand an ihn zu legen. Und Inquisitor Orfan war viel zu gutherzig, als dass er diesen Frevel bestraft hätte.</text:p>
      <text:p text:style-name="P538"><text:span text:style-name="T276">„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50">und</text:span><text:span text:style-name="T276"> Frauen ihm ausgeliefert waren. Darunter befand sich auch ein Schiff des Ordens, der damals noch in den Kinderschuhen steckte. Es sank mit dutzenden Novizen an Bord. Er </text:span><text:span text:style-name="T281">schändete</text:span><text:span text:style-name="T276"> sie alle einen nach dem anderen und </text:span><text:span text:style-name="T280">sie ertranken</text:span><text:span text:style-name="T276">.“</text:span></text:p>
      <text:p text:style-name="P538">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8">„J'zharr war erst unfassbar traurig als er das erfuhr. Und doch weinte er nicht, denn Tränen sind de<text:span text:style-name="T576">m</text:span> Wasser und den Memmen Q'holis gewidmet.“</text:p>
      <text:p text:style-name="P538">„Weine nicht, auf dass die Flamme deinen Gram verbrenne!!!“ <text:span text:style-name="T576">stimmte jemand an</text:span>, <text:span text:style-name="T437">auch Varg fiel mit ein</text:span>.</text:p>
      <text:p text:style-name="P538">„Und wie es die Natur des Feuers ist, wandte er sich der <text:span text:style-name="T55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8">Varg <text:span text:style-name="T576">musste gähnen</text:span>. Er hatte diese Geschichte nat<text:span text:style-name="T576">ü</text:span>rlich wie alle hier bereits mit der Muttermilch aufgesogen. Ein Inquisitor musste sie auch nacherzählen können; jedenfalls einer im Schuld- und Gottesdienst. Da er aber in die Reinigung gehen wollte, <text:span text:style-name="T556">nicht in die Lehre, wie diese Schlafmütze von Orfan,</text:span> ging ihn das eigentlich nichts an.</text:p>
      <text:p text:style-name="P548">„Ein Funke J'zharrs sprang auf die Tiere über, und das Bor in ihnen entzündete sich in einer einzigen <text:span text:style-name="T610">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0">Er hatte ohne Pause geredet und musste Luft holen.</text:p>
      <text:p text:style-name="P548">„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604">U</text:span>ns nicht zu waschen, außer unsere Seele zu reinigen. <text:span text:style-name="T604">K</text:span>eusch und gut zu lieben, das Bor und Brocken zu verachten und zerschmettern wo immer wir sie finden, <text:span text:style-name="T604">weil </text:span>sie verantwortlich sind für seinen Tod. <text:span text:style-name="T604">Wir vermeiden </text:span>jede Unzucht, die nicht gesunde Menschen <text:span text:style-name="T604">hervorbringt</text:span>, weil Q'holi durch Unzucht die A'kradizz schuf. Wir sind sein Orden und befolgen dies.“</text:p>
      <text:p text:style-name="P538">„Wir befolgen dies!!!“ tönte es durch den Saal.</text:p>
      <text:p text:style-name="P399"/>
      <text:h text:style-name="P652" text:outline-level="1"><text:bookmark-start text:name="__RefHeading___Toc12605_505178190"/>Dania – <text:span text:style-name="T356">tötet Kenin auf seiner Party</text:span><text:bookmark-end text:name="__RefHeading___Toc12605_505178190"/></text:h>
      <text:p text:style-name="P405"/>
      <text:p text:style-name="P405"><text:span text:style-name="T556">Dania</text:span> fühlte sich leicht ungeschützt.</text:p>
      <text:p text:style-name="P549">Überall um sie herum waren grimmige Diebe und übermäßig aufgedrehte Prostituierte unter <text:soft-page-break/>Drogeneinfluss. Der Saal im zweiten Bezirk war schön geschmückt. Kellner liefen mit kostenlosen Getränken umher. <text:span text:style-name="T605">D</text:span>ie Feier <text:span text:style-name="T605">hatte </text:span>keinen genauen Anlas<text:span text:style-name="T605">s,</text:span> <text:span text:style-name="T605">d</text:span>och Kenin war der Meinung, dass es nie schadete, ab und zu ein Firmenfest <text:span text:style-name="T605">für die Belegschaft </text:span>auszugeben. <text:span text:style-name="T605">Es </text:span>trug <text:span text:style-name="T605">angeblich </text:span>zum Zusammenhalt bei. </text:p>
      <text:p text:style-name="P549">Und so sehr alle Anwesenden diese Veranstaltungen hassten, niemand traute sich, auch nur eine zu verpassen. Niemand trug Waffen, bis auf die vier Leibwächter Kenins. <text:span text:style-name="T605">D</text:span>en anderen waren sie am Eingang abgenommen worden, damit kein „Unfall“ die Feier störte. Zwei der Leibwächter standen vor einer Tür, hinter der sich wohl Kenins Hinterzimmer verbarg.</text:p>
      <text:p text:style-name="P405"><text:span text:style-name="T605">Dania </text:span>trug nur einen viel zu kurzen Minirock sowie ein so gut wie durchsichtiges Oberteil. <text:span text:style-name="T557">Die Puderdose mit der Bormischung war in ihrer Handtasche. Keine der Leibwachen kannte sich gut genug damit aus, um sie über blaues Puder wundern zu können. Darum machte sie sich zumindest keine Sorgen.</text:span> </text:p>
      <text:p text:style-name="P549">Die Party wäre unter anderen Umständen sicher amüsierend gewesen, doch Dania <text:span text:style-name="T605">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05">netterweise.e</text:span></text:p>
      <text:p text:style-name="P549">„Also, <text:span text:style-name="T605">das </text:span>Gerücht <text:span text:style-name="T605">ist schon im Umlauf</text:span>, dass Tomor <text:span text:style-name="T605">etwas gegen Kenin hat.</text:span> <text:span text:style-name="T605">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57">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605">dann </text:span>wäre <text:span text:style-name="T605">er </text:span>Leibwächter? Selbst wenn er wollte, er ist viel zu unfähig.“</text:p>
      <text:p text:style-name="P405">„<text:span text:style-name="T557">W</text:span>ie praktisch, <text:span text:style-name="T605">mit </text:span>unfähige<text:span text:style-name="T605">n</text:span> Leibwächter<text:span text:style-name="T605">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605">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57">oder zwei von Danias früheren Kolleginnen</text:span>.</text:p>
      <text:p text:style-name="P539">Alle Diebe sahen grimmig drein, aber Dania merkte nach einiger Beobachtung, dass niemand so finster aussah wie Marcin. Er brütete über einigen Gedanken, das war deutlich zu sehen. <text:span text:style-name="T606">M</text:span>an <text:span text:style-name="T606">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58">kam eine Frau aus Kenins Zimmer. Sie hatte zersauste Haare und einen unsicheren Blick. </text:span>Marcin <text:span text:style-name="T558">stand </text:span>mit einem Ruck auf.</text:p>
      <text:p text:style-name="P405">„Zeit, dir den Gastgeber vorzustellen, meine <text:span text:style-name="T557">L</text:span>iebe.“</text:p>
      <text:p text:style-name="P405">Dania bekam plötzlich einen leichten Anflug von Panik, den sie sofort bekämpfte.</text:p>
      <text:p text:style-name="P405">„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606">Ein paar Brösel </text:span><text:soft-page-break/><text:span text:style-name="T606">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44">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0">Marcin regte sich. „<text:span text:style-name="T557">Dania, würdest du vielleicht… das Fenster aufmachen? Die Luft ist hier drinnen nicht so gut.“</text:span></text:p>
      <text:p text:style-name="P539">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0"><text:span text:style-name="T558">Marcin trat einen Schritt voran. </text:span>„Hauptmann, ich fühle mich heute nicht so gut, mein<text:span text:style-name="T558">en Sie nicht, dass…</text:span>“ </text:p>
      <text:p text:style-name="P407"><text:span text:style-name="T558">Ah, er lenkt Kenins </text:span>Aufmerksamkeit von mir ab!</text:p>
      <text:p text:style-name="P405">„Marcin, <text:span text:style-name="T558">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653" text:outline-level="1"><text:bookmark-start text:name="__RefHeading___Toc12607_505178190"/>Marcin – <text:span text:style-name="T356">tötet Kenins vermeintlichen Mörder und ernennt sich zum Hauptmann</text:span><text:bookmark-end text:name="__RefHeading___Toc12607_505178190"/></text:h>
      <text:p text:style-name="P541"/>
      <text:p text:style-name="P541">Blut</text:p>
      <text:p text:style-name="P541">Haut, reißend</text:p>
      <text:p text:style-name="P541">Diese Augen, blicken benebelt und Verständnislos.</text:p>
      <text:p text:style-name="P541">Diese Augen, deren Ausdruck er kannte wie jede einzelne Narbe auf diesem Oberkörper, der nun so unsanft durchstoßen worden war.</text:p>
      <text:p text:style-name="P541">Als der Kopf wie irreal zur Seite fiel, brach eine Barriere, die er sicher geglaubt hatte wie nichts auf dieser Welt. </text:p>
      <text:p text:style-name="P541"><text:soft-page-break/>Freund?</text:p>
      <text:p text:style-name="P440">Das war mein FREUND, du verdammte Hure!! und ICH habe das befohlen!!??</text:p>
      <text:p text:style-name="P541">Der Schrei riss ihn zurück in die Realität.</text:p>
      <text:p text:style-name="P541">Als die vier Leibwächter den Raum betreten hatten, hatte er sich bereits wieder gefangen. <text:span text:style-name="T607">E</text:span>r schaffte <text:span text:style-name="T607">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1">„Er wurde ermordet! Tomor, hier, die Mordwaffe!“ er drückte dem völlig perplexen Tomor das blutige Messer in die Hand. </text:p>
      <text:p text:style-name="P541">In diesem Moment pustete Dania eine gehörige Portion Pulver von ihrem Finger. Es bestäubte den gesamten Raum.</text:p>
      <text:p text:style-name="P541"/>
      <text:p text:style-name="P541">Blut</text:p>
      <text:p text:style-name="P541">Haut, reißend</text:p>
      <text:p text:style-name="P541">Diese Augen, blicken benebelt und Verständnislos.</text:p>
      <text:p text:style-name="P541">Diese Augen, deren Ausdruck er kannte wie jede einzelne Narbe auf diesem Oberkörper, der nun so unsanft durchstoßen worden war.</text:p>
      <text:p text:style-name="P541">Als sein Blick auf den Mörder fiel, wie er die noch blutige Klinge in der Hand verständnislos anstarrte, brach etwas in Marcin, eine Barriere, die er sicher geglaubt hatte wie nichts auf dieser Welt. </text:p>
      <text:p text:style-name="P541">Wie von Sinnen brüllte er. </text:p>
      <text:p text:style-name="P541">„Du Mörder, gottverdammter Mörder, das war mein bester Freund, dein Boss, dein Anvertrauter! Wie konntest du ihn so betrügen? Du bist mir ein guter Leibwächter!“ </text:p>
      <text:p text:style-name="P541"><text:span text:style-name="T276">Das konnte nicht wahr sein. Und er stand nur da, mit dem eigenen Messer in der rechten Hand, dem blutigen in der linken, und versuchte sich einen Reim darauf zu machen? </text:span><text:span text:style-name="T50">Wie scheißarrogant ist dieser Wichser eigentlich!</text:span></text:p>
      <text:p text:style-name="P541">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41">Tomor fiel zu Boden, Marcin stand über ihm und spuckte auf ihn hinunter.</text:p>
      <text:p text:style-name="P541"/>
      <text:p text:style-name="P541">„Ich habe ja schon immer gewusst, dass Tomor etwas gegen Kenin hat, da war der alte Sack selber schuld, dass er ihn auch noch als Leibwache eingestellt hat.“</text:p>
      <text:p text:style-name="P541">„Was alter Sack? Kenin war jünger als du, du bist doch schon Mitte zwanzig!“</text:p>
      <text:p text:style-name="P541">„Ach, ihr beiden Idioten streitet euch um euer Alter? Ehrt lieber mal den Toten! Das sieht dir ähnlich, dass du seine Ruhe störst!“</text:p>
      <text:p text:style-name="P541">„Wieso kann kein einziger ehrbarer Dieb mal einen Toten respektieren!? Du willst doch Streit anfangen, so wie du hier rumschreist!“ </text:p>
      <text:p text:style-name="P541">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41">Also warfen sie die Leichen durch das Fenster in den Innenhof, und wiesen den Fahrer an, die Kutsche dort zu parken. Bevor er die Leiche endgültig in die Kutsche hievte, nahm er sich die Anstecknadel von dem blutigen Bademantel. </text:p>
      <text:p text:style-name="P541">Als das getan war, rief Hauptmann Marcin seine Leutnants zu sich.</text:p>
      <text:h text:style-name="P660" text:outline-level="1"><text:bookmark-start text:name="__RefHeading___Toc10621_453400607"/>AKT 2<text:bookmark-end text:name="__RefHeading___Toc10621_453400607"/></text:h>
      <text:p text:style-name="P19"/>
      <text:h text:style-name="P654" text:outline-level="1"><text:bookmark-start text:name="__RefHeading___Toc13848_1471151789"/>Dania – <text:span text:style-name="T356">fährt mit Marcin nach Hause und freut sich über ihren neuen Beruf</text:span><text:bookmark-end text:name="__RefHeading___Toc13848_1471151789"/></text:h>
      <text:p text:style-name="P24"/>
      <text:p text:style-name="P555">Marcin saß ihr in einer wackelnden Kutsche gegenüber. Er starrte aus dem Fenster, sein Mund zu einem grimmigen Strich zusammengepresst. Er schien mit sich zu hadern. </text:p>
      <text:p text:style-name="P555">Dania selbst war für ihre Verhältnisse sehr klar im Kopf. Sie musste ständig daran denken, wie ihre Klinge so simpel immer wieder in diesen Hals gefahren war. Der erste Stich war noch relativ schwierig gewesen, da war noch am meisten Widerstand. <text:span text:style-name="T616">S</text:span>ie <text:span text:style-name="T616">hörte </text:span>noch <text:span text:style-name="T616">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5">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5">Unwirklich. </text:p>
      <text:p text:style-name="P555">Der Wirklichkeit entrissen. </text:p>
      <text:p text:style-name="P555"><text:span text:style-name="T258">Sie hatte Kenin, Hauptmann der Ehrbaren Diebe, der Wirklichkeit entrissen. Die Wirklichkeit hatte keinen Preis verlangt und sie hatte nicht bezahlt. Sie hatte sich genommen, was sie nehmen musste – was ihr </text:span><text:span text:style-name="T50">gebührte</text:span><text:span text:style-name="T258">. Es war Teil ihrer Existenz, </text:span><text:span text:style-name="T267">die </text:span><text:span text:style-name="T258">Legitimation ihrer Existenz, dieses Leben zu nehmen. Es war an ihr gewesen, diese Stiche zu vollführen. </text:span><text:span text:style-name="T267">Sie war, weil sie tötete.</text:span></text:p>
      <text:p text:style-name="P555"><text:span text:style-name="T258">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67">S</text:span><text:span text:style-name="T258">ie hätte das Herz herausschneiden sollen, sich in ein Regal stellen sollen. Dort wäre es geblieben, hätte gewacht, </text:span><text:span text:style-name="T50">Ihr Herz.</text:span><text:span text:style-name="T258"> </text:span></text:p>
      <text:p text:style-name="P555"><text:span text:style-name="T258">Sie hatte es sich </text:span><text:span text:style-name="T50">rechtmäßig</text:span><text:span text:style-name="T258"> genommen. </text:span><text:span text:style-name="T267">S</text:span><text:span text:style-name="T258">oweit sie an </text:span><text:span text:style-name="T267">das </text:span><text:span text:style-name="T258">Recht glaubte. </text:span><text:span text:style-name="T267">D</text:span><text:span text:style-name="T258">as Recht </text:span><text:span text:style-name="T267">war noch nie </text:span><text:span text:style-name="T258">auf ihrer Seite gewesen. </text:span><text:span text:style-name="T267">Wenn es nach ihr ging, hatte niemand </text:span><text:span text:style-name="T258">das Recht zu irgendetwas. </text:span><text:span text:style-name="T267">Bis auf sie,</text:span><text:span text:style-name="T258"> sie hatte sich das Recht dazu </text:span><text:span text:style-name="T267">sogar</text:span><text:span text:style-name="T258"> </text:span><text:span text:style-name="T50">rechtmäßig</text:span><text:span text:style-name="T258"> genommen.</text:span></text:p>
      <text:p text:style-name="P555">In Danias Augen war ein Messer schon immer die einzige Macht gewesen, der niemand widersprach, im Recht zu sein. </text:p>
      <text:p text:style-name="P555">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5">Sie hoffte, dass er ihr nicht böse war. Es gab keinen Grund für Kenin, länger zu leben – immerhin war er ein Meilenstein auf ihrem Weg zur Macht. </text:p>
      <text:p text:style-name="P555"><text:span text:style-name="T50">Das versteht er doch, oder?</text:span><text:span text:style-name="T258"> Sie war sich nicht sicher. </text:span></text:p>
      <text:p text:style-name="P555">„Du hast den Preis gezahlt, nun kannst du dir nehmen, was dir zusteht.“</text:p>
      <text:p text:style-name="P555">Er reagierte nicht.</text:p>
      <text:p text:style-name="P555">„Es gehört alles dir. Und ich rede nicht nur vom siebten Bezirk. Der gehört dir doch schon lange. Lagon. Sämtliche Geheimnisse dieser Stadt <text:span text:style-name="T632">gehören dir</text:span>. Du magst Geheimnisse. Sie <text:span text:style-name="T632">schützen dich, sie machen dich reich</text:span>. Du <text:span text:style-name="T632">bist nicht überlegen, weil du Hauptmann bist, oder ein guter Kämpfer</text:span>. Nicht mal <text:span text:style-name="T632">wegen </text:span>deiner <text:span text:style-name="T632">Klugheit</text:span>.“</text:p>
      <text:p text:style-name="P555">Marcin schien ihr zumindest zuzuhören, auch wenn er es nicht zeigen wollte. Vielleicht gefiel ihm auch der Gedanke nicht, dass sie das erkannt hatte.</text:p>
      <text:p text:style-name="P594">„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616">d</text:span>as war das erste Mal, dass du einen Inquisitor wirklich kennengelernt hast, nicht wahr? Was in diesem ach so diskreten Orden alles steckt...“</text:p>
      <text:p text:style-name="P555">„Halt <text:span text:style-name="T616">den Mund</text:span>. Es ist genug.“ Er sah sie immer noch nicht an.</text:p>
      <text:p text:style-name="P555">„Thorn ist genau so ein Mann, der eine Menge Geheimnisse hat... und genauso viele Gründe, sie geheim zu halten. Dabei ist er auch noch genau in deiner Nähe. Gib es zu, Kenin war langweilig und durchsichtig geworden.“</text:p>
      <text:p text:style-name="P555">Er schaute tatsächlich auf. Obwohl wütend, klang er, als hätte er drei Tage nicht geschlafen. „Hörst du mit dieser Scheiße auf, wenn ich dir ein bisschen Brocken gebe!?“</text:p>
      <text:p text:style-name="P555">Dania wollte weiter reden, sie hatte gerade so einen guten Gedankenflus<text:span text:style-name="T617">s. W</text:span>ie als hätte sie Kenins Durchblick geerbt... geerntet. Doch der Gedanke an Brocken zerstörte jedes weitere Interesse an Marcins Beweggründen.</text:p>
      <text:h text:style-name="P654" text:outline-level="1"><text:bookmark-start text:name="__RefHeading__13996_2035619654"/>Thorn – <text:span text:style-name="T618">überzeugt Arghan von seiner Sache</text:span><text:bookmark-end text:name="__RefHeading__13996_2035619654"/></text:h>
      <text:p text:style-name="P25"/>
      <text:p text:style-name="Text_20_body">Der <text:span text:style-name="T624">Mantel</text:span> stand ihm sogar. Und war nicht halb so lächerlich wie diese Roben. Irgendwie moderner. Und dieser Spazierstock war zwar <text:span text:style-name="T623">etwas </text:span>gewöhnungsbedürftig, aber schmuckvoll. <text:span text:style-name="T623">P</text:span>raktisch, mit den richtigen Modifizierungen. Marcin verdiente mittlerweile richtig gut. Thorn war gut gelaunt.</text:p>
      <text:p text:style-name="P571"><text:span text:style-name="T276">Bis jetzt war alles viel zu glatt gelaufen. </text:span><text:span text:style-name="T285">S</text:span><text:span text:style-name="T276">ein erster Verbündeter, der Dieb, war in seiner Position gefestigt und dankbar, dass er ihm diese Position verschafft hatte. </text:span></text:p>
      <text:p text:style-name="P571"><text:span text:style-name="T276">Sein zweiter Verbündeter, der Novize, war so manipulierbar, wie er gehofft hatte. </text:span><text:span text:style-name="T285">Er hatte nichts anderes erwartet. Ein mal </text:span><text:span text:style-name="T276">war er schon zum Glauben hin manipuliert worden, </text:span><text:span text:style-name="T285">ihn vom Glauben wegzuführen konnte ja nicht so schwer sein</text:span><text:span text:style-name="T276">. </text:span><text:span text:style-name="T285">Varg </text:span><text:span text:style-name="T276">hatte ihm bereits bei der Beschaffung von illegalen </text:span><text:span text:style-name="T283">alchemischen</text:span><text:span text:style-name="T276"> Rezepten geholfen, und war somit erpressbar. </text:span><text:span text:style-name="T285">Leichtes Spiel</text:span><text:span text:style-name="T276">. </text:span></text:p>
      <text:p text:style-name="P571"><text:span text:style-name="T285">S</text:span><text:span text:style-name="T276">eine dritte Verbündete, die Nutte (das klang leider nicht ganz so </text:span><text:span text:style-name="T284">heldenhaft</text:span><text:span text:style-name="T276">), war dermaßen hoffnungslos schwach, dass er ihr wirklich </text:span><text:span text:style-name="T50">alles</text:span><text:span text:style-name="T258"> hätte erzählen können.</text:span></text:p>
      <text:p text:style-name="Text_20_body"><text:span text:style-name="T613">D</text:span>er vierte Verbündete war leider noch keiner. <text:span text:style-name="T613">D</text:span>eswegen schlenderte er gerade diese gut ausgebaute Straße im fünften Bezirk entlang. Links und rechts von ihm waren hunderte Arbeiterbaracken, eine neben der anderen. <text:span text:style-name="T613">Die Loge der innovativen Eliten benötigte tausende Arbeiter </text:span>für <text:span text:style-name="T613">ihre </text:span>industrielle Revolution.</text:p>
      <text:p text:style-name="P575">Die Arbeiter lebten in Schmutz und Dreck. <text:span text:style-name="T614">Dennoch arbeiteten </text:span>sie sich kaputt. Die Löhne, die Arghan Howl und die anderen Industriellen zahlten, reichten gerade so, um die Miete für die Baracken zu zahlen. Arghan Howl und die anderen Industriellen <text:span text:style-name="T614">hatten sie </text:span>netterweise <text:span text:style-name="T614">bauen lassen. Sie boten ihren Arbeitern nicht </text:span>nur Arbeit, sondern auch Schlaf und Ruhe. </text:p>
      <text:p text:style-name="P575">Außerdem aßen die Arbeiter Essen, das in einer der Farmen Arghan Howls und der anderen Industriellen gewachsen <text:span text:style-name="T623">war</text:span> und in den Konservenfabriken Arghan Howls und der anderen Industriellen abgepackt wurde. <text:span text:style-name="T614">Sie sollten ja</text:span> genug Kraft <text:span text:style-name="T614">haben</text:span>, um in einer der Fabriken <text:span text:style-name="T623">zu arbeiten, die </text:span>Arghan Howls und de<text:span text:style-name="T623">n </text:span>anderen Industriellen <text:span text:style-name="T623">gehörten</text:span>.</text:p>
      <text:p text:style-name="P553">Ab und zu kamen ein paar Ehrbare Diebe und knöpften ihnen den spärlichen Rest ihres Einkommens ab; mit Waffen, die in einer der Waffenfabriken Arghan Howls und der anderen Industriellen hergestellt worden waren. Nur die Steuern zahlten <text:span text:style-name="T623">d</text:span>ie <text:span text:style-name="T623">Arbeiter </text:span>an die Beamten des Rats.</text:p>
      <text:p text:style-name="Text_20_body">Im fünften Bezirk gab es kein Brockenproblem – <text:span text:style-name="T614">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14">den Großteil von </text:span>Lagon <text:span text:style-name="T614">versorgten</text:span>, starben nicht ständig in irgendwelchen Straßenkämpfen, an Drogen, an Hunger oder an der Willkür der Miliz. <text:span text:style-name="T614">E</text:span>s gab erstaunlich wenige gewaltsame Tode im fünften Bezirk.</text:p>
      <text:p text:style-name="Text_20_body"><text:soft-page-break/><text:span text:style-name="T623">Dennoch, ei</text:span>nen langsamen Tod <text:span text:style-name="T614">starb jeder </text:span>einzelne der Arbeiter. <text:span text:style-name="T614">I</text:span>ndem sie sich aus kriminellen, gefährlichen Sachen heraushielten, erlaubten sie <text:span text:style-name="T623">Blutsaugern </text:span>wie Arghan Howl, sie ohne Scham und Schande ganz legal und geordnet ausbluten zu lassen. <text:span text:style-name="T614">Wenn man d</text:span>ie Wahl zwischen einem langsamen Tod und einem schnellen <text:span text:style-name="T614">hatte,</text:span> fiel <text:span text:style-name="T614">sie </text:span>für viele zugunsten der industriellen Revolution aus.</text:p>
      <text:p text:style-name="Text_20_body"><text:span text:style-name="T621">Angetrieben von den Dampfmaschinen, hatte d</text:span>ie Loge der innovativen Eliten es tatsächlich geschafft, ein <text:span text:style-name="T621">neues </text:span>System <text:span text:style-name="T621">der Ordnung </text:span>zu etablieren. <text:span text:style-name="T621">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15">Irgendwann könnte ein Agent </text:span>sich <text:span text:style-name="T615">dann </text:span>Informationen erschleichen. Thorn hatte eine etwas direktere Methode vor. Immerhin war er kein Undercoveragent, und wollte im Gegenteil um jeden Preis vermeiden, wie einer zu wirken; sein Ziel war Zusammenarbeit.</text:p>
      <text:p text:style-name="P575"><text:span text:style-name="T615">O</text:span>hne Genehmigung, Einladung, Geheimplan und Zurückhaltung <text:span text:style-name="T615">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15">S</text:span>chlanke blonde Sekretärinnen <text:span text:style-name="T615">wuselten </text:span>wie Ameisen umher und schleppten irgendwelche Blätter zu ihrem Futterhort, damit die Königin sich an ihnen satt fressen konnte. Über ein paar Umwege landete jeder Zettel bei Howl – zumindest jeder, der etwas wert war.</text:p>
      <text:p text:style-name="P554">Thorn kannte den Weg. Das letzte Mal war er <text:span text:style-name="T615">auch nicht eingeladen </text:span>gewesen. <text:span text:style-name="T615">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15">E</text:span>in alter Trick, mit dem Arghan alle, die zu ihm kamen, <text:span text:style-name="T615">erst mal </text:span>auslaugte und verunsicherte.</text:p>
      <text:p text:style-name="P554">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35">Kaffee</text:span> bleibe. Das kleine blonde Vieh blickte sofort demütig drein und versprach alles zu tun, was ihn irgendwie zufrieden stellte. <text:span text:style-name="T616">Sie </text:span>eilte sofort los, auf der Suche nach einem <text:span text:style-name="T435">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16">den </text:span>breit gebauten Herren, die <text:span text:style-name="T616">Thorn schon kannte. Sie waren berufsmäßig schlecht gelaunt, aber fromm. An ihnen würde er mit einem Anzug nicht so gut vorbeikommen wie in seiner alten Robe.</text:span></text:p>
      <text:p text:style-name="Text_20_body"><text:span text:style-name="T246">Z</text:span><text:span text:style-name="T64">u diesem Zweck hatte er sich noch etwas von Danias Vergissmich-Pulver aufgehoben. </text:span><text:span text:style-name="T1">Immer eine Rückversicherung bereithalten</text:span><text:span text:style-name="T64">,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16">D</text:span>och Thorn bewegte sich plötzlich schneller, als <text:span text:style-name="T616">sie es von </text:span>einem würdevollen Unternehmer im Anzug <text:span text:style-name="T616">erwarteten</text:span>. Er <text:span text:style-name="T616">duckte sich unter einem Arm durch,</text:span> trat die Doppeltür auf und stürmte in das Büro. Arghan <text:span text:style-name="T616">sah </text:span>ziemlich überrascht <text:span text:style-name="T627">von </text:span>seinem Schr<text:span text:style-name="T435">e</text:span>ibtisch <text:span text:style-name="T627">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18">Howl hatte sich gefasst und gab sich unbeeindruckt.</text:span></text:p>
      <text:p text:style-name="Text_20_body">„Alright, Boss, Alright, wir passen auf, verlass<text:span text:style-name="T618">t Euch </text:span>auf uns.“ Sie ließen die beiden allein und zogen die schwere Tür hinter sich zu.<text:span text:style-name="T64"> </text:span></text:p>
      <text:p text:style-name="Text_20_body">„Thorn Hartlingen... jetzt habt <text:span text:style-name="T618">I</text:span>hr euch also der <text:span text:style-name="T610">Alchemie</text:span> verschrieben? <text:span text:style-name="T618">Ihr werft Eure Überzeugungen ja schnell über Bord, nachdem Ihr selbst ins Wasser gefallen seid. Und ich dachte schon fast, Ihr hättet Prinzipien.</text:span>“ Howl lächelte spöttisch. „<text:span text:style-name="T618">Hätte ich mir aber denken können. Wo Alchemie doch eine der Sachen ist, mit denen Ihr euch wirklich auskennt.“</text:span></text:p>
      <text:p text:style-name="P555"><text:span text:style-name="T618">Thorn korrigierte ihn. „Thorn </text:span><text:span text:style-name="T38">von </text:span><text:span text:style-name="T618">Hartlingen, wir sind doch beide von Stand. Kein Grund, unsere Manieren zu vergessen. Und diesmal komme ich mit einem Geschäftsangebot, nicht mit einem Erpressungsversuch. Keine Sorge.“</text:span></text:p>
      <text:p text:style-name="P556">Howl musterte ihn abschätzig. „Ich bitte Euch. Was habt Ihr mir denn noch anzubieten? Alles was Ihr je hattet war diese Robe und ein Splitter dieses toten Gottes. Nun seid Ihr auch das los.“</text:p>
      <text:p text:style-name="P559"><text:span text:style-name="T619">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619">I</text:span>hr <text:span text:style-name="T610">alchemistisch</text:span> schulen könntet. <text:span text:style-name="T619">D</text:span>ie <text:span text:style-name="T619">könnten </text:span>dann unsere Interessen durchsetzen... <text:span text:style-name="T619">ist das nicht </text:span>gerade für einen Ratspolitiker eine interessante Option?“</text:p>
      <text:p text:style-name="P557">„Für so einen Politiker haltet Ihr mich? Ich habe einen Ruf zu verlieren.“</text:p>
      <text:p text:style-name="P558">Thorn zuckte die Achseln. „Dass <text:span text:style-name="T629">I</text:span>hr Skrupel habt, war mir klar. Deswegen werdet Ihr wohl nie zu der wahren Macht fähig sein, die Ihr bräuchtet, um Eure Ziele umzusetzen.“</text:p>
      <text:p text:style-name="P558">Er trat an Howls Pult heran.</text:p>
      <text:p text:style-name="P558">„Ihr und Eure Loge braucht jemanden, der diese Skrupel nicht hat. Jemanden wie mich. <text:span text:style-name="T620">Ihr habt Angst vor dem Orden. Ihr haltet ihn für unbesiegbar. Nun, ich habe ihn von innen gesehen, und er ist alles andere als das.“</text:span></text:p>
      <text:p text:style-name="P573">Thorn senkte seine Stimme und fuhr fort.</text:p>
      <text:p text:style-name="P573">„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76">Howl lachte. Das hatte Thorn nicht erwartet. „Dann habe ich <text:span text:style-name="T629">E</text:span>uch wohl richtig eingeschätzt. Als <text:span text:style-name="T629">I</text:span>hr das letzte Mal hier wart, und mich erpressen wolltet, dachte ich mir schon, dass es <text:span text:style-name="T629">E</text:span>uch im Orden nicht besonders gut gefällt. Ich habe mich nicht getäuscht, <text:span text:style-name="T629">I</text:span>hr blüht auf in dem neuen <text:soft-page-break/>Anzug.“</text:p>
      <text:p text:style-name="P562">Warum kommt er mir so?<text:span text:style-name="T64">, dachte Thorn. Er wusste, dass jemand wie Arghan Howl ihm nicht einfach so schmeicheln würde. Er fragte: „Also seid </text:span><text:span text:style-name="T248">I</text:span><text:span text:style-name="T64">hr interessiert?“</text:span></text:p>
      <text:p text:style-name="P573">„<text:span text:style-name="T628">Ob ich interessiert bin? Nun, wie ist Euer genaues Angebot denn? Was braucht Ihr denn von mir? Noch weiß ich ja nicht einmal, was ich hier zustimme.“</text:span></text:p>
      <text:p text:style-name="P576">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29">Wenn unsere Ziele auch Euch am Herzen liegen, wisst Ihr, dass wir kein Risiko eingehen können, nur um ein bisschen Geld zu sparen. Alles in allem brauchen wir in etwa 60.000 Flammlinge.“</text:span></text:p>
      <text:p text:style-name="P577">Howls Grinsen entblößte seine Zähne. „Nicht schlecht. Ich habe Euer Talent richtig eingeschätzt. Und ohne Robe drumherum gefällt mir euer Elan weitaus besser.“</text:p>
      <text:p text:style-name="P577">Howl räusperte sich.</text:p>
      <text:p text:style-name="P577">„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77">Thorn schluckte. „Ihr habt was? <text:span text:style-name="T1">Ihr</text:span><text:span text:style-name="T64"> habt mich aus dem Orden werfen lassen?“</text:span></text:p>
      <text:p text:style-name="P581">Howl winkte ab. „Ich habe Euch befreit. Diese Dummköpfe haben geglaubt, sie könnten Euch einsperren. Ich bin nicht so dumm.“</text:p>
      <text:p text:style-name="P577"><text:span text:style-name="T64">Thorn ballte die Fäuste. </text:span><text:span text:style-name="T1">Er hat mich ausgespielt. Damit habe ich nicht gerechnet. Warum habe ich damit nicht gerechnet?</text:span></text:p>
      <text:p text:style-name="P577"><text:span text:style-name="T64">Howl fuhr fort. „</text:span><text:span text:style-name="T249">Nun, ich lasse mich nicht erpressen. Wenn ich mit jemandem zusammenarbeite, dann nach </text:span><text:span text:style-name="T40">meinen</text:span><text:span text:style-name="T249"> Bedingungen. Und außerhalb des Ordens gefallt Ihr mir weit besser, als in so einer Robe. Wenn Ihr kurz über Euren verletzten Stolz hinweg sehen könnt, dann seid ihr ein bisschen froh darüber, oder?“</text:span></text:p>
      <text:p text:style-name="P578"><text:span text:style-name="T64">Thorn schwieg. </text:span><text:span text:style-name="T1">Er ist noch nicht fertig. Soll er erst einmal all seine Karten auf den Tisch legen.</text:span></text:p>
      <text:p text:style-name="P582">„Ihr habt Recht. Ihr seid eben enthusiastisch in mein Büro gestürmt. Ihr habt Euch mit viel Talent an meinen Wachen vorbeigemogelt, um mir zu erzählen, dass wir zusammen großes erreichen können, und Ihr habt Recht. Das können wir.“</text:p>
      <text:p text:style-name="P582">Howl machte eine Pause. Er wusste, dass er gewonnen hatte. </text:p>
      <text:p text:style-name="P582">„Wir können diese ganze Stadt vom Orden befreien, so wie ich Euch vom Orden befreit habe. Diese Stadt braucht vieles, aber sicher keinen Schwelbrand, dass jeden Fortschritt im Keim erstickt.“</text:p>
      <text:p text:style-name="P563">Wie komme ich hier raus? Er hat mich. Aber noch könnte ich untertauchen, weitermachen, das Geld anders herbekommen… es mir einfach nehmen? Nein, erst muss ich hier weg.<text:span text:style-name="T64"> Thorn sah sich vorsichtig um. Sein Bor war alle.</text:span></text:p>
      <text:p text:style-name="P582">„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582">Thorn stutzte. „Was?“ Dann wollte er sich den Mund zunähen dafür, wie unprofessionell das klang.</text:p>
      <text:p text:style-name="P582">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580">Thorn zwang sich zum Nachdenken.<text:span text:style-name="T1"> Was will er wirklich? Hat er einen anderen Grund, mich derart aus dem Konzept zu bringen?</text:span></text:p>
      <text:p text:style-name="P579">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64">Was er sagt, macht Sinn<text:span text:style-name="T64">, gestand Thorn sich ein. </text:span>Er lügt mich nicht an. Ich bin nützlich für ihn. Wie ich es hasse, ein nützlicher Idiot zu sein.</text:p>
      <text:p text:style-name="P580">Thorn räusperte sich. „Ich kann ihrer Logik nicht widersprechen.“</text:p>
      <text:p text:style-name="P564"><text:span text:style-name="T64">Howl lächelte zufrieden. </text:span>Und gnädig. Das kenne ich aus dem Orden. Wie ich Gnade verabscheue. <text:span text:style-name="T64">„Ich wusste, Ihr seid ein vernünftiger Mann. Wie ich Euch kenne, habt Ihr bestimmt schon einen Plan. Wie Ihr euch denken könnt, habe ich auch einen. Höchste Zeit, dass wir uns austauschen, findet Ihr nicht?“</text:span></text:p>
      <text:p text:style-name="P475">Thorn zwang sich zu einem Lächeln. „Nun, ich habe mir schon ein paar Gedanken gemacht.“</text:p>
      <text:p text:style-name="P453">Eines Tages werde ich dich überholen. Für heute hast du gewonnen. Für heute brauche ich dich. Doch der Tag wird kommen, an dem du meine Fußsohlen leckst.</text:p>
      <text:p text:style-name="P474"/>
      <text:h text:style-name="P643" text:outline-level="1"><text:bookmark-start text:name="__RefHeading__14002_2035619654"/>Joran – <text:span text:style-name="T356">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25">E</text:span>s konnte <text:span text:style-name="T625">doch </text:span>nicht sein, dass ihm die Ideen ausgingen.</text:p>
      <text:p text:style-name="P591">Als er klein gewesen war, hatte er bereits sein eigenes Spielzeug entworfen. Figuren mit beweglichen Armen und Beinen, Fahrzeuge, einmal ein Buch-Haltegerät, mit dem er im liegen lesen konnte. </text:p>
      <text:p text:style-name="P591"><text:span text:style-name="T630">Er</text:span> <text:span text:style-name="T630">hatte </text:span>einmal Kisten mit Rädern versehen, mit denen <text:span text:style-name="T630">man </text:span>den Berg hinunterrollen konnte, <text:span text:style-name="T630">u</text:span>m sich mit den Kindern in seiner Straße anzufreunden. Da hatten sie ihn tatsächlich einmal beachtet, und zwei hatten sogar nach seinem Namen gefragt. <text:span text:style-name="T630">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25">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91"><text:span text:style-name="T630">Irgendwann hatten s</text:span>eine Eltern keine Lust mehr, ihn durchzufüttern, und seine Konstruktionen <text:span text:style-name="T630">zu finanzieren.</text:span> <text:span text:style-name="T630">Mit der Zeit hatten sie sich </text:span>von Spielzeug zu nicht allzu viel nützlicheren Instrumenten entwickelt, <text:span text:style-name="T630">doch niemand interessierte sich für sie. </text:span></text:p>
      <text:p text:style-name="P591"><text:span text:style-name="T630">Jorans Eltern</text:span> besorgten ihm einen Job in einer der neumodischen Fabriken, von denen alle so schwärmten. <text:span text:style-name="T630">Dort stellten sie</text:span> die ganzen nützlichen Verbesserungen für den Alltag her, die sie im ersten Bezirk hatten. <text:span text:style-name="T630">Der Bezirk, zu</text:span> dem seine Eltern immer aufgeschaut hatten.</text:p>
      <text:p text:style-name="Text_20_body">Die Maloche in der Fabrik war allerdings nicht das Wahre für Jorans zarte<text:span text:style-name="T625">s Gemüt</text:span>; mit seinen Kollegen hatte er kaum Gemeinsamkeiten. Die redeten immer so abfällig über Frauen. <text:span text:style-name="T630">D</text:span>ie, die Joran kannte (seine Mutter), waren immer nett zu ihm gewesen. Die Arbeiter waren ziemlich raue Gesellen. <text:span text:style-name="T625">D</text:span>ie meisten <text:span text:style-name="T625">konnten </text:span>nicht mal lesen. <text:span text:style-name="T625">Er </text:span>blieb lieber für sich allein.</text:p>
      <text:p text:style-name="Text_20_body">Außerdem benahmen <text:span text:style-name="T625">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30">D</text:span>och als er sah, wie viel schneller <text:span text:style-name="T630">Joran </text:span>seine Arbeit tun konnte, wo er doch eigentlich ein eher schmächtiger Bursche war, rannte er seinerseits zu seinem Vorgesetzten. <text:span text:style-name="T630">Wenig später </text:span>besuchte Arghan Howl persönlich Joran in seiner Fabrik.</text:p>
      <text:p text:style-name="Text_20_body">Von da an schraubte Joran nicht mehr stupide Kutschenteile zusammen, sondern entwarf sie. <text:span text:style-name="T625">D</text:span>as lag ihm sowieso viel besser. Er standardisierte die benutzten Schrauben und die Schnittstellen zwischen den Konstruktionsmodulen <text:span text:style-name="T630">und</text:span> teilte die sperrigen Kutschenteile in handlichere Einzelteile auf. <text:span text:style-name="T630">W</text:span>o das nicht ging, entwarf <text:span text:style-name="T630">er </text:span>Transportmittel zum Transport der Teile in die nächste Halle, so zum Beispiel ein Band, auf dem sich Dinge gleichmäßig in eine Richtung bewegten. Er nannte es „Fließband“.</text:p>
      <text:p text:style-name="P572">Er lernte die Errungenschaften der Dampfmaschine schnell zu nutzen. Eine dauernde Energiequelle zu haben, war unendlich wertvoll. Schnell lernte er, wie man den Impuls lenkte, den der Dampf freisetzte.</text:p>
      <text:p text:style-name="P574">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31">Bis </text:span>er <text:span text:style-name="T631">Joran </text:span>schließlich ein neues interessantes Projekt ermöglichte, das <text:span text:style-name="T631">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58">Irgendwann ging er dazu über, nicht ganz so orthodoxe Substanzen in seiner Forschung zu verwenden – die aber eine sehr gute Wirkung hatten. Hätten die reichen Herrschaften des ersten Bezirks gewusst, dass ihre Rasiercreme </text:span><text:span text:style-name="T50">Wasser</text:span><text:span text:style-name="T258">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31">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31">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592">Joran hatte sich immer noch nicht verziehen, dass er all das durch seine Schwäche eingebüßt hatte. Dass Nathan sein Leben lassen musste, nur weil Joran nicht einmal eine Drohung mit Folter ertrug.</text:p>
      <text:p text:style-name="P593"><text:span text:style-name="T631">Dass Arghan </text:span>Joran wieder in die Konstruktionsabteilung <text:span text:style-name="T631">versetzte</text:span>, wo er an neuen Produkten für verschiedenste Fabriken arbeiten sollte, <text:span text:style-name="T631">war noch ganz gut gelaufen. Die Arbeit dort </text:span>machte Joran durchaus Spaß und war seinem Erfindertalent angemessen.</text:p>
      <text:p text:style-name="P593">Doch wo er nun einmal in die Möglichkeiten hineingeschnuppert hatte, die Bor bot, wollte er am liebsten nie wieder mit etwas anderem arbeiten. <text:span text:style-name="T631">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31">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31">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31">L</text:span>esen beibrachte.</text:p>
      <text:p text:style-name="P22"/>
      <text:h text:style-name="P643" text:outline-level="1"><text:bookmark-start text:name="__RefHeading__14004_2035619654"/>Marcin – <text:span text:style-name="T357">ist depressiv und wird von Thorns Idee, ein geheimes Labor zu bauen, wieder aktiv</text:span><text:bookmark-end text:name="__RefHeading__14004_2035619654"/></text:h>
      <text:p text:style-name="P22"/>
      <text:p text:style-name="P560">Als er sich entschied, doch mal wieder das Bett zu verlassen, hatte er sechsundsiebzig Stunden lang das Tageslicht nicht gesehen. <text:span text:style-name="T622">Zwei Mädchen, die er früher öfter mit Kenin gesehen hatte, </text:span>hatten ihm regelmäßig etwas Nahrung ans Bett gestellt. <text:span text:style-name="T622">Er hasste ihren Anblick. Zu sehr erinnerten sie ihn an seinen früheren Freund.</text:span></text:p>
      <text:p text:style-name="P560">Außerdem <text:span text:style-name="T622">hatten sie </text:span>einige Kräuter <text:span text:style-name="T622">gebracht. S</text:span>ie dachten, er hatte sich eine Grippe eingefangen, <text:soft-page-break/>zu fragen <text:span text:style-name="T622">hatte </text:span>sich keine getraut. Doch <text:span text:style-name="T622">nur die Unlust aufzustehen fesselte </text:span>Marcin ans Bett. E<text:span text:style-name="T622">r hatte</text:span> Angst vor dem Alltag, <text:span text:style-name="T622">er hatte Angst vor seinem neuen Job. Vor allem aber hatte er Angst vor sich selbst.</text:span></text:p>
      <text:p text:style-name="Text_20_body"><text:span text:style-name="T284">E</text:span><text:span text:style-name="T276">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50">selbst</text:span><text:span text:style-name="T276"> vertrauen können? </text:span></text:p>
      <text:p text:style-name="P561">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1">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1">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1">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50">Endlich mal wieder ein </text:span><text:span text:style-name="T52">eindrucksvoller</text:span><text:span text:style-name="T5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22">Er trug schon wieder einen neuen Mantel. D</text:span>as ließ ihn gleich noch ein gutes Stück arroganter wirken.</text:p>
      <text:p text:style-name="Text_20_body"><text:soft-page-break/>„Ah, mein Lieblingsdieb. Die Ausbildung unserer eigenen <text:span text:style-name="T610">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610">den alchemistischen</text:span> Künsten unterrichtet werden.“</text:p>
      <text:p text:style-name="Text_20_body">„Cool, ich kann noch mehr über <text:span text:style-name="T610">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43" text:outline-level="1"><text:bookmark-start text:name="__RefHeading__14006_2035619654"/>Varg – <text:span text:style-name="T357">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595">„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33">was Thorn getrieben hatte.</text:span></text:p>
      <text:p text:style-name="P595">„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65">Er hat sich verändert, seit er nicht mehr im Orden ist. Zum Guten oder zum Schlechten? Schwer einzuschätzen. Aber er sprüht vor Leben.</text:p>
      <text:p text:style-name="P595"><text:span text:style-name="T633">Thorn war in seinem Redefluss nicht zu stoppen. „</text:span>Ich habe das Leben dort draußen jetzt auch gesehen, und mit Dieben, Huren, Ausbeutern und Mördern gesprochen – sogar mit <text:span text:style-name="T610">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595">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595">„<text:span text:style-name="T633">Marcin? Für den hat doch dieser eine Dieb gearbeitet, den wir gereinigt haben...“</text:span></text:p>
      <text:p text:style-name="P595">„<text:span text:style-name="T633">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32">e</text:span>hrbare Diebe böse sind.“</text:p>
      <text:p text:style-name="Text_20_body">Varg <text:span text:style-name="T633">musste zustimmen, d</text:span>as<text:span text:style-name="T633">s die Lehrpläne schlecht waren</text:span>. <text:span text:style-name="T633">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32">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595">„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65">Darin bin ich am besten.<text:span text:style-name="T64"> Varg war zufrieden, dass Thorn dabei an ihn gedacht hatte. Er war zur Untätigkeit verdammt, seit man Thorn aus dem Orden geworfen hatte. Das klang vielversprechend.</text:span></text:p>
      <text:p text:style-name="P595">„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595"><text:span text:style-name="T633">Varg stutzte. </text:span><text:span text:style-name="T41">Thorn hat sich verändert.</text:span><text:span text:style-name="T633"> </text:span>„<text:span text:style-name="T610">Alchemie</text:span>? Darauf hast du dich eingelasse<text:span text:style-name="T633">n</text:span>? Das ist doch vom Teufel! <text:span text:style-name="T610">Alchemie </text:span>ist schuld, dass J'zharr in tausend Splitter zerbrach!“ <text:span text:style-name="T633">Varg war baff, er schüttelte den Kopf. Klang Thorn deswegen so anders? War er in Verführung geraten?</text:span></text:p>
      <text:p text:style-name="Text_20_body">„Wer hat das gesagt? Inquisitor Orfan im Mythologie-Unterricht? Nun er hat sicher auch gesagt, dass <text:span text:style-name="T610">Alchemie</text:span> auch schuld daran war, dass Q'holi in Tausend Splitter zerbrach. Und wir können mit seinen Splittern J'zharrs Willen noch ausführen. <text:span text:style-name="T610">Alchemie </text:span>hat den grausamen Krieg der Götter beendet. <text:span text:style-name="T610">Alchemie </text:span>ist gar nicht so schlecht, oder?“</text:p>
      <text:p text:style-name="Text_20_body">Varg grummelte zustimmend.</text:p>
      <text:p text:style-name="Text_20_body">„Nicht nur das: <text:span text:style-name="T610">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10">Alchemie </text:span>kann das wunderbare Mittel des Fortschritts gegen das Leid sein. Wie ein Messer ist <text:span text:style-name="T610">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45">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596">Varg war sich da nicht so sicher.</text:p>
      <text:p text:style-name="Text_20_body"/>
      <text:h text:style-name="P643" text:outline-level="1"><text:bookmark-start text:name="__RefHeading__14008_2035619654"/>Joran – <text:span text:style-name="T357">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34">E</text:span>ines Tages fand er auf der höchsten Wolke, wo bereits kein Dampf mehr existieren konnte, ein Luftschiff liegen. <text:span text:style-name="T634">Es wartete n</text:span>ur auf einen Fahrer, der es weit und frei durch die Lüfte steuerte. <text:span text:style-name="T634">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610">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597">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598">Howl macht eine kurze Pause, um Luft zu holen.</text:p>
      <text:p text:style-name="P597">„Keine Sorge, das wird kein offener Krieg, wir wollen unser Ziel auf politischem Weg erreichen. Nur damit wir auf diesem Weg erfolgreich sind, müssen wir unter Umständen etwas nachhelfen. <text:span text:style-name="T634">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34">Repression </text:span>des Ordens ja auch schon am eigenen Leib erfahren müssen, auch wenn Howl das nicht wusste.</text:p>
      <text:p text:style-name="Text_20_body">„Und deswegen brauche ich deine Künste als <text:span text:style-name="T610">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34">Attentäter</text:span> ausbilden? <text:span text:style-name="T634">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34">s</text:span> diesen Tumor aus Lagon herausoperieren! Wir bekämpfen Feuer mit Feuer, oder zumindest Flamme mit Wissenschaft. Für eine bessere Zukunft.“</text:p>
      <text:p text:style-name="Text_20_body"><text:span text:style-name="T50">Ich habe immer noch ein etwas mulmiges Gefühl, </text:span><text:span text:style-name="T276">dachte Joran. </text:span><text:span text:style-name="T5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7">G</text:span><text:span text:style-name="T50">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598">Auch wenn Arghan begeistert war, Joran konnte sich kaum vorstellen, dass es so einfach werden würde.</text:p>
      <text:p text:style-name="P22"/>
      <text:h text:style-name="P643" text:outline-level="1"><text:bookmark-start text:name="__RefHeading__14010_2035619654"/>Thorn – <text:span text:style-name="T637">schaut den Arbeitern beim Einladen zu, reflektiert über seine Pläne</text:span><text:bookmark-end text:name="__RefHeading__14010_2035619654"/></text:h>
      <text:p text:style-name="P22"/>
      <text:p text:style-name="P599">Thorn sah Arghans Arbeitern dabei zu, wie sie die Kutschen beluden. <text:span text:style-name="T636">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01">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638">wie</text:span> wenn andere Leute in seinem Namen Befehle brüllten.</text:p>
      <text:p text:style-name="P601">Er musste sich nicht einmal selbst darum kümmern.</text:p>
      <text:p text:style-name="P601">Die Dinge liefen wirklich gut. Alle hatten sie sich zur Zusammenarbeit bereit erklärt. Dass Leute wie Dania, Varg, Arghan und Marcin gemeinsam in einer Mannschaft spielten, war sein Verdienst.</text:p>
      <text:p text:style-name="P602"><text:span text:style-name="T42">Sie sind so unterschiedlich. Aber genau darin liegt ihre Stärke,</text:span><text:span text:style-name="T250"> dachte Thorn.</text:span></text:p>
      <text:p text:style-name="P602"><text:span text:style-name="T250">Thorn hatte einiges aufbringen müssen, um diese ungewöhnliche Mischung zusammen zu bringen. Erfolg bekam einen </text:span>gewissen fatalistischen Touch, wenn man vierundzwanzig Stunden am Tag versuchen muss<text:span text:style-name="T638">te</text:span>, den eigenen Lügen nicht zu sehr zu glauben.</text:p>
      <text:p text:style-name="P602"><text:span text:style-name="T50">Verdammter Idealismus,</text:span><text:span text:style-name="T276"> dachte er. </text:span><text:span text:style-name="T50">Aber nur solange </text:span><text:span text:style-name="T58">Leute</text:span><text:span text:style-name="T50"> wie Varg mir so etwas ab</text:span><text:span text:style-name="T58">kaufen</text:span><text:span text:style-name="T50">, kann ich ihnen ihre verdammte Aufgabe näher bringen.</text:span></text:p>
      <text:p text:style-name="P602"><text:span text:style-name="T276">Fluchen war ein guter Weg, um nicht in die Illusion zu verfallen, dass er tatsächlich einen besseren Ort aus Lagon machen wollte. </text:span><text:span text:style-name="T50">Zu viel gute-Seele-tun verwirrt einem die Sinne.</text:span><text:span text:style-name="T276"> </text:span><text:span text:style-name="T286">W</text:span><text:span text:style-name="T276">ie sollte er seine Pläne verwirklichen, wenn er anfing, sich tatsächlich so sehr mit moralischen Fragen zu plagen, wie seine Schützlinge?</text:span></text:p>
      <text:p text:style-name="P603"><text:span text:style-name="T50">Amüsant, wie Varg, Dania, sogar Arghan sich irgendwo an ihre Ideale klammern. Schwächere Geister brauchen das wohl, um nicht den Verstand zu verlieren.</text:span><text:span text:style-name="T276"> </text:span></text:p>
      <text:p text:style-name="P603"><text:span text:style-name="T276">Er konnte sich das nicht leisten. Um überzeugend zu lügen, muss man das, was man sagt, zu </text:span><text:span text:style-name="T286">einh</text:span><text:span text:style-name="T276">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03">Doch jetzt liefen die Geschehnisse langsam an, die Überzeugungsarbeit war fürs erste getan. Endlich ging es ans Eingemachte. Das Labor wurde eingerichtet. Marcin hatte eine Hütte im abgelegenen elften Bezirk organisiert, wo die Miliz nie vorbeischaute. <text:span text:style-name="T638">E</text:span>s <text:span text:style-name="T638">gab dort </text:span>nicht einmal <text:span text:style-name="T637">e</text:span>hrbare Diebe. <text:span text:style-name="T638">Nur </text:span>ein<text:span text:style-name="T638">en</text:span> einsame<text:span text:style-name="T638">n</text:span> brave<text:span text:style-name="T638">n</text:span> Inquisitor, der wegen zuviel Idealismus in dieses Loch versetzt wurde, <text:span text:style-name="T638">fristete hier sein Dasein, predigte ab und zu</text:span> – beste Vorraussetzungen für ein Geheimlabor.</text:p>
      <text:p text:style-name="P603"><text:span text:style-name="T637">D</text:span>ie Hinterwäldler, die dort von ihrer Schweinezucht lebten, hätten keine Ahnung, womit sie es zu tun <text:span text:style-name="T637">haben</text:span>, selbst wenn sie in das Labor hinein<text:span text:style-name="T637">schauen würden</text:span>. Der Bildungsstandar<text:span text:style-name="T634">d</text:span> lief hier auf nichts hinaus, <text:span text:style-name="T637">bis auf das Bisschen, </text:span>das man für Landwirtschaft brauchte. <text:span text:style-name="T637">D</text:span>iese rückständigen Idioten waren nicht <text:span text:style-name="T637">ein</text:span>mal für Verbrechen zu gebrauchen.</text:p>
      <text:p text:style-name="Text_20_body"><text:span text:style-name="T1">Umso bessere Bedingungen für uns,</text:span> dachte Thorn.</text:p>
      <text:p text:style-name="Text_20_body"><text:soft-page-break/>„<text:span text:style-name="T637">Thorn! Da bist du ja. Und, gefällt dir, was du siehst?“ Arghan eilte herbei, er war spät dran.</text:span></text:p>
      <text:p text:style-name="P566">Nun, er wird hier ja auch nicht wirklich gebraucht. Alles, was wir von ihm benötigen, ist die Unterschrift, die das hier ermöglicht.</text:p>
      <text:p text:style-name="P566"><text:span text:style-name="T64">„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566"><text:span text:style-name="T64">Arghan war sehr freundlich zu ihm, seit er klargestellt hatte, welche Macht er über Thorn hatte. </text:span><text:span text:style-name="T251">Er hatte ihm das Du angeboten.</text:span><text:span text:style-name="T64"> Für Arghan war alles bester Ordnung, endlich ging es los. </text:span><text:span text:style-name="T251">Seine Träume begannen sich gerade, zu manifestieren. Und er hatte das Gefühl der Kontrolle.</text:span></text:p>
      <text:p text:style-name="P584">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567"><text:span text:style-name="T64">Arghan trat heran und klopfte ihm auf die Schulter. Solche Berührungen waren Thorn höchst unangenehm. Er war es gewohnt, Macht auszuüben – er wusste genau, welche Botschaft dadurch subtil vermittelt wurde. </text:span>Gut gemacht.<text:span text:style-name="T271"> Nicht, dass Arghan zu entscheiden hätte, ob er etwas gut gemacht hat. Arghan </text:span><text:span text:style-name="T275">hatte nicht </text:span><text:span text:style-name="T271">zu entscheiden, was Thorn tat.</text:span></text:p>
      <text:p text:style-name="P588">„Und du? Ist für den Transport wirklich alles abgeklärt? Können wir dem Fahrer vertrauen? Dieses Labor muss geheim bleiben.“</text:p>
      <text:p text:style-name="P588">„Selbstverständlich.“ Arghan lachte. „Ist ja nicht das erste Labor, das wir einrichten, wie du weißt. Auch wenn es gut ist, dass das Grundstück diesmal nicht auf meinen Namen läuft. Da hat dein Mann bei den Dieben bestimmt die bessere Infrastruktur.“</text:p>
      <text:p text:style-name="P588">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589">Arghan klopfte ihm noch einmal auf die Schulter. „Ich sehe, du hast alles im Griff. Macht Spaß, mit dir zusammenzuarbeiten. Sehr professionell. Ich kümmere mich dann mal weiter um meine anderen Geschäfte.“</text:p>
      <text:p text:style-name="P583"><text:span text:style-name="T308">Thorn wollte dem Geschäftsmann zum Abschied ebenfalls auf die Schulter klopfen, doch der neumodische Anzug, den Arghan trug, hatte dort spitze Nieten. Er musste auf diese Geste verzichten, und winkte stattdessen. </text:span><text:span text:style-name="T62">Winken. So verschaffe ich mir niemals Respekt.</text:span></text:p>
      <text:p text:style-name="P589">Nun, Respekt war zwischen den beiden wahrscheinlich gar nicht nötig. Letztendlich gab es nur einen Grund, warum Thorn und Arghan sich vertrauen konnten: sie wussten zu viel über einander.</text:p>
      <text:p text:style-name="P589">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89">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583"><text:span text:style-name="T308">Er hatte Marcin auch noch nicht viel von sich gesagt. </text:span><text:span text:style-name="T312">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585"><text:span text:style-name="T312">A</text:span><text:span text:style-name="T308">ber das rechtfertigte Marcins Risiko nur bis zu einem gewissen Grad. Für Marcin war Thorn bis jetzt nur eine Chance, nicht unersetzlich. Marcin war nicht abhängig von ihm. </text:span><text:span text:style-name="T62">Das ist ein Problem.</text:span></text:p>
      <text:p text:style-name="P590">Nun, jeder hatte seine Schwachstelle. Auch Marcin musste irgendwo verwundbar sein. Thorn würde nur herausfinden müssen, was er brauchte. Es ihm geben. Bis Marcin es sich nicht mehr leisten konnte, wenn Thorn es ihm wegnahm.</text:p>
      <text:p text:style-name="P590">Doch dieses Problem würde er an einem anderen Tag lösen. Heute sonnte sich Thorn in seinen Chancen.</text:p>
      <text:p text:style-name="P22"><text:soft-page-break/></text:p>
      <text:h text:style-name="P643" text:outline-level="1"><text:bookmark-start text:name="__RefHeading__14012_2035619654"/>Dania – <text:span text:style-name="T357">wacht auf Brocken im Labor auf</text:span><text:bookmark-end text:name="__RefHeading__14012_2035619654"/></text:h>
      <text:p text:style-name="P21"/>
      <text:p text:style-name="Text_20_body"><text:span text:style-name="T639">Dania </text:span>saß vollkommen mit sich und der Welt im Einklang in einer Ecke. Das verwunderte sie auch nicht weiter, sie verwunderte gar nichts. <text:span text:style-name="T639">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639">wie sie musste </text:span>auf Konzepte wie Reinheit und Unschuld vollkommen verzichten – ums <text:span text:style-name="T639">Ü</text:span>berleben <text:span text:style-name="T639">w</text:span>illen.</text:p>
      <text:p text:style-name="Text_20_body">Sie fühlte sich satt, aufgehoben und rundum wohl. <text:span text:style-name="T639">Und ziemlich zugedröhnt, natürlich.</text:span> Sie hatte in den letzten Wochen sogar genug Schlaf abgekriegt. <text:span text:style-name="T639">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2">Wenn man im </text:span>siebten Bezirk <text:span text:style-name="T639">aufwuchs,</text:span> bl<text:span text:style-name="T374">ie</text:span>ben wahrlich nicht viele Metaphern.</text:p>
      <text:p text:style-name="Text_20_body"><text:span text:style-name="T639">A</text:span>m Rande <text:span text:style-name="T639">war ihr </text:span>bewusst, dass das Brocken ihr wohl einfach einen Schub an Selbstbewusstsein gab. <text:span text:style-name="T639">S</text:span>ie <text:span text:style-name="T639">fühlte </text:span>sich toll, weil sie sich toll fühlen wollte… <text:span text:style-name="T639">so funktionierte die Droge. D</text:span>och <text:span text:style-name="T639">irgendwie ging </text:span>dieses Gefühl viel tiefer.</text:p>
      <text:p text:style-name="Text_20_body">Als sie an sich herunterblickte, merkte sie, dass ihre Kleider sich vor ihren Augen verwandelten. Sie war vollkommen verblüfft, aber dann erinnerte sie sich an ihr <text:span text:style-name="T610">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639">E</text:span>s war ein viel zu kurzes Kleid und oberschenkellange Strümpfe, die es irgendwie schafften, sehr durchsichtig, aber trotzdem sehr warm zu sein. <text:span text:style-name="T639">Davon abgesehen war die Farbe der </text:span>Strümpfe undefinierbar.</text:p>
      <text:p text:style-name="P604">Sie hatte sie am Anfang ihrer Karriere <text:span text:style-name="T64">gefunden. </text:span><text:span text:style-name="T252">E</text:span>twa zwei Wochen, nachdem sie ein sehr gruseliger und grausamer Mann mitten auf der Straße in eine Nische <text:span text:style-name="T639">zerrte</text:span>, vergewaltigte und dem heulenden und zitternden kleinen Mädchen anschließend gleich sieben Flammlinge auf einmal in die Unterhose stopfte. </text:p>
      <text:p text:style-name="P604">Dania hatte diese ersten grauenvollen Momente <text:span text:style-name="T639">ihres Berufs </text:span>nie vergessen – doch ihr Vater hatte ihr erklärt, dass das nur eine ehrliche Art für Frauen sei, Geld zu verdienen. <text:span text:style-name="T639">Er hatte </text:span>nicht <text:span text:style-name="T639">einmal </text:span>alles von ihrem Lohn versoffen. <text:span text:style-name="T639">E</text:span>r hatte sich sogar bereit erklärt, ihr etwas darüber beizubringen, sehr uneigennützig. </text:p>
      <text:p text:style-name="Text_20_body">Jedenfalls, zwei Wochen nach diesem Erlebnis <text:span text:style-name="T639">strolchte </text:span>sie <text:span text:style-name="T639">durch eine </text:span>der hinteren Gassen, <text:span text:style-name="T639">weil </text:span>ihr die Unterrichtsversuche ihres Vaters zu viel <text:span text:style-name="T639">waren. Sie stolperte</text:span> über eine tote Kollegin. <text:span text:style-name="T639">S</text:span>ie hatte wohl eine Überdosis gehabt, <text:span text:style-name="T639">nichts ungewöhnliches. Ihre </text:span>Kleidung <text:span text:style-name="T639">hatte </text:span>viel besser zu ihre<text:span text:style-name="T639">m</text:span> neuen Beruf <text:span text:style-name="T639">gepasst </text:span>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604">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04">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04"><text:span text:style-name="T639">A</text:span>ls sie es anfasste, fühlte es sich plötzlich viel weicher an, als es je gewesen war – anscheinend bestand es aus <text:span text:style-name="T43">Baumwolle</text:span>. Dania war fasziniert. Sie hatte Jahrelang solch ein schönes Kleid <text:soft-page-break/>angehabt, und es erst jetzt gemerkt?</text:p>
      <text:p text:style-name="Text_20_body">Sie sprach ein kurzes Dankgebet an J'zharr, dass es Brocken gab, und dass sie die Möglichkeit hatte, Reinheit auch einmal zu erfahren. <text:span text:style-name="T639">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639">Und mit Thorns Hilfe, natürlich.</text:span></text:p>
      <text:p text:style-name="P606">Sie dachte lieber wieder an Kenin oder an Gabor, und die Macht, die sie gespürt hatte. Die Macht, die sie plötzlich gehabt hatte, und dass sie kein harmloser Spielball dieses Universums mehr war. <text:span text:style-name="T554">Sie überprüfte noch mal die Klinge, die an ihr Bein geschnallt war,</text:span> und fühlte sich gleich viel sicherer. <text:span text:style-name="T641">Seit dem Mord an Kenin hatte sie immer bei sich.</text:span></text:p>
      <text:p text:style-name="P568">Selbst wenn mein Vater mich finden würde – heute hätte ich eine Antwort darauf.</text:p>
      <text:p text:style-name="P606"><text:span text:style-name="T641">Eines Tages war sie </text:span>mit sich übereingekommen, dass sie ihren Vater nicht mehr brauchte. <text:span text:style-name="T640">Es war</text:span> eine gute Entscheidung gewesen, ihn zu verlassen. <text:span text:style-name="T641">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07">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640">verschiedenen B</text:span>eulen versehen war. </text:p>
      <text:p text:style-name="P607">Er hatte auch keine Tür <text:span text:style-name="T642">und keine Fenster</text:span>; nur eine Falltür an der Decke, mit einer kleinen Leiter, die nach oben führte. An einer Wand hing eine große Tafel. <text:span text:style-name="T640">S</text:span>ie kannte das noch, <text:span text:style-name="T640">als </text:span>sie einmal <text:span text:style-name="T640">zum schlafen in eine Schule des Ordens eingestiegen war</text:span>. An den restlichen Wänden standen Tische voller rätselhafter Instrumente, irgendwelche Glaskolben mit Flüssigkeiten, die sie lieber nicht zu genau kennen wollte. </text:p>
      <text:p text:style-name="P605"><text:span text:style-name="T640">I</text:span>n der Ecke stand ein Käfi<text:span text:style-name="T642">g. Darin schlief das </text:span>süßeste kleine haarige Wesen, das ihr je untergekommen war. <text:span text:style-name="T642">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2"/>
      <text:h text:style-name="P643" text:outline-level="1"><text:bookmark-start text:name="__RefHeading__14014_2035619654"/>Joran – <text:span text:style-name="T357">reist in den elften Bezirk und lernt Dania kennen</text:span><text:bookmark-end text:name="__RefHeading__14014_2035619654"/></text:h>
      <text:p text:style-name="P21"/>
      <text:p text:style-name="P608">Was auch immer die sich gedacht hatten, das Labor in den <text:span text:style-name="T1">elften </text:span>Bezirk zu stellen, eine <text:span text:style-name="T643">einfache </text:span>Anreise hatten sie auf jeden Fall nicht im Sinn gehabt. Der Kutschenfahrer hatte ihn sehr seltsam <text:soft-page-break/>angeschaut, als Joran ihm befahl, ihn in den elften Bezirk zu fahren. </text:p>
      <text:p text:style-name="P608"><text:span text:style-name="T643">D</text:span>och die freiberuflichen Kutschenfahrer Lagons hatten sich darauf spezialisiert, keine Fragen zu stellen und ein sehr schlechtes Gedächtnis zu haben, wenn es um etwas anderes als Straßen und Orte ging. So konnte Joran sich in Ruhe mental <text:span text:style-name="T643">auf seine Arbeit im Labor</text:span> vorbereiten. Soweit das <text:span text:style-name="T643">bei </text:span>einer Kutschfahrt in Lagon möglich war.</text:p>
      <text:p text:style-name="Text_20_body"><text:span text:style-name="T643">Der </text:span>fünfte Bezirk, wo Joran wohnte, <text:span text:style-name="T643">hatte </text:span>ausgebaute Straßen und Infrastruktur. <text:span text:style-name="T643">Der </text:span>Ausbau <text:span text:style-name="T643">wurde </text:span>von den Großindustriellen selbst in die Hand genommen. <text:span text:style-name="T643">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643">verwahrloste </text:span>Gassen. <text:span text:style-name="T643">A</text:span>b und zu musste der Fahrer aussteigen, um <text:span text:style-name="T643">einen </text:span>Körper aus dem Weg zu räumen. <text:span text:style-name="T643">N</text:span>icht alle <text:span text:style-name="T643">waren</text:span> Schnapsleichen.</text:p>
      <text:p text:style-name="P608">Als sie jedoch de<text:span text:style-name="T643">n </text:span>elften Bezirks kamen, <text:span text:style-name="T643">der weniger dicht besiedelt war, </text:span>war meistens nicht mal eine Straße zu erkennen. <text:span text:style-name="T643">S</text:span>ie mussten sich durch die vollkommen löchrigen Pfade zwischen Viehweiden, Feldern und brüchigen Hütten durchkämpfen. <text:span text:style-name="T643">Joran hatte darauf geachtet, eine Kutsche mit moderner Federung auszuwählen, doch viel half es nicht.</text:span></text:p>
      <text:p text:style-name="P608"><text:span text:style-name="T643">Als </text:span>Joran <text:span text:style-name="T643">den Blick aus dem Fenster schweifen lies, war er enttäuscht. Er </text:span>hatte einige Maschinen zur Landwirtschaft entworfen – doch zu seiner Verwunderung <text:span text:style-name="T643">sah er </text:span>kaum eine im Einsatz. <text:span text:style-name="T643">Dabei war </text:span>das hier doch der landwirtschaftliche Bezirk. Anscheinend verkaufte Arghan die Maschinen zu teuer, als dass diese Leute sie sich hätten leisten können. Joran fluchte <text:span text:style-name="T644">auf J‘zharr. Er war froh, dass der Kutscher ihn in seiner Kabine nicht hören konnte.</text:span></text:p>
      <text:p text:style-name="P609">Irgendwann hörten sogar die Häuser auf. <text:span text:style-name="T644">Hier </text:span>gab <text:span text:style-name="T644">es </text:span>nur noch Felder, <text:span text:style-name="T644">und nur </text:span>in der Ferne ein paar <text:span text:style-name="T644">Landhäuser. Die reichsten Familien Lagons, die einen eigenen Namen hatten, konnten es sich leisten, ab und zu dem Dreck und Lärm der Stadt zu entkommen</text:span>. </text:p>
      <text:p text:style-name="P610">In der Ferne zeichnete sich ihr Ziel ab – eine kleine Häusersiedlung, um die weit reichende Felder lagen.</text:p>
      <text:p text:style-name="P609">Auf <text:span text:style-name="T644">denen </text:span>sah Joran ein paar vergleichsweise junge Leute mit ein paar seiner eigenen Maschinen arbeiten, was ihn sofort zum <text:span text:style-name="T644">L</text:span>ächeln brachte. <text:span text:style-name="T646">Arghan hatte ihm gesagt, dass sie ehrbare Diebe waren</text:span>, die <text:span text:style-name="T646">hier ihr Glück in der Landwirtschaft versuchten</text:span>. <text:span text:style-name="T646">Mehr wusste Joran nicht, mehr wollte er auch nicht wissen.</text:span></text:p>
      <text:p text:style-name="P609">Joran sollte es recht sein. <text:span text:style-name="T644">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645">seine Gedanken wurden unterbrochen, </text:span>sie <text:span text:style-name="T645">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11">Er stieg aus der Kutsche, bezahlte für die Fahrt und ging auf eins der Häuser zu. Arghan hatte ihm beschrieben, welches das Labor beherbergte. Er merkte, wie er von einem ehrbaren Dieb in Arbeiteruniform beobachtet wurde, als er die Tür aufsperrte. <text:span text:style-name="T646">Ein bisschen Angst machten sie ihm schon, aber er wusste, dass sie auf derselben Seite waren.</text:span></text:p>
      <text:p text:style-name="P611">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646">gebaut waren</text:span>. Er schlug den Teppich um. <text:span text:style-name="T646">Dadurch öffnete sich d</text:span>ie Falltür, sie war an dem Teppich befestigt. Er kletterte die Leiter herunter, und zog die Falltür wieder zu. <text:span text:style-name="T646">Eine durchdachte </text:span>Konstruktion, der Teppich <text:span text:style-name="T646">landete auch</text:span> wieder an Ort und Stelle.</text:p>
      <text:p text:style-name="Text_20_body">Unten angekommen, sah Joran sich erst einmal um. <text:span text:style-name="T646">E</text:span>r <text:span text:style-name="T646">hatte</text:span> sich die ganze Fahrt <text:span text:style-name="T646">gefreut </text:span>auf die Kolben, die Reagenzgläser, die Ingredienzen und seinen eigenen Wombat – <text:span text:style-name="T646">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646">N</text:span>icht dass Joran von Farbkomposition DA STEHT EINE FRAU eine Ahnung gehabt hätte.</text:p>
      <text:p text:style-name="Text_20_body"><text:span text:style-name="T1">Da steht eine Frau</text:span>...<text:span text:style-name="T64"> Joran hatte </text:span><text:span text:style-name="T253">selten mit Frauen zu tun</text:span><text:span text:style-name="T64">, immerhin hatte er sein ganzes Leben </text:span><text:soft-page-break/><text:span text:style-name="T64">lang nur mit seinen Eltern, und später mit lauter schwitzenden Proleten verbracht. </text:span><text:span text:style-name="T253">Wenn er Frauen begegnete, dann eigentlich nur in seinen Träumen. </text:span><text:span text:style-name="T64">Er hatte hin und wieder eine Maschine gebaut, die so aussah wie eine Frau. </text:span><text:span text:style-name="T253">Er versuchte, nachzustellen</text:span><text:span text:style-name="T64">, wie so </text:span><text:span text:style-name="T253">jemand </text:span><text:span text:style-name="T64">wohl tickte. Doch nach einer Weile hatte er das aufgegeben. </text:span><text:span text:style-name="T253">I</text:span><text:span text:style-name="T64">hm war klar geworden, dass er wohl nie </text:span><text:span text:style-name="T253">eine </text:span><text:span text:style-name="T64">kennenlernen würde. </text:span><text:span text:style-name="T253">S</text:span><text:span text:style-name="T64">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4">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647">Wie ein schlechtes Klischee von einem Bastler.</text:span></text:p>
      <text:p text:style-name="Text_20_body">Er schluckte, öffnete den Mund und startete einen weiteren Versuch.</text:p>
      <text:p text:style-name="Text_20_body">„H-Hallo, ich bin Jo- äh<text:span text:style-name="T648">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586">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12"><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4"> </text:span><text:span text:style-name="T254">E</text:span><text:span text:style-name="T64">r konnte sie ja nicht einmal normal ansehen. </text:span><text:span text:style-name="T254">W</text:span><text:span text:style-name="T64">ie sollte er sie </text:span><text:span text:style-name="T254">dann erst </text:span>unterrichten<text:span text:style-name="T64">?</text:span></text:p>
      <text:p text:style-name="P561">Wie <text:span text:style-name="T648">kann </text:span>so ein Wesen überhaupt jemandem etwas zuleide tun? Sie <text:span text:style-name="T648">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12">Sie holte ein Tütchen mit einem seltsamen Pulver heraus, langte sich unter den Rock, zog ein Messer hervor. <text:span text:style-name="T648">Sie</text:span> <text:span text:style-name="T648">schob das </text:span>Pulver <text:span text:style-name="T648">auf dem Tisch mit dem Messer zu einer Linie zusammen und </text:span>zog sie routiniert durch die Nase ein.</text:p>
      <text:p text:style-name="Text_20_body">„Was ist los, Jo-<text:span text:style-name="T648">ähm</text:span>, willste auch was?“</text:p>
      <text:p text:style-name="P22"/>
      <text:h text:style-name="P643" text:outline-level="1"><text:bookmark-start text:name="__RefHeading__14016_2035619654"/>Dania – <text:span text:style-name="T362">lernt Varg kennen und führt mit Varg und Joran eine theologische Diskussion</text:span><text:bookmark-end text:name="__RefHeading__14016_2035619654"/></text:h>
      <text:p text:style-name="P21"/>
      <text:p text:style-name="P561">Seltsamer Kauz, der da in diesen lustigen Raum geklettert <text:span text:style-name="T648">ist</text:span>. Der <text:span text:style-name="T648">ist </text:span>ja wie vom Blitz getroffen. Ist ja gut, ich hab auch noch nie einen Wombat gesehen, trotzdem flippe ich nicht so aus. Verdammter Junkie. Naja. Jo- ähm Joran? Ist Jo-ähm sein Vorname? Interessant, habe ich noch nie so gehört. <text:span text:style-name="T357">Er kommt wohl</text:span> nicht aus dem siebten Bezirk, <text:span text:style-name="T357">wenn er einen Nachnamen hat</text:span>. Was wohl der Wombat dazu meint.</text:p>
      <text:p text:style-name="P612">Sie drehte sich um, um in eine tiefe spirituelle Verbindung mit dem Wombat einzutreten. Er schien sich vor dem Neuankömmling zu fürchten, er zwängte sich so weit wie möglich von diesem Joran weg. </text:p>
      <text:p text:style-name="P612">Dania kam sich vor wie eine externe Beobachterin – ihre Existenz machte in diesem Raum keinen Sinn. <text:span text:style-name="T648">Sie</text:span> konnte sich auch kein Stück erinnern, wie sie hierhergekommen war. <text:span text:style-name="T648">A</text:span>lso war sie wahrscheinlich gar nicht hier, sie konnte gar nicht hier sein, oder? Joran war hier, weil er <text:soft-page-break/>hergekommen war. <text:span text:style-name="T648">S</text:span>ie nicht.</text:p>
      <text:p text:style-name="P612"><text:span text:style-name="T1">Wenn man </text:span><text:span text:style-name="T46">gerade </text:span><text:span text:style-name="T1">von Brocken runterk</text:span><text:span text:style-name="T46">ommt</text:span><text:span text:style-name="T1">, hat man immer so ein gutes Verständnis von Logik.</text:span><text:span text:style-name="T64"> Sonst war Logik nicht unbedingt Danias Stärke. </text:span><text:span text:style-name="T254">Doch</text:span><text:span text:style-name="T64"> wenn sie sich nicht mehr an diese ganzen Regeln halten musste</text:span><text:span text:style-name="T254">, war </text:span><text:span text:style-name="T64">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12">Er hatte eine <text:span text:style-name="T648">bauchige </text:span>Mütze auf, anscheinend selbst genäht, <text:span text:style-name="T648">sie hatte keine </text:span>Form, <text:span text:style-name="T648">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12">Ansonsten sah er nicht zu schlecht aus – er hatte kurze blonde Haare, wohl selbst geschnitten, an manchen Stellen sahen sie auch verschmort aus (was sie schon sehr wunderte). Er hatte keinen <text:span text:style-name="T648">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4">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4">Sie sah ihn an. </text:span>Der schaut aber fasziniert.</text:p>
      <text:p text:style-name="Text_20_body">„Was ist los, Jo-<text:span text:style-name="T648">ähm</text:span>, willste auch was?“</text:p>
      <text:p text:style-name="P613">Joran fiel die Kinnlade noch zwei Zentimeter weiter nach unten. Er sah nicht so aus, als wäre er gewillt zu antworten. </text:p>
      <text:p text:style-name="P613">„<text:span text:style-name="T649">Joran, so heiße ich. Kein Jo-ähm vorne. Äh.“</text:span></text:p>
      <text:p text:style-name="P614">Dania zuckte mit den Schultern. „Joran, auch gut. Willst du jetzt was?</text:p>
      <text:p text:style-name="P613"><text:span text:style-name="T649">Joran </text:span>stammelte ein paar Worte von wegen „Drogen.... öähm... schlecht... Mama hat gesagt...“, sodass sie sich abwandte und auch die andere Hälfte zog.</text:p>
      <text:p text:style-name="Text_20_body">Die Wirkung kam <text:span text:style-name="T649">kurz darauf</text:span>. Sie fühlte sich total produktiv und bereit, alles zu lernen, was sie wissen musste, um ihr Talent als <text:span text:style-name="T610">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text:soft-page-break/>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11">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10">alchemistischer</text:span> Kolben bauen konnte, würden sie ihre Anti-<text:span text:style-name="T610">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649">Loch</text:span>, rammte <text:span text:style-name="T649">seine Stirn gegen die Kante der Luke</text:span>. Er rief etwas, das entfernt nach „Halt, warte, es ist nicht so wie du denkst!“ klang. <text:span text:style-name="T649">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651">wie heißt du</text:span>?“</text:p>
      <text:p text:style-name="Text_20_body">Dania kriegte sich nicht mehr ein. Lachend steckte sie das Messer weg und stand auf. Das musste man ihm lassen: Der Novize war bemerkenswert schnell wieder auf den Beinen. <text:span text:style-name="T649">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text:soft-page-break/>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649">zum Gruße. I</text:span>ch wollte mich nochmal vorstellen, ich bin Varg. <text:span text:style-name="T649">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10">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13">„Ja, ich bin Joran... das letzte Mal, wo ich euch traf, wart ihr aber noch nicht so ein begeisterter Verfechter der <text:span text:style-name="T610">Alchemie</text:span>. <text:span text:style-name="T651">I</text:span>-ich bin sehr erfreut über euren Sinneswandel! Was ist passiert, dass ihr zu Vernunft gekommen seid?“</text:p>
      <text:p text:style-name="P614">Vargs Gesichtszüge schienen sich gleichzeitig zu erhellen und zu verdunkeln. Anscheinend kannten sich die beiden.</text:p>
      <text:p text:style-name="P613">„Hüte deine Zunge, Ketzer. <text:span text:style-name="T649">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649">s</text:span>eelenlosen Sklaven von Sünde und Schmutz.“</text:p>
      <text:p text:style-name="P614">Er wischte sich demonstrativ etwas Staub vom Ärmel seiner schwarzen Robe.</text:p>
      <text:p text:style-name="P613">„Ich lasse mich nur auf <text:span text:style-name="T611">Alchemie</text:span> ein, weil ich hoffe, dass ein anderer Weg diese Leute besser von ihrem Schmutz befreien kann. <text:span text:style-name="T649">B</text:span>evor weniger standhafte Menschen in die Versuchung geraten, bin ich lieber der, der sich in Schmutz begibt – ich kann damit umgehen, ohne dass ich meine Reinheit aufgebe. <text:span text:style-name="T649">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651">T</text:span>heo-Dings-Dreck interessiert mich einen Scheiß.“</text:p>
      <text:p text:style-name="P615">Joran, der jetzt hinter Dania stand, wurde gleich ein bisschen mutiger. „Die meisten Leute haben einfach Hunger, die haben andere Sorgen als ihre seelische Reinheit. Dein Orden mag ja edle Motive haben, aber <text:span text:style-name="T611">Alchemie</text:span> und Wissenschaft können ihre Probleme viel besser lösen als eure Theologie.“</text:p>
      <text:p text:style-name="P616">Joran war es nicht gewohnt, Widerworte zu leisten, <text:span text:style-name="T651">doch er machte sich nicht schlecht.</text:span></text:p>
      <text:p text:style-name="P615">„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15">Joran schien langsam in Fahrt zu kommen und Dania merkte, dass er statt Mut wenigstens eine ganze Menge Intelligenz in seinem Kopf zu haben schien. </text:p>
      <text:p text:style-name="P615">„Eure Dogmen hindern die <text:span text:style-name="T611">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text:soft-page-break/>Varg schnaubte. „Mir gefällt doch auch nicht alles, was der Orden verzapft. Klar <text:span text:style-name="T650">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651">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651">Fürs erste können wir zu</text:span>sammenarbeiten. <text:span text:style-name="T651">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650">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651">D</text:span>er hatte so ein Ding, hat irgendeine Brühe verkauft, die er damit hergestellt hat... war das Bor? War er dann ein <text:span text:style-name="T611">Alchemist</text:span>?“</text:p>
      <text:p text:style-name="Text_20_body">Joran verdrehte die Augen.</text:p>
      <text:p text:style-name="P22"/>
      <text:h text:style-name="P643" text:outline-level="1"><text:bookmark-start text:name="__RefHeading__14018_2035619654"/>Thorn – <text:span text:style-name="T358">planen die Machtergreifung und den Fall des Ordens</text:span><text:bookmark-end text:name="__RefHeading__14018_2035619654"/></text:h>
      <text:p text:style-name="P22"/>
      <text:p text:style-name="P617">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652">leicht</text:span> aufgereg<text:span text:style-name="T652">t</text:span>, <text:span text:style-name="T652">auch wenn er sich das niemals eingestanden hätte. </text:span></text:p>
      <text:p text:style-name="P617"><text:span text:style-name="T652">Die Aufregung kam nicht daher, dass </text:span>er noch nie bei einem Meeting gewesen war – Thorn war immerhin schon mit ungewohnteren Situationen klargekommen. <text:span text:style-name="T652">S</text:span>ich vor <text:span text:style-name="T652">e</text:span>hrbaren Dieben als Inquisitor oder als Mitverschwörer aus<text:span text:style-name="T652">zu</text:span>geben, <text:span text:style-name="T652">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64">Thorn hätte niemals den Fehler gemacht, Arghan zu vertrauen. </text:span><text:span text:style-name="T255">E</text:span><text:span text:style-name="T64">r hatte etwas viel besseres – er kannte seine Motivationen, und konnte </text:span>einschätzen<text:span text:style-name="T64">, wie </text:span><text:span text:style-name="T255">er </text:span><text:span text:style-name="T64">handeln würde.</text:span></text:p>
      <text:p text:style-name="Text_20_body"><text:span text:style-name="T1">Durchschauen ist besser als vertrauen</text:span><text:span text:style-name="T64">,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652">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652">Eins</text:span> werden das lieben, und sobald wir es erst ermöglicht haben, durch die Luft zu fliegen, werden diese Instrumente unerlässlich sein. Darf ich dir einen zum Fabrikpreis anbieten, Thorn?“</text:p>
      <text:p text:style-name="Text_20_body"><text:span text:style-name="T64">Thorn musste sich beherrschen, um nicht durchzudrehen, beim Gedanken daran, womit dieser Wahnsinnige die Kapazitäten seines Unternehmens verschwendete. </text:span><text:span text:style-name="T255">Dafür</text:span><text:span text:style-name="T64"> </text:span><text:span text:style-name="T255">warf Arghan </text:span><text:span text:style-name="T64">seine gesamte Macht hinaus, </text:span><text:span text:style-name="T255">damit beschäftigte er sich?</text:span><text:span text:style-name="T64">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35">B</text:span>ei so einem wichtigen Thema ist Zeit schon mal eine Ressource, mit der man freigiebig umgehen kann.“ Thorn beugte sich vor und nahm einen Schluck von seinem Drink. Er erschauderte.</text:p>
      <text:p text:style-name="P600"><text:span text:style-name="T1">Was trinken die hier bitte für ein widerliches Zeug</text:span>,<text:span text:style-name="T64"> dachte Thorn.</text:span></text:p>
      <text:p text:style-name="P600"><text:span text:style-name="T64">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4">, wir sollten </text:span><text:span text:style-name="T255">es</text:span><text:span text:style-name="T64"> wissen nennen, das klingt seriöser.“ </text:span></text:p>
      <text:p text:style-name="Text_20_body">Er nahm noch einen Schluck, mehr aus Durst als aus Appetit. <text:span text:style-name="T652">E</text:span>r <text:span text:style-name="T652">stellte fest</text:span>, dass dieser nun <text:soft-page-break/>völlig anders schmeckte. Das war wohl der Clou bei diesen neumodischen Getränken. Thorn nahm sich vor, den dritten dann mit Neugier zu trinken.</text:p>
      <text:p text:style-name="P617">„<text:span text:style-name="T652">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18">Der dritte Schluck erstickte seine Neugier im Keim. Er hustete und schob die Tasse von sich weg. Arghan <text:span text:style-name="T653">grinste</text:span>. „Ja, das wird die Forschung dann zeigen. Je eher wir einen Flammensplitter beschaffen können, desto eher können wir mit den Experimenten beginnen.“</text:p>
      <text:p text:style-name="P617">„<text:span text:style-name="T652">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653">A</text:span>ber so viele Huren zu bezahlen, wäre durchaus teuer, gerade wenn man das Risiko bedenkt, einen Inquisitor zu verführen...“</text:p>
      <text:p text:style-name="Text_20_body">Arghan war begeistert. „<text:span text:style-name="T653">Interessant</text:span>, <text:span text:style-name="T653">dann</text:span> sind <text:span text:style-name="T653">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4">Arghan war hochmotiviert und sein Verstand lief auf Hochtouren. </text:span>Gut, dass er nicht misstrauisch wird, wenn man nur auf seiner Partitur spielt. <text:span text:style-name="T64">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653">D</text:span>er Patrizier hat natürlich das letzte Wort, wer in seinen Rat aufgenommen wird. <text:span text:style-name="T653">A</text:span>ber es ist nicht allzu schwer, ihn in der Hinsicht auch etwas unter Druck zu setzen. <text:span text:style-name="T653">W</text:span>enn du ein neues Licht bist, dann wird er schon mal keine Einwände haben, weil du <text:span text:style-name="T653">zu </text:span>mächtig <text:span text:style-name="T653">wärst</text:span>. <text:span text:style-name="T653">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653">A</text:span>ngenommen, ich schlage einen Aufstand nieder, der Patrizier müsste sich erkenntlich zeigen, nicht wahr?“</text:p>
      <text:p text:style-name="P22"/>
      <text:h text:style-name="P643" text:outline-level="1"><text:bookmark-start text:name="__RefHeading__14020_2035619654"/>Varg – <text:span text:style-name="T358">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ext:soft-page-break/>Tschak, Tschak.</text:p>
      <text:p text:style-name="Text_20_body">Holz auf Holz, Monoton, immer gleich.</text:p>
      <text:p text:style-name="Text_20_body"><text:span text:style-name="T276">Und sie macht sich ziemlich gut, sie ist sehr beweglich.</text:span><text:span text:style-name="T258"> </text:span></text:p>
      <text:p text:style-name="P620">Varg und Dania hatten entschieden, dass sie fürs erste genug über Bor gelernt hatten. <text:span text:style-name="T654">S</text:span>ie <text:span text:style-name="T654">brauchten </text:span>eine Pause. Joran war auch nicht unglücklich darüber gewesen. <text:span text:style-name="T654">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654">A</text:span>ber Frau<text:span text:style-name="T654">en</text:span> hatte<text:span text:style-name="T654">n nun mal </text:span>am ehesten noch ein Messer einstecken. Varg wunderte sich <text:span text:style-name="T654">höchstens über </text:span>Thorn<text:span text:style-name="T654">s</text:span> Meinung, dass jemand ohne Schwertkampferfahrung ein ernstzunehmender Attentäter sein konnte.</text:p>
      <text:p text:style-name="Text_20_body">Nun hatte er aber Gelegenheit, das zu ändern. <text:span text:style-name="T654">E</text:span>r <text:span text:style-name="T654">brachte </text:span>ihr <text:span text:style-name="T654">nicht </text:span>den hackartigen Schwertkampf bei, den die meisten Männer benutzten. Er brachte ihr vielmehr bei, ihr<text:span text:style-name="T654">en Stock</text:span> wie einen Degen einzusetzen – <text:span text:style-name="T653">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654">A</text:span>bblocken und Parieren zu üben, aber er zeigte ihr, wie sie frühzeitig erkennen konnte, in welche Richtung ein Gegner schlagen würde, und wie sie dem geschickt ausweichen konnte. </text:p>
      <text:p text:style-name="Text_20_body"><text:span text:style-name="T258">Aber bis es gut genug funktionierte, um einen echten Kampf zu überleben, musste sie noch </text:span><text:span text:style-name="T276">viel</text:span><text:span text:style-name="T258"> üben.</text:span></text:p>
      <text:p text:style-name="Text_20_body"><text:span text:style-name="T613">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653">D</text:span>och bei den meisten Männern waren die Aggressionen nur kurze Entladungen von Adrenalin und Testosteron, bevor man wieder seine Sprüche riss. </text:p>
      <text:p text:style-name="Text_20_body"><text:span text:style-name="T258">Dania würde nie einfach Sprüche reißen. Da war Varg sich sicher, Naja, ein bisschen. </text:span><text:span text:style-name="T50">So gut kenne ich sie ja noch nicht. Aber für einen Junkie scheint sie ganz okay zu sein, das hatte ich mir immer schlimmer vorgestellt.</text:span></text:p>
      <text:p text:style-name="P620">Sie hatte kein Brocken mehr genommen, obwohl sie stundenlang gelernt hatten. Wie sie das Brocken auch spontan zusammenmischen konnten, was sich mischen ließ und was nicht, welche Rezepte funktionierten, wie sich das Bor aus Wombats gewinnen ließ. </text:p>
      <text:p text:style-name="P620">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19">Dania hatte ihn am Anfang ein bisschen von oben herab behandelt. <text:span text:style-name="T654">D</text:span>as hatte sich nach kurzer Zeit verflüchtigt, als klar wurde, wie dringend auch sie den Unterricht brauchte. Und jetz<text:span text:style-name="T654">t</text:span>, im Zweikampf, bauten die beiden eine ganz andere Verbindung auf. <text:span text:style-name="T654">A</text:span>lles, was zählte, waren die Bewegungen des anderen.</text:p>
      <text:p text:style-name="P619">Schläge, Holz auf Holz, Muskeln, die sich streckten, um den Körper in eine Richtung zu federn. <text:span text:style-name="T653">V</text:span>erwundbare Stellen, die es zu treffen und zu schützen galt, Schenkel, die die ersten Anzeichen einer Bewegung darstellten. <text:span text:style-name="T653">D</text:span>ie Brust, auf die er sich fixierte, um sein Ziel im Blick zu haben, die Augen, die ihm verrieten, wo sie hinschlagen würde. <text:span text:style-name="T653">I</text:span>hre Farbe konnte <text:span text:style-name="T653">er </text:span>von hier aus in der Hitze des Gefechts nicht erkennen, doch er tippte auf ein funkelndes <text:span text:style-name="T654">G</text:span>rün. <text:span text:style-name="T653">D</text:span>as von Wimpern eingerahmt wurde, die ihn fast aufzuspießen schienen, Augen, die intensiver blickten, als alles, was ihn je <text:soft-page-break/>angeblickt hatte...</text:p>
      <text:p text:style-name="Text_20_body"><text:span text:style-name="T654">Da tauchte </text:span>sie geschickt unter einem schlecht gezielten Schlag von ihm hindurch. <text:span text:style-name="T654">Sie preschte</text:span> links an ihm vorbei, <text:span text:style-name="T654">schlug </text:span>ihren Stock in seine Kniekehle und <text:span text:style-name="T654">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654">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654">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43" text:outline-level="1"><text:bookmark-start text:name="__RefHeading__14022_2035619654"/>Marcin – <text:span text:style-name="T358">überlebt Tomans Attentat und plant mit Thorn die Übernahme des achten Bezirks</text:span><text:bookmark-end text:name="__RefHeading__14022_2035619654"/></text:h>
      <text:p text:style-name="P22"/>
      <text:p text:style-name="Text_20_body">Marcin saß in seinem Büro, das zuletzt sehr viel geschäftiger geworden war. Diebe aller Art gingen nun ein und aus, gaben Gewinne ab, fanden sich für neue Arbeit ein oder suchten Unterschlup<text:span text:style-name="T654">f. Immer öfter brauchte jemand </text:span>Unterstützung wegen Messerstechereien. <text:span text:style-name="T654">D</text:span>ie anderen höheren Diebe <text:span text:style-name="T654">wollten </text:span>die Fähigkeiten des neuen Hauptmanns testen. Doch Marcin war ein erfahrener Stratege und koordinierte seine Verteidigung. <text:span text:style-name="T654">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655">Sie</text:span> baten um Unterstützung oder Arbeit, nach dem guten alten Prinzip des Gebens und Nehmens, <text:span text:style-name="T655">das </text:span>bei den Ehrbaren Dieben schon immer die Regel gewesen war. Marcin legte viel wert darauf, sich einen besonders guten Ruf in dieser Hinsicht zu schaffen. <text:span text:style-name="T655">E</text:span>r wusste, er konnte jeden Spion gebrauchen, den er kriegen konnte. <text:span text:style-name="T655">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655">D</text:span>ie Bedürftigen des Bezirks <text:span text:style-name="T655">ließen durchscheinen</text:span>, dass er <text:span text:style-name="T655">als Hauptmann </text:span>um einiges besser war als Kenin. <text:span text:style-name="T655">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text:soft-page-break/>Kenin versäumt hatte. <text:span text:style-name="T655">Z</text:span>um Beispiel wurde das Brocken jetzt nicht mehr in Marcins Hauptquartier gelagert, sondern er lagerte es in einem seiner Bordelle. <text:span text:style-name="T655">D</text:span>a wunderte es niemanden, wenn häufig Leute ein und aus gingen.</text:p>
      <text:p text:style-name="Text_20_body">Außerdem wollte er eigene Brockenküchen aufbauen. Nur die Wombats fehlten ihm noch. <text:span text:style-name="T655">E</text:span>r hatte bereits <text:span text:style-name="T655">mehrere </text:span>abgelegene, schwer zugängliche Hütten für Gehege und Küchen organisiert. <text:span text:style-name="T655">D</text:span>ie Versorgung <text:span text:style-name="T655">sollte nicht einbrechen</text:span>, wenn eine davon mal gereinigt oder überfallen werden würde. <text:span text:style-name="T655">Leider waren</text:span> Wombats nicht so einfach aufzutreiben, <text:span text:style-name="T655">er</text:span> würde wohl eine fremde Brockenküche überfallen müssen.</text:p>
      <text:p text:style-name="Text_20_body">Doch erst mal standen die normalen Tagesgeschäfte an. <text:span text:style-name="T655">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text:p>
      <text:p text:style-name="Text_20_body">„Hier entlang, folge mir!“</text:p>
      <text:p text:style-name="P621">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21">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21">Marcin hechtete zur Seite. <text:span text:style-name="T655">G</text:span>erade in dem Moment <text:span text:style-name="T655">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58">„Vergiss die Bezirke. Vergiss die Diebe. Ich hatte gerade als Spion bei dir angeheuert, als ein </text:span><text:span text:style-name="T268">verdammtes </text:span><text:span text:style-name="T276">Ratsmitglied</text:span><text:span text:style-name="T258"> auf mich zukam und meinte, dass er mehr Geld zur Verfügung hat als du... und Talent besser erkennt. Hakun ist </text:span><text:span text:style-name="T268">im </text:span><text:span text:style-name="T258">Rat, der Lieblingsspion des Patriziers. </text:span><text:span text:style-name="T268">D</text:span><text:span text:style-name="T258">er hat seine Augen und Ohren überall. </text:span><text:span text:style-name="T268">U</text:span><text:span text:style-name="T258">nd du bist ihm </text:span><text:span text:style-name="T268">als </text:span><text:span text:style-name="T258">Dieb wohl etwas zu gut, um über so viel Macht zu verfügen...“</text:span></text:p>
      <text:p text:style-name="P621"><text:span text:style-name="T258">Marcin </text:span><text:span text:style-name="T268">war beunruhigt. Er ließ das Wurfmesser sinken</text:span><text:span text:style-name="T258">. „Verdammt, </text:span><text:span text:style-name="T268">m</text:span><text:span text:style-name="T258">einst du den Stadtrat? </text:span><text:span text:style-name="T268">J</text:span><text:span text:style-name="T258">emand im </text:span><text:span text:style-name="T276">Rat </text:span><text:span text:style-name="T258">weiß über mich Bescheid?“</text:span></text:p>
      <text:p text:style-name="Text_20_body"><text:soft-page-break/>„Ja, natürlich. <text:span text:style-name="T655">G</text:span>laubst du, die Diebe könnten hier schalten und walten, wie sie wollten? Hakun weiß so ziemlich alles was in dieser Stadt vor sich geht, glaube ich... und er hat ganz andere Mittel.“ <text:span text:style-name="T655">Er räusperte sich. „</text:span>Weißt du, ich werde nicht mit Geld bezahlt – für deinen Tod hätte er meine Schwester aus einem Bordell im achten Bezirk befreit, wo sie <text:span text:style-name="T655">z</text:span>um <text:span text:style-name="T655">A</text:span>rbeiten gezwungen wird. Das ist wohl jetzt nicht mehr so einfach.“</text:p>
      <text:p text:style-name="P569">Er hat aus Loyalität gehandelt, ist gewitzt und kennt sich aus. Den sollte ich nicht noch mal verlieren.</text:p>
      <text:p text:style-name="Text_20_body">„Danke für die Information. <text:span text:style-name="T655">U</text:span>nd ich denke, um deine Schwester kann ich mich vielleicht kümmern, keine Sorge. Wenn das bedeutet, dass du mir nicht noch einmal in den Rücken fällst. Aber wir sollten vielleicht deinen Tod vortäuschen, nicht, dass Hakun deiner Schwester noch <text:span text:style-name="T655">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22">Sie machten sich auf den Weg in Marcins Hauptquartier, Marcin hatte Toman den Arm auf den Rücken gedreht. Marcin wies zwei seiner Leute an, ihn gut zu behandeln. „<text:span text:style-name="T656">Ich habe noch ein paar Fragen an ihn, bevor ich sein Gesicht entferne.“ Marcin stellte sicher, dass alle Leute in seinem Hauptquartier diesen Satz gehört hatten.</text:span></text:p>
      <text:p text:style-name="P629">Dann winkte er einem Dieb, den er schon seit Jahren kannte, und wies ihn flüsternd an, heimlich eine Leiche in den Keller zu schaffen. Zwei Straßen weiter lagen ja welche…</text:p>
      <text:p text:style-name="P622"/>
      <text:p text:style-name="P622">Als <text:span text:style-name="T656">Marcin </text:span>hoch in sein Büro kam, saß Thorn bereits im Gästesessel.</text:p>
      <text:p text:style-name="Text_20_body">„Hallo, mein Freund, und, genießt du deinen neuen Job?“ Thorn hatte sein typisches kaltes Lächeln aufgesetzt. </text:p>
      <text:p text:style-name="Text_20_body">„Ja. <text:span text:style-name="T656">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657">S</text:span>eine Taktik ist wohl, das Verbrechen zu akzeptieren, und dafür zu sorgen, dass es nicht zu gefährlich wird. <text:span text:style-name="T657">Z</text:span>umindest das ist für heute fehlgeschlagen. Aber wer weiß, wie es morgen aussieht? Dieser Mann ist einer der <text:span text:style-name="T657">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58">„Hm, wenn er es auf dich abgesehen hat, ist das eine krasse Beeinträchtigung für unsere Pläne... und wenn </text:span><text:span text:style-name="T269">bisher </text:span><text:span text:style-name="T258">er die Stadt unter </text:span><text:span text:style-name="T269">seiner Fuchtel</text:span><text:span text:style-name="T258"> hat, ist er definitiv ein Hindernis für uns, wenn </text:span><text:span text:style-name="T276">wir</text:span><text:span text:style-name="T258"> </text:span><text:span text:style-name="T269">Lagon kontrollieren </text:span><text:span text:style-name="T258">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66">alchemistischen</text:span><text:span text:style-name="T258">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58">Marcin war verblüfft. Thorn schien eine wahre Ideen</text:span><text:span text:style-name="T276">maschine</text:span><text:span text:style-name="T258"> zu sein. „Okay, und was ist dein Plan?“</text:span></text:p>
      <text:p text:style-name="Text_20_body">„Wusstest du schon, das vor dir der neue Magister von Bezirk Sieben steht? Oder einem der <text:soft-page-break/>anderen Slums, such dir einen aus. Am besten einen, in dem du dir vorstellen könntest, mit den dort ansässigen Diebesgangs einen Aufstand zu organisieren.“</text:p>
      <text:p text:style-name="Text_20_body"><text:span text:style-name="T50">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58">Marcin war all das nicht geheuer. </text:span><text:span text:style-name="T269">A</text:span><text:span text:style-name="T258">ber Thorn hatte zumindest Grips und </text:span><text:span text:style-name="T269">den richtigen </text:span><text:span text:style-name="T258">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657">J</text:span>etzt können sie sich dort ihren eigenen Staat der Diebe einrichten. <text:span text:style-name="T657">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58">Marcin fiel die Kinnlade herunter. </text:span><text:span text:style-name="T5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58"> Er fing sich, räusperte sich kurz und schwieg einen Moment. Er war sich nicht sicher, ob der Plan das Risiko wert war. </text:span><text:span text:style-name="T50">Und doch, irgendwie muss ich Hakun ja loswerden. Da klingt das sogar nach einem ziemlich vernünftigen Plan.</text:span><text:span text:style-name="T258">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11">Alchemie</text:span> haben. <text:span text:style-name="T657">K</text:span>einer rechnet <text:span text:style-name="T657">damit.</text:span> Hakun hat jedenfalls nicht das nötige Wissen, wie man ein Borlabor betreibt. <text:span text:style-name="T657">E</text:span>r hat <text:span text:style-name="T657">keine </text:span>Kontakte zur Loge, weil er denen zu konservativ ist. Es ist schon unglaublich, dass wir die ersten sind, denen so etwas einfällt. <text:span text:style-name="T657">A</text:span>ber du musst bedenken, dass außer uns niemand diese Kompetenzen auf so vielen verschiedenen Feldern miteinander vereint. Und dieser Vorteil wird uns den Erfolg bringen.“</text:p>
      <text:p text:style-name="Text_20_body"><text:span text:style-name="T50">Verdammt, der Plan ist nicht nur gut, sondern sogar notwendig. Anders werde ich diesen Hakun nie los. Und ich muss zugeben, dass Thorn unsere Stärken sehr gut einschätzt und einsetzen will.</text:span><text:span text:style-name="T276"> </text:span><text:span text:style-name="T258">Marcin seufzte. „In Ordnung, ich bin dabei. Ich muss zugeben, der Plan gefällt mir. Auch wenn es </text:span><text:span text:style-name="T269">unrealistisch</text:span><text:span text:style-name="T258"> ist, Hakuns Platz einzunehmen... zumindest ruhigstellen können wir ihn nur auf diese </text:span><text:soft-page-break/><text:span text:style-name="T258">Art und Weise.“</text:span></text:p>
      <text:p text:style-name="P623"><text:span text:style-name="T258">Thorn lächelte, und diesmal erreichte es sogar seine Augen. </text:span><text:span text:style-name="T59">Er sieht </text:span><text:span text:style-name="T50">immer noch nicht, </text:span><text:span text:style-name="T59">n</text:span><text:span text:style-name="T50">aja, nett aus – immerhin plan</text:span><text:span text:style-name="T59">en wir</text:span><text:span text:style-name="T50"> gerade ein paar Morde – aber zumindest </text:span><text:span text:style-name="T59">sieht </text:span><text:span text:style-name="T50">man, wie viel Spaß es ihm macht, solche Komplotte auszutüfteln.</text:span><text:span text:style-name="T258"> </text:span></text:p>
      <text:p text:style-name="P623"><text:span text:style-name="T258">„Ach, wer weiß, wie sich die Dinge entwickeln“, sagte </text:span><text:span text:style-name="T269">Thorn </text:span><text:span text:style-name="T258">geheimnisvoll.</text:span></text:p>
      <text:p text:style-name="P22"/>
      <text:h text:style-name="P643" text:outline-level="1"><text:bookmark-start text:name="__RefHeading__14024_2035619654"/>Joran – <text:span text:style-name="T358">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text:span text:style-name="T657">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657">auf </text:span>dem Gebiet hatte. <text:span text:style-name="T657">Wenigstens hatte er</text:span> einen kreativen Verstand, er war schon in der Lage, sich so etwas auszumalen. Zumindest das mit den Alarmanlagen war einfach, immerhin hatte er <text:span text:style-name="T657">sie größtenteils </text:span>selbst entworfen. Arghan hatte ihn damals angewiesen, in <text:span text:style-name="T657">jede </text:span>eine Schwachstelle einzubauen. <text:span text:style-name="T657">A</text:span>ngeblich, falls der Hausherr sich mal aussperrte... das war ihm damals schon komisch vorgekommen. <text:span text:style-name="T657">Doch </text:span>jetzt machte das ganze natürlich mehr Sinn. </text:p>
      <text:p text:style-name="P561">Arghan, du verdammtes Schlitzohr. Aber gut, in unserem Fall ist es tatsächlich sinnvoll, dass ich damals nicht nachgefragt habe.</text:p>
      <text:p text:style-name="P624">Er rekapitulierte noch einmal die Alarmanlagen und Abwehrmechanismen, die am häufigsten verkauft wurden, und setzte sie auf seine Liste. Er nahm sich vor, <text:span text:style-name="T658">sie</text:span> zu Trainingszwecken zu bestellen. Diese Ausgaben würde Arghan schon verschmerzen können, immerhin war es für die Wissenschaft. Arghan steckte viel Hoffnung <text:span text:style-name="T657">und </text:span>Geld in dieses Projekt. Die Chance, seinen Erzfeind, den Orden, loszuwerden, ließ er sich tatsächlich einiges kosten.</text:p>
      <text:p text:style-name="P624">Arghan hatte mit seinen Fabriken bereits mehr verdient, als er auf normalem Wege je würde ausgeben können. <text:span text:style-name="T658">U</text:span>nd da er sogar die Luxusgüter zu Fabrikpreisen bekam (immerhin wurden sie <text:span text:style-name="T658">in </text:span>seinen Fabriken <text:span text:style-name="T276">hergestellt, </text:span>oder <text:span text:style-name="T658">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24">Er hatte einst ein sehr nützliches Pulver erfunden, um Nebel zu erzeugen. Im Innern von Gebäuden war <text:span text:style-name="T658">diese Variante </text:span>etwas zu auffällig. <text:span text:style-name="T658">A</text:span>ber um außen eine schlechte Sicht zu erzeugen, im Zuge derer man vorbeischlüpfen konnte, war <text:span text:style-name="T658">das </text:span>durchaus sehr praktisch.</text:p>
      <text:p text:style-name="P624">Sie erforderte Ammoniak als Zutat zu Bor. Joran wusste nicht, ob dieser Nebel Nebenwirkungen hervorrief. <text:span text:style-name="T658">B</text:span>eziehungsweise, <text:span text:style-name="T658">vielleicht war </text:span>der Nebel nur die Nebenwirkung einer mehr oder weniger gefährlicheren anderen Reaktion. <text:span text:style-name="T658">A</text:span>ber bisher war er noch nie von dem Nebel beeinträchtigt worden, und er dachte, dass Varg und Dania damit schon klarkämen. </text:p>
      <text:p text:style-name="P624">Sicherheitshalber würde er unter Umständen eine Schutzmaske entwerfen. <text:span text:style-name="T658">V</text:span>ielleicht <text:span text:style-name="T658">hatte sie </text:span>sogar den netten Nebeneffekt, dass ihre Gesichter unkenntlich gemacht werden würden. Und wie stand es eigentlich mit einer Maske, die einen gegen die Effekte von Bor immun machte? <text:span text:style-name="T658">Z</text:span>umindest gegen die, für die es erforderlich war, dass man die Substanz irgendwie aufnahm?</text:p>
      <text:p text:style-name="P561">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24"><text:span text:style-name="T50">Was denkst du da schon wieder, Joran!? Das ist </text:span><text:span text:style-name="T60">respektlos ihr gegenüber</text:span><text:span text:style-name="T50">.</text:span><text:span text:style-name="T276"> Er wischte all das fort und versuchte, sich wieder auf seine Aufgabe zu konzentrieren. Das Schutzpulver schrieb er auf jeden Fall mal auf. </text:span><text:span text:style-name="T287">D</text:span><text:span text:style-name="T276">avon würde er auch größere Mengen herstellen, es wurde aus Knochenmehl hergestellt. Es ging auch mit tierischem, aber menschliches </text:span><text:span text:style-name="T287">Knochenmehl </text:span><text:span text:style-name="T276">erzielte bessere Resultate, hatte er festgestellt... in Lagon waren Leichen nicht besonders schwer aufzutreiben. </text:span></text:p>
      <text:p text:style-name="P624"><text:soft-page-break/><text:span text:style-name="T287">F</text:span><text:span text:style-name="T276">ür Jorans Arbeit musste niemand sterben, das widersprach seinem Kodex von einem besseren Leben durch Forschung definitiv. </text:span><text:span text:style-name="T287">A</text:span><text:span text:style-name="T276">ber er hatte trotzdem immer ein sehr mulmiges Gefühl dabei, wenn er menschliche Zutaten verwendete. </text:span><text:span text:style-name="T50">Würden sie nur nicht so unbestechlich gut wirken!</text:span></text:p>
      <text:p text:style-name="P624">Das brachte ihn auf zwei andere sehr erfolgreiche Pulver, eins aus Muskelmasse, und eins, harmloser, aus Ohrenschmalz. Das erste machte einen stärker, das zweite verstärkte das Gehör, beides waren sehr naheliegende Wirkungen. Es kam ihm <text:span text:style-name="T658">durchaus </text:span>so vor, als hätte bei diesen Rezepturen ein Gott seine Hand im Spiel gehabt, und sich hin und wieder einen Scherz erlaubt. </text:p>
      <text:p text:style-name="P624">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658">I</text:span>hm fielen nur noch ein Nachtsichtpulver aus Sonnenblumen und ein Feuerpulver aus Asche ein. <text:span text:style-name="T658">Das konnte </text:span>im Kampf gegen große Gruppen <text:span text:style-name="T658">verwendet werden</text:span>, oder eben für Brandstiftung, oder alles andere, wozu die Menschen seit Urzeiten Feuer <text:span text:style-name="T658">nutzten</text:span>. <text:span text:style-name="T658">Es erlaubte allerdings nicht dieselbe Kontrolle wie ein Flammensplitter.</text:span></text:p>
      <text:p text:style-name="Text_20_body">Joran war zufrieden. <text:span text:style-name="T658">D</text:span>iese Menge an Pulvern konnte er zeitnah herstellen. <text:span text:style-name="T658">D</text:span>ie Zutaten waren nicht allzu schwer zu bekommen. Er würde Arghan anweisen, die menschlichen Zutaten bereits fertig abgepackt zu ihm zu schicken. <text:span text:style-name="T658">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658">S</text:span>pionieren ankam... aber das würden ihm Varg und Dania wohl bald sagen können.</text:p>
      <text:p text:style-name="Text_20_body">Er ging nach draußen, um einen <text:span text:style-name="T658">der Diebe </text:span>mit Bestellungen zu Arghan Howl zu schicken.</text:p>
      <text:p text:style-name="P22"/>
      <text:h text:style-name="P643" text:outline-level="1"><text:bookmark-start text:name="__RefHeading__14026_2035619654"/>Dania – <text:span text:style-name="T358">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50">Na, dann überzeugen wir ihn mal von meinem Lernfortschritt</text:span><text:span text:style-name="T276">,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659">E</text:span>r <text:span text:style-name="T659">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659">beiden </text:span>Baracken hochzuklettern. <text:span text:style-name="T659">S</text:span>ie waren nicht besonders groß und nicht besonders gut gebaut. <text:span text:style-name="T659">Es gab </text:span>lauter Löcher in der Wand, in denen ihre Füße halt fanden. Und auch wenn Dania nicht besonders gut klettern konnte, <text:span text:style-name="T659">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561"><text:soft-page-break/>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660">d</text:span>och reflexartig öffnete <text:span text:style-name="T660">sie den </text:span>Mund, und ein einzelner, wütender Schrei verließ ihre Kehle. Marcin hechtete zur Seite, ohne überhaupt nach oben zu schauen. <text:span text:style-name="T660">S</text:span>ie <text:span text:style-name="T660">sah nicht, </text:span>wie er <text:span text:style-name="T660">sein Schwert zog</text:span>, <text:span text:style-name="T660">doch </text:span>plötzlich <text:span text:style-name="T660">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50">Nicht ein kleines Stückchen Stolz schwingt in deiner Stimme mit? Arschloch.</text:span><text:span text:style-name="T276"> </text:span></text:p>
      <text:p text:style-name="Text_20_body">Er zog das Schwert weg und steckte es wieder ein. „Aber nett, dass du mir bereits entgegenkommst, <text:span text:style-name="T660">wir</text:span> können <text:span text:style-name="T660">es </text:span>auch gleich hier besprechen – ich habe einen Auftrag für dich.“</text:p>
      <text:p text:style-name="Text_20_body"/>
      <text:p text:style-name="Text_20_body">Dania war noch nie im achten Bezirk gewesen. <text:span text:style-name="T660">D</text:span>ass sie jetzt auch mal den elften gesehen hatte, war für sie schon <text:span text:style-name="T660">etwas Neues</text:span>. Nun kam sie ja regelrecht herum in der Stadt. <text:span text:style-name="T660">D</text:span>ie vielen anderen Landschaften, die sie auf der Fahrt gesehen hatte – auf dem Weg vom siebten in den elften <text:span text:style-name="T660">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660">und</text:span> wie viele Wachen das Gebäude hatte. </text:p>
      <text:p text:style-name="Text_20_body"><text:span text:style-name="T50">Eine kleine Dosis Brocken würde jetzt viel besser zu meiner Verkleidung passen...</text:span><text:span text:style-name="T276"> </text:span></text:p>
      <text:p text:style-name="P625">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25">Doch er schien nicht in der Laune zu sein, jemanden abzufackeln. <text:span text:style-name="T660">Die </text:span>meisten Inquisitoren <text:span text:style-name="T660">taten das </text:span>nur, wenn sie einen <text:span text:style-name="T660">besonders </text:span>schlechten Tag hatten. <text:span text:style-name="T660">E</text:span>r <text:span text:style-name="T660">ging</text:span> einfach nur in das Gebäude hinein.</text:p>
      <text:p text:style-name="Text_20_body">Laut Marcin war es das Amtsgebäude von Magister Darn, dem Magister des achten Bezirks. Dania hatte noch nie von ihm gehört, und gesehen hatte sie ihn auch noch nie. <text:span text:style-name="T660">D</text:span>och Marcin hatte gesagt, so heiße ihr Ziel. <text:span text:style-name="T660">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660">S</text:span>ie <text:span text:style-name="T660">stand </text:span>bereits seit heute früh <text:span text:style-name="T660">vor diesem Gebäude, noch</text:span> <text:span text:style-name="T660">be</text:span>vor <text:span text:style-name="T660">es offiziell geöffnet hatte. Sie </text:span>versuchte sich zu merken, wie viele <text:span text:style-name="T660">b</text:span>ewaffnete Leute hinein- und wie viele wieder hinausgegangen waren. Wenn sie richtig zählte, waren gerade fünf Bewaffnete in dem Amt. Darn <text:span text:style-name="T660">hielt </text:span>wohl gerade Gericht. <text:span text:style-name="T660">N</text:span>ormale Angehörige der Miliz <text:span text:style-name="T660">waren</text:span> da, um den Magister zu beschütze<text:span text:style-name="T660">n. I</text:span>m Zweifelsfall <text:span text:style-name="T660">setzten sie </text:span>seine Gesetze durch, und <text:span text:style-name="T660">was </text:span>noch viel wichtiger <text:span text:style-name="T660">war</text:span>, <text:span text:style-name="T660">sie trieben</text:span> seine Steuern <text:span text:style-name="T660">ein</text:span>.</text:p>
      <text:p text:style-name="Text_20_body"><text:span text:style-name="T288">D</text:span><text:span text:style-name="T276">ie Milizen im achten Bezirk </text:span><text:span text:style-name="T288">hatten allerdings </text:span><text:span text:style-name="T276">nicht mehr viel zu tun, seit Darn an der Macht war. Er war einer der wenigen Magister, die </text:span><text:span text:style-name="T288">den Bezirk tatsächlich gestalteten</text:span><text:span text:style-name="T276">, </text:span><text:span text:style-name="T288">statt einfach die </text:span><text:soft-page-break/><text:span text:style-name="T288">Bewohner </text:span><text:span text:style-name="T276">zugunsten ihres persönlichen Reichtums auszubluten. Alliser Darn verwendete die Steuereinnahmen, um so etwas abwegiges wie </text:span><text:span text:style-name="T50">Spielplätze </text:span><text:span text:style-name="T309">und </text:span><text:span text:style-name="T61">Suppenküchen</text:span><text:span text:style-name="T309"> für die Armen</text:span><text:span text:style-name="T276"> zu bauen. Was qualifizierte so einen Mann für einen Magister?</text:span></text:p>
      <text:p text:style-name="Text_20_body">Während sie so sinnierte, sah sie, dass der Inquisitor das Amt wieder verließ. Sein Gesichtsausdruck hatte sich nicht gebessert. <text:span text:style-name="T661">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50">Wenn ich jetzt eine Dosis nehme, kann ich den offensiven Ansatz vollkommen vergessen.</text:span><text:span text:style-name="T276">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661">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58">Sonst war der Raum leer, viele Leute kamen nicht, um von Magister Alliser Darn regiert zu werden. Immerhin gab es im achten Bezirk gleich </text:span><text:span text:style-name="T50">drei</text:span><text:span text:style-name="T258"> Clans der Ehrbaren Diebe, die genauso gerne für das Recht</text:span><text:span text:style-name="T313"> ihrer Bittsteller sorgten.</text:span></text:p>
      <text:p text:style-name="Text_20_body"><text:span text:style-name="T324">Der auf dem Stuhl ist wahrscheinlich Magister Darn,</text:span><text:span text:style-name="T327"> dachte Dania. </text:span><text:span text:style-name="T324">Der ist ja nicht gerade mit viel Schönheit gesegnet worden... mal sehen, was das für eine Auswirkung auf meine Ausrede hat.</text:span></text:p>
      <text:p text:style-name="Text_20_body"><text:span text:style-name="T327">„Verehrter Magister, helft mir!“ schluchzte sie vollkommen aufgelöst, während sie auf ihn zu stolperte. </text:span><text:span text:style-name="T324">Es darf nicht verdächtig wirken, dass ich hier ohne Grund hineinkomme.</text:span><text:span text:style-name="T327">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30">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561">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662">K</text:span>leinere <text:span text:style-name="T662">von beiden </text:span>schien der Wortführer zu sein. „Also, meine Dame, wo hat sich der Vorfall den<text:span text:style-name="T662">n</text:span> zugetragen? Können sie den Mann vielleicht wiedererkennen, wie finden wir ihn?“</text:p>
      <text:p text:style-name="Text_20_body"><text:soft-page-break/><text:span text:style-name="T662">Dania war verwirrt, dass sie als Dame angesprochen wurde. </text:span>„Ähm, folgt mir einfach, ich kenne den Straßennamen nicht genau, aber das finde ich wieder.“ </text:p>
      <text:p text:style-name="Text_20_body">Dania ging einfach in eine zufällige Richtung. Sie kannte sich <text:span text:style-name="T662">überhaupt nicht </text:span>aus im achten Bezirk und hatte keine Ahnung, wie sie aus dem Schlamassel wieder herauskommen sollte. Sie lief irgendwelche Gassen auf und ab. <text:span text:style-name="T662">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561">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662">Er </text:span>stach mit einem wütenden Schrei in ihre Richtung.</text:p>
      <text:p text:style-name="Text_20_body">Sie wich schnell zurück. <text:span text:style-name="T662">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561">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662">E</text:span>in Hieb <text:span text:style-name="T662">traf beinahe </text:span>ihren Arm, doch <text:span text:style-name="T662">sie </text:span>konnte <text:span text:style-name="T662">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662">einmal, zweimal, dreimal.</text:span></text:p>
      <text:p text:style-name="Text_20_body">Der minderwertige Schaft zerbrach bereits beim vierten Aufprall. <text:span text:style-name="T662">N</text:span>un war seine Reichweite weg. Sie sprang wieder um die Ecke, und noch bevor er <text:span text:style-name="T662">s</text:span>eine<text:span text:style-name="T662">n Dolch</text:span> ziehen konnte, versenkte sie ihr Messer immer wieder in seiner Brust, bis auch <text:span text:style-name="T662">er </text:span>definitiv tot war.</text:p>
      <text:p text:style-name="P561">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662">an den Händen und </text:span>in ihrem Ausschnitt hatte, aber es traute sich auch keiner, zu genau hinzuschauen. Die meisten Bewohner Lagons hatten verstanden, <text:span text:style-name="T662">wie </text:span>gefährlich <text:span text:style-name="T662">das </text:span>war.</text:p>
      <text:p text:style-name="Text_20_body">Etwa einen Block, bevor sie da war, begann sie zu rennen, und so kam sie ziemlich außer Atem bei Darn an. </text:p>
      <text:p text:style-name="Text_20_body"><text:soft-page-break/>„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26">Alarmiert gingen zwei der Milizionäre zum Eingang, um nach draußen zu schauen. Einer blieb bei ihrem Herrn stehen. Der sah auch ziemlich beunruhigt aus. Für Sicherheit zu sorgen hatte noch nie zu Darns Kernkompetenzen gehört. <text:span text:style-name="T663">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663">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26">Sie merkte, wie ihr Denken immer rationaler wurde, wenn es um die Morde ging. Seit sie nicht mehr auf Brocken war, hatte sich der Nebel um ihr Gehirn allgemein ein wenig gelichtet. <text:span text:style-name="T663">D</text:span>as Adrenalin, dass ihr <text:span text:style-name="T663">jetzt </text:span>durch die Adern schoss, <text:span text:style-name="T663">fokussierte sie weiter. Dania </text:span>konnte es sich nicht leisten, dass sie jedes Mal so flatterhaft und aufgeregt war wie bei den ersten Malen. Dass sie jetzt professionelles Training bekam, gab ihr aber ein bisschen Sicherheit.</text:p>
      <text:p text:style-name="P561">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663">E</text:span>in paar Leute schauten <text:span text:style-name="T663">seltsam </text:span>– aus dem Amt drang eine gewaltige <text:span text:style-name="T663">dunkle </text:span>Rauchwolke. <text:span text:style-name="T663">A</text:span>llerdings schien es nicht zu brennen, <text:span text:style-name="T663">es war nicht heiß</text:span> und roch nicht nach normalem Rauch. <text:span text:style-name="T663">D</text:span>ie Rufe, die man von innen hörte, klangen verwirrt, nicht gefährdet. Die leichtbekleidete und blutverschmierte Frau, die durch diesen Qualm nach draußen <text:soft-page-break/>stolperte, wurde auch erst seltsam beäugt. <text:span text:style-name="T663">A</text:span>ber als <text:span text:style-name="T663">sie </text:span>sich nicht darum scherte und in der nächsten Gasse verschwand, verloren die Passanten das Interesse an ihr und versuchten, sich Zugang zum Amt zu verschaffen.</text:p>
      <text:p text:style-name="P1"/>
      <text:h text:style-name="P643" text:outline-level="1"><text:bookmark-start text:name="__RefHeading__14028_2035619654"/>Marcin – <text:span text:style-name="T359">ködert Hakun mit Geschichte über Revolte im achten Bezirk</text:span><text:bookmark-end text:name="__RefHeading__14028_2035619654"/></text:h>
      <text:p text:style-name="P1"/>
      <text:p text:style-name="Text_20_body"><text:span text:style-name="T276">Es war gar nicht so schwer gewesen, Hakun aufzufinden. Immerhin war er ein offizielles Ratsmitglied. </text:span><text:span text:style-name="T289">E</text:span><text:span text:style-name="T276">s war eine willkommene Abwechslung gewesen, einmal einen Verhandlungspartner nicht erst zwei Wochen beschatten zu müssen, bis man sicher sein konnte, wo der günstigste Ort für ein Treffen war. Marcin konnte ihn einfach an seinem verdammten </text:span><text:span text:style-name="T50">Arbeitsplatz</text:span><text:span text:style-name="T276"> besuchen – dort konnte Hakun es </text:span><text:span text:style-name="T289">nicht </text:span><text:span text:style-name="T276">riskieren, ihn plötzlich ermorden zu lassen. </text:span><text:span text:style-name="T289">Er </text:span><text:span text:style-name="T276">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663">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663">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663">Er </text:span>hatte ein paar Borpulver bereit, falls es wirklich brenzlig werden würde.</text:p>
      <text:p text:style-name="Text_20_body">Da sah er Hakun das Rathaus verlassen, ganz ohne Eskorte – Hakun pflegte, seinen Ruf für sich arbeiten zu lassen. Hakun <text:span text:style-name="T663">wirkte </text:span>nicht <text:span text:style-name="T663">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663">das </text:span>aber nicht <text:span text:style-name="T663">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664">mein Herr</text:span>. <text:span text:style-name="T664">Ihr</text:span> such<text:span text:style-name="T664">t</text:span> eine gute Sauna? <text:span text:style-name="T664">Ihr </text:span>sollte<text:span text:style-name="T664">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664">Darauf wollte Marcin sich aber nicht einlassen</text:span>. „Nein <text:span text:style-name="T664">d</text:span>anke, mein Herr. <text:span text:style-name="T664">M</text:span>ein Cousin hatte in einer Sauna einmal einen schrecklichen Unfall, ich fürchte, ich fühle mich hier draußen sicherer. Ich würde allerdings sehr gerne mit <text:span text:style-name="T664">Euch </text:span>über die aktuelle Politik diskutieren. <text:span text:style-name="T664">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text:soft-page-break/>„Die Situation mit der Kriminalität macht mir Sorgen. <text:span text:style-name="T664">I</text:span>ch habe Freunde im achten Bezirk. <text:span text:style-name="T664">Sie sind </text:span>besorgt <text:span text:style-name="T665">über</text:span> die Ermordung des Magisters…<text:span text:style-name="T665"> und sehen darin </text:span>ein Zeichen für die ausufernden Aktivitäten der <text:span text:style-name="T665">e</text:span>hrbaren Diebe. Es scheint, als hätte die Stadt die Situation dort immer weniger unter Kontrolle. <text:span text:style-name="T665">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text:span text:style-name="T665">t Ihr </text:span>diese Situation akzeptabel?“</text:p>
      <text:p text:style-name="Text_20_body">Hakun sah ihn gleichgültig an. „Und inwiefern befinde<text:span text:style-name="T665">t Ihr Euch </text:span>in der Stellung, diese Gefahr auszuräumen? Oder hoff<text:span text:style-name="T665">t Ihr </text:span>einzig auf die Hilfe der Stadt? <text:span text:style-name="T665">Ihr wisst</text:span>, wir können uns nicht um die Sorgen aller Bürger kümmern. Die Bedürfnisse der <text:span text:style-name="T665">R</text:span>echtschaffensten haben naturgemäß Vorrang.“</text:p>
      <text:p text:style-name="Text_20_body">Marcin grinste. „Oder mein<text:span text:style-name="T665">t Ihr </text:span>nicht die der <text:span text:style-name="T665">R</text:span>eichsten? Nun, ich habe nicht vor, das Problem mit Geld aus dem Weg zu räumen. <text:span text:style-name="T665">Ich setze auf </text:span>gezielten Verrat. Und dieser Verrat wird <text:span text:style-name="T665">E</text:span>uch einige Vorteile bringen.“</text:p>
      <text:p text:style-name="Text_20_body"><text:span text:style-name="T276">Ein leichtes Lächeln blitzte kurz durch Hakuns gleichgültige Miene, er sah definitiv einen talentierten Mann vor sich. Hakun </text:span><text:span text:style-name="T258">mochte</text:span><text:span text:style-name="T276"> Talent. „Erläuter</text:span><text:span text:style-name="T290">t mir, was Ihr meint</text:span><text:span text:style-name="T276">.“</text:span></text:p>
      <text:p text:style-name="Text_20_body">„Wenn ein ambitionierter junger Mann es satt hat, denselben Weg zu gehen, wie die meisten Diebe – nämlich den, nach einer schnellen und kurzen Karriere ebenso schnell in <text:span text:style-name="T665">den ewigen </text:span>Ruhestand einzutreten – dann überlegt er sich, in welcher Branche man es mit diesen Talenten ebenso weit bringen kann. Nun, warum haben gerade die besten Diebe so eine kurze Lebensspanne? Weil sie die Kontrolle verlieren. Nun, Hakun, <text:span text:style-name="T665">Ihr seid </text:span>doch ein Meister, wenn es darum geht, die Situation unter Kontrolle zu halten... und ich habe ein Interesse daran, dass das ein intelligenter und gut informierter Mann wie <text:span text:style-name="T665">Ihr tut</text:span>.“</text:p>
      <text:p text:style-name="Text_20_body">Hakun hob die Augenbrauen. „Erst rede<text:span text:style-name="T665">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665">Plötzlich </text:span>wurde <text:span text:style-name="T665">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666">man rechtzeitig jemanden dort platzieren, der die Gefahr im Keim erstickt</text:span>. <text:span text:style-name="T666">Ich glaube, wenn ich sie anstachle</text:span>, einen eigenen Staat im achten Bezirk zu errichten, dann <text:span text:style-name="T666">kann ich sie davon abhalten, sich mit mir zu beschäftigen. Stattdessen richte ich </text:span>ihre Kräfte auf den neuen Magister. <text:span text:style-name="T666">Der wird </text:span>es zweifelsohne schwer haben. Nur, dass dieser Magister besser informiert sein wird, und eine Attacke ganz gut abwehren <text:span text:style-name="T666">kann </text:span>– während die drei Putschisten plötzlich merken, wie ihnen jemand in den Rücken fällt. Und schon sind die Clans des siebten und achten Bezirks unter meiner und damit unter <text:span text:style-name="T666">Eurer </text:span>Kontrolle.“</text:p>
      <text:p text:style-name="Text_20_body">Hakun lächelte. „Mir scheint es, Marcin, <text:span text:style-name="T666">Ihr </text:span>verstehen <text:span text:style-name="T666">Euer </text:span>Handwerk. Nur verstehe ich nicht, wieso <text:span text:style-name="T666">Ihr </text:span>mir das erzähl<text:span text:style-name="T666">t</text:span>. Ich wüsste nicht, inwiefern <text:span text:style-name="T666">Euer </text:span>Machtzuwachs meine Interessen bedient... im Gegenteil, das war ziemlich töricht. <text:span text:style-name="T666">I</text:span>mmerhin wiss<text:span text:style-name="T666">t Ihr</text:span>, wie es den Dieben ergeht, <text:span text:style-name="T666">die zu erfolgreich sind</text:span>.“</text:p>
      <text:p text:style-name="P627">„Nun, <text:span text:style-name="T667">Ihr </text:span>wär<text:span text:style-name="T667">t </text:span>nicht mein größtes Problem, sollte ich diesen Schritt wagen. Diebe überall in Lagon <text:span text:style-name="T667">wären aufgeschreckt</text:span>, wenn ich ihren alten Traum von einem Staat der Diebe mit den Füßen trete. <text:span text:style-name="T667">V</text:span>iele verstehen nicht, wieso solch ein Staat nicht funktionieren würde. Außerdem würden sie sich schon ziemlich vor den Kopf gestoßen fühlen, wenn ich solch einen Verrat begehe. <text:span text:style-name="T667">S</text:span>ie kennen vielleicht unser kompliziertes Ehrgefühl. Und deswegen brauche ich ihren Schutz – dafür, dass sie mit einem Schlag die Kontrolle über den größten Diebesclan der Stadt hätten. <text:span text:style-name="T666">Und nebenbei klären wir einen Mord an einem Magister auf.“</text:span></text:p>
      <text:p text:style-name="P628">„Und führt auch direkt Urteil und Strafe aus, nehme ich an.“</text:p>
      <text:p text:style-name="P627">„<text:span text:style-name="T667">In der Tat. </text:span>Nun, es <text:span text:style-name="T667">ist </text:span>in <text:span text:style-name="T667">Eu</text:span>rem Interesse, Stabilität in der Stadt zu gewährleisten. <text:span text:style-name="T667">Ihr sollt </text:span>die allgemeine öffentliche Sicherheit hochhalten, <text:span text:style-name="T667">besonders </text:span>in den höheren Bezirken. <text:span text:style-name="T667">Ich </text:span>kann ihnen folgende<text:span text:style-name="T667">s</text:span> Zugeständnis machen: mein<text:span text:style-name="T666">e Bande</text:span> wird in Zukunft darauf achten, dass <text:span text:style-name="T667">unsere </text:span>Wombats eine spezielle Ernährung bekommen, sodass das Brocken, das wir den Leuten andrehen, nicht mehr so aggressiv <text:span text:style-name="T667">macht</text:span> wie die derzeitigen Mischungen. <text:span text:style-name="T667">Zusätzlich versprechen wir,</text:span> unsere <text:soft-page-break/>Verdienstquellen auf Verbrechen zu beschränken, die <text:span text:style-name="T667">Eur</text:span>en reichen Freunden nicht schaden. <text:span text:style-name="T667">Das</text:span> macht diese Stadt zu einem erheblich sichereren Ort. <text:span text:style-name="T667">Besonders </text:span>die zwei Problemviertel sieben und acht. Deswegen, wegen <text:span text:style-name="T667">Eu</text:span>ren tatsächlichen politischen Zielen, lohnt es sich für <text:span text:style-name="T667">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667">Euch </text:span>die Chance geben, so mächtig zu werden? Die derzeitigen Clans im achten sind wenigstens unfähig.“</text:p>
      <text:p text:style-name="Text_20_body">Marcin beugte sich vor und lächelte verschwörerisch. „Natürlich, aber was für ein Werkzeug hätte<text:span text:style-name="T667">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667">Ihr </text:span>bereits mit einem von <text:span text:style-name="T667">i</text:span>hnen zusammenarbeite<text:span text:style-name="T667">t</text:span> – und sein Attentäter war ja nicht besonders erfolgreich. <text:span text:style-name="T667">S</text:span>olche Fehler von Untergebenen können <text:span text:style-name="T667">Euch </text:span>eines Tages das Leben kosten. Ein weniger vorsichtiger Mann <text:span text:style-name="T667">als </text:span>ich hätte sich vielleicht rächen wollen. Ich kann <text:span text:style-name="T667">Euch </text:span>garantieren, dass meinen Leuten so etwas nicht passiert. Außerdem habe ich einen Vorteil, den <text:span text:style-name="T667">Ihr </text:span>unter all <text:span text:style-name="T667">Eurer</text:span> Abgebrühtheit zu schätzen wiss<text:span text:style-name="T667">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667">t Ihr </text:span>Leute wie mich – die verstehen, das so etwas dem Geschäft viel mehr nützt als das Chaos. Alles in allem – so schnell finde<text:span text:style-name="T667">t Ihr </text:span>keinen anderen, der all diese Vorzüge in sich vereint. Wie finde<text:span text:style-name="T667">t Ihr </text:span>den Vorschlag jetzt? <text:span text:style-name="T667">Nicht zu vergessen – Ihr müsst nicht einmal etwas dafür tun.</text:span>“</text:p>
      <text:p text:style-name="Text_20_body">Hakun lächelte herablassend und stand auf. „Beweis<text:span text:style-name="T667">t </text:span>mir erst einmal, dass <text:span text:style-name="T667">Ihr </text:span>etwas taug<text:span text:style-name="T667">t</text:span>. Zieh<text:span text:style-name="T667">t</text:span> <text:span text:style-name="T667">Euren </text:span>Plan durch – ich werde <text:span text:style-name="T667">Euch </text:span>nicht stören. <text:span text:style-name="T667">Lasst </text:span>mir zukommen, wann die Revolte stattfinden soll, ich leite das <text:span text:style-name="T667">an den </text:span>jeweiligen Magister weiter. Aber glaub<text:span text:style-name="T667">t</text:span> bloß nicht, dass ich <text:span text:style-name="T667">Euch</text:span> irgendwie zur Hilfe eile, wenn <text:span text:style-name="T667">Ihr euch verrechnet </text:span>und <text:span text:style-name="T667">Euer </text:span>Plan auffliegt. Außerdem habe ich nie von <text:span text:style-name="T667">Euch </text:span>gehört, wenn <text:span text:style-name="T667">Ihr </text:span>mit einem Gesetzeshüter aneinandergerate<text:span text:style-name="T667">t. </text:span>Ich wünsche <text:span text:style-name="T667">Euch </text:span>dennoch viel Glück – ich schätze <text:span text:style-name="T667">Eure </text:span>professionelle Art. Mach<text:span text:style-name="T667">t</text:span> was draus.“</text:p>
      <text:p text:style-name="P1"/>
      <text:h text:style-name="P643" text:outline-level="1"><text:bookmark-start text:name="__RefHeading__14030_2035619654"/>Thorn – <text:span text:style-name="T360">wird zum Magister für Bezirk acht gewählt</text:span><text:bookmark-end text:name="__RefHeading__14030_2035619654"/></text:h>
      <text:p text:style-name="P1"/>
      <text:p text:style-name="P631">„Deshalb schlage ich euch diesen talentierten Mann als neuen Magister für Bezirk acht vor. Er hat schon früher Verwaltungsaufgaben beim Orden übernommen, als er noch diesen Weg beschritt. <text:span text:style-name="T671">D</text:span>och <text:span text:style-name="T668">die </text:span>weltlichen Freuden waren ihm wohl wichtiger.“</text:p>
      <text:p text:style-name="P631">Arghan erntete vereinzeltes Gelächter.</text:p>
      <text:p text:style-name="P635">„Außerdem ist er der einzige Kandidat, den ich für geeignet genug halte, um den achten Bezirk zu führen. <text:span text:style-name="T671">Auf der Position </text:span>zu überleben <text:span text:style-name="T671">ist nicht einfach</text:span>, wie man an Magister Darns tragischem Tod sehen konnte. <text:span text:style-name="T671">D</text:span>ie Diebe <text:span text:style-name="T671">werden </text:span>ein immer größeres Problem. Doch mein Freund Thorn <text:span text:style-name="T673">Hartlingen</text:span> hat beim Orden einige interessante Verhörmethoden kennengelernt und auch schon selbst Brockenlabore ausgehoben. <text:span text:style-name="T671">I</text:span>ch denke, ihr könnt meine Wahl nachvollziehen, Freunde.“</text:p>
      <text:p text:style-name="P587">Es störte Thorn, dass Arghan ihn nicht als „Thorn von Hartlingen“ vorstellte. Doch Arghan kannte die Umgangsformen im Rat besser als er, also fügte er sich. Und so geschickt, wie Arghan ihn anpreiste, konnte er sich echt nicht beschweren.</text:p>
      <text:p text:style-name="P635"><text:span text:style-name="T258">Thorn stand in dem Raum, den er schon insgeheim als seinen künftigen Arbeitsplatz betrachtete – der Ratshalle. Der Rat Lagons tagte gerade, um die Nachfolge </text:span><text:span text:style-name="T270">von Alliser Darn zu bestimmen, </text:span><text:span text:style-name="T258">dem tragisch verschiedenen Magister. </text:span><text:span text:style-name="T270">M</text:span><text:span text:style-name="T258">it Abscheu betrachtete </text:span><text:span text:style-name="T270">Thorn </text:span><text:span text:style-name="T258">die aufgedunsenen Gesichter der mächtigsten – </text:span><text:span text:style-name="T276">und fettgefressensten</text:span><text:span text:style-name="T258"> – Männer Lagons</text:span><text:span text:style-name="T276">.</text:span><text:span text:style-name="T258"> Er nahm sich vor, eine strenge Diät einzuhalten, wenn er erst einmal auf einem dieser Sessel seinen Platz hatte. </text:span></text:p>
      <text:p text:style-name="P631">Der Rat <text:span text:style-name="T668">bestand </text:span>ausschließlich aus Männern. <text:span text:style-name="T671">Die Sessel waren </text:span>im Halbkreis <text:span text:style-name="T671">angeordnet, die </text:span>Mitte <text:span text:style-name="T671">war tiefergelegt</text:span>. <text:span text:style-name="T671">Dort standen </text:span>die Bewerber auf das Magisteramt, wie sie dem Rat vorgeführt wurden. Der Patrizier saß in ihrem Rücken, dem Rat gegenüber, und hatte alles im Blick. Thorn <text:soft-page-break/>spürte bereits seinen Blick im Nacken.</text:p>
      <text:p text:style-name="P634">Er hoffte nur, dass der Patrizier seine Gedanken, Pläne, Träume und ehrgeizigen Ziele nicht <text:span text:style-name="T668">aus </text:span>seinem Kopf <text:span text:style-name="T668">heraus</text:span>lesen konnte – er hätte wohl den Raum nicht mehr lebend verlassen. <text:span text:style-name="T671">Er konnte sich nur </text:span>darauf <text:span text:style-name="T671">konzentrieren</text:span>, gefasst, <text:span text:style-name="T668">fokussiert,</text:span> und vor allem knallhart zu wirken.</text:p>
      <text:p text:style-name="P636">Die Blicke des Rates ruhten auf Thorn. Manche beunruhigten ihn mehr als andere – er wollte gar nicht wissen, was Hakun in ihm sah. Der Gedanke, was Hakun vielleicht über ihn wusste, vielleicht aber auch nicht, störte Thorn ungemein.</text:p>
      <text:p text:style-name="P636">So alt und faul wie sie in ihren Sesseln saßen, musste Thorn sich hüten, sie nicht zu unterschätzen. Sie alle standen zwischen ihm und seinem Weg zur Macht, und sie alle hatten sich irgendwie diese Position erkämpft. Ein Sitz im Rat war kein Posten, auf dem man sich gemütlich ausruhen konnte.</text:p>
      <text:p text:style-name="P634"><text:span text:style-name="T672">Nun </text:span>war <text:span text:style-name="T672">der Rat </text:span>beunruhigt durch den jüngsten Mord. <text:span text:style-name="T672">Magister Darn war nicht irgendein anonymer Toter – wer es wagte, einen Magister zu töten, würde auch vor einem Ratsmitglied nicht halt machen. Die Lage geriet außer Kontrolle.</text:span> <text:span text:style-name="T668">S</text:span>ie wussten, <text:span text:style-name="T668">nur </text:span>ein harter Mann <text:span text:style-name="T668">konnte </text:span>den achten Bezirk unter seine Kontrolle bringen. <text:span text:style-name="T668">D</text:span>er Stadtteil <text:span text:style-name="T668">sollte keinen Tag </text:span>länger im Chaos versinken.</text:p>
      <text:p text:style-name="P631"><text:span text:style-name="T668">B</text:span>esonders hart musste er nicht wirken neben seinem einzigen Mitbewerber: ein Bürokrat Ende fünfzig stand neben ihm. <text:span text:style-name="T668">Er hatte </text:span>kurze, dicke Beine, <text:span text:style-name="T671">aber dünne Finger – Thorn erkannte den Schreibtischtäter auf einen Blick. Seine </text:span>letzten Haare <text:span text:style-name="T671">hatte</text:span> <text:span text:style-name="T671">er </text:span>gewissenhaft über die Lücken gekämmt. <text:span text:style-name="T668">Das täuschte natürlich niemanden.</text:span></text:p>
      <text:p text:style-name="P631">Thorn verachtete solche Leute zutiefst – wie alle, die ihm im Weg standen. <text:span text:style-name="T668">D</text:span>och unterschätzen wollte er ihn lieber auch nicht. <text:span text:style-name="T668">Vielleicht hatte er ü</text:span>ber die Jahre i<text:span text:style-name="T668">m </text:span>öffentliche<text:span text:style-name="T668">n Dienst </text:span>genug Feinde angesammelt, dass der Rat ihn einfach nur in einen sicheren Tod schicken wollte. Naiv genug <text:span text:style-name="T671">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31"><text:span text:style-name="T672">Der Einwurf kam von einem</text:span> kräftige<text:span text:style-name="T672">n</text:span> Mann <text:span text:style-name="T672">mit </text:span>Farbe im Gesicht. <text:span text:style-name="T672">Für ein Ratsmitglied sah er ungewöhnlich gesund aus, auch</text:span> wenn <text:span text:style-name="T672">er völlig kahl war</text:span>. Arghan wollte zu einer Antwort ansetzen, doch Ratsinquisitor Callen stand mit wehender Robe auf und fuhr dazwischen. <text:span text:style-name="T672">Callen war </text:span>ein älterer Mann mit ebenso wenig Haaren, aber dafür wesentlich mehr Gewich<text:span text:style-name="T668">t.</text:span></text:p>
      <text:p text:style-name="Text_20_body">„Allerdings, den Orden hat er bereits enttäuscht, ich stelle mich gegen seine Wahl. <text:span text:style-name="T673">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673">Hartlingen</text:span> ist <text:span text:style-name="T672">jed</text:span>och kein akzeptabler Kandidat, er hätte damals lieber gleich hingerichtet werden sollen.“</text:p>
      <text:p text:style-name="Text_20_body">„Ach ja?“ Arghan schnaubte. „Oder <text:span text:style-name="T670">Ihr wollt </text:span>uns die Auskunft nicht geben, weil sie keinen Grund liefert, warum Thorn als Magister ungeeignet wäre. Oder Hakun, <text:span text:style-name="T670">könnt Ihr </text:span>uns vielleicht den Grund nennen, warum unser Bewerber den Orden verlassen musste? <text:span text:style-name="T670">Ihr seid </text:span>doch immer so gut informiert.“</text:p>
      <text:p text:style-name="Text_20_body">Hakun <text:span text:style-name="T668">lehnte sich </text:span>belustigt in seine<text:span text:style-name="T668">n</text:span> Sessel <text:span text:style-name="T668">zurück </text:span>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ext:span text:style-name="T673">Hartlingen</text:spa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text:span text:style-name="T668">D</text:span>ie <text:span text:style-name="T668">hatte </text:span>er sich bereits in seiner Kindheit im elften Bez<text:span text:style-name="T377">i</text:span>rk überlegt. <text:span text:style-name="T668">Weil die </text:span>Beamtenstellung ihn von der harten Arbeit befreit <text:span text:style-name="T668">hatte</text:span>, <text:span text:style-name="T668">glaubte er,</text:span> dadurch zu höherem bestimmt <text:span text:style-name="T668">zu sein.</text:span></text:p>
      <text:p text:style-name="P561">Der merkt nicht einmal, <text:span text:style-name="T668">wie </text:span>ihn das <text:span text:style-name="T668">disqualifiziert. F</text:span>ür einen höheren Posten <text:span text:style-name="T668">braucht man eine </text:span>dubiose Vergangenheit <text:span text:style-name="T668">wie ich</text:span>. <text:span text:style-name="T668">Der a</text:span>rbeitet jahrelang im öffentlichen Dienst und hat immer noch <text:soft-page-break/>nicht verstanden, dass man Dreck am Stecken haben muss, um mächtig zu werden? Ich habe mich geirrt – dieser Nichtsnutz hat hier keine Feinde. <text:span text:style-name="T668">D</text:span>er ist nicht gefährlich genug, um sich Feinde zu schaffen. Sein Glück, dass man fürs langweilen so selten den Löffel abgeben muss. Warum also will er einen Magisterposten, auf dem er keine zwei Tage überleben würde?</text:p>
      <text:p text:style-name="P632">Seine Tirade war fertig, und Callen merkte bereits, dass sein Gegenbewerber nicht besonders gut ausgewählt war. Man sah in seinem Gesicht, dass er schon selbst zweifelte, ob Thorn nicht der bessere Kandidat wäre. <text:span text:style-name="T669">A</text:span>ber natürlich ging es hier nur vordergründig um die Eignung für den Posten – <text:span text:style-name="T669">wichtig war nur</text:span>, wer mehr seiner Freunde und Verbündeten in einflussreiche <text:span text:style-name="T669">Positionen </text:span>hieven konnte.</text:p>
      <text:p text:style-name="P632">Thorn ergriff selbst das Wort.</text:p>
      <text:p text:style-name="P632">„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24">mein Herr</text:span>, <text:span text:style-name="T670">Ihr habt </text:span>meine Achtung.“</text:p>
      <text:p text:style-name="P633">Er machte eine Kunstpause, damit sie seine ungewöhnliche Argumentationsweise würdigen konnten.</text:p>
      <text:p text:style-name="P632">„Aber um seine gute Arbeit zu leisten, dazu hätte er im achten Bezirk nicht mal eine Gelegenheit. Dieser Bezirk hat ganz andere Probleme. <text:span text:style-name="T669">D</text:span>ie Leute halten sich dort sowieso nicht an die Vorschriften. <text:span text:style-name="T669">D</text:span>ie einzigen Gesetze, die <text:span text:style-name="T673">dort </text:span>durchgesetzt werden, sind die <text:span text:style-name="T673">Gesetze der Diebe</text:span>.“</text:p>
      <text:p text:style-name="P570">Damit sie sich für den harten Mann entscheiden, muss ich die Angst vor den Dieben schüren.</text:p>
      <text:p text:style-name="P632">„Seine Kompetenzen wären an solch einem Ort fürs erste verschwendet. <text:span text:style-name="T669">G</text:span>anz abgesehen von Gefahr für Leib und Seele – der Bezirk ist frühestens in einem halben Jahr soweit, dass die Leute sich an eine Herrschaft mit festen Regeln und fester Hand gewöhnt haben. Gebt mir die Chance, diesen Bezirk gesund zu pflegen, und dann kann unser Freund <text:span text:style-name="T669">hier seine Reformen einführen. Dann soll er </text:span>seine fortgeschrittenern Verwaltungstechniken anwenden, die ich zugegeben<text:span text:style-name="T669">ermaßen</text:span> nie gelernt habe.“ </text:p>
      <text:p text:style-name="P633">Thorn mochte es nicht, <text:span text:style-name="T673">seine </text:span>Schwäche<text:span text:style-name="T673">n</text:span> zu zeigen – aber <text:span text:style-name="T673">wenn er selbst welche nannte, konnte er </text:span>sich wenigstens aussuchen, welche <text:span text:style-name="T673">seiner Makel </text:span>in den Vordergrund traten.</text:p>
      <text:p text:style-name="P632">„<text:span text:style-name="T673">E</text:span>rst <text:span text:style-name="T669">müssen wir </text:span>das Kriminalitätsproblem in den Griff bekommen. Darns Ermordung war doch nur ein vorhersehbarer Punkt in einer viel zu lange verleugneten Entwicklung! Ich habe die Diebe in meiner Zeit beim Orden bereits vielfach bekämpft. <text:span text:style-name="T669">Ich </text:span>kenne das Problem, <text:span text:style-name="T669">ich kenne</text:span> ihre Strukturen, ihre Organisation, ich weiß wo ich ansetzen muss. Aufgrund der mangelnden Steuereinnahmen hat der Bezirk kaum eigene Milizen. <text:span text:style-name="T669">D</text:span>ie paar, die es gibt, sind miserabel bewaffnet. Das heißt, man kann die Diebe nur mit gezielten, kleinen Aktionen ausheben – nicht mit groß angelegten Kontrollen und öffentlicher Präsenz <text:span text:style-name="T669">der Miliz</text:span>.“</text:p>
      <text:p text:style-name="P633">Arghan sah ihn bewunder<text:span text:style-name="T673">nd</text:span> an. <text:span text:style-name="T1">Anscheinend kommt es gut an, einen Anschein an Kompetenz zu wahren.</text:span></text:p>
      <text:p text:style-name="P632">„All diese Dinge beherrsche ich. <text:span text:style-name="T669">B</text:span>eim Orden war ich für diese Dinge verantwortlich. Ich verspreche <text:span text:style-name="T670">euch</text:span>, <text:span text:style-name="T424">meine Herren</text:span>, in einem halben Jahr habe ich den Bezirk so weit, dass <text:span text:style-name="T424">seine</text:span> fortgeschrittene Wirtschafts- und Finanzpolitik funktionieren wird. <text:span text:style-name="T669">Und d</text:span>ann können wir endlich etwas Wachstum in einem Bezirk erwarten – <text:span text:style-name="T669">dass die </text:span>Steuergelder dann endlich in <text:span text:style-name="T669">die Stadtkassen </text:span>fließen, statt in die der Diebe, <text:span text:style-name="T669">muss ich ja wohl nicht erwähnen, oder?</text:span>“</text:p>
      <text:p text:style-name="P633">Thorn hatte während der Rede keine Pausen für möglichen Applaus gemacht, doch jetzt applaudierten einige der Ratsmitglieder. <text:span text:style-name="T49">Steuereinnahmen kommen immer gut</text:span><text:span text:style-name="T1">,</text:span><text:span text:style-name="T64"> dachte Thorn.</text:span></text:p>
      <text:p text:style-name="Text_20_body">Sein Mitbewerber starrte ihn nach dieser Rede mit großen Augen an. „Mein<text:span text:style-name="T670">t Ihr</text:span> wirklich, dass das Kriminalitätsproblem so schlimm ist? Meine Herren, in diesem Fall würde ich meine Bewerbung fürs erste auf Eis legen. <text:span text:style-name="T670">Ich überlasse</text:span> diesem Mann das Feld – ich glaube, er ist fürs erste die bessere Wahl. <text:span text:style-name="T670">I</text:span>ch werde mich in einem halben Jahr nochmal bewerben. Viel Glück wünsche ich <text:span text:style-name="T670">Euch</text:span>!“</text:p>
      <text:p text:style-name="P634">Ratsinquisitor Callen legte sich die Hände vors Gesicht und rieb sich verzweifelt die Stirn. Der Patrizier ernannte Thorn zum neuen Magister von Bezirk acht und schloss die Sitzung. <text:span text:style-name="T670">Die letzten Formalien wurden von den Bürokraten abgehandelt.</text:span> Die Leute erhoben sich und schoben sich langsam in Richtung Ausgang. </text:p>
      <text:p text:style-name="P634"><text:soft-page-break/>Thorn wollte sich gerade Arghan zuwenden, da klopfte ihm Hakun auf die Schulter.</text:p>
      <text:p text:style-name="P1"/>
      <text:h text:style-name="P643" text:outline-level="1"><text:bookmark-start text:name="__RefHeading__14032_2035619654"/>Marcin – <text:span text:style-name="T360">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34">Marcin schnaubte. <text:span text:style-name="T670">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34">„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670">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670">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text:soft-page-break/>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oft-page-break/>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50">Anscheinend hat Thorn schon seinen Dienst angetreten,</text:span><text:span text:style-name="T276"> dachte er. </text:span><text:span text:style-name="T50">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text:soft-page-break/></text:p>
      <text:h text:style-name="P643" text:outline-level="1"><text:bookmark-start text:name="__RefHeading__14034_2035619654"/>Thorn – <text:span text:style-name="T360">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45">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45">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58">Thorn vergrub sein Gesicht in seinen Händen. </text:span><text:span text:style-name="T276">Das darf, das darf einfach nicht wahr sein.</text:span></text:p>
      <text:p text:style-name="Text_20_body"><text:span text:style-name="T258">„Bringen sie mir einen ihrer Leute, der lesen kann, aber, zuhören, </text:span><text:span text:style-name="T276">nicht</text:span><text:span text:style-name="T258">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text:soft-page-break/>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43" text:outline-level="1"><text:bookmark-start text:name="__RefHeading__14036_2035619654"/>Varg – <text:span text:style-name="T360">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text:soft-page-break/>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50">Dieser misstrauische Bastard. Verkriech dich doch in dein Kellerlabor.</text:span><text:span text:style-name="T276"> „Jaja, sie kommt nur nicht so gut auf ihre Vergangenheit klar, das ist alles, was willst du noch?“</text:span></text:p>
      <text:p text:style-name="Text_20_body"><text:span text:style-name="T276">Joran kniete sich vor ihn auf den Boden und versuchte, ihm bedrohlich mit dem Finger im Gesicht herumzuwischen.</text:span><text:span text:style-name="T50"> Amüsant.</text:span><text:span text:style-name="T276">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text:soft-page-break/>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50">Dieser verdammte kleine Freak</text:span><text:span text:style-name="T276">, dachte Varg.</text:span><text:span text:style-name="T5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1">Typen</text:span><text:span text:style-name="T5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46">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76">Varg stutzte. Ihm wurde heiß und kalt bei dem Gedanken – </text:span><text:span text:style-name="T50">wieso sieht sie Joran an bei diesem Satz?</text:span><text:span text:style-name="T276"> </text:span><text:span text:style-name="T50">Warum macht mir das Sorgen?</text:span><text:span text:style-name="T276">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43" text:outline-level="1"><text:bookmark-start text:name="__RefHeading__14038_2035619654"/>Marcin – <text:span text:style-name="T361">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50">Beziehungsweise nach Plan lief,</text:span><text:span text:style-name="T276"> dachte Marcin, und musste unwillkürlich schmunzeln. Ein beunruhigender Humor in einer derart ernsten Situation. Doch obwohl alles so beunruhigend sein sollte, durchströmte ihn die Ruhe, so dass es fast schon sichtbar war. </text:span></text:p>
      <text:p text:style-name="Text_20_body"><text:soft-page-break/>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50">Verdammt, das war voreilig. Aber mir spielt es in die Hände. </text:span><text:span text:style-name="T276">„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50">Eins</text:span><text:span text:style-name="T276">,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50">Zwei</text:span><text:span text:style-name="T276">,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50">Drei</text:span><text:span text:style-name="T276">.</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57" text:outline-level="1"><text:bookmark-start text:name="__RefHeading___Toc14167_3687126840"/>Akt 3<text:bookmark-end text:name="__RefHeading___Toc14167_3687126840"/></text:h>
      <text:p text:style-name="P575"/>
      <text:h text:style-name="P655" text:outline-level="1"><text:bookmark-start text:name="__RefHeading___Toc10949_1886493331"/>Stepanie - trauert um ihren Mann, ihre Tochter wird auf der Straße gemobbt<text:bookmark-end text:name="__RefHeading___Toc10949_1886493331"/></text:h>
      <text:p text:style-name="P551"/>
      <text:p text:style-name="P551"/>
      <text:p text:style-name="P551"/>
      <text:h text:style-name="P655" text:outline-level="1"><text:bookmark-start text:name="__RefHeading___Toc16023_1285624845"/>Joran – <text:span text:style-name="T361">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76">Joran winkelte sein rechtes Bein an. </text:span><text:span text:style-name="T50">Ich muss auch dringend mal eine Hose erfinden, die keine Beulen wirft. Bisher hat sich das Problem ja noch nicht so oft gestellt, aber...</text:span><text:span text:style-name="T276">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76">„Das ist schon ziemlich piksig, das Gras, findest du nicht?“ Im selben Augenblick verfluchte er sich für diesen Satz. </text:span><text:span text:style-name="T50">Mann, klingt das dämlich</text:span><text:span text:style-name="T276">. </text:span></text:p>
      <text:p text:style-name="Text_20_body">Doch von rechts kam nur ein helles Lachen. „Findest du? Ich finde, die Sonne sticht viel schlimmer. Aber ich bin auch so empfindlich bei Hitze.“ </text:p>
      <text:p text:style-name="Text_20_body"><text:span text:style-name="T276">So empfindlich, dass sie offenbar meinte, sie könnte es ihm zumuten, sich mit einem Hauch von nichts in die Sonne zu legen, neben ihn. Nicht dass er es nicht heiß fand. Verdammt, es war wirklich heiß. </text:span><text:span text:style-name="T50">Ich halte es ja auch nicht im Hemd aus. Aber in dem kühlen Keller war es auch definitiv zu langweilig.</text:span><text:span text:style-name="T276">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text:soft-page-break/>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76">Joran war baff. Das interpretierte sie da hinein? „Nein, nein, das ist nicht wegen dem da... ich hab den gar nicht bemerkt... Ich stehe doch nicht auf Männer!“ unbewusst hatte er sich beim reden zu ihr umgedreht, und da war es zu spät – </text:span><text:span text:style-name="T50">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76">„Nein, nein, mit Varg habe ich mich eher über – religiöse Belange gestritten.“ </text:span><text:span text:style-name="T50">Das fehlte noch, das sie glaubt, wir streiten uns um sie. Das ist gar nicht gut für das Unterrichtsklima.</text:span><text:span text:style-name="T276"> </text:span></text:p>
      <text:p text:style-name="Text_20_body">„Und du bist sicher, dass du auf Frauen stehst? Hattest du denn schon mal eine?“ Dania zwinkerte ihm zu.</text:p>
      <text:p text:style-name="Text_20_body"><text:span text:style-name="T276">„Ähm – in meiner Fabrik arbeiteten nie welche, und... ich weiß nicht... ich hab nie wirklich welche kennengelernt. Aber ich habe jedenfalls noch nie von Männern geträumt.“ </text:span><text:span text:style-name="T5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50">Naja, Varg schätzt mich sogar ganz gut ein, fürchte ich... </text:span><text:span text:style-name="T276">„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text:soft-page-break/>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643" text:outline-level="1"><text:bookmark-start text:name="__RefHeading__14040_2035619654"/>Dragan – <text:span text:style-name="T361">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text:soft-page-break/>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text:soft-page-break/>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text:soft-page-break/>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04">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text:soft-page-break/>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4">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4">„Hm“ Marcin blickte spöttisch-traurig in seine Tasse. „Das könnte ich nie daran ertragen, bei der Miliz zu sein... dass man so ein verdammter, unfreier </text:span>Kriecher <text:span text:style-name="T64">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43" text:outline-level="1"><text:bookmark-start text:name="__RefHeading__14042_2035619654"/>Dania – <text:span text:style-name="T362">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text:soft-page-break/>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46">Soldat</text:span> vor einer Tür, und Dania machte sich daran, ihre Klinge griffbereit zu haben.</text:p>
      <text:p text:style-name="Text_20_body">Doch Marcin nickte ihm zu, der <text:span text:style-name="T346">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text:soft-page-break/>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46">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80">dass auf den ersten Blick relativ unauffällig aussah</text:span>. Innen war es ziemlich fein, Dania hatte keinen guten Blick dafür, aber die Möbel sahen <text:soft-page-break/>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text:soft-page-break/>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43" text:outline-level="1"><text:bookmark-start text:name="__RefHeading__14044_2035619654"/>Thorn – <text:span text:style-name="T362">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76">„Du bist doch viel zu hässlich, um der Vater meines kleinen Timmy zu sein. Magister, sehen sie ihn doch nur mal an. Dieser Schnurrbart versaut ihm total die Visage. Schaut mein Timmy etwa so aus, als hätte er einen Schnurrbart? Timmy ist </text:span><text:span text:style-name="T50">mein</text:span><text:span text:style-name="T276">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76">„Ich habe ihn Timmy genannt, mir ist egal, wie du deine Kinder nennst, aber ich werde meinen Sohn gewiss nicht </text:span><text:span text:style-name="T50">Tommy</text:span><text:span text:style-name="T276"> nennen! Und jetzt geh mir aus den Augen, du Schwächling. Siehs ein, sie </text:span><text:soft-page-break/><text:span text:style-name="T276">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50">Verdammte Scheiße, das kann doch nicht wahr sein. </text:span><text:span text:style-name="T276">„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46">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50">Hohe Amtsträger haben gerade keine besonders lange Lebenserwartung, </text:span><text:span text:style-name="T276">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text:soft-page-break/>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76">Thorn rümpfte die Nase. „Verdammt, ich habe alle möglichen Sicherheitsvorkehrungen getroffen, um hierher zu kommen – damit nicht einmal der Kutscher ahnen kann, was ich in dieser Ecke der Stadt will. Und das nur, weil Joran etwas </text:span><text:span text:style-name="T50">gefunden</text:span><text:span text:style-name="T276">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text:soft-page-break/>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55" text:outline-level="1"><text:bookmark-start text:name="__RefHeading__14046_2035619654"/>Stepanie - beginnt, in einer von Arghans Fabriken zu arbeiten, Leute sind unfreundlich<text:bookmark-end text:name="__RefHeading__14046_2035619654"/></text:h>
      <text:p text:style-name="P551"/>
      <text:p text:style-name="P551"/>
      <text:p text:style-name="P551"/>
      <text:h text:style-name="P655" text:outline-level="1"><text:bookmark-start text:name="__RefHeading___Toc16025_1285624845"/>Varg – <text:span text:style-name="T362">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text:soft-page-break/>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text:soft-page-break/>„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76">Sie lachte schon wieder. </text:span><text:span text:style-name="T50">Lacht sie mich aus?</text:span><text:span text:style-name="T276">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50">„</text:span><text:span text:style-name="T276">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50">Was? Ach, ja, jetzt muss ich wieder... reden.</text:span><text:span text:style-name="T276">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76">„Ach ja, glaube ich dir.“ Dania zwinkerte ihm verschwörerisch zu. </text:span><text:span text:style-name="T50">Verdammt.</text:span><text:span text:style-name="T276"> „Wovon träumst du denn dann? Wenn du einen der richtigen Feuerträume hast, einen der schmutzigen, nicht einen der reinen...“ Sie schluckte. „hast du auch mal von mir geträumt?“</text:span></text:p>
      <text:p text:style-name="Text_20_body"><text:span text:style-name="T276">„Ich -“</text:span><text:span text:style-name="T50"> Was ist das in ihren Augen? </text:span><text:span text:style-name="T276">„Ich würde -“ </text:span><text:span text:style-name="T50">Verletzung? </text:span><text:span text:style-name="T276">„Warum...“ </text:span><text:span text:style-name="T50">Erwartung?</text:span><text:span text:style-name="T276"> „Dania, ich -“ </text:span><text:span text:style-name="T50">Was soll ich denn darauf antworten!? Ohne dass sie - </text:span><text:span text:style-name="T276">„Du bist... schön, weißt du...“ </text:span><text:span text:style-name="T50">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76">„Du verdammter – du solltest ein heiliger Mann sein. Gottesfürchtig, fromm. Ich wollte mich – ich wollte mich </text:span><text:span text:style-name="T50">sicher</text:span><text:span text:style-name="T276">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43" text:outline-level="1"><text:bookmark-start text:name="__RefHeading__14048_2035619654"/>Joran – <text:span text:style-name="T355">Albtraumsequenz, Arghan beauftragt ihn mit Schulgründung</text:span><text:bookmark-end text:name="__RefHeading__14048_2035619654"/></text:h>
      <text:p text:style-name="P17"/>
      <text:p text:style-name="Text_20_body"><text:soft-page-break/>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40">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40">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40">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40">schnippten</text:span> und <text:span text:style-name="T340">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40">Körperlose</text:span> Existenz.</text:p>
      <text:p text:style-name="Text_20_body">Verachtung. Schmerz. Wut. Hass. Das darf ich gar nicht, oder? Ich habe gar kein Herz, um euch <text:soft-page-break/>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4"> Sarkasmus brauchte keinen Körper.</text:span></text:p>
      <text:p text:style-name="Text_20_body">Sein Spiegelbild war noch nicht <text:span text:style-name="T340">völlig</text:span> aus Stein, Joran sah die bunte Kleidung, die er immer trug, sich von den vielen grauen Steinen um ihn <text:span text:style-name="T340">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4">S</text:span>ein Herz verachtete längst mit, und er spürte, wie es brannte, wie es sich von ihm nährte. Er fürchtete um seine <text:span text:style-name="T340">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42">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4">Es erschütterte ihn. </text:span>da, noch eine Träne, noch eine Träne ist auf dem Herz gelandet! Sie rinnt an meinen Händen <text:soft-page-break/>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27">„</text:span><text:span text:style-name="T324">Ich ertrinke!!! ich ERTRINKE!!!“ </text:span><text:span text:style-name="T327">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text:soft-page-break/>„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42">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27">„Keine Sorge, du wirst hier </text:span><text:span text:style-name="T328">weiterforschen</text:span><text:span text:style-name="T32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text:span><text:soft-page-break/><text:span text:style-name="T327">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43" text:outline-level="1"><text:bookmark-start text:name="__RefHeading__14050_2035619654"/>Thorn – <text:span text:style-name="T355">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text:soft-page-break/>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text:soft-page-break/>„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25">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text:soft-page-break/>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25">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43" text:outline-level="1"><text:bookmark-start text:name="__RefHeading__14052_2035619654"/>Marcin – <text:span text:style-name="T355">und Toman geraten in einen Hinterhalt im achten Bezirk</text:span><text:bookmark-end text:name="__RefHeading__14052_2035619654"/></text:h>
      <text:p text:style-name="P1"/>
      <text:p text:style-name="Text_20_body">Marcin war bereits fast am Ende seines Rundgangs angekommen. <text:span text:style-name="T503">Seit er Hauptmann war,</text:span> ging er <text:span text:style-name="T503">die </text:span>Punkte, die seine Leute hatten, an denen sie Geld verdienten, <text:span text:style-name="T503">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text:soft-page-break/>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50">Miliz</text:span><text:span text:style-name="T276">,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text:soft-page-break/>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76">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50">sprang</text:span><text:span text:style-name="T276">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text:soft-page-break/>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503">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43" text:outline-level="1"><text:bookmark-start text:name="__RefHeading__14054_2035619654"/><text:soft-page-break/>Dania – <text:span text:style-name="T355">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text:soft-page-break/>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41">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27">Dania schmunzelte. </text:span><text:span text:style-name="T324">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text:soft-page-break/>einem Tablett vor die Nase. </text:p>
      <text:p text:style-name="Text_20_body"><text:span text:style-name="T324">Oh ja, das kann ich gut gebrauchen, wenn ich diesen Job gut durchstehen will.</text:span><text:span text:style-name="T327">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24">Habe ich ihm das erlaubt? Da kann ich mich aber nicht daran erinnern.</text:span><text:span text:style-name="T327">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24">So ist es richtig. So liegst du gut.</text:span><text:span text:style-name="T327"> Sie konnte Überraschung in seinen Augen sehen, und wie sich ihr Spiegelbild in seiner </text:span><text:span text:style-name="T329">N</text:span><text:span text:style-name="T32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27">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24">ihr </text:span><text:span text:style-name="T327">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33">Vulva</text:span><text:span text:style-name="T327">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text:soft-page-break/>Die Männer hinter ihr wurden allerdings stutzig. Einer stand auf und wollte sie von seinem Boss <text:span text:style-name="T342">runter zerren.</text:span> Doch sie fasste in ihren Stiefel, sprang auf, und hatte plötzlich eine einen Meter lange Klinge in der Hand. Die Überraschung in den Augen des Mannes dauerte nicht lange genug, um ihr <text:span text:style-name="T342">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42">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43" text:outline-level="1"><text:bookmark-start text:name="__RefHeading__14056_2035619654"/>Varg – <text:span text:style-name="T355">und Dania befragen die Diebe</text:span><text:bookmark-end text:name="__RefHeading__14056_2035619654"/></text:h>
      <text:p text:style-name="P1"/>
      <text:p text:style-name="Text_20_body"><text:span text:style-name="T327">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24">Reinheit</text:span><text:span text:style-name="T327"> vor J'zharr. Seine innere Reinheit hatte er sich immer als letzte Ausrede nach seinem Tod vorgestellt, der Punkt, der ihn vor J'zharrs Zorn würde retten können.</text:span></text:p>
      <text:p text:style-name="Text_20_body"><text:span text:style-name="T324">Ewige Verdammnis fühlt sich ziemlich gut an, das kann ich nicht leugnen.</text:span><text:span text:style-name="T327">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oft-page-break/><text:span text:style-name="T324">Verdammt, was habe ich gerade...</text:span><text:span text:style-name="T327">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40">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24">Ich schneide nur das Geschwür aus dieser Stadt. Ich bin ein Chirurg, ich entferne eine Krebszelle,</text:span><text:span text:style-name="T327"> redete er sich ein.</text:span><text:span text:style-name="T324"> Diese Stadt kann nur durch Feuer geheilt werden.</text:span><text:span text:style-name="T327"> Und es reichte ihm, das glauben zu können.</text:span></text:p>
      <text:p text:style-name="Text_20_body">Den dritten erledigte er auch schnell, die <text:span text:style-name="T340">Qual</text:span> mit Dania wollte er ihm ersparen. Die stocherte immer noch an dem Boss herum, und Varg wollte das nicht länger zulassen. Er <text:span text:style-name="T340">schlug</text:span> ihm den Schädel ein und zerrte Dania mit sich. „komm jetzt, es ist genug. Du übertreibst es.“</text:p>
      <text:p text:style-name="Text_20_body">Sie versteckten die Waffen und gingen zu Marcin.</text:p>
      <text:p text:style-name="P1"/>
      <text:h text:style-name="P643" text:outline-level="1"><text:bookmark-start text:name="__RefHeading__14058_2035619654"/><text:soft-page-break/>Thorn – <text:span text:style-name="T355">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24">Ich frage mich, was diese Typen verbrochen haben, dass Marcin sie verrät. Aber das wird schon seine Richtigkeit haben.</text:span><text:span text:style-name="T327"> </text:span></text:p>
      <text:p text:style-name="Text_20_body">Im Brief stand weiter, dass er sie ruhig als Reste der Ehrbaren Diebe in seinem Bezirk hinrichten konnte – dann hatte er offiziell einen sauberen Bezirk. Thorn war begeistert.</text:p>
      <text:p text:style-name="Text_20_body"><text:span text:style-name="T324">Dann ist meine Aufgabe hier beendet, und es wartet bereits ein Ratssitz auf mich. Arghan wird sich freuen.</text:span><text:span text:style-name="T32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43" text:outline-level="1"><text:bookmark-start text:name="__RefHeading__14060_2035619654"/>Dragan – <text:span text:style-name="T355">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38">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34">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34">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35">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35">Das sind mir schöne Wächter...“</text:span></text:p>
      <text:p text:style-name="Text_20_body">„<text:span text:style-name="T336">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37">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38">Der Feldwebel wurde nur trotzig durch das angebrüllt werden. Das war wohl die Sorte mit den reichen Eltern, kein Wunder, dass er so verweichlicht war. </text:span>„<text:span text:style-name="T338">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39">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39">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text:span><text:soft-page-break/><text:span text:style-name="T3">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55" text:outline-level="1"><text:bookmark-start text:name="__RefHeading__14062_2035619654"/>Stepanie - bringt ihre Tochter zu Jorans Schule, damit sie eine ordentliche Ausbildung bekommt<text:bookmark-end text:name="__RefHeading__14062_2035619654"/></text:h>
      <text:p text:style-name="P551"/>
      <text:p text:style-name="P551"/>
      <text:p text:style-name="P551"/>
      <text:h text:style-name="P655" text:outline-level="1"><text:bookmark-start text:name="__RefHeading___Toc13842_1471151789"/>Joran – <text:span text:style-name="T355">Die Eröffnung der Schule</text:span><text:bookmark-end text:name="__RefHeading___Toc13842_1471151789"/></text:h>
      <text:p text:style-name="P18"/>
      <text:p text:style-name="Text_20_body"><text:soft-page-break/>„...<text:span text:style-name="T343">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43">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44">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48">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348">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49">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43" text:outline-level="1"><text:bookmark-start text:name="__RefHeading__14064_2035619654"/>Varg – <text:span text:style-name="T354">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50">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51">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52">Dem schwarzgewandeten Inquisitor wurde es zu dumm. Er trat vor und rief in die Menge: </text:span>„<text:span text:style-name="T352">Der </text:span><text:soft-page-break/><text:span text:style-name="T352">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53">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53">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53">Ihr könnt den Gedanken an Liebe wohl nicht ertragen!“</text:span></text:p>
      <text:p text:style-name="Text_20_body">Sein Gesicht war verzerrt.</text:p>
      <text:p text:style-name="Text_20_body">„<text:span text:style-name="T353">Was wollt ihr schon davon wissen, wie es ist zu ficken!? Zu ficken!“</text:span></text:p>
      <text:p text:style-name="Text_20_body">War das Wut, Schmerz, Panik, oder nur der letzte Ausdruck eines Mannes, der sich aufgegeben hatte?</text:p>
      <text:p text:style-name="Text_20_body">„<text:span text:style-name="T353">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53">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63">,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text:soft-page-break/>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64">Varg, nicht wahr? Warte, dreh noch mal um.“</text:span></text:p>
      <text:p text:style-name="Text_20_body">Varg wurde etwas mulmig zumute, doch wahrscheinlich war es nur etwas ganz normales.</text:p>
      <text:p text:style-name="Text_20_body">„<text:span text:style-name="T364">Ja, Großinquisitor?“</text:span></text:p>
      <text:p text:style-name="Text_20_body">„<text:span text:style-name="T365">Du weißt, ich bin über all unsere Aktivitäten informiert, und du bist gerade verdeckt bei den Ehrbaren Dieben im Einsatz, nicht wahr?<text:tab/></text:span></text:p>
      <text:p text:style-name="Text_20_body">„<text:span text:style-name="T365">Ja, Großinquisitor. Brocken-Aufklärung.“</text:span></text:p>
      <text:p text:style-name="Text_20_body">„<text:span text:style-name="T36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oft-page-break/>„<text:span text:style-name="T36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66">Ja, Großinquisitor, ich spreche mit ihm. Ich gehe direkt hin.“, sagte er.</text:span></text:p>
      <text:p text:style-name="Text_20_body">„<text:span text:style-name="T366">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56" text:outline-level="1"><text:bookmark-start text:name="__RefHeading__5823_1936027996"/>Dania – redet <text:span text:style-name="T368">mit Varg über den Orden, mit </text:span>Howl wegen Aufgaben <text:span text:style-name="T368">als</text:span> professionelle Attentäterin <text:span text:style-name="T373">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67">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text:soft-page-break/>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65">Dania sah sich ein wenig um. Die wenig</text:span><text:span text:style-name="T66">en</text:span><text:span text:style-name="T65">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35">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text:soft-page-break/>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66">In der Ferne sah sie drei Männer auf sich zukommen, </text:span><text:span text:style-name="T33">verdammt</text:span><text:span text:style-name="T369">.</text:span><text:span text:style-name="T66">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67">„</text:span><text:span text:style-name="T68">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text:soft-page-break/>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70">Wir beschaffen dir schon bald etwas Arbeit.“ sagte Howl im vorbeigehen und öffnete die Tür zu der Hütte. Joran lächelte Dania abschließend zu und stieg mit hinab durch die Falltür. Varg zögerte.</text:span></text:p>
      <text:p text:style-name="P405">„<text:span text:style-name="T370">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70">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70"> dachte sie. </text:span><text:span text:style-name="T11">Er will ständig gutes tun, aber am Ende macht seine Wissenschaft nur alles unangenehmer und komplizierter. </text:span><text:span text:style-name="T370">Doch Varg schien nicht wirklich über Joran reden zu wollen.</text:span></text:p>
      <text:p text:style-name="P405"><text:span text:style-name="T371">Sie sprach ihn lieber auf seinen Alltag an. </text:span>„<text:span text:style-name="T370">Wie ist es im Orden? Hat sich etwas verändert, seit du nicht mehr so viel da bist? Wundert sich jemand?“</text:span></text:p>
      <text:p text:style-name="P405">„<text:span text:style-name="T371">Ich denke nicht, dass jemand Verdacht schöpft. Immer mal wieder habe ich ja auch Erfolge. Zum Beispiel, als wir zwei neulich das Diebesversteck ausgehoben haben? Als wir…“ Er stockte kurz.</text:span></text:p>
      <text:p text:style-name="P405">„<text:span text:style-name="T371">Ja ich erinnere mich“, unterbrach ihn Dania. „du hast ihnen das als Ermittlungserfolg verkauft? Wir haben da doch ein totales Chaos hinterlassen. Du hast ihnen doch nicht etwas alles von der Aktion...“</text:span></text:p>
      <text:p text:style-name="P405">„<text:span text:style-name="T371">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71">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72">Ah, da seid ihr ja, unsere Lieblingsattentäter!“, sagte Arghan. „kommt her, wir haben zu tun.“</text:span></text:p>
      <text:p text:style-name="P405">„<text:span text:style-name="T372">Wer ist denn als nächstes auf der Liste?“, fragte Varg.</text:span></text:p>
      <text:p text:style-name="P405">„<text:span text:style-name="T372">Ihr müsst zum Glück erstmal niemanden ermorden“, sagte Joran. „Marcin hat ein paar andere </text:span><text:soft-page-break/><text:span text:style-name="T372">Möglichkeiten offengelegt, wie wir vorankommen.“</text:span></text:p>
      <text:p text:style-name="P405">„<text:span text:style-name="T372">Das kann aber etwas schwieriger als Mord werden, Tote reden nicht, also lasst die Finger von euren Klingen“, witzelte Arghan.</text:span></text:p>
      <text:p text:style-name="P405"><text:span text:style-name="T325">Mord? Die stellen sich das aber </text:span><text:span text:style-name="T326">einfach</text:span><text:span text:style-name="T325">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611">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611">Alchemie</text:span> wohl noch ein zu großes Tabu – anders konnte sie sich nicht erklären, dass Varg und sie mit diesen Taktiken so viel Erfolg hatten. Bor musste wohl erst noch ein bisschen in Mode kommen, bis ihr Alleinstellungsmerkmal marktfähig <text:soft-page-break/>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314">Sie könnte wohl auch weiter mit Joran zusammenarbeiten, und</text:span><text:span text:style-name="T315">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315">„</text:span><text:span text:style-name="T316">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35">Er hat bestimmt Dreck am Stecken, wer hat das nicht.</text:span> <text:span text:style-name="T535">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316">Joran nickte. „Er ist Hauptmann der </text:span><text:span text:style-name="T317">Miliz</text:span><text:span text:style-name="T316">, das heißt, es wird ein paar Alarmanlagen und Wachen geben. </text:span><text:span text:style-name="T317">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317">Varg meldete sich zu Wort. „Ich brauche noch </text:span><text:span text:style-name="T318">eine Nacht</text:span><text:span text:style-name="T317">, ich muss heute Nacht etwas für den Orden erledigen. Wir können uns morgen Abend bei seinem Haus treffen. Wischen wir dieser Schwuchtel eins aus.“ Dania stimmte dem zu. </text:span><text:span text:style-name="T318">Joran gab noch zu Bedenken, dass er zwei Tage benötigte, um die nötigen Pulver zusammenzumischen, aber schon alle Zutaten hier hatte.</text:span></text:p>
      <text:p text:style-name="P405"><text:span text:style-name="T317">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18">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text:soft-page-break/>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318">Ohne den Blick von seiner Arbeit zu nehmen, fragte Joran ungläubig nach. „Du kannst nicht lesen? </text:span><text:span text:style-name="T319">Hat dir das denn niemand beigebracht</text:span><text:span text:style-name="T320">?“</text:span></text:p>
      <text:p text:style-name="P405">Dania schnaubte. „<text:span text:style-name="T534">Wer denn, mein Vater?</text:span> <text:span text:style-name="T534">Der </text:span>ließ mich betteln oder stehlen, und betrank sich dann von dem, was ich bekam. Alles was ich weiß, musste ich auf der Straße selbst lernen, bis ihr mir Unterricht in der Kunst des Tötens gegeben habt.“</text:p>
      <text:p text:style-name="P405"><text:span text:style-name="T320">Joran schüttelte den Kopf, sah sich aber nicht zu ihr um. „Dann hätte ich dir wohl zuerst </text:span><text:span text:style-name="T321">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321">„Auf eine Familie kann ich gut und gerne verzichten. </text:span><text:span text:style-name="T322">Freunde hatte ich nie.</text:span><text:span text:style-name="T321"> Und </text:span><text:span text:style-name="T322">was ich tue, macht mir Spaß</text:span><text:span text:style-name="T321">. Attentäterin zu sein ist die erste Arbeit, auf die ich so etwas wie stolz sein kann. Ich bin unabhängig, muss meinen Körper nicht verkaufen, </text:span><text:span text:style-name="T322">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322">Dania redete weiter. „Ihr beiden seid </text:span><text:span text:style-name="T319">beinahe </text:span><text:span text:style-name="T322">die ersten, die ich so bezeichnen würde. </text:span><text:span text:style-name="T319">Nur mit einer Frau habe ich mich besonders gut verstanden, sie war die Einzige mit einer guten Seele weit und breit. Und n</text:span><text:span text:style-name="T322">atürlich gab es immer Leute in meinem Alter in meinem Viertel, aber da kam es sehr stark darauf an, wer den Kunden bekommen hat, wer das Almosen bekam und wer nicht, und so konnte ich sie nie als Freunde sehen. </text:span><text:span text:style-name="T323">Ich bin ziemlich froh, euch getroffen zu haben.</text:span><text:span text:style-name="T322">“ Sie nahm die Hand von Jorans Rücken.</text:span></text:p>
      <text:p text:style-name="P405"><text:span text:style-name="T323">Joran taute</text:span><text:span text:style-name="T322"> wieder auf. Er schwieg noch etwas, dann setzte er an. </text:span></text:p>
      <text:p text:style-name="P405"><text:span text:style-name="T322">„Du bist die erste, die mehr in mir sieht als den seltsamen Freak, der mit seinen Büchern redet. Die nicht sofort </text:span><text:span text:style-name="T323">die Nase rümpft, wenn ich den Raum betrete.“ er schwieg kurz, und schien sich etwas Mut zusammenzunehmen.</text:span></text:p>
      <text:p text:style-name="P405">„Danke“, sagte er.</text:p>
      <text:p text:style-name="P10"/>
      <text:h text:style-name="P643"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3"/>
      <text:p text:style-name="P3"><text:tab/><text:span text:style-name="T375">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04"><text:tab/></text:span><text:span text:style-name="T376">Und noch war seine neue Position keinesfalls gesichert.</text:span></text:p>
      <text:p text:style-name="P4"><text:tab/>„<text:span text:style-name="T37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77">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77">Wundert es euch nicht, dass -“, setzte ein anderes Ratsmitglied an, ein etwas älterer, fragil wirkender Herr, wurde jedoch vom Patrizier unterbrochen, der die Sitzungsleitung innehatte.</text:span></text:p>
      <text:p text:style-name="P4"><text:tab/>„<text:span text:style-name="T377">Ihnen wurde das Rederecht nicht erteilt. Stellen sie einen diesbezüglichen Antrag auf Rederecht beim Ratspräsidiumskomitee und ihnen wird das Wort erteilt.“</text:span></text:p>
      <text:p text:style-name="P4"><text:tab/><text:span text:style-name="T377">Ratsinquisitor Callen, der Rederecht zu haben schien, sprang ein und vollendete die Frage. </text:span>„<text:span text:style-name="T377">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7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10">Thorn wurde immer ungeduldiger, je länger das Verfahren dauerte. </text:span><text:span text:style-name="T63">Aber wenn ich mich dafür nicht zusammenreißen kann, dürfte es auch mit dem Rest der Privilegien und Chancen, die mit dem Amt verbunden sind, schlecht aussehen...</text:span></text:p>
      <text:p text:style-name="P5"><text:tab/><text:span text:style-name="T378">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text:span><text:soft-page-break/><text:span text:style-name="T378">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7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79">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79">Wir haben noch die Frage der Ämterkumulation zu klären, Ihr seid bereits Magister des achten Bezirks, nicht wahr? Ist die Versammlung einverstanden, wenn Herr von Hartlingen beide Ämter gleichzeitig innehält?“</text:span></text:p>
      <text:p text:style-name="P5"><text:tab/><text:span text:style-name="T37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79">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79">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79">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text:span><text:soft-page-break/><text:span text:style-name="T379">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27">um</text:span> ein letztes Mal <text:span text:style-name="T427">zu </text:span>schwitzen und konspirative Gespräche <text:span text:style-name="T427">zu </text:span>führen.</text:p>
      <text:p text:style-name="P5"><text:tab/><text:span text:style-name="T380">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81">Gut gemacht, heute im Rat“, begrüßte er Arghan. „Ich musste ja nicht ein Wort der Bewerbung sagen. Wie hast du andere Bewerber verhindert? Und du, Marcin, gibt’s was neues aus deinen Bezirken?“</text:span></text:p>
      <text:p text:style-name="P5"><text:tab/><text:span text:style-name="T38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82">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8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82">Oh, du weißt schon, dass ich jetzt nicht mehr Magister bin, oder? Wir werden einiges an direkter Kontrolle im achten Bezirk verlieren.“ Thorn setzte sich hin.</text:span></text:p>
      <text:p text:style-name="P5"><text:tab/><text:span text:style-name="T382">Marcin schaute wieder auf. </text:span>„<text:span text:style-name="T382">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82">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82">Das sind gravierende Probleme, die wir eigentlich vermeiden können sollten. Haben wir nicht noch einen loyalen Mann, den wir auf den Posten setzen könnten?“</text:span></text:p>
      <text:p text:style-name="P5"><text:tab/>„<text:span text:style-name="T382">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82">Wie, sie hat dich nach Arbeit gefragt? Worum ging es genau?“</text:span></text:p>
      <text:p text:style-name="P5"><text:tab/>„<text:span text:style-name="T382">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soft-page-break/><text:tab/>„Dreckige Wäsche, ja? Hat sie es formuliert wie, naja, wie eine versteckte Drohung?“</text:p>
      <text:p text:style-name="P5"><text:tab/><text:span text:style-name="T382">Arghan wurde unruhig. </text:span>„<text:span text:style-name="T38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83">„Ja, allerdings. Sie kommt dafür nicht in Frage, der Rat würde sich nie von einer solchen Person überzeugen lassen. Eine Frau in politischen Ämtern, jaja. Das hat Lagon noch nicht gesehen!“</text:span></text:p>
      <text:p text:style-name="P5"><text:tab/><text:span text:style-name="T383">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83">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83">Was? Du willst ernsthaft mit Wasser arbeiten? Das ist ja widerlich.“ Marcin rümpfte die Nase. Thorn schaute nur etwas irritiert, was Arghan da vorzuschlagen schien.</text:span></text:p>
      <text:p text:style-name="P7"><text:tab/>„<text:span text:style-name="T383">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83">Marcin wurde das zu bunt. </text:span>„<text:span text:style-name="T383">Ja, deswegen sind wir ja auch Menschen und keine Tiere. Wir haben eben Verstand.“</text:span></text:p>
      <text:p text:style-name="P7"><text:tab/>„<text:span text:style-name="T383">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83">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83">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84">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soft-page-break/><text:tab/><text:span text:style-name="T384">Marcin stimmte zu. „Ja, da könnt ihr beschließen, so viel ihr wollt – die Macht in Lagon liegt wo anders. Und leider auch nicht vollständig bei den Dieben, wir müssen uns ja auch verstecken.“</text:span></text:p>
      <text:p text:style-name="P6"><text:tab/><text:span text:style-name="T384">Thorn nickte. „Und zwar vor den Leuten des Ordens – und vor den Milizen. Deswegen führt langfristig kein Weg daran vorbei, dass wir das Patriziat unter unsere Kontrolle kriegen.“</text:span></text:p>
      <text:p text:style-name="P6"><text:tab/><text:span text:style-name="T384">Arghan lachte auf. „An Ambitionen mangelt es dir freilich nicht. Also, was schlägst du vor?“</text:span></text:p>
      <text:p text:style-name="P6"><text:tab/>„<text:span text:style-name="T38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84">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84">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8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85">Und was diese Hauptleute betrifft,“, sagte Marcin und knackste mit den Fingerknöcheln. „überlasst das einfach mir.“</text:span></text:p>
      <text:p text:style-name="P6"/>
      <text:h text:style-name="P655" text:outline-level="1"><text:bookmark-start text:name="__RefHeading___Toc13844_1471151789"/>Stepanie – <text:span text:style-name="T608">Mia </text:span>bringt ihr das Lesen bei, Orst kommt vorbei und missbilligt das<text:bookmark-end text:name="__RefHeading___Toc13844_1471151789"/></text:h>
      <text:p text:style-name="P551"/>
      <text:p text:style-name="P551"/>
      <text:p text:style-name="P551"/>
      <text:h text:style-name="P655" text:outline-level="1"><text:bookmark-start text:name="__RefHeading___Toc13846_1471151789"/>Marcin – trifft sich mit Dragan privat, es wird romantisch, keiner traut sich klar zu reden, Dragan muss auf die Toilette <text:span text:style-name="T385">(Formatierung)</text:span><text:bookmark-end text:name="__RefHeading___Toc13846_1471151789"/></text:h>
      <text:p text:style-name="P6"/>
      <text:p text:style-name="P29">Marcin fragte sich nach wie vor, ob es wirklich eine gute Idee war, sich mit Dragan zu treffen. <text:span text:style-name="T385">Nach all dem was mit Kenin passiert war, hatte er sich über manche Sachen aus guten Gründen keine Gedanken mehr gemacht; wenn Marcin sich Menschen näherte, ging das einfach nie gut. Die </text:span><text:soft-page-break/><text:span text:style-name="T385">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64">Dieser Sinneswandel war nicht allzu lange her – es hatte Klick gemacht, als er mit Dragan in diesem Café gesessen war und seinen Schritt – </text:span>Das ist nichts, womit ich mich jetzt ablenken sollte.</text:p>
      <text:p text:style-name="P31">Er ging durch die Straßen des <text:span text:style-name="T386">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87">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88">Keine Bediensteten, hm? Ich dachte, du kommandierst gerne?“ Marcin nutzte den Gedanken für eine Gesprächseröffnung.</text:span></text:p>
      <text:p text:style-name="P33">„<text:span text:style-name="T38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88">Wein wäre mir fast lieber, wenn du so etwas hast. Trinke ich selten genug. Und ihr habt sicher </text:span><text:soft-page-break/><text:span text:style-name="T388">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89">S</text:span>o lässt es sich leben! Könnte mir gefallen hier. Wen musstest du alles ermorden und ausrauben, um hier zu landen?“</text:p>
      <text:p text:style-name="P34">Dragan lachte. „<text:span text:style-name="T389">D</text:span>ie Miliz tut so etwas doch nicht, wir sind <text:span text:style-name="T389">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90">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91">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text:soft-page-break/>der wir uns nicht mehr verstecken müssen.“</text:p>
      <text:p text:style-name="P75">Oh ja.<text:span text:style-name="T64">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64">Doch jetzt merkte er, wie locker er sich in Dragans Gegenwart fühlte. </text:span><text:span text:style-name="T69">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643"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64">Doch warum sagte er das dann so offen? </text:span><text:span text:style-name="T70">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64">,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64">Er nahm die Hand von der Klinke und ging in sein Schlafzimmer. </text:span><text:span text:style-name="T74">Er konnte nichts sehen, also zündete er die Kerze auf dem Nachttisch an. Da endlich sah er </text:span><text:span text:style-name="T64">das bereitliegende Holster samt Dolch, </text:span><text:span text:style-name="T74">nahm es</text:span><text:span text:style-name="T64">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64">War es gefährlich, dass er bei dem Dieb so schwach wurde? Einmal hatte dieser seine offensichtliche Schwäche bereits ausgenutzt, </text:span><text:span text:style-name="T71">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text:soft-page-break/>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643" text:outline-level="1"><text:bookmark-start text:name="__RefHeading___Toc7393_734790973"/><text:soft-page-break/>Dania – während die beiden rumturteln, schleicht sie sich in Dragans Haus und findet Beweise für seine Homosexualität<text:bookmark-end text:name="__RefHeading___Toc7393_734790973"/></text:h>
      <text:p text:style-name="P39"/>
      <text:p text:style-name="P41"><text:span text:style-name="T392">Dania</text:span> war wie ein Dienstmädchen gekleidet. Arghan hatte ihr die Verkleidung besorgt, damit sie im ersten Bezirk nicht auffiel. Immerhin waren <text:span text:style-name="T392">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92">in die Straße ihres Ziels</text:span> bog, sah sie, <text:span text:style-name="T392">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64">Die Tür kam nicht infrage, aber einige der Fenster sahen aus, als könnte man sie aufhebeln. </text:span><text:span text:style-name="T72">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64">Ein kurzer Kraftakt, ein leichtfüßiger Sprung, und sie war drinnen. Sie überlegte, ob sie die Kerze ausblasen sollte, entschied sich jedoch dagegen. </text:span><text:span text:style-name="T73">Das Licht konnte sie bei ihrer Suche gut gebrauchen.</text:span></text:p>
      <text:p text:style-name="P83"><text:span text:style-name="T84">Joran</text:span><text:span text:style-name="T64"> hatte gesagt, sie sollte sich auf die Suche nach einem Beleg für ein geheimes Liebesleben machen. Dania wusste nicht so genau, was sie sich darunter vorstellen sollte, doch hier war sie nun und durchsuchte das Arbeitszimmer des Mannes. Ein </text:span><text:span text:style-name="T84">Hauptmann</text:span><text:span text:style-name="T64">, hatte </text:span><text:span text:style-name="T84">Joran</text:span><text:span text:style-name="T64"> gesagt... </text:span>dafür hätte ich mehr Wachen erwartet. <text:span text:style-name="T392">Das ist schon fast zu einfach.</text:span><text:span text:style-name="T84">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92">die anderen</text:span> mein<text:span text:style-name="T392">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text:soft-page-break/>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64">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4">Sie</text:span><text:span text:style-name="T64"> konnte jedoch kein Wort verstehen.</text:span></text:p>
      <text:p text:style-name="P84">Das ist dann wohl die falsche Richtung.<text:span text:style-name="T64"> </text:span>Ich sollte mir erst einmal die Türen vornehmen.</text:p>
      <text:p text:style-name="P84"><text:span text:style-name="T64">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4">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64">Nach ein paar Augenblicken, die ihr wie ewig vorkamen, verließ der Mann die Toillette wieder. Dania konnte aus der Dunkelheit heraus ein paar Blicke auf ihn erhaschen; </text:span><text:span text:style-name="T84">sie kannte den Mann! Das war dieser Soldat, der nach dem Mord auf Hakun ihre Flucht organisiert hatte... brach sie bei einem ihrer eigenen Leute ein?</text:span></text:p>
      <text:p text:style-name="P85"><text:span text:style-name="T64">Der Dolch ragte kaum sichtbar aus seinem Ärmel. Hätte Dania ihn nicht gesucht, hätte sie ihn wohl übersehen. </text:span>Marcin sucht dauerhaft nach solchen Details. Ihm <text:span text:style-name="T392">wäre </text:span>er sicher auf<text:span text:style-name="T392">ge</text:span>fallen. <text:span text:style-name="T392">Ich muss meine Sinne für so etwas schärfen.</text:span><text:span text:style-name="T64"> Sie war erleichtert, </text:span><text:span text:style-name="T84">als er ging</text:span><text:span text:style-name="T64">.</text:span></text:p>
      <text:p text:style-name="P84"><text:span text:style-name="T64">Dania huschte auf den Gang. Sie hatte richtig geraten, den Dolch hatte er wohl aus dem Schlafzimmer geholt. Vor ihr </text:span><text:span text:style-name="T74">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64">Als sie daran roch, schreckte sie zurück, und ließ ihn fallen. Sie ahnte, wofür... </text:span>igitt. Das ist so <text:soft-page-break/>widerlich. Unter anderen Umständen hätte ich das vielleicht... aber so?<text:span text:style-name="T64">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64">Der Mann zerrte sich das Dolchholster vom Arm, schmetterte es gegen die rechte Wand, wo es wenige Schritte vor Danias Füßen zu Boden fiel. </text:span><text:span text:style-name="T75">Sein Gewand riss er sich vom Leib und warf es aufs Bett. Es trug rote Flecken, die Dania im schummrigen Licht nicht genauer erkannte – </text:span><text:span text:style-name="T84">was war da vorne passiert?</text:span></text:p>
      <text:p text:style-name="P43">Da erst merkte sie, dass der Mann schluchzte. Er hatte sich außerdem an der Hand verletzt.</text:p>
      <text:p text:style-name="P87">Verdammt, <text:span text:style-name="T392">wenn er mit uns verbündet ist oder war, könnte wichtig sein, was hier passiert ist</text:span>... <text:span text:style-name="T64">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64">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64">In der zweiten Schublade der Kommode fand sie einen Schlüssel, der klein genug aussah, um zum winzigen Schloss im Arbeitszimmer zu passen. Der </text:span><text:span text:style-name="T84">Hauptmann</text:span><text:span text:style-name="T64">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650"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643" text:outline-level="1"><text:bookmark-start text:name="__RefHeading___Toc7397_734790973"/><text:soft-page-break/><text:span text:style-name="T76">Joran – träumt von Dania, wacht auf, nennt sich selbst verliebt, </text:span><text:span text:style-name="T77">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64"> Das war der erste klare Gedanke. War es bereits ein solcher Schrei? Schrie sein Verstand um Beachtung, um Beteiligung an dem, dass sie Welt nennen?</text:span></text:p>
      <text:p text:style-name="P88"><text:span text:style-name="T64">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64">Dann traf eins seiner Beine, in dem unstillbaren Drang nach </text:span>vorwärts<text:span text:style-name="T64">,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78">W</text:span><text:span text:style-name="T64">ie sie </text:span><text:span text:style-name="T78">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64">Das heißt: nein, er wusste nur, dass er wollte. Das war viel wichtiger. Man musste wollen – </text:span>um sein zu können, muss man wollen müssen.<text:span text:style-name="T64"> Er war der Wille. Sonst – Nichts.</text:span></text:p>
      <text:p text:style-name="P54"><text:soft-page-break/>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64">Er fasste sich und blickte um sich. Der Boden schien ewig weit weg. Nicht dass die Höhe ihm Angst machte, seine Flügel würden ihn schon am fallen hindern. </text:span><text:span text:style-name="T79">Als er an Dania hinaufblickte, sah er ein kurzes </text:span><text:span text:style-name="T81">blaues </text:span><text:span text:style-name="T79">Kleid, dass die Beine luftig umwirbelte. Es ließ sich in seinem Tanz von dem Antrieb des Ganges führen und schien mit dem Wind und ihrer Bewegung zu spielen...</text:span></text:p>
      <text:p text:style-name="P92"><text:span text:style-name="T64">In all dem hin und her öffnete es außerdem den Blick auf – </text:span>Uh oh. <text:span text:style-name="T64">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64">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4"> dachte der Teil von Joran, der verstand, formte, und schaffen wollte.</text:span></text:p>
      <text:p text:style-name="P93"><text:span text:style-name="T64">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81">Blau </text:span><text:span text:style-name="T64">erwischt zu werden, und er wusste nicht, was der Aufprall bei ihm anrichten würde. Auch mit seinen verbesserten Reflexen würde er es schwer haben, dem Kleid auszuweichen.</text:span></text:p>
      <text:p text:style-name="P93"><text:span text:style-name="T64">Er hielt inne, klammerte sich fest, und konzentrierte sich erst einmal darauf, den Anblick zu genißen, zu dem er bereits gekommen war. Der wabernde Stoff verdeckte immer noch regelmäßig das Geschlecht der Frau, er konnte jedoch </text:span><text:span text:style-name="T80">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oft-page-break/><text:span text:style-name="T64">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64">Kurz vor seinem Ziel bestand der Boden nicht mehr aus dunkler Erde und Gras, sondern wurde von der Rückseite ihres Kleides zu Boden gedrückt. </text:span><text:span text:style-name="T81">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64">„Du dummer Käfer! Das </text:span><text:span text:style-name="T82">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82">„Menschen sind Tiere, hat dich das an dir gestört? </text:span><text:span text:style-name="T83">Sie sie </text:span><text:span text:style-name="T82">an, </text:span><text:span text:style-name="T83">die Vulva</text:span><text:span text:style-name="T82">: </text:span><text:span text:style-name="T83">sie </text:span><text:span text:style-name="T82">reagier</text:span><text:span text:style-name="T83">t</text:span><text:span text:style-name="T82"> nur, wenn man </text:span><text:span text:style-name="T83">sie </text:span><text:span text:style-name="T82">stupst, doch selbst stupsen ist </text:span><text:span text:style-name="T83">ih</text:span><text:span text:style-name="T82">r unmöglich. </text:span><text:span text:style-name="T83">Sie </text:span><text:span text:style-name="T82">verschling</text:span><text:span text:style-name="T83">t</text:span><text:span text:style-name="T82">, wenn </text:span><text:span text:style-name="T83">sie </text:span><text:span text:style-name="T82">jemand in </text:span><text:span text:style-name="T83">s</text:span><text:span text:style-name="T82">ich </text:span><text:span text:style-name="T83">aufnimmt</text:span><text:span text:style-name="T82">, das ist ein gefundenes Fressen.“ Sie leckte sich über die Lippen. Joran fragte sich, wo die Zunge herkam - „Was </text:span><text:span text:style-name="T83">sie </text:span><text:span text:style-name="T82">schaffen will, scheide</text:span><text:span text:style-name="T83">t sie </text:span><text:span text:style-name="T82">aus, auf dass es schreie und nach Luft schnappe; </text:span><text:span text:style-name="T83">sie ist </text:span><text:span text:style-name="T82">das tierischste, das der Mensch zu bieten hat. Selbst was </text:span><text:span text:style-name="T83">sie schafft</text:span><text:span text:style-name="T82">,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text:soft-page-break/>Ewig leben – was ist falsch daran? Die Götter dürfen das, und ich Mensch bin zum sterben verurteilt? Da unterschreibe ich doch lieber den Vertrag mit der Vernunft, der mich selbst zum Gott erheben kann! <text:span text:style-name="T64">Joran streckte seine Beine so weit durch, wie es geht, er wollte größer wirken. Seine Zunge hätte er am liebsten mit hinausgestreckt – doch an einer Zunge mangelte es ihm, dem Käfer.</text:span></text:p>
      <text:p text:style-name="P97"><text:span text:style-name="T64">Da schien die Göttin traurig zu werden, und Mitleid schien die Falten zu formen, die Joran als ihre Mimik deutete. Ihre Lippen sagten: „Aber du Mensch, </text:span><text:span text:style-name="T83">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64">Er überlegte noch einmal, was er eben gesagt und gedacht hatte – und lachte über seine eigene Dämlichkeit. Dann hörte er ein lauter Schnarchen und lachte leiser; neben ihm lag Varg, der jedoch </text:span><text:span text:style-name="T84">zum Glück nichts gehört hatte, </text:span><text:span text:style-name="T64">unbekümmert weiterschlief und sich auf die andere Seite drehte.</text:span></text:p>
      <text:p text:style-name="P99"><text:span text:style-name="T64">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64">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text:soft-page-break/>seine Laune bestimmt heben.</text:p>
      <text:p text:style-name="P100"><text:span text:style-name="T64">Er rieb sich noch einmal über die Augen. Unmöglich, festzustellen, wie spät es war – im Keller war es so oder so stockfinster. Ein </text:span><text:span text:style-name="T84">Fenster </text:span><text:span text:style-name="T64">oder Gatter hätte am Ende noch verraten, </text:span><text:span text:style-name="T84">dass die Hütte größer war, als sie aussah. So gab es nur einen schmalen Luftschacht, der garantierte, dass sie hier unten nicht erstickten.</text:span></text:p>
      <text:p text:style-name="P101"><text:span text:style-name="T84">E</text:span><text:span text:style-name="T64">r sollte sich auf seine Borforschung konzentrieren. </text:span><text:span text:style-name="T87">Er pustete </text:span><text:span text:style-name="T64">einen Schluck Sonnenblumenbor; das würde ihm helfen, in der Dunkelheit zu sehen. So musste er kein Licht anmachen und </text:span><text:span text:style-name="T87">Varg</text:span><text:span text:style-name="T64">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64">Er hatte einige neue Chemikalien reinbekommen, und hatte vor, ein wenig mit ihnen zu experimentieren. </text:span><text:span text:style-name="T85">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651"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64">Ein riesiger Lichtblitz. Ein lauter Knall, als sich elektrische Ladung ihren Weg durch alle Leiter in der Umgebung machte. </text:span><text:span text:style-name="T87">Allen</text:span><text:span text:style-name="T64"> standen mit einem Schlag die Haare zu Berge. </text:span><text:span text:style-name="T86">Der Wombat in der Ecke stieß einen kehligen Schrei aus.</text:span><text:span text:style-name="T64"> Varg </text:span><text:span text:style-name="T86">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86">„Nein, beruhige dich. Experiment doof gelaufen.“ Joran</text:span><text:span text:style-name="T87">s Stimme kam von irgendwo aus dem stockdüsteren Zimmer</text:span><text:span text:style-name="T86">. „Licht wäre jetzt gut... beweg dich nicht, ich mach schon.“ </text:span><text:span text:style-name="T87">Kurze Zeit und ein rätselhaftes Klirren später flammte eine Kerze auf und erhellte die Szenerie.</text:span><text:span text:style-name="T86"> „Verdammt, ich bin in Bor getreten...“</text:span></text:p>
      <text:p text:style-name="P67">Varg legte das Schwert <text:span text:style-name="T393">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ext:soft-page-break/>Tarnung riskieren, um Laborgeräte zu transportieren.“</text:p>
      <text:p text:style-name="P106"><text:span text:style-name="T330">„</text:span><text:span text:style-name="T331">Das ganze war nur, weil das Nachtsichtbor plötzlich seine Wirkung verloren hat... w</text:span><text:span text:style-name="T330">arum aber ist die Mischung gleich hochgegangen? Ich habe es doch noch gar nicht verpustet?“</text:span></text:p>
      <text:p text:style-name="P107"><text:span text:style-name="T327">Varg war ziemlich sauer. Geweckt worden zu sein machte es nicht besser. </text:span><text:span text:style-name="T330">„</text:span><text:span text:style-name="T327">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327">Varg hatte nun alle Scherben beisammen. „Du hast ja Recht, bei J'zharr. </text:span><text:span text:style-name="T332">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9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94">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94">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95">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64"> dachte Varg bitter. Dania hatte das schlechteste aus ihm herausgeholt, und nun bekam er es nicht mehr dorthin zurück.</text:span></text:p>
      <text:p text:style-name="P71">Joran drehte sich um, seine Augenbrauen waren zusammengekniffen. „Was soll Dania denn sonst <text:soft-page-break/>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64">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64">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643"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96">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64">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611">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11">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11">Alchemisten</text:span> und sogar <text:soft-page-break/>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64">Zufrieden mit sich selbst blickte er aus der Kutsche nach draußen. Die Hütten des siebten Bezirks, der unter seinem Einfluss stand, waren zwar nicht besonders ansehnlich, </text:span><text:span text:style-name="T88">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64">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9">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64">Thorn trat an den Tisch und blickte auf die Papiere, die auf ihm ausgebreitet lagen. </text:span><text:span text:style-name="T90">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text:soft-page-break/>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64">Thorn runzelte die Stirn. </text:span>Dieses Mädchen weiß definitiv zu viel über mich. Und sie wird langsam gefährlicher… ich hoffe, sie versteht nie die Tragweite solcher Aussagen. <text:span text:style-name="T64">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64">, dachte Thorn. </text:span>Seit wann ist dieses Gör klug genug, sich solche Argumente einfallen zu lassen?<text:span text:style-name="T64">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64">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1">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409">reichen dir wohl nicht als Geldquelle</text:span>? <text:span text:style-name="T409">Aber du hast dir für deine Dienste definitiv deinen Lohn verdient.</text:span> Ich kümmer mich d<text:span text:style-name="T409">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643"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text:soft-page-break/>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64"> Wie ein Blitz durchfuhr der Name Marcins Gehirn. </text:span><text:span text:style-name="T397">Was zur Hölle habe ich getan? Ihn ausgerechnet Thorn zum Fraß vorwerfen? Der wildesten Bestie Lagons?</text:span><text:span text:style-name="T92"> Ihm wurde etwas übel, doch ablenken tat ihn das nicht.</text:span></text:p>
      <text:p text:style-name="P206"><text:span text:style-name="T64">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4">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64">Marcin verneinte, woraufhin </text:span><text:span text:style-name="T93">sie sich wieder an ihn lehnte und ohne ein weiteres Wort wieder einschlief. Er wunderte sich kurz, wie kaputt ihr Schlafrhythmus war. </text:span><text:span text:style-name="T398">Brocken kann ein Leben ganz schön durcheinanderbringen. Ein Wunder, dass sie noch nie während einer Mission plötzlich eingeschlafen ist.</text:span></text:p>
      <text:p text:style-name="P207"><text:span text:style-name="T64">Schon schweiften seine Gedanken wieder ab. </text:span><text:span text:style-name="T399">Vielleicht, wenn wir eines Tages mal auf derselben Seite stehen,</text:span><text:span text:style-name="T94"> </text:span><text:span text:style-name="T64">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text:soft-page-break/>Kalkül war ihm gewöhnlich zu unberechenbar, und er hatte immer versucht, es von seiner Arbeit zu trennen. Aber Dragan war ein bisschen zu unwiederstehlich, um <text:span text:style-name="T402">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07">aber so gut wie nie bei Tageslicht</text:span>, <text:span text:style-name="T407">und </text:span>ganz würde er sich wohl nie daran gewöhnen. <text:span text:style-name="T407">D</text:span>irekt nach dem Elend des siebten Bezirks war der Kontrast beeindruckend.</text:p>
      <text:p text:style-name="P121">Sein Staunen stand aber in keinem Vergleich zu Danias. <text:span text:style-name="T400">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401">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02">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03">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64">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64">„Dania, wir brauchen einen Plan. Hast du Pulver, mit dem man hoch springen kann? </text:span><text:span text:style-name="T95">Und ein Vergissmich wäre noch praktisch, für den Rückweg. </text:span><text:span text:style-name="T64">Vielleicht muss ich über den Zaun“, raunte er ihr zu. Wortlos reichte sie </text:span><text:span text:style-name="T95">ihm zwei </text:span><text:span text:style-name="T64">Döschen, nach dem sie sich davon überzeugt hatte, dass niemand sie b</text:span><text:span text:style-name="T95">e</text:span><text:span text:style-name="T64">obachtete. </text:span><text:span text:style-name="T95">Marcin schraubte sie kurz auf, um sich ihres Inhalts zu vergewissern. </text:span><text:soft-page-break/><text:span text:style-name="T95">„Nun gut. Du weißt, wie du die Wachen ablenkst?“</text:span></text:p>
      <text:p text:style-name="P126">Dania grinste breit. „Das werde ich nie verlernen. <text:span text:style-name="T407">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64">„</text:span><text:span text:style-name="T98">Du musst nicht auf mich warten.“ </text:span><text:span text:style-name="T64">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96">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64">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97">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64">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64">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9">Er linste nach rechts, um zu sehen, was sich noch alles im Schatten der Hecke verbarg </text:span><text:soft-page-break/><text:span text:style-name="T99">–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64">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1">Verkleidung</text:span><text:span text:style-name="T64">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64">Jedenfalls niemand, der sich nicht auf </text:span><text:span text:style-name="T245">Alchemie</text:span><text:span text:style-name="T64"> verstand </text:span><text:span text:style-name="T100">oder gute Kontakte hatte</text:span><text:span text:style-name="T64">. </text:span><text:span text:style-name="T100">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64">Er hatte Glück – er musste nicht im Garten übernachten. Auch wenn es gefühlte Stunden dauerte, </text:span><text:span text:style-name="T102">und die Sonne bereits sehr tief stand,</text:span><text:span text:style-name="T64"> bis endlich eine Kutsche auftauchte, die wohl frische Zutaten für das Abendessen brachte. </text:span><text:span text:style-name="T108">Auf ihr prangte ein riesiges Logo mit der Aufschrift „Forthumpton &amp; Sohn“.</text:span><text:span text:style-name="T64"> Noch bevor sie angehalten hatte, hatte Marcin sich </text:span><text:span text:style-name="T108">den </text:span><text:span text:style-name="T64">Namen </text:span><text:span text:style-name="T108">bereits </text:span><text:span text:style-name="T64">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09">Jüngeren</text:span> anwies, Pakete aus dem Wagen in das Gebäude zu tragen.</text:p>
      <text:p text:style-name="P217"><text:span text:style-name="T64">Die Soldaten stoppten ihn jedoch, und bekamen Ausweispapiere ausgehändigt. Der Offizier nahm sie und trug sie nach hinten, wo ein anderer Soldat mit einer Liste stand. Sie glichen die Namen ab, der Offizier nickte, brachte dem Lieferanten die Papiere </text:span><text:span text:style-name="T101">zurück, und die beiden begannen, ihre Pakete zu schleppen.</text:span></text:p>
      <text:p text:style-name="P218"><text:span text:style-name="T64">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text:soft-page-break/>Marcin hatte genug gesehen. Es war Zeit, zu verschwinden. Er entschied sich, es beim Haupteingang zu versuchen und näherte sich dem vorderen Garten.</text:p>
      <text:p text:style-name="P219"><text:span text:style-name="T64">Als er wenige Meter vor der Ecke war, hörte er plötzlich Schritte. Marcin erstarrte, als ein Gärtner um die Ecke bog, grasfleckige </text:span><text:span text:style-name="T102">Uniform</text:span><text:span text:style-name="T64">,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64">Marcin handelte, ohne zu denken. Mit einem beherzten Sprung nach vorne ergriff er die Gartenschere. Die andere Hand packte den Gärtner am Hals. </text:span><text:span text:style-name="T102">Der Gärtner</text:span><text:span text:style-name="T64"> versuchte zu schreien, doch der Druck von Marcins im Würgen geübten Fingern ließ das nicht zu.</text:span></text:p>
      <text:p text:style-name="P219">Ein Arbeitsunfall, richtig. Wer lässt hier denn auch so fahrlässig die ganzen Fallen herumliegen?<text:span text:style-name="T64"> Marcin kicherte, entwand ihm mit einer ruckartigen Bewegung die Gartenschere und ließ sie fallen. Dann packte er den Gärtner, zog ihn noch ein paar Meter nach hinten und warf ihn in die Fallen neben der Hecke.</text:span></text:p>
      <text:p text:style-name="P219"><text:span text:style-name="T64">Was die Bärenfallen mit ihm anstellten, war nicht schön mit anzusehen. Viel beunruhigender war jedoch der durchdringende Ton, der plötzlich die Luft erfüllte, wie von einer Trompete. Die Fallen waren wohl mit einer </text:span><text:span text:style-name="T102">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64"> Marcin hatte sich auch den Namen der Firma auf der Uniform des Gärtners gemerkt, und freute sich, dass er mehrere Optionen hatte.</text:span></text:p>
      <text:p text:style-name="P136">Er beschloss, Dragan einen Besuch abzustatten.</text:p>
      <text:p text:style-name="P136"/>
      <text:h text:style-name="P643" text:outline-level="1"><text:bookmark-start text:name="__RefHeading___Toc7827_585638094"/><text:span text:style-name="T77">Dragan – kriegt einen Besuch von Marcin, bei dem dieser ihn auffordert, </text:span><text:span text:style-name="T104">Namen</text:span><text:span text:style-name="T102">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text:soft-page-break/>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64">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64">„Ich brauche viel mehr einen Gefallen von dir.“ </text:span><text:span text:style-name="T103">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103">M</text:span><text:span text:style-name="T64">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07">Darauf, dass wir im</text:span><text:span text:style-name="T64"> selben Boot </text:span><text:span text:style-name="T107">sitzen</text:span><text:span text:style-name="T64">.“</text:span></text:p>
      <text:p text:style-name="P139">Dragan starrte ihn an. Das Glas würdigte er keines Blickes.</text:p>
      <text:p text:style-name="P222">Dieser verdammte… Dieb will mich wohl verarschen.<text:span text:style-name="T64"> Er schluckte. </text:span>Ob er mich von Anfang an nur benutzen wollte? Ich hätte niemals so leichtfertig mit meinen Geheimnissen umgehen sollen.</text:p>
      <text:p text:style-name="P222"><text:span text:style-name="T64">„Einen Teufel werde ich tun. Du benutzt mich nicht. </text:span><text:span text:style-name="T105">Ich werde </text:span><text:span text:style-name="T107">gefährlichen Kriminellen </text:span><text:span text:style-name="T105">den ehrbaren Dieben sicher keinen Zutritt zum Anwesen des Patriziers geben. </text:span><text:span text:style-name="T107">Ich bin Sicherheitschef. Das ist nicht, was Sicherheitschefs tun. Wir schützen Leute.</text:span><text:span text:style-name="T105">“</text:span></text:p>
      <text:p text:style-name="P223"><text:span text:style-name="T64">Marcin seufzte. „Ich wollte das nicht tun. Aber du lässt mir keine Wahl.“ Langsam kippte er das Glas zur Seite, bis der Wein fast herauslief. „Mein Auftraggeber hat Beweise, dass du mit Männern… Briefe, und dir ist vielleicht aufgefallen, dass di</text:span><text:span text:style-name="T106">r</text:span><text:span text:style-name="T64">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405">Marcin hatte klargemacht, dass er die Informationen nicht selbst besaß. War ihm die kurzweilige Rache ein versautes Leben wert?</text:span></text:p>
      <text:p text:style-name="P140">„<text:span text:style-name="T405">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406">Ich habe mich dafür entschieden, stattdessen einen Mann zu unterstützen, der bereit ist, etwas gegen die Inquisition zu tun. Du kannst dich weiter in deiner Villa verkriechen und dich damit abfinden, niemals jemanden lieben zu können, oder du kannst dich uns anschließen, und </text:span><text:soft-page-break/><text:span text:style-name="T406">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408">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59" text:outline-level="1"><text:bookmark-start text:name="__RefHeading___Toc7829_585638094"/>Dania – schleicht sich in das Haus des Patriziers, <text:span text:style-name="T347">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10">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411">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412">kleiner</text:span> Mann mittleren Alters, mit beginnender Halbglatze, die jedoch seinem würdevollen Aussehen keinen Abbruch tat, trat aus dem Geschäft und öffnete die <text:span text:style-name="T412">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413">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414">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414">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415">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416">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416">die in den Käfiggang zum Dienstboteneingang führte</text:span>. Dania registrierte den Öffnungsmechanismus – sie würde die Tür nicht alleine öffnen können. <text:span text:style-name="T416">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416">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417">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417">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417">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419">Julia</text:span> vor einer der Türen.</text:p>
      <text:p text:style-name="P158">„Gut“, sagte Dania, ergriff mit einem Mal ihren Kopf und schlug ihn kräftig gegen die Wand, einmal, zweimal, dreimal, bis <text:span text:style-name="T419">sie </text:span>bewusstlos zu Boden sank. Dania öffnete die Tür, und zog sie mit hinein. Hastig zog sie <text:span text:style-name="T419">die junge Frau</text:span> aus, um an ihre Uniform zu gelangen. Sie bestand aus <text:span text:style-name="T418">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418">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64"> Sie lächelte zufrieden.</text:span></text:p>
      <text:p text:style-name="P226"><text:span text:style-name="T64">Doch noch musste sie sich die Ordnung zunutze machen. Bevor noch mehr Soldaten hinterhergeschickt wurden, ging sie zielstrebig zurück in die Vorratskammer. Sie griff sich eine Schale und legte ein paar Bananen, Äpfel, Orangen, und sogar eine riesige </text:span><text:span text:style-name="T110">Melone</text:span><text:span text:style-name="T64"> hinein und verließ die Kammer durch dieselbe Tür, die vorhin die andere Bedienstete benutzt hatte.</text:span></text:p>
      <text:p text:style-name="P226"><text:span text:style-name="T64">Nach einer kurzen Treppe, die den Hauptteil eines ziemlich staubigen Gang ausmachte, stand sie in einem vornehm aussehenden Korridor. </text:span><text:span text:style-name="T109">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420">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64">Sie vermutete Zimmer 203 richtig im zweiten Stock, wo sie es nach kurzem herumirren herausgefunden hatte, dass die Zimmernummern oben in den Türrahmen graviert waren. Nach dem Klopfen trat sie ein und </text:span><text:span text:style-name="T110">erstarrte.</text:span></text:p>
      <text:p text:style-name="P228"><text:span text:style-name="T64">Drei Soldaten saßen an einem langen Tisch und fanden sich in ihre</text:span><text:span text:style-name="T111">m Kartenspiel</text:span><text:span text:style-name="T64">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64">Sie wies auf ihre Schale, und murmelte, dass sie nur das Obst wieder auffüllen wollte. Die anderen beiden Soldaten nahmen ihr </text:span><text:span text:style-name="T111">Spiel</text:span><text:span text:style-name="T64">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64">Dania kam immer mehr ins Schwitzen. Diese Frau stellte die falschen Frage</text:span><text:span text:style-name="T112">n. </text:span><text:span text:style-name="T64">„Julia meinte, das geht schon in Ordnung so. </text:span><text:span text:style-name="T112">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64">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4"> darin. Vielleicht konnte sie sich ja wenigstens irgendwo verstecken.</text:span></text:p>
      <text:p text:style-name="P165">Sie rannte um eine weitere Ecke. Vor einer Tür stand ein Soldat, der sie mit großen Augen anstarrte. Er zog sein Schwert.</text:p>
      <text:p text:style-name="P230"><text:span text:style-name="T64">Dania zerrte ihre Klappklinge unter ihrem Kleid hervor. Sie kam ums Kämpfen wohl eh nicht </text:span><text:soft-page-break/><text:span text:style-name="T64">drum herum, da konnte sie es wenigstens genießen. Der Soldat griff ohne Umschweife an und hieb in Richtung ihres Oberkörpers, schwer auszuweichen, also </text:span><text:span text:style-name="T113">lenkte</text:span><text:span text:style-name="T64"> sie den Hieb </text:span><text:span text:style-name="T113">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64">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64">Nach einer Line fühlte sie sich sofort besser. </text:span><text:span text:style-name="T114">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626">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64">Doch dann dachte sie an all die anderen Leute, die in Lagon täglich sterben, und ihr war klar, dass es hier nicht darum ging, wer es verdiente. Es ging viel mehr darum, was das </text:span>Chaos<text:span text:style-name="T64"> erforderte. </text:span><text:span text:style-name="T115">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421">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422">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422">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423">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64">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64">Als sie dort angelangt war, merkte sie jedoch, dass sie das meterhohe Tor alleine nicht öffnen konnte. Es war von dem selben Mechanismus wie der Lieferanteneingang, an beiden Enden mussten gleichzeitig Leute </text:span><text:span text:style-name="T116">die Tür öffnen…</text:span></text:p>
      <text:p text:style-name="P174">„Hilfe, Hilfe!“ rief sie, ehe sie es sich versah. „Im Haus läuft eine Mörderin frei herum, mit <text:span text:style-name="T611">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611">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611">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611">alchemistischen</text:span> Attentäterin fertig werden, werden wir es sicher nicht.“</text:p>
      <text:p text:style-name="P175"><text:soft-page-break/>Dania fluchte.</text:p>
      <text:p text:style-name="P234"><text:span text:style-name="T64">Dann besann sie sich. Pulver würde ihr abermals helfen müssen. Sie griff sich in den Ausschnitt. Kurz darauf pustete sie unter den verwunderten Augen der Torwächter eine Prise Bor vom Finger. </text:span><text:span text:style-name="T117">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64">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18">zweiten</text:span><text:span text:style-name="T64">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19">Der Raum</text:span><text:span text:style-name="T64"> im siebten Bezirk, dass für diesen Auftrag als ihre Planungsbasis gedient hatte, war von Kerzen erleuchtet. </text:span><text:span text:style-name="T119">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64">Marcin lächelte. „Liebe</text:span><text:span text:style-name="T120">n</text:span><text:span text:style-name="T64">d gerne. </text:span><text:span text:style-name="T120">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64">„Ich wusste plötzlich, dass ich ihn finden würde, und das alles einfach werden würde. Also trat ich eine der Toilettentüren ein, und da saß er, </text:span><text:span text:style-name="T121">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64">,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643" text:outline-level="1"><text:bookmark-start text:name="__RefHeading___Toc10194_665622129"/>Joran – Traumsequenz Danias Tod<text:bookmark-end text:name="__RefHeading___Toc10194_665622129"/></text:h>
      <text:p text:style-name="P239"/>
      <text:p text:style-name="P239"><text:span text:style-name="T64">Joran hatte tagelang nicht geschlafen. Oder hatte er? Oder schlief er gerade? Es war nicht von Bedeutung, und nicht feststellbar. Er konnte es nicht messen, es entzog sich seinem Horizont. </text:span><text:span text:style-name="T122">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64">Nicht wie Varg. </text:span><text:span text:style-name="T123">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64">,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64">Joran hatte Bücher gelesen übers Wachträumen, wie er Bücher über so ziemlich alles gelesen hatte. Doch noch nie eins geschrieben! </text:span>Peinlich, nicht?<text:span text:style-name="T64">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64">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64"> Er fragte sich, ob er Dania je wiedersehen würde.</text:span></text:p>
      <text:p text:style-name="P183"/>
      <text:h text:style-name="P643"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426">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427">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428">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428">Also haben Sie sie?“ fuhr Goran Witten dazwischen.</text:span></text:p>
      <text:p text:style-name="P188">Dragan blickte zu Boden. „Sie ist mithilfe von <text:span text:style-name="T611">Alchemie</text:span> entkommen, nachdem sie ein längeres Geständnis über ihre Motive abgelegt hatte, <text:span text:style-name="T429">bei dem sie ihre Kleider vom Leib schnitt</text:span>. Das… Genital des Patriziers war darin enthalten, sie war wohl eine feministische Terroristin. Als ich meine Männer anwies, sie festzunehmen, beschwor sie mithilfe von <text:span text:style-name="T611">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611">Alchemie</text:span> ging ein Raunen durch den Saal.</text:p>
      <text:p text:style-name="P188">Katan fragte mit lauter Stimme: „Ratsinquisitor Callen, kennen sie so <text:span text:style-name="T611">Alchemie</text:span>? Erzählt er die Wahrheit?“</text:p>
      <text:p text:style-name="P188">Thorn unterbrach Callen, bevor der sich zu Wort melden konnte: „Ein Gemisch aus Bor und Ammoniak würde einen solchen Effekt hervorrufen, allerdings. Fähige <text:span text:style-name="T611">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611">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428">In meiner Zeit beim Orden habe ich solche Alchemisten gejagt. </text:span>Mich wundert, dass ihr so wenig darüber wisst. Aber der Orden scheint die Pflicht, <text:span text:style-name="T611">die Alchemie</text:span> zu verfolgen, ja im allgemeinen zu vernachlässigen. Sonst hätten wir wohl kaum dieses Problem. Als ich den Job noch gemacht habe, wurden jedenfalls keine Patrizier von <text:span text:style-name="T611">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11">Alchemie</text:span> zu verfolgen. Woraufhin Callen lauthals mokierte, dass Dragan doch die Täterin hatte entkommen lassen.</text:p>
      <text:p text:style-name="P189">Arghan Howl ergriff das Wort. „Nun, solange unsere Miliz über <text:span text:style-name="T611">Alchemie</text:span> nur den Müll erfährt, den der Orden in seinen Schulen lehrt, werden sie das Problem auch nicht beheben können. Eine säkulare Schule könnte sich vielleicht sachlich und im allgemeinen Interesse mit der Bedrohung auseinandersetzen, die <text:span text:style-name="T611">Alchemie</text:span> darstellt!“, woraufhin Callen ihm mit sich überschlagender Stimme Ketzerei vorwarf.</text:p>
      <text:p text:style-name="P189">Thorn <text:span text:style-name="T430">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31">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32">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33">aber auffällig</text:span>. <text:span text:style-name="T433">Ein Verfolger ist machtlos, aber e</text:span>inige Informanten, über die Stadt verteilt… Am Ende traf sie schwer erschöpft in einer konspirativen Hütte im siebten Bezirk ein. Ihre Komplizinnen entkamen, als ich die Hütte mit <text:span text:style-name="T433">zu </text:span>wenigen Leuten stürmte. Sie war zu erschöpft, nachdem sie bereits durch die halbe Stadt geflüchtet war.“ <text:span text:style-name="T433">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34">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25">Damit </text:span><text:span text:style-name="T64">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64">Die Versammlung wollte langsam zur Abstimmung kommen, doch da die Sitzung keinen formalen Rahmen hatte, gab es auch keinen Abstimmungsleiter. Thorn ernannte eigenmächtig einen Idealisten aus dem fünften Bezirk zum </text:span><text:span text:style-name="T124">Wahlleiter, ein klares Zeichen dafür, dass die meisten im </text:span><text:soft-page-break/><text:span text:style-name="T124">Saal seine neue Autorität bereits akzeptiert hatten. Der formale Protest, den Callen einlegte, wurde von den Bürokraten nicht mitprotokolliert. Woraufhin er noch mehr protestierte.</text:span></text:p>
      <text:p text:style-name="P245"><text:span text:style-name="T64">Thorn genoss die Demütigung seines Rivalen so kurz vor dem Sieg. </text:span>Und nach einer Menge bürokratischem Müll bin ich nun endlich am Ziel.<text:span text:style-name="T64"> Während der Wahlleiter noch Stimmen zählte, setzte sich Thorn bereits demonstrativ oben auf sein neues Pult.</text:span></text:p>
      <text:p text:style-name="P245">Sie sehen von hier oben so viel kleiner aus.<text:span text:style-name="T64">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64">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4"> Er lächelte Howl an.</text:span></text:p>
      <text:p text:style-name="P245"><text:span text:style-name="T64">Marcin </text:span><text:span text:style-name="T125">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64">Dass innigste Lächeln jedoch schenkte er Dania, die nur wenige Meter vor ihm aufgebahrt lag. </text:span><text:span text:style-name="T126">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64">Ihr Gesicht hatte einen seltsamen Ausdruck des Friedens auf dem Gesicht. Es erinnerte ihn an jemanden, vor langer Zeit… doch </text:span><text:span text:style-name="T126">das war nicht der Rede wert. Es war wie das wächserne Zentrum eines toten Raums voll verwesender Leute, die nicht merkten, wie ihre Zeit ablief. Die Leiche in der Mitte </text:span><text:span text:style-name="T247">war</text:span><text:span text:style-name="T126"> das kalte Versprechen seiner zukünftigen Herrschaft. </text:span><text:span text:style-name="T247">D</text:span><text:span text:style-name="T126">er ganze Raum </text:span><text:span text:style-name="T247">bezog sich </text:span><text:span text:style-name="T126">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508">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9-08-25T21:40:52.967544617</dc:date>
    <meta:editing-duration>P27DT6H18M50S</meta:editing-duration>
    <meta:editing-cycles>206</meta:editing-cycles>
    <meta:generator>LibreOffice/6.0.7.3$Linux_X86_64 LibreOffice_project/00m0$Build-3</meta:generator>
    <meta:document-statistic meta:table-count="0" meta:image-count="0" meta:object-count="0" meta:page-count="216" meta:paragraph-count="3511" meta:word-count="141938" meta:character-count="884180" meta:non-whitespace-character-count="744549"/>
  </office:meta>
</office:document-meta>
</file>